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2"/>
    <style:style style:name="ce4" style:family="table-cell" style:parent-style-name="Default" style:data-style-name="N2"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/>
    </style:style>
    <style:style style:name="ce6" style:family="table-cell" style:parent-style-name="Default">
      <style:text-properties fo:color="#999999"/>
    </style:style>
    <style:style style:name="ce7" style:family="table-cell" style:parent-style-name="Default">
      <style:text-properties fo:color="#999999"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999999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/>
    </style:style>
    <style:style style:name="ce10" style:family="table-cell" style:parent-style-name="Default">
      <style:table-cell-properties fo:border-bottom="none" fo:border-left="none" fo:border-right="0.06pt solid #000000" fo:border-top="none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2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13" style:family="table-cell" style:parent-style-name="Default" style:data-style-name="N2">
      <style:table-cell-properties fo:border-bottom="none" fo:border-left="none" fo:border-right="0.06pt solid #000000" fo:border-top="none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order-bottom="none" fo:border-left="0.06pt solid #000000" fo:border-right="none" fo:border-top="none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7" style:family="table-cell" style:parent-style-name="Default" style:data-style-name="N2">
      <style:table-cell-properties fo:border-bottom="none" fo:border-left="0.06pt solid #000000" fo:border-right="none" fo:border-top="none"/>
    </style:style>
    <style:style style:name="ce18" style:family="table-cell" style:parent-style-name="Default">
      <style:table-cell-properties fo:border="none"/>
    </style:style>
    <style:style style:name="ce19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1" style:family="table-cell" style:parent-style-name="Default" style:data-style-name="N2">
      <style:table-cell-properties style:text-align-source="fix" style:repeat-content="false" fo:border="none"/>
      <style:paragraph-properties fo:text-align="center" fo:margin-left="0cm"/>
    </style:style>
    <style:style style:name="ce22" style:family="table-cell" style:parent-style-name="Default" style:data-style-name="N2">
      <style:table-cell-properties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b2b2b2"/>
    </style:style>
    <style:style style:name="ce25" style:family="table-cell" style:parent-style-name="Default" style:data-style-name="N2">
      <style:text-properties fo:color="#999999"/>
    </style:style>
    <style:style style:name="ce26" style:family="table-cell" style:parent-style-name="Default">
      <style:text-properties fo:color="#b2b2b2"/>
    </style:style>
    <style:style style:name="ce27" style:family="table-cell" style:parent-style-name="Default" style:data-style-name="N61">
      <style:text-properties fo:color="#999999"/>
    </style:style>
    <style:style style:name="ce28" style:family="table-cell" style:parent-style-name="Default" style:data-style-name="N61">
      <style:text-properties fo:color="#999999" fo:font-weight="normal" style:font-weight-asian="normal" style:font-weight-complex="normal"/>
    </style:style>
    <style:style style:name="ce29" style:family="table-cell" style:parent-style-name="Default" style:data-style-name="N61"/>
    <style:style style:name="ce30" style:family="table-cell" style:parent-style-name="Default" style:data-style-name="N61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number-columns-repeated="11" table:default-cell-style-name="Default"/>
        <table:table-column table:style-name="co1" table:default-cell-style-name="ce10"/>
        <table:table-column table:style-name="co1" table:default-cell-style-name="ce14"/>
        <table:table-column table:style-name="co1" table:default-cell-style-name="ce18"/>
        <table:table-column table:style-name="co1" table:number-columns-repeated="1009" table:default-cell-style-name="Default"/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max thrust</text:p>
          </table:table-cell>
          <table:table-cell office:value-type="float" office:value="250" calcext:value-type="float">
            <text:p>25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uel mass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isp</text:p>
          </table:table-cell>
          <table:table-cell office:value-type="float" office:value="225" calcext:value-type="float">
            <text:p>225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2">
          <table:table-cell/>
          <table:table-cell table:style-name="ce2" office:value-type="string" calcext:value-type="string">
            <text:p>time portion</text:p>
          </table:table-cell>
          <table:table-cell table:style-name="ce2" office:value-type="string" calcext:value-type="string">
            <text:p>thrst portion</text:p>
          </table:table-cell>
          <table:table-cell table:style-name="ce2" office:value-type="string" calcext:value-type="string">
            <text:p>fuel portion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thrst avg</text:p>
          </table:table-cell>
          <table:table-cell office:value-type="string" calcext:value-type="string">
            <text:p>weighted avg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office:value-type="float" office:value="0.6" calcext:value-type="float">
            <text:p>0.6</text:p>
          </table:table-cell>
          <table:table-cell table:formula="of:=[.D7]-[.F8]/[.C$12]*[.E8]" office:value-type="float" office:value="0.692307692307692" calcext:value-type="float">
            <text:p>0.6923076923</text:p>
          </table:table-cell>
          <table:table-cell table:formula="of:=[.B8]-[.B7]" office:value-type="float" office:value="0.25" calcext:value-type="float">
            <text:p>0.25</text:p>
          </table:table-cell>
          <table:table-cell table:formula="of:=([.C8]+[.C7]) / 2" office:value-type="float" office:value="0.8" calcext:value-type="float">
            <text:p>0.8</text:p>
          </table:table-cell>
          <table:table-cell table:formula="of:=[.E8]*[.F8]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formula="of:=[.D8]-[.F9]/[.C$12]*[.E9]" office:value-type="float" office:value="0.538461538461538" calcext:value-type="float">
            <text:p>0.5384615385</text:p>
          </table:table-cell>
          <table:table-cell table:formula="of:=[.B9]-[.B8]" office:value-type="float" office:value="0.25" calcext:value-type="float">
            <text:p>0.25</text:p>
          </table:table-cell>
          <table:table-cell table:formula="of:=([.C9]+[.C8]) / 2" office:value-type="float" office:value="0.4" calcext:value-type="float">
            <text:p>0.4</text:p>
          </table:table-cell>
          <table:table-cell table:formula="of:=[.E9]*[.F9]"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table:formula="of:=[.D9]-[.F10]/[.C$12]*[.E10]" office:value-type="float" office:value="0.346153846153846" calcext:value-type="float">
            <text:p>0.3461538462</text:p>
          </table:table-cell>
          <table:table-cell table:formula="of:=[.B10]-[.B9]" office:value-type="float" office:value="0.25" calcext:value-type="float">
            <text:p>0.25</text:p>
          </table:table-cell>
          <table:table-cell table:formula="of:=([.C10]+[.C9]) / 2" office:value-type="float" office:value="0.5" calcext:value-type="float">
            <text:p>0.5</text:p>
          </table:table-cell>
          <table:table-cell table:formula="of:=[.E10]*[.F10]" office:value-type="float" office:value="0.125" calcext:value-type="float">
            <text:p>0.125</text:p>
          </table:table-cell>
          <table:table-cell table:number-columns-repeated="1016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formula="of:=[.D10]-[.F11]/[.C$12]*[.E11]" office:value-type="float" office:value="0" calcext:value-type="float">
            <text:p>0</text:p>
          </table:table-cell>
          <table:table-cell table:formula="of:=[.B11]-[.B10]" office:value-type="float" office:value="0.25" calcext:value-type="float">
            <text:p>0.25</text:p>
          </table:table-cell>
          <table:table-cell table:formula="of:=([.C11]+[.C10]) / 2" office:value-type="float" office:value="0.9" calcext:value-type="float">
            <text:p>0.9</text:p>
          </table:table-cell>
          <table:table-cell table:formula="of:=[.E11]*[.F11]" office:value-type="float" office:value="0.225" calcext:value-type="float">
            <text:p>0.2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verage</text:p>
          </table:table-cell>
          <table:table-cell/>
          <table:table-cell table:formula="of:=SUM([.G8:.G11])" office:value-type="float" office:value="0.65" calcext:value-type="float">
            <text:p>0.65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time step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table:style-name="ce8" office:value-type="string" calcext:value-type="string" table:number-columns-spanned="3" table:number-rows-spanned="1">
            <text:p>current interval (point0)</text:p>
          </table:table-cell>
          <table:covered-table-cell table:number-columns-repeated="2" table:style-name="ce6"/>
          <table:table-cell table:style-name="ce8" office:value-type="string" calcext:value-type="string" table:number-columns-spanned="3" table:number-rows-spanned="1">
            <text:p>current interval (point1)</text:p>
          </table:table-cell>
          <table:covered-table-cell table:number-columns-repeated="2" table:style-name="ce6"/>
          <table:table-cell table:style-name="ce9" office:value-type="string" calcext:value-type="string" table:number-columns-spanned="2" table:number-rows-spanned="1">
            <text:p>fuel simulation</text:p>
          </table:table-cell>
          <table:covered-table-cell table:style-name="ce11"/>
          <table:table-cell table:style-name="ce15" office:value-type="string" calcext:value-type="string" table:number-columns-spanned="3" table:number-rows-spanned="1">
            <text:p>fuel calculation</text:p>
          </table:table-cell>
          <table:covered-table-cell table:style-name="ce19"/>
          <table:covered-table-cell/>
          <table:table-cell table:number-columns-repeated="3"/>
          <table:table-cell table:style-name="ce24" office:value-type="string" calcext:value-type="string" table:number-columns-spanned="3" table:number-rows-spanned="1">
            <text:p>current interval (point0)</text:p>
          </table:table-cell>
          <table:covered-table-cell table:style-name="ce24"/>
          <table:covered-table-cell table:style-name="ce26"/>
          <table:table-cell table:style-name="ce24" office:value-type="string" calcext:value-type="string" table:number-columns-spanned="3" table:number-rows-spanned="1">
            <text:p>current interval (point1)</text:p>
          </table:table-cell>
          <table:covered-table-cell table:style-name="ce24"/>
          <table:covered-table-cell table:style-name="ce26"/>
          <table:table-cell table:style-name="ce6"/>
          <table:table-cell/>
          <table:table-cell table:style-name="ce6" table:number-columns-repeated="6"/>
          <table:table-cell table:number-columns-repeated="991"/>
        </table:table-row>
        <table:table-row table:style-name="ro2">
          <table:table-cell/>
          <table:table-cell table:style-name="ce2" office:value-type="string" calcext:value-type="string">
            <text:p>time portion</text:p>
          </table:table-cell>
          <table:table-cell table:style-name="ce2" office:value-type="string" calcext:value-type="string">
            <text:p>thrst portion</text:p>
          </table:table-cell>
          <table:table-cell table:style-name="ce5" office:value-type="string" calcext:value-type="string">
            <text:p>time0</text:p>
          </table:table-cell>
          <table:table-cell table:style-name="ce5" office:value-type="string" calcext:value-type="string">
            <text:p>thrst0</text:p>
          </table:table-cell>
          <table:table-cell table:style-name="ce5" office:value-type="string" calcext:value-type="string">
            <text:p>fuel0</text:p>
          </table:table-cell>
          <table:table-cell table:style-name="ce5" office:value-type="string" calcext:value-type="string">
            <text:p>time1</text:p>
          </table:table-cell>
          <table:table-cell table:style-name="ce5" office:value-type="string" calcext:value-type="string">
            <text:p>thrst1</text:p>
          </table:table-cell>
          <table:table-cell table:style-name="ce5" office:value-type="string" calcext:value-type="string">
            <text:p>fuel1</text:p>
          </table:table-cell>
          <table:table-cell table:style-name="ce5" office:value-type="string" calcext:value-type="string">
            <text:p>thrust slope</text:p>
          </table:table-cell>
          <table:table-cell table:style-name="ce2" office:value-type="string" calcext:value-type="string">
            <text:p>fuel portion</text:p>
          </table:table-cell>
          <table:table-cell office:value-type="string" calcext:value-type="string">
            <text:p>fuel rate</text:p>
          </table:table-cell>
          <table:table-cell table:style-name="ce16" office:value-type="string" calcext:value-type="string">
            <text:p>fuel portion</text:p>
          </table:table-cell>
          <table:table-cell table:style-name="ce20" office:value-type="string" calcext:value-type="string">
            <text:p>time portion</text:p>
          </table:table-cell>
          <table:table-cell table:style-name="ce2" office:value-type="string" calcext:value-type="string">
            <text:p>thrst portion</text:p>
          </table:table-cell>
          <table:table-cell/>
          <table:table-cell table:style-name="ce23" office:value-type="string" calcext:value-type="string" table:number-columns-spanned="2" table:number-rows-spanned="1">
            <text:p>time portion</text:p>
          </table:table-cell>
          <table:covered-table-cell/>
          <table:table-cell table:style-name="ce5" office:value-type="string" calcext:value-type="string">
            <text:p>time0</text:p>
          </table:table-cell>
          <table:table-cell table:style-name="ce5" office:value-type="string" calcext:value-type="string">
            <text:p>thrst0</text:p>
          </table:table-cell>
          <table:table-cell table:style-name="ce5" office:value-type="string" calcext:value-type="string">
            <text:p>fuel0</text:p>
          </table:table-cell>
          <table:table-cell table:style-name="ce5" office:value-type="string" calcext:value-type="string">
            <text:p>time1</text:p>
          </table:table-cell>
          <table:table-cell table:style-name="ce5" office:value-type="string" calcext:value-type="string">
            <text:p>thrst1</text:p>
          </table:table-cell>
          <table:table-cell table:style-name="ce5" office:value-type="string" calcext:value-type="string">
            <text:p>fuel1</text:p>
          </table:table-cell>
          <table:table-cell table:style-name="ce5" office:value-type="string" calcext:value-type="string">
            <text:p>thrust slope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number-columns-repeated="995"/>
        </table:table-row>
        <table:table-row table:style-name="ro1">
          <table:table-cell/>
          <table:table-cell table:style-name="ce2"/>
          <table:table-cell table:style-name="ce3"/>
          <table:table-cell table:style-name="ce6" table:number-columns-repeated="7"/>
          <table:table-cell table:style-name="ce2"/>
          <table:table-cell/>
          <table:table-cell table:style-name="Default" office:value-type="float" office:value="0.3658578" calcext:value-type="float">
            <text:p>0.3658578</text:p>
          </table:table-cell>
          <table:table-cell table:style-name="ce21" table:formula="of:=IF(OR([.Q16]&lt;[.S16];[.Q16]&gt;[.V16]);[.R16];[.Q16])" office:value-type="float" office:value="0.733586429558019" calcext:value-type="float">
            <text:p>0.73</text:p>
          </table:table-cell>
          <table:table-cell table:style-name="ce3" table:formula="of:=([.N16]-[.S16])*([.W16]-[.T16])/([.V16]-[.S16])+[.T16]" office:value-type="float" office:value="0.760607430939246" calcext:value-type="float">
            <text:p>0.76</text:p>
          </table:table-cell>
          <table:table-cell/>
          <table:table-cell table:formula="of:=(-[.AA16]+SQRT([.AA16]*[.AA16] - 4*[.Z16]*[.AB16]))/(2*[.Z16])" office:value-type="float" office:value="0.0997469037753142" calcext:value-type="float">
            <text:p>0.0997469038</text:p>
          </table:table-cell>
          <table:table-cell table:formula="of:=(-[.AA16]-SQRT([.AA16]*[.AA16] - 4*[.Z16]*[.AB16]))/(2*[.Z16])" office:value-type="float" office:value="0.733586429558019" calcext:value-type="float">
            <text:p>0.7335864296</text:p>
          </table:table-cell>
          <table:table-cell table:style-name="ce25" table:formula="of:=IF([.$M16]&gt;[.$D$8];[.B$7];IF([.$M16]&gt;[.$D$9];[.B$8];IF([.$M16]&gt;[.$D$10];[.B$9];IF([.$M16]&gt;[.$D$11];[.B$10];[.B$11]))))" office:value-type="float" office:value="0.5" calcext:value-type="float">
            <text:p>0.50</text:p>
          </table:table-cell>
          <table:table-cell table:style-name="ce25" table:formula="of:=IF([.$M16]&gt;[.$D$8];[.C$7];IF([.$M16]&gt;[.$D$9];[.C$8];IF([.$M16]&gt;[.$D$10];[.C$9];IF([.$M16]&gt;[.$D$11];[.C$10];[.C$11]))))" office:value-type="float" office:value="0.2" calcext:value-type="float">
            <text:p>0.20</text:p>
          </table:table-cell>
          <table:table-cell table:style-name="ce25" table:formula="of:=IF([.$M16]&gt;[.$D$8];[.D$7];IF([.$M16]&gt;[.$D$9];[.D$8];IF([.$M16]&gt;[.$D$10];[.D$9];IF([.$M16]&gt;[.$D$11];[.D$10];[.D$11]))))" office:value-type="float" office:value="0.538461538461538" calcext:value-type="float">
            <text:p>0.54</text:p>
          </table:table-cell>
          <table:table-cell table:style-name="ce25" table:formula="of:=IF([.$M16]&gt;[.$D$7];[.B$8];IF([.$M16]&gt;[.$D$8];[.B$8];IF([.$M16]&gt;[.$D$9];[.B$9];IF([.$M16]&gt;[.$D$10];[.B$10];[.B$11]))))" office:value-type="float" office:value="0.75" calcext:value-type="float">
            <text:p>0.75</text:p>
          </table:table-cell>
          <table:table-cell table:style-name="ce25" table:formula="of:=IF([.$M16]&gt;[.$D$7];[.C$8];IF([.$M16]&gt;[.$D$8];[.C$8];IF([.$M16]&gt;[.$D$9];[.C$9];IF([.$M16]&gt;[.$D$10];[.C$10];[.C$11]))))" office:value-type="float" office:value="0.8" calcext:value-type="float">
            <text:p>0.80</text:p>
          </table:table-cell>
          <table:table-cell table:style-name="ce25" table:formula="of:=IF([.$M16]&gt;[.$D$7];[.D$8];IF([.$M16]&gt;[.$D$8];[.D$8];IF([.$M16]&gt;[.$D$9];[.D$9];IF([.$M16]&gt;[.$D$10];[.D$10];[.D$11]))))" office:value-type="float" office:value="0.346153846153846" calcext:value-type="float">
            <text:p>0.35</text:p>
          </table:table-cell>
          <table:table-cell table:style-name="ce25" table:formula="of:=([.W16]-[.T16])/([.V16]-[.S16])" office:value-type="float" office:value="2.4" calcext:value-type="float">
            <text:p>2.40</text:p>
          </table:table-cell>
          <table:table-cell table:style-name="ce27" table:formula="of:=-[.Y16]/2" office:value-type="float" office:value="-1.2" calcext:value-type="float">
            <text:p>-1.20E+00</text:p>
          </table:table-cell>
          <table:table-cell table:style-name="ce6" table:formula="of:=([.Y16]*[.S16]-[.T16])" office:value-type="float" office:value="1" calcext:value-type="float">
            <text:p>1</text:p>
          </table:table-cell>
          <table:table-cell table:style-name="ce6" table:formula="of:=[.$C$12] * ([.U16]-[.M16]) + [.S16]*([.T16] - 1/2*[.S16]*[.Y16])" office:value-type="float" office:value="-0.0878075700000001" calcext:value-type="float">
            <text:p>-0.08780757</text:p>
          </table:table-cell>
          <table:table-cell table:number-columns-repeated="995"/>
        </table:table-row>
        <table:table-row table:style-name="ro1">
          <table:table-cell/>
          <table:table-cell table:style-name="ce2" table:number-columns-repeated="2"/>
          <table:table-cell table:style-name="ce5" table:number-columns-repeated="7"/>
          <table:table-cell table:style-name="ce2"/>
          <table:table-cell/>
          <table:table-cell table:style-name="Default" office:value-type="float" office:value="0.1757688" calcext:value-type="float">
            <text:p>0.1757688</text:p>
          </table:table-cell>
          <table:table-cell table:style-name="ce21" table:formula="of:=IF(OR([.Q17]&lt;[.S17];[.Q17]&gt;[.V17]);[.R17];[.Q17])" office:value-type="float" office:value="0.879989247736455" calcext:value-type="float">
            <text:p>0.88</text:p>
          </table:table-cell>
          <table:table-cell table:style-name="ce3" table:formula="of:=([.N17]-[.S17])*([.W17]-[.T17])/([.V17]-[.S17])+[.T17]" office:value-type="float" office:value="0.903991398189164" calcext:value-type="float">
            <text:p>0.90</text:p>
          </table:table-cell>
          <table:table-cell/>
          <table:table-cell table:formula="of:=(-[.AA17]+SQRT([.AA17]*[.AA17] - 4*[.Z17]*[.AB17]))/(2*[.Z17])" office:value-type="float" office:value="-1.37998924773646" calcext:value-type="float">
            <text:p>-1.3799892477</text:p>
          </table:table-cell>
          <table:table-cell table:formula="of:=(-[.AA17]-SQRT([.AA17]*[.AA17] - 4*[.Z17]*[.AB17]))/(2*[.Z17])" office:value-type="float" office:value="0.879989247736455" calcext:value-type="float">
            <text:p>0.8799892477</text:p>
          </table:table-cell>
          <table:table-cell table:style-name="ce25" table:formula="of:=IF([.$M17]&gt;[.$D$8];[.B$7];IF([.$M17]&gt;[.$D$9];[.B$8];IF([.$M17]&gt;[.$D$10];[.B$9];IF([.$M17]&gt;[.$D$11];[.B$10];[.B$11]))))" office:value-type="float" office:value="0.75" calcext:value-type="float">
            <text:p>0.75</text:p>
          </table:table-cell>
          <table:table-cell table:style-name="ce25" table:formula="of:=IF([.$M17]&gt;[.$D$8];[.C$7];IF([.$M17]&gt;[.$D$9];[.C$8];IF([.$M17]&gt;[.$D$10];[.C$9];IF([.$M17]&gt;[.$D$11];[.C$10];[.C$11]))))" office:value-type="float" office:value="0.8" calcext:value-type="float">
            <text:p>0.80</text:p>
          </table:table-cell>
          <table:table-cell table:style-name="ce25" table:formula="of:=IF([.$M17]&gt;[.$D$8];[.D$7];IF([.$M17]&gt;[.$D$9];[.D$8];IF([.$M17]&gt;[.$D$10];[.D$9];IF([.$M17]&gt;[.$D$11];[.D$10];[.D$11]))))" office:value-type="float" office:value="0.346153846153846" calcext:value-type="float">
            <text:p>0.35</text:p>
          </table:table-cell>
          <table:table-cell table:style-name="ce25" table:formula="of:=IF([.$M17]&gt;[.$D$7];[.B$8];IF([.$M17]&gt;[.$D$8];[.B$8];IF([.$M17]&gt;[.$D$9];[.B$9];IF([.$M17]&gt;[.$D$10];[.B$10];[.B$11]))))" office:value-type="float" office:value="1" calcext:value-type="float">
            <text:p>1.00</text:p>
          </table:table-cell>
          <table:table-cell table:style-name="ce25" table:formula="of:=IF([.$M17]&gt;[.$D$7];[.C$8];IF([.$M17]&gt;[.$D$8];[.C$8];IF([.$M17]&gt;[.$D$9];[.C$9];IF([.$M17]&gt;[.$D$10];[.C$10];[.C$11]))))" office:value-type="float" office:value="1" calcext:value-type="float">
            <text:p>1.00</text:p>
          </table:table-cell>
          <table:table-cell table:style-name="ce25" table:formula="of:=IF([.$M17]&gt;[.$D$7];[.D$8];IF([.$M17]&gt;[.$D$8];[.D$8];IF([.$M17]&gt;[.$D$9];[.D$9];IF([.$M17]&gt;[.$D$10];[.D$10];[.D$11]))))" office:value-type="float" office:value="0" calcext:value-type="float">
            <text:p>0.00</text:p>
          </table:table-cell>
          <table:table-cell table:style-name="ce25" table:formula="of:=([.W17]-[.T17])/([.V17]-[.S17])" office:value-type="float" office:value="0.8" calcext:value-type="float">
            <text:p>0.80</text:p>
          </table:table-cell>
          <table:table-cell table:style-name="ce27" table:formula="of:=-[.Y17]/2" office:value-type="float" office:value="-0.4" calcext:value-type="float">
            <text:p>-4.00E-01</text:p>
          </table:table-cell>
          <table:table-cell table:style-name="ce6" table:formula="of:=([.Y17]*[.S17]-[.T17])" office:value-type="float" office:value="-0.2" calcext:value-type="float">
            <text:p>-0.2</text:p>
          </table:table-cell>
          <table:table-cell table:style-name="ce6" table:formula="of:=[.$C$12] * ([.U17]-[.M17]) + [.S17]*([.T17] - 1/2*[.S17]*[.Y17])" office:value-type="float" office:value="0.48575028" calcext:value-type="float">
            <text:p>0.48575028</text:p>
          </table:table-cell>
          <table:table-cell table:number-columns-repeated="995"/>
        </table:table-row>
        <table:table-row table:style-name="ro1">
          <table:table-cell/>
          <table:table-cell table:style-name="ce3" office:value-type="float" office:value="0" calcext:value-type="float">
            <text:p>0.00</text:p>
          </table:table-cell>
          <table:table-cell table:style-name="ce3" table:formula="of:=([.B18]-[.D18])*([.H18]-[.E18])/([.G18]-[.D18])+[.E18]" office:value-type="float" office:value="1" calcext:value-type="float">
            <text:p>1.00</text:p>
          </table:table-cell>
          <table:table-cell table:style-name="ce6" table:formula="of:=IF([.$B18]&lt;[.$B$8];[.B$7];IF([.$B18]&lt;[.$B$9];[.B$8];IF([.$B18]&lt;[.$B$10];[.B$9];IF([.$B18]&lt;[.$B$11];[.B$10];[.B$11]))))" office:value-type="float" office:value="0" calcext:value-type="float">
            <text:p>0</text:p>
          </table:table-cell>
          <table:table-cell table:style-name="ce6" table:formula="of:=IF([.$B18]&lt;[.$B$8];[.C$7];IF([.$B18]&lt;[.$B$9];[.C$8];IF([.$B18]&lt;[.$B$10];[.C$9];IF([.$B18]&lt;[.$B$11];[.C$10];[.C$11]))))" office:value-type="float" office:value="1" calcext:value-type="float">
            <text:p>1</text:p>
          </table:table-cell>
          <table:table-cell table:style-name="ce6" table:formula="of:=IF([.$B18]&lt;[.$B$8];[.D$7];IF([.$B18]&lt;[.$B$9];[.D$8];IF([.$B18]&lt;[.$B$10];[.D$9];IF([.$B18]&lt;[.$B$11];[.D$10];[.D$11]))))" office:value-type="float" office:value="1" calcext:value-type="float">
            <text:p>1</text:p>
          </table:table-cell>
          <table:table-cell table:style-name="ce6" table:formula="of:=IF([.$B18]&lt;[.$B$7];[.B$7];IF([.$B18]&lt;[.$B$8];[.B$8];IF([.$B18]&lt;[.$B$9];[.B$9];IF([.$B18]&lt;[.$B$10];[.B$10];[.B$11]))))" office:value-type="float" office:value="0.25" calcext:value-type="float">
            <text:p>0.25</text:p>
          </table:table-cell>
          <table:table-cell table:style-name="ce6" table:formula="of:=IF([.$B18]&lt;[.$B$7];[.C$7];IF([.$B18]&lt;[.$B$8];[.C$8];IF([.$B18]&lt;[.$B$9];[.C$9];IF([.$B18]&lt;[.$B$10];[.C$10];[.C$11]))))" office:value-type="float" office:value="0.6" calcext:value-type="float">
            <text:p>0.6</text:p>
          </table:table-cell>
          <table:table-cell table:style-name="ce6" table:formula="of:=IF([.$B18]&lt;[.$B$7];[.D$7];IF([.$B18]&lt;[.$B$8];[.D$8];IF([.$B18]&lt;[.$B$9];[.D$9];IF([.$B18]&lt;[.$B$10];[.D$10];[.D$11]))))" office:value-type="float" office:value="0.692307692307692" calcext:value-type="float">
            <text:p>0.6923076923</text:p>
          </table:table-cell>
          <table:table-cell table:style-name="ce6" table:formula="of:=([.H18]-[.E18])/([.G18]-[.D18])" office:value-type="float" office:value="-1.6" calcext:value-type="float">
            <text:p>-1.6</text:p>
          </table:table-cell>
          <table:table-cell table:style-name="ce3" office:value-type="float" office:value="1" calcext:value-type="float">
            <text:p>1.00</text:p>
          </table:table-cell>
          <table:table-cell table:style-name="ce12" table:formula="of:=[.C18]/[.C$12]" office:value-type="float" office:value="1.53846153846154" calcext:value-type="float">
            <text:p>1.54</text:p>
          </table:table-cell>
          <table:table-cell table:style-name="ce17" table:formula="of:=[.F18]-[.B18]^2*[.J18]/(2*[.C$12]) - [.B18]*([.E18]-[.D18]*[.J18])/[.C$12]  +  [.D18]/[.C$12] * (3/2*[.D18]*[.J18] -[.E18])" office:value-type="float" office:value="1" calcext:value-type="float">
            <text:p>1.00</text:p>
          </table:table-cell>
          <table:table-cell table:style-name="ce21" table:formula="of:=IF(OR([.Q18]&lt;[.S18];[.Q18]&gt;[.V18]);[.R18];[.Q18])" office:value-type="float" office:value="0" calcext:value-type="float">
            <text:p>0.00</text:p>
          </table:table-cell>
          <table:table-cell table:style-name="ce3" table:formula="of:=([.N18]-[.S18])*([.W18]-[.T18])/([.V18]-[.S18])+[.T18]" office:value-type="float" office:value="1" calcext:value-type="float">
            <text:p>1.00</text:p>
          </table:table-cell>
          <table:table-cell/>
          <table:table-cell table:style-name="ce3" table:formula="of:=(-[.AA18]+SQRT([.AA18]^2 - 4*[.Z18]*[.AB18]))/(2*[.Z18])" office:value-type="float" office:value="1.25" calcext:value-type="float">
            <text:p>1.25</text:p>
          </table:table-cell>
          <table:table-cell table:style-name="ce3" table:formula="of:=(-[.AA18]-SQRT([.AA18]^2 - 4*[.Z18]*[.AB18]))/(2*[.Z18])" office:value-type="float" office:value="0" calcext:value-type="float">
            <text:p>0.00</text:p>
          </table:table-cell>
          <table:table-cell table:style-name="ce6" table:formula="of:=IF([.$M18]&gt;[.$D$8];[.B$7];IF([.$M18]&gt;[.$D$9];[.B$8];IF([.$M18]&gt;[.$D$10];[.B$9];IF([.$M18]&gt;[.$D$11];[.B$10];[.B$11]))))" office:value-type="float" office:value="0" calcext:value-type="float">
            <text:p>0</text:p>
          </table:table-cell>
          <table:table-cell table:style-name="ce6" table:formula="of:=IF([.$M18]&gt;[.$D$8];[.C$7];IF([.$M18]&gt;[.$D$9];[.C$8];IF([.$M18]&gt;[.$D$10];[.C$9];IF([.$M18]&gt;[.$D$11];[.C$10];[.C$11]))))" office:value-type="float" office:value="1" calcext:value-type="float">
            <text:p>1</text:p>
          </table:table-cell>
          <table:table-cell table:style-name="ce6" table:formula="of:=IF([.$M18]&gt;[.$D$8];[.D$7];IF([.$M18]&gt;[.$D$9];[.D$8];IF([.$M18]&gt;[.$D$10];[.D$9];IF([.$M18]&gt;[.$D$11];[.D$10];[.D$11]))))" office:value-type="float" office:value="1" calcext:value-type="float">
            <text:p>1</text:p>
          </table:table-cell>
          <table:table-cell table:style-name="ce6" table:formula="of:=IF([.$M18]&gt;[.$D$7];[.B$8];IF([.$M18]&gt;[.$D$8];[.B$8];IF([.$M18]&gt;[.$D$9];[.B$9];IF([.$M18]&gt;[.$D$10];[.B$10];[.B$11]))))" office:value-type="float" office:value="0.25" calcext:value-type="float">
            <text:p>0.25</text:p>
          </table:table-cell>
          <table:table-cell table:style-name="ce6" table:formula="of:=IF([.$M18]&gt;[.$D$7];[.C$8];IF([.$M18]&gt;[.$D$8];[.C$8];IF([.$M18]&gt;[.$D$9];[.C$9];IF([.$M18]&gt;[.$D$10];[.C$10];[.C$11]))))" office:value-type="float" office:value="0.6" calcext:value-type="float">
            <text:p>0.6</text:p>
          </table:table-cell>
          <table:table-cell table:style-name="ce6" table:formula="of:=IF([.$M18]&gt;[.$D$7];[.D$8];IF([.$M18]&gt;[.$D$8];[.D$8];IF([.$M18]&gt;[.$D$9];[.D$9];IF([.$M18]&gt;[.$D$10];[.D$10];[.D$11]))))" office:value-type="float" office:value="0.692307692307692" calcext:value-type="float">
            <text:p>0.6923076923</text:p>
          </table:table-cell>
          <table:table-cell table:style-name="ce6" table:formula="of:=([.W18]-[.T18])/([.V18]-[.S18])" office:value-type="float" office:value="-1.6" calcext:value-type="float">
            <text:p>-1.6</text:p>
          </table:table-cell>
          <table:table-cell table:style-name="ce27" table:formula="of:=-[.Y18]/2" office:value-type="float" office:value="0.8" calcext:value-type="float">
            <text:p>8.00E-01</text:p>
          </table:table-cell>
          <table:table-cell table:style-name="ce6" table:formula="of:=([.Y18]*[.S18]-[.T18])" office:value-type="float" office:value="-1" calcext:value-type="float">
            <text:p>-1</text:p>
          </table:table-cell>
          <table:table-cell table:style-name="ce6" table:formula="of:=[.$C$12] * ([.U18]-[.M18]) + [.S18]*([.T18] - 1/2*[.S18]*[.Y18])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/>
          <table:table-cell table:style-name="ce3" table:formula="of:=[.B18]+[.B$14]" office:value-type="float" office:value="0.01" calcext:value-type="float">
            <text:p>0.01</text:p>
          </table:table-cell>
          <table:table-cell table:style-name="ce3" table:formula="of:=([.B19]-[.D19])*([.H19]-[.E19])/([.G19]-[.D19])+[.E19]" office:value-type="float" office:value="0.984" calcext:value-type="float">
            <text:p>0.98</text:p>
          </table:table-cell>
          <table:table-cell table:style-name="ce6" table:formula="of:=IF([.$B19]&lt;[.$B$8];[.B$7];IF([.$B19]&lt;[.$B$9];[.B$8];IF([.$B19]&lt;[.$B$10];[.B$9];IF([.$B19]&lt;[.$B$11];[.B$10];[.B$11]))))" office:value-type="float" office:value="0" calcext:value-type="float">
            <text:p>0</text:p>
          </table:table-cell>
          <table:table-cell table:style-name="ce6" table:formula="of:=IF([.$B19]&lt;[.$B$8];[.C$7];IF([.$B19]&lt;[.$B$9];[.C$8];IF([.$B19]&lt;[.$B$10];[.C$9];IF([.$B19]&lt;[.$B$11];[.C$10];[.C$11]))))" office:value-type="float" office:value="1" calcext:value-type="float">
            <text:p>1</text:p>
          </table:table-cell>
          <table:table-cell table:style-name="ce6" table:formula="of:=IF([.$B19]&lt;[.$B$8];[.D$7];IF([.$B19]&lt;[.$B$9];[.D$8];IF([.$B19]&lt;[.$B$10];[.D$9];IF([.$B19]&lt;[.$B$11];[.D$10];[.D$11]))))" office:value-type="float" office:value="1" calcext:value-type="float">
            <text:p>1</text:p>
          </table:table-cell>
          <table:table-cell table:style-name="ce6" table:formula="of:=IF([.$B19]&lt;[.$B$7];[.B$7];IF([.$B19]&lt;[.$B$8];[.B$8];IF([.$B19]&lt;[.$B$9];[.B$9];IF([.$B19]&lt;[.$B$10];[.B$10];[.B$11]))))" office:value-type="float" office:value="0.25" calcext:value-type="float">
            <text:p>0.25</text:p>
          </table:table-cell>
          <table:table-cell table:style-name="ce6" table:formula="of:=IF([.$B19]&lt;[.$B$7];[.C$7];IF([.$B19]&lt;[.$B$8];[.C$8];IF([.$B19]&lt;[.$B$9];[.C$9];IF([.$B19]&lt;[.$B$10];[.C$10];[.C$11]))))" office:value-type="float" office:value="0.6" calcext:value-type="float">
            <text:p>0.6</text:p>
          </table:table-cell>
          <table:table-cell table:style-name="ce6" table:formula="of:=IF([.$B19]&lt;[.$B$7];[.D$7];IF([.$B19]&lt;[.$B$8];[.D$8];IF([.$B19]&lt;[.$B$9];[.D$9];IF([.$B19]&lt;[.$B$10];[.D$10];[.D$11]))))" office:value-type="float" office:value="0.692307692307692" calcext:value-type="float">
            <text:p>0.6923076923</text:p>
          </table:table-cell>
          <table:table-cell table:style-name="ce6" table:formula="of:=([.H19]-[.E19])/([.G19]-[.D19])" office:value-type="float" office:value="-1.6" calcext:value-type="float">
            <text:p>-1.6</text:p>
          </table:table-cell>
          <table:table-cell table:style-name="ce3" table:formula="of:=[.K18]-AVERAGE([.L18];[.L19])*([.B19]-[.B18])" office:value-type="float" office:value="0.984738461538461" calcext:value-type="float">
            <text:p>0.98</text:p>
          </table:table-cell>
          <table:table-cell table:style-name="ce12" table:formula="of:=[.C19]/[.C$12]" office:value-type="float" office:value="1.51384615384615" calcext:value-type="float">
            <text:p>1.51</text:p>
          </table:table-cell>
          <table:table-cell table:style-name="ce17" table:formula="of:=[.F19]-[.B19]^2*[.J19]/(2*[.C$12]) - [.B19]*([.E19]-[.D19]*[.J19])/[.C$12]  +  [.D19]/[.C$12] * (3/2*[.D19]*[.J19] -[.E19])" office:value-type="float" office:value="0.984738461538461" calcext:value-type="float">
            <text:p>0.98</text:p>
          </table:table-cell>
          <table:table-cell table:style-name="ce21" table:formula="of:=IF(OR([.Q19]&lt;[.S19];[.Q19]&gt;[.V19]);[.R19];[.Q19])" office:value-type="float" office:value="0.01" calcext:value-type="float">
            <text:p>0.01</text:p>
          </table:table-cell>
          <table:table-cell table:style-name="ce3" table:formula="of:=([.N19]-[.S19])*([.W19]-[.T19])/([.V19]-[.S19])+[.T19]" office:value-type="float" office:value="0.984" calcext:value-type="float">
            <text:p>0.98</text:p>
          </table:table-cell>
          <table:table-cell/>
          <table:table-cell table:style-name="ce3" table:formula="of:=(-[.AA19]+SQRT([.AA19]*[.AA19] - 4*[.Z19]*[.AB19]))/(2*[.Z19])+[.S19]" office:value-type="float" office:value="1.24" calcext:value-type="float">
            <text:p>1.24</text:p>
          </table:table-cell>
          <table:table-cell table:style-name="ce3" table:formula="of:=(-[.AA19]-SQRT([.AA19]*[.AA19] - 4*[.Z19]*[.AB19]))/(2*[.Z19])+[.S19]" office:value-type="float" office:value="0.01" calcext:value-type="float">
            <text:p>0.01</text:p>
          </table:table-cell>
          <table:table-cell table:style-name="ce6" table:formula="of:=IF([.$M19]&gt;[.$D$8];[.B$7];IF([.$M19]&gt;[.$D$9];[.B$8];IF([.$M19]&gt;[.$D$10];[.B$9];IF([.$M19]&gt;[.$D$11];[.B$10];[.B$11]))))" office:value-type="float" office:value="0" calcext:value-type="float">
            <text:p>0</text:p>
          </table:table-cell>
          <table:table-cell table:style-name="ce6" table:formula="of:=IF([.$M19]&gt;[.$D$8];[.C$7];IF([.$M19]&gt;[.$D$9];[.C$8];IF([.$M19]&gt;[.$D$10];[.C$9];IF([.$M19]&gt;[.$D$11];[.C$10];[.C$11]))))" office:value-type="float" office:value="1" calcext:value-type="float">
            <text:p>1</text:p>
          </table:table-cell>
          <table:table-cell table:style-name="ce6" table:formula="of:=IF([.$M19]&gt;[.$D$8];[.D$7];IF([.$M19]&gt;[.$D$9];[.D$8];IF([.$M19]&gt;[.$D$10];[.D$9];IF([.$M19]&gt;[.$D$11];[.D$10];[.D$11]))))" office:value-type="float" office:value="1" calcext:value-type="float">
            <text:p>1</text:p>
          </table:table-cell>
          <table:table-cell table:style-name="ce6" table:formula="of:=IF([.$M19]&gt;[.$D$7];[.B$8];IF([.$M19]&gt;[.$D$8];[.B$8];IF([.$M19]&gt;[.$D$9];[.B$9];IF([.$M19]&gt;[.$D$10];[.B$10];[.B$11]))))" office:value-type="float" office:value="0.25" calcext:value-type="float">
            <text:p>0.25</text:p>
          </table:table-cell>
          <table:table-cell table:style-name="ce6" table:formula="of:=IF([.$M19]&gt;[.$D$7];[.C$8];IF([.$M19]&gt;[.$D$8];[.C$8];IF([.$M19]&gt;[.$D$9];[.C$9];IF([.$M19]&gt;[.$D$10];[.C$10];[.C$11]))))" office:value-type="float" office:value="0.6" calcext:value-type="float">
            <text:p>0.6</text:p>
          </table:table-cell>
          <table:table-cell table:style-name="ce6" table:formula="of:=IF([.$M19]&gt;[.$D$7];[.D$8];IF([.$M19]&gt;[.$D$8];[.D$8];IF([.$M19]&gt;[.$D$9];[.D$9];IF([.$M19]&gt;[.$D$10];[.D$10];[.D$11]))))" office:value-type="float" office:value="0.692307692307692" calcext:value-type="float">
            <text:p>0.6923076923</text:p>
          </table:table-cell>
          <table:table-cell table:style-name="ce6" table:formula="of:=([.W19]-[.T19])/([.V19]-[.S19])" office:value-type="float" office:value="-1.6" calcext:value-type="float">
            <text:p>-1.6</text:p>
          </table:table-cell>
          <table:table-cell table:style-name="ce27" table:formula="of:=-[.Y19]/2" office:value-type="float" office:value="0.8" calcext:value-type="float">
            <text:p>8.00E-01</text:p>
          </table:table-cell>
          <table:table-cell table:style-name="ce6" table:formula="of:=([.Y19]*[.S19]-[.T19])" office:value-type="float" office:value="-1" calcext:value-type="float">
            <text:p>-1</text:p>
          </table:table-cell>
          <table:table-cell table:style-name="ce6" table:formula="of:=[.$C$12] * ([.U19]-[.M19]) + [.S19]*([.T19] - 1/2*[.S19]*[.Y19])" office:value-type="float" office:value="0.00991999999999998" calcext:value-type="float">
            <text:p>0.00992</text:p>
          </table:table-cell>
          <table:table-cell table:number-columns-repeated="995"/>
        </table:table-row>
        <table:table-row table:style-name="ro1">
          <table:table-cell/>
          <table:table-cell table:style-name="ce3" table:formula="of:=[.B19]+[.B$14]" office:value-type="float" office:value="0.02" calcext:value-type="float">
            <text:p>0.02</text:p>
          </table:table-cell>
          <table:table-cell table:style-name="ce3" table:formula="of:=([.B20]-[.D20])*([.H20]-[.E20])/([.G20]-[.D20])+[.E20]" office:value-type="float" office:value="0.968" calcext:value-type="float">
            <text:p>0.97</text:p>
          </table:table-cell>
          <table:table-cell table:style-name="ce6" table:formula="of:=IF([.$B20]&lt;[.$B$8];[.B$7];IF([.$B20]&lt;[.$B$9];[.B$8];IF([.$B20]&lt;[.$B$10];[.B$9];IF([.$B20]&lt;[.$B$11];[.B$10];[.B$11]))))" office:value-type="float" office:value="0" calcext:value-type="float">
            <text:p>0</text:p>
          </table:table-cell>
          <table:table-cell table:style-name="ce6" table:formula="of:=IF([.$B20]&lt;[.$B$8];[.C$7];IF([.$B20]&lt;[.$B$9];[.C$8];IF([.$B20]&lt;[.$B$10];[.C$9];IF([.$B20]&lt;[.$B$11];[.C$10];[.C$11]))))" office:value-type="float" office:value="1" calcext:value-type="float">
            <text:p>1</text:p>
          </table:table-cell>
          <table:table-cell table:style-name="ce6" table:formula="of:=IF([.$B20]&lt;[.$B$8];[.D$7];IF([.$B20]&lt;[.$B$9];[.D$8];IF([.$B20]&lt;[.$B$10];[.D$9];IF([.$B20]&lt;[.$B$11];[.D$10];[.D$11]))))" office:value-type="float" office:value="1" calcext:value-type="float">
            <text:p>1</text:p>
          </table:table-cell>
          <table:table-cell table:style-name="ce6" table:formula="of:=IF([.$B20]&lt;[.$B$7];[.B$7];IF([.$B20]&lt;[.$B$8];[.B$8];IF([.$B20]&lt;[.$B$9];[.B$9];IF([.$B20]&lt;[.$B$10];[.B$10];[.B$11]))))" office:value-type="float" office:value="0.25" calcext:value-type="float">
            <text:p>0.25</text:p>
          </table:table-cell>
          <table:table-cell table:style-name="ce6" table:formula="of:=IF([.$B20]&lt;[.$B$7];[.C$7];IF([.$B20]&lt;[.$B$8];[.C$8];IF([.$B20]&lt;[.$B$9];[.C$9];IF([.$B20]&lt;[.$B$10];[.C$10];[.C$11]))))" office:value-type="float" office:value="0.6" calcext:value-type="float">
            <text:p>0.6</text:p>
          </table:table-cell>
          <table:table-cell table:style-name="ce6" table:formula="of:=IF([.$B20]&lt;[.$B$7];[.D$7];IF([.$B20]&lt;[.$B$8];[.D$8];IF([.$B20]&lt;[.$B$9];[.D$9];IF([.$B20]&lt;[.$B$10];[.D$10];[.D$11]))))" office:value-type="float" office:value="0.692307692307692" calcext:value-type="float">
            <text:p>0.6923076923</text:p>
          </table:table-cell>
          <table:table-cell table:style-name="ce6" table:formula="of:=([.H20]-[.E20])/([.G20]-[.D20])" office:value-type="float" office:value="-1.6" calcext:value-type="float">
            <text:p>-1.6</text:p>
          </table:table-cell>
          <table:table-cell table:style-name="ce3" table:formula="of:=[.K19]-AVERAGE([.L19];[.L20])*([.B20]-[.B19])" office:value-type="float" office:value="0.969723076923077" calcext:value-type="float">
            <text:p>0.97</text:p>
          </table:table-cell>
          <table:table-cell table:style-name="ce12" table:formula="of:=[.C20]/[.C$12]" office:value-type="float" office:value="1.48923076923077" calcext:value-type="float">
            <text:p>1.49</text:p>
          </table:table-cell>
          <table:table-cell table:style-name="ce17" table:formula="of:=[.F20]-[.B20]^2*[.J20]/(2*[.C$12]) - [.B20]*([.E20]-[.D20]*[.J20])/[.C$12]  +  [.D20]/[.C$12] * (3/2*[.D20]*[.J20] -[.E20])" office:value-type="float" office:value="0.969723076923077" calcext:value-type="float">
            <text:p>0.97</text:p>
          </table:table-cell>
          <table:table-cell table:style-name="ce21" table:formula="of:=IF(OR([.Q20]&lt;[.S20];[.Q20]&gt;[.V20]);[.R20];[.Q20])" office:value-type="float" office:value="0.02" calcext:value-type="float">
            <text:p>0.02</text:p>
          </table:table-cell>
          <table:table-cell table:style-name="ce3" table:formula="of:=([.N20]-[.S20])*([.W20]-[.T20])/([.V20]-[.S20])+[.T20]" office:value-type="float" office:value="0.968" calcext:value-type="float">
            <text:p>0.97</text:p>
          </table:table-cell>
          <table:table-cell/>
          <table:table-cell table:style-name="ce3" table:formula="of:=(-[.AA20]+SQRT([.AA20]*[.AA20] - 4*[.Z20]*[.AB20]))/(2*[.Z20])+[.S20]" office:value-type="float" office:value="1.23" calcext:value-type="float">
            <text:p>1.23</text:p>
          </table:table-cell>
          <table:table-cell table:style-name="ce3" table:formula="of:=(-[.AA20]-SQRT([.AA20]*[.AA20] - 4*[.Z20]*[.AB20]))/(2*[.Z20])+[.S20]" office:value-type="float" office:value="0.02" calcext:value-type="float">
            <text:p>0.02</text:p>
          </table:table-cell>
          <table:table-cell table:style-name="ce6" table:formula="of:=IF([.$M20]&gt;[.$D$8];[.B$7];IF([.$M20]&gt;[.$D$9];[.B$8];IF([.$M20]&gt;[.$D$10];[.B$9];IF([.$M20]&gt;[.$D$11];[.B$10];[.B$11]))))" office:value-type="float" office:value="0" calcext:value-type="float">
            <text:p>0</text:p>
          </table:table-cell>
          <table:table-cell table:style-name="ce6" table:formula="of:=IF([.$M20]&gt;[.$D$8];[.C$7];IF([.$M20]&gt;[.$D$9];[.C$8];IF([.$M20]&gt;[.$D$10];[.C$9];IF([.$M20]&gt;[.$D$11];[.C$10];[.C$11]))))" office:value-type="float" office:value="1" calcext:value-type="float">
            <text:p>1</text:p>
          </table:table-cell>
          <table:table-cell table:style-name="ce6" table:formula="of:=IF([.$M20]&gt;[.$D$8];[.D$7];IF([.$M20]&gt;[.$D$9];[.D$8];IF([.$M20]&gt;[.$D$10];[.D$9];IF([.$M20]&gt;[.$D$11];[.D$10];[.D$11]))))" office:value-type="float" office:value="1" calcext:value-type="float">
            <text:p>1</text:p>
          </table:table-cell>
          <table:table-cell table:style-name="ce6" table:formula="of:=IF([.$M20]&gt;[.$D$7];[.B$8];IF([.$M20]&gt;[.$D$8];[.B$8];IF([.$M20]&gt;[.$D$9];[.B$9];IF([.$M20]&gt;[.$D$10];[.B$10];[.B$11]))))" office:value-type="float" office:value="0.25" calcext:value-type="float">
            <text:p>0.25</text:p>
          </table:table-cell>
          <table:table-cell table:style-name="ce6" table:formula="of:=IF([.$M20]&gt;[.$D$7];[.C$8];IF([.$M20]&gt;[.$D$8];[.C$8];IF([.$M20]&gt;[.$D$9];[.C$9];IF([.$M20]&gt;[.$D$10];[.C$10];[.C$11]))))" office:value-type="float" office:value="0.6" calcext:value-type="float">
            <text:p>0.6</text:p>
          </table:table-cell>
          <table:table-cell table:style-name="ce6" table:formula="of:=IF([.$M20]&gt;[.$D$7];[.D$8];IF([.$M20]&gt;[.$D$8];[.D$8];IF([.$M20]&gt;[.$D$9];[.D$9];IF([.$M20]&gt;[.$D$10];[.D$10];[.D$11]))))" office:value-type="float" office:value="0.692307692307692" calcext:value-type="float">
            <text:p>0.6923076923</text:p>
          </table:table-cell>
          <table:table-cell table:style-name="ce6" table:formula="of:=([.W20]-[.T20])/([.V20]-[.S20])" office:value-type="float" office:value="-1.6" calcext:value-type="float">
            <text:p>-1.6</text:p>
          </table:table-cell>
          <table:table-cell table:style-name="ce27" table:formula="of:=-[.Y20]/2" office:value-type="float" office:value="0.8" calcext:value-type="float">
            <text:p>8.00E-01</text:p>
          </table:table-cell>
          <table:table-cell table:style-name="ce6" table:formula="of:=([.Y20]*[.S20]-[.T20])" office:value-type="float" office:value="-1" calcext:value-type="float">
            <text:p>-1</text:p>
          </table:table-cell>
          <table:table-cell table:style-name="ce6" table:formula="of:=[.$C$12] * ([.U20]-[.M20]) + [.S20]*([.T20] - 1/2*[.S20]*[.Y20])" office:value-type="float" office:value="0.0196799999999999" calcext:value-type="float">
            <text:p>0.01968</text:p>
          </table:table-cell>
          <table:table-cell table:number-columns-repeated="995"/>
        </table:table-row>
        <table:table-row table:style-name="ro1">
          <table:table-cell/>
          <table:table-cell table:style-name="ce3" table:formula="of:=[.B20]+[.B$14]" office:value-type="float" office:value="0.03" calcext:value-type="float">
            <text:p>0.03</text:p>
          </table:table-cell>
          <table:table-cell table:style-name="ce3" table:formula="of:=([.B21]-[.D21])*([.H21]-[.E21])/([.G21]-[.D21])+[.E21]" office:value-type="float" office:value="0.952" calcext:value-type="float">
            <text:p>0.95</text:p>
          </table:table-cell>
          <table:table-cell table:style-name="ce6" table:formula="of:=IF([.$B21]&lt;[.$B$8];[.B$7];IF([.$B21]&lt;[.$B$9];[.B$8];IF([.$B21]&lt;[.$B$10];[.B$9];IF([.$B21]&lt;[.$B$11];[.B$10];[.B$11]))))" office:value-type="float" office:value="0" calcext:value-type="float">
            <text:p>0</text:p>
          </table:table-cell>
          <table:table-cell table:style-name="ce6" table:formula="of:=IF([.$B21]&lt;[.$B$8];[.C$7];IF([.$B21]&lt;[.$B$9];[.C$8];IF([.$B21]&lt;[.$B$10];[.C$9];IF([.$B21]&lt;[.$B$11];[.C$10];[.C$11]))))" office:value-type="float" office:value="1" calcext:value-type="float">
            <text:p>1</text:p>
          </table:table-cell>
          <table:table-cell table:style-name="ce6" table:formula="of:=IF([.$B21]&lt;[.$B$8];[.D$7];IF([.$B21]&lt;[.$B$9];[.D$8];IF([.$B21]&lt;[.$B$10];[.D$9];IF([.$B21]&lt;[.$B$11];[.D$10];[.D$11]))))" office:value-type="float" office:value="1" calcext:value-type="float">
            <text:p>1</text:p>
          </table:table-cell>
          <table:table-cell table:style-name="ce6" table:formula="of:=IF([.$B21]&lt;[.$B$7];[.B$7];IF([.$B21]&lt;[.$B$8];[.B$8];IF([.$B21]&lt;[.$B$9];[.B$9];IF([.$B21]&lt;[.$B$10];[.B$10];[.B$11]))))" office:value-type="float" office:value="0.25" calcext:value-type="float">
            <text:p>0.25</text:p>
          </table:table-cell>
          <table:table-cell table:style-name="ce6" table:formula="of:=IF([.$B21]&lt;[.$B$7];[.C$7];IF([.$B21]&lt;[.$B$8];[.C$8];IF([.$B21]&lt;[.$B$9];[.C$9];IF([.$B21]&lt;[.$B$10];[.C$10];[.C$11]))))" office:value-type="float" office:value="0.6" calcext:value-type="float">
            <text:p>0.6</text:p>
          </table:table-cell>
          <table:table-cell table:style-name="ce6" table:formula="of:=IF([.$B21]&lt;[.$B$7];[.D$7];IF([.$B21]&lt;[.$B$8];[.D$8];IF([.$B21]&lt;[.$B$9];[.D$9];IF([.$B21]&lt;[.$B$10];[.D$10];[.D$11]))))" office:value-type="float" office:value="0.692307692307692" calcext:value-type="float">
            <text:p>0.6923076923</text:p>
          </table:table-cell>
          <table:table-cell table:style-name="ce6" table:formula="of:=([.H21]-[.E21])/([.G21]-[.D21])" office:value-type="float" office:value="-1.6" calcext:value-type="float">
            <text:p>-1.6</text:p>
          </table:table-cell>
          <table:table-cell table:style-name="ce3" table:formula="of:=[.K20]-AVERAGE([.L20];[.L21])*([.B21]-[.B20])" office:value-type="float" office:value="0.954953846153846" calcext:value-type="float">
            <text:p>0.95</text:p>
          </table:table-cell>
          <table:table-cell table:style-name="ce12" table:formula="of:=[.C21]/[.C$12]" office:value-type="float" office:value="1.46461538461538" calcext:value-type="float">
            <text:p>1.46</text:p>
          </table:table-cell>
          <table:table-cell table:style-name="ce17" table:formula="of:=[.F21]-[.B21]^2*[.J21]/(2*[.C$12]) - [.B21]*([.E21]-[.D21]*[.J21])/[.C$12]  +  [.D21]/[.C$12] * (3/2*[.D21]*[.J21] -[.E21])" office:value-type="float" office:value="0.954953846153846" calcext:value-type="float">
            <text:p>0.95</text:p>
          </table:table-cell>
          <table:table-cell table:style-name="ce21" table:formula="of:=IF(OR([.Q21]&lt;[.S21];[.Q21]&gt;[.V21]);[.R21];[.Q21])" office:value-type="float" office:value="0.03" calcext:value-type="float">
            <text:p>0.03</text:p>
          </table:table-cell>
          <table:table-cell table:style-name="ce3" table:formula="of:=([.N21]-[.S21])*([.W21]-[.T21])/([.V21]-[.S21])+[.T21]" office:value-type="float" office:value="0.952" calcext:value-type="float">
            <text:p>0.95</text:p>
          </table:table-cell>
          <table:table-cell/>
          <table:table-cell table:style-name="ce3" table:formula="of:=(-[.AA21]+SQRT([.AA21]*[.AA21] - 4*[.Z21]*[.AB21]))/(2*[.Z21])+[.S21]" office:value-type="float" office:value="1.22" calcext:value-type="float">
            <text:p>1.22</text:p>
          </table:table-cell>
          <table:table-cell table:style-name="ce3" table:formula="of:=(-[.AA21]-SQRT([.AA21]*[.AA21] - 4*[.Z21]*[.AB21]))/(2*[.Z21])+[.S21]" office:value-type="float" office:value="0.03" calcext:value-type="float">
            <text:p>0.03</text:p>
          </table:table-cell>
          <table:table-cell table:style-name="ce6" table:formula="of:=IF([.$M21]&gt;[.$D$8];[.B$7];IF([.$M21]&gt;[.$D$9];[.B$8];IF([.$M21]&gt;[.$D$10];[.B$9];IF([.$M21]&gt;[.$D$11];[.B$10];[.B$11]))))" office:value-type="float" office:value="0" calcext:value-type="float">
            <text:p>0</text:p>
          </table:table-cell>
          <table:table-cell table:style-name="ce6" table:formula="of:=IF([.$M21]&gt;[.$D$8];[.C$7];IF([.$M21]&gt;[.$D$9];[.C$8];IF([.$M21]&gt;[.$D$10];[.C$9];IF([.$M21]&gt;[.$D$11];[.C$10];[.C$11]))))" office:value-type="float" office:value="1" calcext:value-type="float">
            <text:p>1</text:p>
          </table:table-cell>
          <table:table-cell table:style-name="ce6" table:formula="of:=IF([.$M21]&gt;[.$D$8];[.D$7];IF([.$M21]&gt;[.$D$9];[.D$8];IF([.$M21]&gt;[.$D$10];[.D$9];IF([.$M21]&gt;[.$D$11];[.D$10];[.D$11]))))" office:value-type="float" office:value="1" calcext:value-type="float">
            <text:p>1</text:p>
          </table:table-cell>
          <table:table-cell table:style-name="ce6" table:formula="of:=IF([.$M21]&gt;[.$D$7];[.B$8];IF([.$M21]&gt;[.$D$8];[.B$8];IF([.$M21]&gt;[.$D$9];[.B$9];IF([.$M21]&gt;[.$D$10];[.B$10];[.B$11]))))" office:value-type="float" office:value="0.25" calcext:value-type="float">
            <text:p>0.25</text:p>
          </table:table-cell>
          <table:table-cell table:style-name="ce6" table:formula="of:=IF([.$M21]&gt;[.$D$7];[.C$8];IF([.$M21]&gt;[.$D$8];[.C$8];IF([.$M21]&gt;[.$D$9];[.C$9];IF([.$M21]&gt;[.$D$10];[.C$10];[.C$11]))))" office:value-type="float" office:value="0.6" calcext:value-type="float">
            <text:p>0.6</text:p>
          </table:table-cell>
          <table:table-cell table:style-name="ce6" table:formula="of:=IF([.$M21]&gt;[.$D$7];[.D$8];IF([.$M21]&gt;[.$D$8];[.D$8];IF([.$M21]&gt;[.$D$9];[.D$9];IF([.$M21]&gt;[.$D$10];[.D$10];[.D$11]))))" office:value-type="float" office:value="0.692307692307692" calcext:value-type="float">
            <text:p>0.6923076923</text:p>
          </table:table-cell>
          <table:table-cell table:style-name="ce6" table:formula="of:=([.W21]-[.T21])/([.V21]-[.S21])" office:value-type="float" office:value="-1.6" calcext:value-type="float">
            <text:p>-1.6</text:p>
          </table:table-cell>
          <table:table-cell table:style-name="ce27" table:formula="of:=-[.Y21]/2" office:value-type="float" office:value="0.8" calcext:value-type="float">
            <text:p>8.00E-01</text:p>
          </table:table-cell>
          <table:table-cell table:style-name="ce6" table:formula="of:=([.Y21]*[.S21]-[.T21])" office:value-type="float" office:value="-1" calcext:value-type="float">
            <text:p>-1</text:p>
          </table:table-cell>
          <table:table-cell table:style-name="ce6" table:formula="of:=[.$C$12] * ([.U21]-[.M21]) + [.S21]*([.T21] - 1/2*[.S21]*[.Y21])" office:value-type="float" office:value="0.02928" calcext:value-type="float">
            <text:p>0.02928</text:p>
          </table:table-cell>
          <table:table-cell table:number-columns-repeated="995"/>
        </table:table-row>
        <table:table-row table:style-name="ro1">
          <table:table-cell/>
          <table:table-cell table:style-name="ce3" table:formula="of:=[.B21]+[.B$14]" office:value-type="float" office:value="0.04" calcext:value-type="float">
            <text:p>0.04</text:p>
          </table:table-cell>
          <table:table-cell table:style-name="ce3" table:formula="of:=([.B22]-[.D22])*([.H22]-[.E22])/([.G22]-[.D22])+[.E22]" office:value-type="float" office:value="0.936" calcext:value-type="float">
            <text:p>0.94</text:p>
          </table:table-cell>
          <table:table-cell table:style-name="ce6" table:formula="of:=IF([.$B22]&lt;[.$B$8];[.B$7];IF([.$B22]&lt;[.$B$9];[.B$8];IF([.$B22]&lt;[.$B$10];[.B$9];IF([.$B22]&lt;[.$B$11];[.B$10];[.B$11]))))" office:value-type="float" office:value="0" calcext:value-type="float">
            <text:p>0</text:p>
          </table:table-cell>
          <table:table-cell table:style-name="ce6" table:formula="of:=IF([.$B22]&lt;[.$B$8];[.C$7];IF([.$B22]&lt;[.$B$9];[.C$8];IF([.$B22]&lt;[.$B$10];[.C$9];IF([.$B22]&lt;[.$B$11];[.C$10];[.C$11]))))" office:value-type="float" office:value="1" calcext:value-type="float">
            <text:p>1</text:p>
          </table:table-cell>
          <table:table-cell table:style-name="ce6" table:formula="of:=IF([.$B22]&lt;[.$B$8];[.D$7];IF([.$B22]&lt;[.$B$9];[.D$8];IF([.$B22]&lt;[.$B$10];[.D$9];IF([.$B22]&lt;[.$B$11];[.D$10];[.D$11]))))" office:value-type="float" office:value="1" calcext:value-type="float">
            <text:p>1</text:p>
          </table:table-cell>
          <table:table-cell table:style-name="ce6" table:formula="of:=IF([.$B22]&lt;[.$B$7];[.B$7];IF([.$B22]&lt;[.$B$8];[.B$8];IF([.$B22]&lt;[.$B$9];[.B$9];IF([.$B22]&lt;[.$B$10];[.B$10];[.B$11]))))" office:value-type="float" office:value="0.25" calcext:value-type="float">
            <text:p>0.25</text:p>
          </table:table-cell>
          <table:table-cell table:style-name="ce6" table:formula="of:=IF([.$B22]&lt;[.$B$7];[.C$7];IF([.$B22]&lt;[.$B$8];[.C$8];IF([.$B22]&lt;[.$B$9];[.C$9];IF([.$B22]&lt;[.$B$10];[.C$10];[.C$11]))))" office:value-type="float" office:value="0.6" calcext:value-type="float">
            <text:p>0.6</text:p>
          </table:table-cell>
          <table:table-cell table:style-name="ce6" table:formula="of:=IF([.$B22]&lt;[.$B$7];[.D$7];IF([.$B22]&lt;[.$B$8];[.D$8];IF([.$B22]&lt;[.$B$9];[.D$9];IF([.$B22]&lt;[.$B$10];[.D$10];[.D$11]))))" office:value-type="float" office:value="0.692307692307692" calcext:value-type="float">
            <text:p>0.6923076923</text:p>
          </table:table-cell>
          <table:table-cell table:style-name="ce6" table:formula="of:=([.H22]-[.E22])/([.G22]-[.D22])" office:value-type="float" office:value="-1.6" calcext:value-type="float">
            <text:p>-1.6</text:p>
          </table:table-cell>
          <table:table-cell table:style-name="ce3" table:formula="of:=[.K21]-AVERAGE([.L21];[.L22])*([.B22]-[.B21])" office:value-type="float" office:value="0.940430769230769" calcext:value-type="float">
            <text:p>0.94</text:p>
          </table:table-cell>
          <table:table-cell table:style-name="ce12" table:formula="of:=[.C22]/[.C$12]" office:value-type="float" office:value="1.44" calcext:value-type="float">
            <text:p>1.44</text:p>
          </table:table-cell>
          <table:table-cell table:style-name="ce17" table:formula="of:=[.F22]-[.B22]^2*[.J22]/(2*[.C$12]) - [.B22]*([.E22]-[.D22]*[.J22])/[.C$12]  +  [.D22]/[.C$12] * (3/2*[.D22]*[.J22] -[.E22])" office:value-type="float" office:value="0.940430769230769" calcext:value-type="float">
            <text:p>0.94</text:p>
          </table:table-cell>
          <table:table-cell table:style-name="ce21" table:formula="of:=IF(OR([.Q22]&lt;[.S22];[.Q22]&gt;[.V22]);[.R22];[.Q22])" office:value-type="float" office:value="0.04" calcext:value-type="float">
            <text:p>0.04</text:p>
          </table:table-cell>
          <table:table-cell table:style-name="ce3" table:formula="of:=([.N22]-[.S22])*([.W22]-[.T22])/([.V22]-[.S22])+[.T22]" office:value-type="float" office:value="0.936" calcext:value-type="float">
            <text:p>0.94</text:p>
          </table:table-cell>
          <table:table-cell/>
          <table:table-cell table:style-name="ce3" table:formula="of:=(-[.AA22]+SQRT([.AA22]*[.AA22] - 4*[.Z22]*[.AB22]))/(2*[.Z22])+[.S22]" office:value-type="float" office:value="1.21" calcext:value-type="float">
            <text:p>1.21</text:p>
          </table:table-cell>
          <table:table-cell table:style-name="ce3" table:formula="of:=(-[.AA22]-SQRT([.AA22]*[.AA22] - 4*[.Z22]*[.AB22]))/(2*[.Z22])+[.S22]" office:value-type="float" office:value="0.04" calcext:value-type="float">
            <text:p>0.04</text:p>
          </table:table-cell>
          <table:table-cell table:style-name="ce6" table:formula="of:=IF([.$M22]&gt;[.$D$8];[.B$7];IF([.$M22]&gt;[.$D$9];[.B$8];IF([.$M22]&gt;[.$D$10];[.B$9];IF([.$M22]&gt;[.$D$11];[.B$10];[.B$11]))))" office:value-type="float" office:value="0" calcext:value-type="float">
            <text:p>0</text:p>
          </table:table-cell>
          <table:table-cell table:style-name="ce6" table:formula="of:=IF([.$M22]&gt;[.$D$8];[.C$7];IF([.$M22]&gt;[.$D$9];[.C$8];IF([.$M22]&gt;[.$D$10];[.C$9];IF([.$M22]&gt;[.$D$11];[.C$10];[.C$11]))))" office:value-type="float" office:value="1" calcext:value-type="float">
            <text:p>1</text:p>
          </table:table-cell>
          <table:table-cell table:style-name="ce6" table:formula="of:=IF([.$M22]&gt;[.$D$8];[.D$7];IF([.$M22]&gt;[.$D$9];[.D$8];IF([.$M22]&gt;[.$D$10];[.D$9];IF([.$M22]&gt;[.$D$11];[.D$10];[.D$11]))))" office:value-type="float" office:value="1" calcext:value-type="float">
            <text:p>1</text:p>
          </table:table-cell>
          <table:table-cell table:style-name="ce6" table:formula="of:=IF([.$M22]&gt;[.$D$7];[.B$8];IF([.$M22]&gt;[.$D$8];[.B$8];IF([.$M22]&gt;[.$D$9];[.B$9];IF([.$M22]&gt;[.$D$10];[.B$10];[.B$11]))))" office:value-type="float" office:value="0.25" calcext:value-type="float">
            <text:p>0.25</text:p>
          </table:table-cell>
          <table:table-cell table:style-name="ce6" table:formula="of:=IF([.$M22]&gt;[.$D$7];[.C$8];IF([.$M22]&gt;[.$D$8];[.C$8];IF([.$M22]&gt;[.$D$9];[.C$9];IF([.$M22]&gt;[.$D$10];[.C$10];[.C$11]))))" office:value-type="float" office:value="0.6" calcext:value-type="float">
            <text:p>0.6</text:p>
          </table:table-cell>
          <table:table-cell table:style-name="ce6" table:formula="of:=IF([.$M22]&gt;[.$D$7];[.D$8];IF([.$M22]&gt;[.$D$8];[.D$8];IF([.$M22]&gt;[.$D$9];[.D$9];IF([.$M22]&gt;[.$D$10];[.D$10];[.D$11]))))" office:value-type="float" office:value="0.692307692307692" calcext:value-type="float">
            <text:p>0.6923076923</text:p>
          </table:table-cell>
          <table:table-cell table:style-name="ce6" table:formula="of:=([.W22]-[.T22])/([.V22]-[.S22])" office:value-type="float" office:value="-1.6" calcext:value-type="float">
            <text:p>-1.6</text:p>
          </table:table-cell>
          <table:table-cell table:style-name="ce27" table:formula="of:=-[.Y22]/2" office:value-type="float" office:value="0.8" calcext:value-type="float">
            <text:p>8.00E-01</text:p>
          </table:table-cell>
          <table:table-cell table:style-name="ce6" table:formula="of:=([.Y22]*[.S22]-[.T22])" office:value-type="float" office:value="-1" calcext:value-type="float">
            <text:p>-1</text:p>
          </table:table-cell>
          <table:table-cell table:style-name="ce6" table:formula="of:=[.$C$12] * ([.U22]-[.M22]) + [.S22]*([.T22] - 1/2*[.S22]*[.Y22])" office:value-type="float" office:value="0.03872" calcext:value-type="float">
            <text:p>0.03872</text:p>
          </table:table-cell>
          <table:table-cell table:number-columns-repeated="995"/>
        </table:table-row>
        <table:table-row table:style-name="ro1">
          <table:table-cell/>
          <table:table-cell table:style-name="ce3" table:formula="of:=[.B22]+[.B$14]" office:value-type="float" office:value="0.05" calcext:value-type="float">
            <text:p>0.05</text:p>
          </table:table-cell>
          <table:table-cell table:style-name="ce3" table:formula="of:=([.B23]-[.D23])*([.H23]-[.E23])/([.G23]-[.D23])+[.E23]" office:value-type="float" office:value="0.92" calcext:value-type="float">
            <text:p>0.92</text:p>
          </table:table-cell>
          <table:table-cell table:style-name="ce6" table:formula="of:=IF([.$B23]&lt;[.$B$8];[.B$7];IF([.$B23]&lt;[.$B$9];[.B$8];IF([.$B23]&lt;[.$B$10];[.B$9];IF([.$B23]&lt;[.$B$11];[.B$10];[.B$11]))))" office:value-type="float" office:value="0" calcext:value-type="float">
            <text:p>0</text:p>
          </table:table-cell>
          <table:table-cell table:style-name="ce6" table:formula="of:=IF([.$B23]&lt;[.$B$8];[.C$7];IF([.$B23]&lt;[.$B$9];[.C$8];IF([.$B23]&lt;[.$B$10];[.C$9];IF([.$B23]&lt;[.$B$11];[.C$10];[.C$11]))))" office:value-type="float" office:value="1" calcext:value-type="float">
            <text:p>1</text:p>
          </table:table-cell>
          <table:table-cell table:style-name="ce6" table:formula="of:=IF([.$B23]&lt;[.$B$8];[.D$7];IF([.$B23]&lt;[.$B$9];[.D$8];IF([.$B23]&lt;[.$B$10];[.D$9];IF([.$B23]&lt;[.$B$11];[.D$10];[.D$11]))))" office:value-type="float" office:value="1" calcext:value-type="float">
            <text:p>1</text:p>
          </table:table-cell>
          <table:table-cell table:style-name="ce6" table:formula="of:=IF([.$B23]&lt;[.$B$7];[.B$7];IF([.$B23]&lt;[.$B$8];[.B$8];IF([.$B23]&lt;[.$B$9];[.B$9];IF([.$B23]&lt;[.$B$10];[.B$10];[.B$11]))))" office:value-type="float" office:value="0.25" calcext:value-type="float">
            <text:p>0.25</text:p>
          </table:table-cell>
          <table:table-cell table:style-name="ce6" table:formula="of:=IF([.$B23]&lt;[.$B$7];[.C$7];IF([.$B23]&lt;[.$B$8];[.C$8];IF([.$B23]&lt;[.$B$9];[.C$9];IF([.$B23]&lt;[.$B$10];[.C$10];[.C$11]))))" office:value-type="float" office:value="0.6" calcext:value-type="float">
            <text:p>0.6</text:p>
          </table:table-cell>
          <table:table-cell table:style-name="ce6" table:formula="of:=IF([.$B23]&lt;[.$B$7];[.D$7];IF([.$B23]&lt;[.$B$8];[.D$8];IF([.$B23]&lt;[.$B$9];[.D$9];IF([.$B23]&lt;[.$B$10];[.D$10];[.D$11]))))" office:value-type="float" office:value="0.692307692307692" calcext:value-type="float">
            <text:p>0.6923076923</text:p>
          </table:table-cell>
          <table:table-cell table:style-name="ce6" table:formula="of:=([.H23]-[.E23])/([.G23]-[.D23])" office:value-type="float" office:value="-1.6" calcext:value-type="float">
            <text:p>-1.6</text:p>
          </table:table-cell>
          <table:table-cell table:style-name="ce3" table:formula="of:=[.K22]-AVERAGE([.L22];[.L23])*([.B23]-[.B22])" office:value-type="float" office:value="0.926153846153846" calcext:value-type="float">
            <text:p>0.93</text:p>
          </table:table-cell>
          <table:table-cell table:style-name="ce12" table:formula="of:=[.C23]/[.C$12]" office:value-type="float" office:value="1.41538461538462" calcext:value-type="float">
            <text:p>1.42</text:p>
          </table:table-cell>
          <table:table-cell table:style-name="ce17" table:formula="of:=[.F23]-[.B23]^2*[.J23]/(2*[.C$12]) - [.B23]*([.E23]-[.D23]*[.J23])/[.C$12]  +  [.D23]/[.C$12] * (3/2*[.D23]*[.J23] -[.E23])" office:value-type="float" office:value="0.926153846153846" calcext:value-type="float">
            <text:p>0.93</text:p>
          </table:table-cell>
          <table:table-cell table:style-name="ce21" table:formula="of:=IF(OR([.Q23]&lt;[.S23];[.Q23]&gt;[.V23]);[.R23];[.Q23])" office:value-type="float" office:value="0.0500000000000001" calcext:value-type="float">
            <text:p>0.05</text:p>
          </table:table-cell>
          <table:table-cell table:style-name="ce3" table:formula="of:=([.N23]-[.S23])*([.W23]-[.T23])/([.V23]-[.S23])+[.T23]" office:value-type="float" office:value="0.92" calcext:value-type="float">
            <text:p>0.92</text:p>
          </table:table-cell>
          <table:table-cell/>
          <table:table-cell table:style-name="ce3" table:formula="of:=(-[.AA23]+SQRT([.AA23]*[.AA23] - 4*[.Z23]*[.AB23]))/(2*[.Z23])+[.S23]" office:value-type="float" office:value="1.2" calcext:value-type="float">
            <text:p>1.20</text:p>
          </table:table-cell>
          <table:table-cell table:style-name="ce3" table:formula="of:=(-[.AA23]-SQRT([.AA23]*[.AA23] - 4*[.Z23]*[.AB23]))/(2*[.Z23])+[.S23]" office:value-type="float" office:value="0.0500000000000001" calcext:value-type="float">
            <text:p>0.05</text:p>
          </table:table-cell>
          <table:table-cell table:style-name="ce6" table:formula="of:=IF([.$M23]&gt;[.$D$8];[.B$7];IF([.$M23]&gt;[.$D$9];[.B$8];IF([.$M23]&gt;[.$D$10];[.B$9];IF([.$M23]&gt;[.$D$11];[.B$10];[.B$11]))))" office:value-type="float" office:value="0" calcext:value-type="float">
            <text:p>0</text:p>
          </table:table-cell>
          <table:table-cell table:style-name="ce6" table:formula="of:=IF([.$M23]&gt;[.$D$8];[.C$7];IF([.$M23]&gt;[.$D$9];[.C$8];IF([.$M23]&gt;[.$D$10];[.C$9];IF([.$M23]&gt;[.$D$11];[.C$10];[.C$11]))))" office:value-type="float" office:value="1" calcext:value-type="float">
            <text:p>1</text:p>
          </table:table-cell>
          <table:table-cell table:style-name="ce6" table:formula="of:=IF([.$M23]&gt;[.$D$8];[.D$7];IF([.$M23]&gt;[.$D$9];[.D$8];IF([.$M23]&gt;[.$D$10];[.D$9];IF([.$M23]&gt;[.$D$11];[.D$10];[.D$11]))))" office:value-type="float" office:value="1" calcext:value-type="float">
            <text:p>1</text:p>
          </table:table-cell>
          <table:table-cell table:style-name="ce6" table:formula="of:=IF([.$M23]&gt;[.$D$7];[.B$8];IF([.$M23]&gt;[.$D$8];[.B$8];IF([.$M23]&gt;[.$D$9];[.B$9];IF([.$M23]&gt;[.$D$10];[.B$10];[.B$11]))))" office:value-type="float" office:value="0.25" calcext:value-type="float">
            <text:p>0.25</text:p>
          </table:table-cell>
          <table:table-cell table:style-name="ce6" table:formula="of:=IF([.$M23]&gt;[.$D$7];[.C$8];IF([.$M23]&gt;[.$D$8];[.C$8];IF([.$M23]&gt;[.$D$9];[.C$9];IF([.$M23]&gt;[.$D$10];[.C$10];[.C$11]))))" office:value-type="float" office:value="0.6" calcext:value-type="float">
            <text:p>0.6</text:p>
          </table:table-cell>
          <table:table-cell table:style-name="ce6" table:formula="of:=IF([.$M23]&gt;[.$D$7];[.D$8];IF([.$M23]&gt;[.$D$8];[.D$8];IF([.$M23]&gt;[.$D$9];[.D$9];IF([.$M23]&gt;[.$D$10];[.D$10];[.D$11]))))" office:value-type="float" office:value="0.692307692307692" calcext:value-type="float">
            <text:p>0.6923076923</text:p>
          </table:table-cell>
          <table:table-cell table:style-name="ce6" table:formula="of:=([.W23]-[.T23])/([.V23]-[.S23])" office:value-type="float" office:value="-1.6" calcext:value-type="float">
            <text:p>-1.6</text:p>
          </table:table-cell>
          <table:table-cell table:style-name="ce27" table:formula="of:=-[.Y23]/2" office:value-type="float" office:value="0.8" calcext:value-type="float">
            <text:p>8.00E-01</text:p>
          </table:table-cell>
          <table:table-cell table:style-name="ce6" table:formula="of:=([.Y23]*[.S23]-[.T23])" office:value-type="float" office:value="-1" calcext:value-type="float">
            <text:p>-1</text:p>
          </table:table-cell>
          <table:table-cell table:style-name="ce6" table:formula="of:=[.$C$12] * ([.U23]-[.M23]) + [.S23]*([.T23] - 1/2*[.S23]*[.Y23])" office:value-type="float" office:value="0.048" calcext:value-type="float">
            <text:p>0.048</text:p>
          </table:table-cell>
          <table:table-cell table:number-columns-repeated="995"/>
        </table:table-row>
        <table:table-row table:style-name="ro1">
          <table:table-cell/>
          <table:table-cell table:style-name="ce3" table:formula="of:=[.B23]+[.B$14]" office:value-type="float" office:value="0.06" calcext:value-type="float">
            <text:p>0.06</text:p>
          </table:table-cell>
          <table:table-cell table:style-name="ce3" table:formula="of:=([.B24]-[.D24])*([.H24]-[.E24])/([.G24]-[.D24])+[.E24]" office:value-type="float" office:value="0.904" calcext:value-type="float">
            <text:p>0.90</text:p>
          </table:table-cell>
          <table:table-cell table:style-name="ce6" table:formula="of:=IF([.$B24]&lt;[.$B$8];[.B$7];IF([.$B24]&lt;[.$B$9];[.B$8];IF([.$B24]&lt;[.$B$10];[.B$9];IF([.$B24]&lt;[.$B$11];[.B$10];[.B$11]))))" office:value-type="float" office:value="0" calcext:value-type="float">
            <text:p>0</text:p>
          </table:table-cell>
          <table:table-cell table:style-name="ce6" table:formula="of:=IF([.$B24]&lt;[.$B$8];[.C$7];IF([.$B24]&lt;[.$B$9];[.C$8];IF([.$B24]&lt;[.$B$10];[.C$9];IF([.$B24]&lt;[.$B$11];[.C$10];[.C$11]))))" office:value-type="float" office:value="1" calcext:value-type="float">
            <text:p>1</text:p>
          </table:table-cell>
          <table:table-cell table:style-name="ce6" table:formula="of:=IF([.$B24]&lt;[.$B$8];[.D$7];IF([.$B24]&lt;[.$B$9];[.D$8];IF([.$B24]&lt;[.$B$10];[.D$9];IF([.$B24]&lt;[.$B$11];[.D$10];[.D$11]))))" office:value-type="float" office:value="1" calcext:value-type="float">
            <text:p>1</text:p>
          </table:table-cell>
          <table:table-cell table:style-name="ce6" table:formula="of:=IF([.$B24]&lt;[.$B$7];[.B$7];IF([.$B24]&lt;[.$B$8];[.B$8];IF([.$B24]&lt;[.$B$9];[.B$9];IF([.$B24]&lt;[.$B$10];[.B$10];[.B$11]))))" office:value-type="float" office:value="0.25" calcext:value-type="float">
            <text:p>0.25</text:p>
          </table:table-cell>
          <table:table-cell table:style-name="ce6" table:formula="of:=IF([.$B24]&lt;[.$B$7];[.C$7];IF([.$B24]&lt;[.$B$8];[.C$8];IF([.$B24]&lt;[.$B$9];[.C$9];IF([.$B24]&lt;[.$B$10];[.C$10];[.C$11]))))" office:value-type="float" office:value="0.6" calcext:value-type="float">
            <text:p>0.6</text:p>
          </table:table-cell>
          <table:table-cell table:style-name="ce6" table:formula="of:=IF([.$B24]&lt;[.$B$7];[.D$7];IF([.$B24]&lt;[.$B$8];[.D$8];IF([.$B24]&lt;[.$B$9];[.D$9];IF([.$B24]&lt;[.$B$10];[.D$10];[.D$11]))))" office:value-type="float" office:value="0.692307692307692" calcext:value-type="float">
            <text:p>0.6923076923</text:p>
          </table:table-cell>
          <table:table-cell table:style-name="ce6" table:formula="of:=([.H24]-[.E24])/([.G24]-[.D24])" office:value-type="float" office:value="-1.6" calcext:value-type="float">
            <text:p>-1.6</text:p>
          </table:table-cell>
          <table:table-cell table:style-name="ce3" table:formula="of:=[.K23]-AVERAGE([.L23];[.L24])*([.B24]-[.B23])" office:value-type="float" office:value="0.912123076923077" calcext:value-type="float">
            <text:p>0.91</text:p>
          </table:table-cell>
          <table:table-cell table:style-name="ce12" table:formula="of:=[.C24]/[.C$12]" office:value-type="float" office:value="1.39076923076923" calcext:value-type="float">
            <text:p>1.39</text:p>
          </table:table-cell>
          <table:table-cell table:style-name="ce17" table:formula="of:=[.F24]-[.B24]^2*[.J24]/(2*[.C$12]) - [.B24]*([.E24]-[.D24]*[.J24])/[.C$12]  +  [.D24]/[.C$12] * (3/2*[.D24]*[.J24] -[.E24])" office:value-type="float" office:value="0.912123076923077" calcext:value-type="float">
            <text:p>0.91</text:p>
          </table:table-cell>
          <table:table-cell table:style-name="ce21" table:formula="of:=IF(OR([.Q24]&lt;[.S24];[.Q24]&gt;[.V24]);[.R24];[.Q24])" office:value-type="float" office:value="0.06" calcext:value-type="float">
            <text:p>0.06</text:p>
          </table:table-cell>
          <table:table-cell table:style-name="ce3" table:formula="of:=([.N24]-[.S24])*([.W24]-[.T24])/([.V24]-[.S24])+[.T24]" office:value-type="float" office:value="0.904" calcext:value-type="float">
            <text:p>0.90</text:p>
          </table:table-cell>
          <table:table-cell/>
          <table:table-cell table:style-name="ce3" table:formula="of:=(-[.AA24]+SQRT([.AA24]*[.AA24] - 4*[.Z24]*[.AB24]))/(2*[.Z24])+[.S24]" office:value-type="float" office:value="1.19" calcext:value-type="float">
            <text:p>1.19</text:p>
          </table:table-cell>
          <table:table-cell table:style-name="ce3" table:formula="of:=(-[.AA24]-SQRT([.AA24]*[.AA24] - 4*[.Z24]*[.AB24]))/(2*[.Z24])+[.S24]" office:value-type="float" office:value="0.06" calcext:value-type="float">
            <text:p>0.06</text:p>
          </table:table-cell>
          <table:table-cell table:style-name="ce6" table:formula="of:=IF([.$M24]&gt;[.$D$8];[.B$7];IF([.$M24]&gt;[.$D$9];[.B$8];IF([.$M24]&gt;[.$D$10];[.B$9];IF([.$M24]&gt;[.$D$11];[.B$10];[.B$11]))))" office:value-type="float" office:value="0" calcext:value-type="float">
            <text:p>0</text:p>
          </table:table-cell>
          <table:table-cell table:style-name="ce6" table:formula="of:=IF([.$M24]&gt;[.$D$8];[.C$7];IF([.$M24]&gt;[.$D$9];[.C$8];IF([.$M24]&gt;[.$D$10];[.C$9];IF([.$M24]&gt;[.$D$11];[.C$10];[.C$11]))))" office:value-type="float" office:value="1" calcext:value-type="float">
            <text:p>1</text:p>
          </table:table-cell>
          <table:table-cell table:style-name="ce6" table:formula="of:=IF([.$M24]&gt;[.$D$8];[.D$7];IF([.$M24]&gt;[.$D$9];[.D$8];IF([.$M24]&gt;[.$D$10];[.D$9];IF([.$M24]&gt;[.$D$11];[.D$10];[.D$11]))))" office:value-type="float" office:value="1" calcext:value-type="float">
            <text:p>1</text:p>
          </table:table-cell>
          <table:table-cell table:style-name="ce6" table:formula="of:=IF([.$M24]&gt;[.$D$7];[.B$8];IF([.$M24]&gt;[.$D$8];[.B$8];IF([.$M24]&gt;[.$D$9];[.B$9];IF([.$M24]&gt;[.$D$10];[.B$10];[.B$11]))))" office:value-type="float" office:value="0.25" calcext:value-type="float">
            <text:p>0.25</text:p>
          </table:table-cell>
          <table:table-cell table:style-name="ce6" table:formula="of:=IF([.$M24]&gt;[.$D$7];[.C$8];IF([.$M24]&gt;[.$D$8];[.C$8];IF([.$M24]&gt;[.$D$9];[.C$9];IF([.$M24]&gt;[.$D$10];[.C$10];[.C$11]))))" office:value-type="float" office:value="0.6" calcext:value-type="float">
            <text:p>0.6</text:p>
          </table:table-cell>
          <table:table-cell table:style-name="ce6" table:formula="of:=IF([.$M24]&gt;[.$D$7];[.D$8];IF([.$M24]&gt;[.$D$8];[.D$8];IF([.$M24]&gt;[.$D$9];[.D$9];IF([.$M24]&gt;[.$D$10];[.D$10];[.D$11]))))" office:value-type="float" office:value="0.692307692307692" calcext:value-type="float">
            <text:p>0.6923076923</text:p>
          </table:table-cell>
          <table:table-cell table:style-name="ce6" table:formula="of:=([.W24]-[.T24])/([.V24]-[.S24])" office:value-type="float" office:value="-1.6" calcext:value-type="float">
            <text:p>-1.6</text:p>
          </table:table-cell>
          <table:table-cell table:style-name="ce27" table:formula="of:=-[.Y24]/2" office:value-type="float" office:value="0.8" calcext:value-type="float">
            <text:p>8.00E-01</text:p>
          </table:table-cell>
          <table:table-cell table:style-name="ce6" table:formula="of:=([.Y24]*[.S24]-[.T24])" office:value-type="float" office:value="-1" calcext:value-type="float">
            <text:p>-1</text:p>
          </table:table-cell>
          <table:table-cell table:style-name="ce6" table:formula="of:=[.$C$12] * ([.U24]-[.M24]) + [.S24]*([.T24] - 1/2*[.S24]*[.Y24])" office:value-type="float" office:value="0.05712" calcext:value-type="float">
            <text:p>0.05712</text:p>
          </table:table-cell>
          <table:table-cell table:number-columns-repeated="995"/>
        </table:table-row>
        <table:table-row table:style-name="ro1">
          <table:table-cell/>
          <table:table-cell table:style-name="ce3" table:formula="of:=[.B24]+[.B$14]" office:value-type="float" office:value="0.07" calcext:value-type="float">
            <text:p>0.07</text:p>
          </table:table-cell>
          <table:table-cell table:style-name="ce3" table:formula="of:=([.B25]-[.D25])*([.H25]-[.E25])/([.G25]-[.D25])+[.E25]" office:value-type="float" office:value="0.888" calcext:value-type="float">
            <text:p>0.89</text:p>
          </table:table-cell>
          <table:table-cell table:style-name="ce6" table:formula="of:=IF([.$B25]&lt;[.$B$8];[.B$7];IF([.$B25]&lt;[.$B$9];[.B$8];IF([.$B25]&lt;[.$B$10];[.B$9];IF([.$B25]&lt;[.$B$11];[.B$10];[.B$11]))))" office:value-type="float" office:value="0" calcext:value-type="float">
            <text:p>0</text:p>
          </table:table-cell>
          <table:table-cell table:style-name="ce6" table:formula="of:=IF([.$B25]&lt;[.$B$8];[.C$7];IF([.$B25]&lt;[.$B$9];[.C$8];IF([.$B25]&lt;[.$B$10];[.C$9];IF([.$B25]&lt;[.$B$11];[.C$10];[.C$11]))))" office:value-type="float" office:value="1" calcext:value-type="float">
            <text:p>1</text:p>
          </table:table-cell>
          <table:table-cell table:style-name="ce6" table:formula="of:=IF([.$B25]&lt;[.$B$8];[.D$7];IF([.$B25]&lt;[.$B$9];[.D$8];IF([.$B25]&lt;[.$B$10];[.D$9];IF([.$B25]&lt;[.$B$11];[.D$10];[.D$11]))))" office:value-type="float" office:value="1" calcext:value-type="float">
            <text:p>1</text:p>
          </table:table-cell>
          <table:table-cell table:style-name="ce6" table:formula="of:=IF([.$B25]&lt;[.$B$7];[.B$7];IF([.$B25]&lt;[.$B$8];[.B$8];IF([.$B25]&lt;[.$B$9];[.B$9];IF([.$B25]&lt;[.$B$10];[.B$10];[.B$11]))))" office:value-type="float" office:value="0.25" calcext:value-type="float">
            <text:p>0.25</text:p>
          </table:table-cell>
          <table:table-cell table:style-name="ce6" table:formula="of:=IF([.$B25]&lt;[.$B$7];[.C$7];IF([.$B25]&lt;[.$B$8];[.C$8];IF([.$B25]&lt;[.$B$9];[.C$9];IF([.$B25]&lt;[.$B$10];[.C$10];[.C$11]))))" office:value-type="float" office:value="0.6" calcext:value-type="float">
            <text:p>0.6</text:p>
          </table:table-cell>
          <table:table-cell table:style-name="ce6" table:formula="of:=IF([.$B25]&lt;[.$B$7];[.D$7];IF([.$B25]&lt;[.$B$8];[.D$8];IF([.$B25]&lt;[.$B$9];[.D$9];IF([.$B25]&lt;[.$B$10];[.D$10];[.D$11]))))" office:value-type="float" office:value="0.692307692307692" calcext:value-type="float">
            <text:p>0.6923076923</text:p>
          </table:table-cell>
          <table:table-cell table:style-name="ce6" table:formula="of:=([.H25]-[.E25])/([.G25]-[.D25])" office:value-type="float" office:value="-1.6" calcext:value-type="float">
            <text:p>-1.6</text:p>
          </table:table-cell>
          <table:table-cell table:style-name="ce3" table:formula="of:=[.K24]-AVERAGE([.L24];[.L25])*([.B25]-[.B24])" office:value-type="float" office:value="0.898338461538462" calcext:value-type="float">
            <text:p>0.90</text:p>
          </table:table-cell>
          <table:table-cell table:style-name="ce12" table:formula="of:=[.C25]/[.C$12]" office:value-type="float" office:value="1.36615384615385" calcext:value-type="float">
            <text:p>1.37</text:p>
          </table:table-cell>
          <table:table-cell table:style-name="ce17" table:formula="of:=[.F25]-[.B25]^2*[.J25]/(2*[.C$12]) - [.B25]*([.E25]-[.D25]*[.J25])/[.C$12]  +  [.D25]/[.C$12] * (3/2*[.D25]*[.J25] -[.E25])" office:value-type="float" office:value="0.898338461538462" calcext:value-type="float">
            <text:p>0.90</text:p>
          </table:table-cell>
          <table:table-cell table:style-name="ce21" table:formula="of:=IF(OR([.Q25]&lt;[.S25];[.Q25]&gt;[.V25]);[.R25];[.Q25])" office:value-type="float" office:value="0.07" calcext:value-type="float">
            <text:p>0.07</text:p>
          </table:table-cell>
          <table:table-cell table:style-name="ce3" table:formula="of:=([.N25]-[.S25])*([.W25]-[.T25])/([.V25]-[.S25])+[.T25]" office:value-type="float" office:value="0.888" calcext:value-type="float">
            <text:p>0.89</text:p>
          </table:table-cell>
          <table:table-cell/>
          <table:table-cell table:style-name="ce3" table:formula="of:=(-[.AA25]+SQRT([.AA25]*[.AA25] - 4*[.Z25]*[.AB25]))/(2*[.Z25])+[.S25]" office:value-type="float" office:value="1.18" calcext:value-type="float">
            <text:p>1.18</text:p>
          </table:table-cell>
          <table:table-cell table:style-name="ce3" table:formula="of:=(-[.AA25]-SQRT([.AA25]*[.AA25] - 4*[.Z25]*[.AB25]))/(2*[.Z25])+[.S25]" office:value-type="float" office:value="0.07" calcext:value-type="float">
            <text:p>0.07</text:p>
          </table:table-cell>
          <table:table-cell table:style-name="ce6" table:formula="of:=IF([.$M25]&gt;[.$D$8];[.B$7];IF([.$M25]&gt;[.$D$9];[.B$8];IF([.$M25]&gt;[.$D$10];[.B$9];IF([.$M25]&gt;[.$D$11];[.B$10];[.B$11]))))" office:value-type="float" office:value="0" calcext:value-type="float">
            <text:p>0</text:p>
          </table:table-cell>
          <table:table-cell table:style-name="ce6" table:formula="of:=IF([.$M25]&gt;[.$D$8];[.C$7];IF([.$M25]&gt;[.$D$9];[.C$8];IF([.$M25]&gt;[.$D$10];[.C$9];IF([.$M25]&gt;[.$D$11];[.C$10];[.C$11]))))" office:value-type="float" office:value="1" calcext:value-type="float">
            <text:p>1</text:p>
          </table:table-cell>
          <table:table-cell table:style-name="ce6" table:formula="of:=IF([.$M25]&gt;[.$D$8];[.D$7];IF([.$M25]&gt;[.$D$9];[.D$8];IF([.$M25]&gt;[.$D$10];[.D$9];IF([.$M25]&gt;[.$D$11];[.D$10];[.D$11]))))" office:value-type="float" office:value="1" calcext:value-type="float">
            <text:p>1</text:p>
          </table:table-cell>
          <table:table-cell table:style-name="ce6" table:formula="of:=IF([.$M25]&gt;[.$D$7];[.B$8];IF([.$M25]&gt;[.$D$8];[.B$8];IF([.$M25]&gt;[.$D$9];[.B$9];IF([.$M25]&gt;[.$D$10];[.B$10];[.B$11]))))" office:value-type="float" office:value="0.25" calcext:value-type="float">
            <text:p>0.25</text:p>
          </table:table-cell>
          <table:table-cell table:style-name="ce6" table:formula="of:=IF([.$M25]&gt;[.$D$7];[.C$8];IF([.$M25]&gt;[.$D$8];[.C$8];IF([.$M25]&gt;[.$D$9];[.C$9];IF([.$M25]&gt;[.$D$10];[.C$10];[.C$11]))))" office:value-type="float" office:value="0.6" calcext:value-type="float">
            <text:p>0.6</text:p>
          </table:table-cell>
          <table:table-cell table:style-name="ce6" table:formula="of:=IF([.$M25]&gt;[.$D$7];[.D$8];IF([.$M25]&gt;[.$D$8];[.D$8];IF([.$M25]&gt;[.$D$9];[.D$9];IF([.$M25]&gt;[.$D$10];[.D$10];[.D$11]))))" office:value-type="float" office:value="0.692307692307692" calcext:value-type="float">
            <text:p>0.6923076923</text:p>
          </table:table-cell>
          <table:table-cell table:style-name="ce6" table:formula="of:=([.W25]-[.T25])/([.V25]-[.S25])" office:value-type="float" office:value="-1.6" calcext:value-type="float">
            <text:p>-1.6</text:p>
          </table:table-cell>
          <table:table-cell table:style-name="ce27" table:formula="of:=-[.Y25]/2" office:value-type="float" office:value="0.8" calcext:value-type="float">
            <text:p>8.00E-01</text:p>
          </table:table-cell>
          <table:table-cell table:style-name="ce6" table:formula="of:=([.Y25]*[.S25]-[.T25])" office:value-type="float" office:value="-1" calcext:value-type="float">
            <text:p>-1</text:p>
          </table:table-cell>
          <table:table-cell table:style-name="ce6" table:formula="of:=[.$C$12] * ([.U25]-[.M25]) + [.S25]*([.T25] - 1/2*[.S25]*[.Y25])" office:value-type="float" office:value="0.06608" calcext:value-type="float">
            <text:p>0.06608</text:p>
          </table:table-cell>
          <table:table-cell table:number-columns-repeated="995"/>
        </table:table-row>
        <table:table-row table:style-name="ro1">
          <table:table-cell/>
          <table:table-cell table:style-name="ce3" table:formula="of:=[.B25]+[.B$14]" office:value-type="float" office:value="0.08" calcext:value-type="float">
            <text:p>0.08</text:p>
          </table:table-cell>
          <table:table-cell table:style-name="ce3" table:formula="of:=([.B26]-[.D26])*([.H26]-[.E26])/([.G26]-[.D26])+[.E26]" office:value-type="float" office:value="0.872" calcext:value-type="float">
            <text:p>0.87</text:p>
          </table:table-cell>
          <table:table-cell table:style-name="ce6" table:formula="of:=IF([.$B26]&lt;[.$B$8];[.B$7];IF([.$B26]&lt;[.$B$9];[.B$8];IF([.$B26]&lt;[.$B$10];[.B$9];IF([.$B26]&lt;[.$B$11];[.B$10];[.B$11]))))" office:value-type="float" office:value="0" calcext:value-type="float">
            <text:p>0</text:p>
          </table:table-cell>
          <table:table-cell table:style-name="ce6" table:formula="of:=IF([.$B26]&lt;[.$B$8];[.C$7];IF([.$B26]&lt;[.$B$9];[.C$8];IF([.$B26]&lt;[.$B$10];[.C$9];IF([.$B26]&lt;[.$B$11];[.C$10];[.C$11]))))" office:value-type="float" office:value="1" calcext:value-type="float">
            <text:p>1</text:p>
          </table:table-cell>
          <table:table-cell table:style-name="ce6" table:formula="of:=IF([.$B26]&lt;[.$B$8];[.D$7];IF([.$B26]&lt;[.$B$9];[.D$8];IF([.$B26]&lt;[.$B$10];[.D$9];IF([.$B26]&lt;[.$B$11];[.D$10];[.D$11]))))" office:value-type="float" office:value="1" calcext:value-type="float">
            <text:p>1</text:p>
          </table:table-cell>
          <table:table-cell table:style-name="ce6" table:formula="of:=IF([.$B26]&lt;[.$B$7];[.B$7];IF([.$B26]&lt;[.$B$8];[.B$8];IF([.$B26]&lt;[.$B$9];[.B$9];IF([.$B26]&lt;[.$B$10];[.B$10];[.B$11]))))" office:value-type="float" office:value="0.25" calcext:value-type="float">
            <text:p>0.25</text:p>
          </table:table-cell>
          <table:table-cell table:style-name="ce6" table:formula="of:=IF([.$B26]&lt;[.$B$7];[.C$7];IF([.$B26]&lt;[.$B$8];[.C$8];IF([.$B26]&lt;[.$B$9];[.C$9];IF([.$B26]&lt;[.$B$10];[.C$10];[.C$11]))))" office:value-type="float" office:value="0.6" calcext:value-type="float">
            <text:p>0.6</text:p>
          </table:table-cell>
          <table:table-cell table:style-name="ce6" table:formula="of:=IF([.$B26]&lt;[.$B$7];[.D$7];IF([.$B26]&lt;[.$B$8];[.D$8];IF([.$B26]&lt;[.$B$9];[.D$9];IF([.$B26]&lt;[.$B$10];[.D$10];[.D$11]))))" office:value-type="float" office:value="0.692307692307692" calcext:value-type="float">
            <text:p>0.6923076923</text:p>
          </table:table-cell>
          <table:table-cell table:style-name="ce6" table:formula="of:=([.H26]-[.E26])/([.G26]-[.D26])" office:value-type="float" office:value="-1.6" calcext:value-type="float">
            <text:p>-1.6</text:p>
          </table:table-cell>
          <table:table-cell table:style-name="ce3" table:formula="of:=[.K25]-AVERAGE([.L25];[.L26])*([.B26]-[.B25])" office:value-type="float" office:value="0.8848" calcext:value-type="float">
            <text:p>0.88</text:p>
          </table:table-cell>
          <table:table-cell table:style-name="ce12" table:formula="of:=[.C26]/[.C$12]" office:value-type="float" office:value="1.34153846153846" calcext:value-type="float">
            <text:p>1.34</text:p>
          </table:table-cell>
          <table:table-cell table:style-name="ce17" table:formula="of:=[.F26]-[.B26]^2*[.J26]/(2*[.C$12]) - [.B26]*([.E26]-[.D26]*[.J26])/[.C$12]  +  [.D26]/[.C$12] * (3/2*[.D26]*[.J26] -[.E26])" office:value-type="float" office:value="0.8848" calcext:value-type="float">
            <text:p>0.88</text:p>
          </table:table-cell>
          <table:table-cell table:style-name="ce21" table:formula="of:=IF(OR([.Q26]&lt;[.S26];[.Q26]&gt;[.V26]);[.R26];[.Q26])" office:value-type="float" office:value="0.08" calcext:value-type="float">
            <text:p>0.08</text:p>
          </table:table-cell>
          <table:table-cell table:style-name="ce3" table:formula="of:=([.N26]-[.S26])*([.W26]-[.T26])/([.V26]-[.S26])+[.T26]" office:value-type="float" office:value="0.872" calcext:value-type="float">
            <text:p>0.87</text:p>
          </table:table-cell>
          <table:table-cell/>
          <table:table-cell table:style-name="ce3" table:formula="of:=(-[.AA26]+SQRT([.AA26]*[.AA26] - 4*[.Z26]*[.AB26]))/(2*[.Z26])+[.S26]" office:value-type="float" office:value="1.17" calcext:value-type="float">
            <text:p>1.17</text:p>
          </table:table-cell>
          <table:table-cell table:style-name="ce3" table:formula="of:=(-[.AA26]-SQRT([.AA26]*[.AA26] - 4*[.Z26]*[.AB26]))/(2*[.Z26])+[.S26]" office:value-type="float" office:value="0.08" calcext:value-type="float">
            <text:p>0.08</text:p>
          </table:table-cell>
          <table:table-cell table:style-name="ce6" table:formula="of:=IF([.$M26]&gt;[.$D$8];[.B$7];IF([.$M26]&gt;[.$D$9];[.B$8];IF([.$M26]&gt;[.$D$10];[.B$9];IF([.$M26]&gt;[.$D$11];[.B$10];[.B$11]))))" office:value-type="float" office:value="0" calcext:value-type="float">
            <text:p>0</text:p>
          </table:table-cell>
          <table:table-cell table:style-name="ce6" table:formula="of:=IF([.$M26]&gt;[.$D$8];[.C$7];IF([.$M26]&gt;[.$D$9];[.C$8];IF([.$M26]&gt;[.$D$10];[.C$9];IF([.$M26]&gt;[.$D$11];[.C$10];[.C$11]))))" office:value-type="float" office:value="1" calcext:value-type="float">
            <text:p>1</text:p>
          </table:table-cell>
          <table:table-cell table:style-name="ce6" table:formula="of:=IF([.$M26]&gt;[.$D$8];[.D$7];IF([.$M26]&gt;[.$D$9];[.D$8];IF([.$M26]&gt;[.$D$10];[.D$9];IF([.$M26]&gt;[.$D$11];[.D$10];[.D$11]))))" office:value-type="float" office:value="1" calcext:value-type="float">
            <text:p>1</text:p>
          </table:table-cell>
          <table:table-cell table:style-name="ce6" table:formula="of:=IF([.$M26]&gt;[.$D$7];[.B$8];IF([.$M26]&gt;[.$D$8];[.B$8];IF([.$M26]&gt;[.$D$9];[.B$9];IF([.$M26]&gt;[.$D$10];[.B$10];[.B$11]))))" office:value-type="float" office:value="0.25" calcext:value-type="float">
            <text:p>0.25</text:p>
          </table:table-cell>
          <table:table-cell table:style-name="ce6" table:formula="of:=IF([.$M26]&gt;[.$D$7];[.C$8];IF([.$M26]&gt;[.$D$8];[.C$8];IF([.$M26]&gt;[.$D$9];[.C$9];IF([.$M26]&gt;[.$D$10];[.C$10];[.C$11]))))" office:value-type="float" office:value="0.6" calcext:value-type="float">
            <text:p>0.6</text:p>
          </table:table-cell>
          <table:table-cell table:style-name="ce6" table:formula="of:=IF([.$M26]&gt;[.$D$7];[.D$8];IF([.$M26]&gt;[.$D$8];[.D$8];IF([.$M26]&gt;[.$D$9];[.D$9];IF([.$M26]&gt;[.$D$10];[.D$10];[.D$11]))))" office:value-type="float" office:value="0.692307692307692" calcext:value-type="float">
            <text:p>0.6923076923</text:p>
          </table:table-cell>
          <table:table-cell table:style-name="ce6" table:formula="of:=([.W26]-[.T26])/([.V26]-[.S26])" office:value-type="float" office:value="-1.6" calcext:value-type="float">
            <text:p>-1.6</text:p>
          </table:table-cell>
          <table:table-cell table:style-name="ce27" table:formula="of:=-[.Y26]/2" office:value-type="float" office:value="0.8" calcext:value-type="float">
            <text:p>8.00E-01</text:p>
          </table:table-cell>
          <table:table-cell table:style-name="ce6" table:formula="of:=([.Y26]*[.S26]-[.T26])" office:value-type="float" office:value="-1" calcext:value-type="float">
            <text:p>-1</text:p>
          </table:table-cell>
          <table:table-cell table:style-name="ce6" table:formula="of:=[.$C$12] * ([.U26]-[.M26]) + [.S26]*([.T26] - 1/2*[.S26]*[.Y26])" office:value-type="float" office:value="0.07488" calcext:value-type="float">
            <text:p>0.07488</text:p>
          </table:table-cell>
          <table:table-cell table:number-columns-repeated="995"/>
        </table:table-row>
        <table:table-row table:style-name="ro1">
          <table:table-cell/>
          <table:table-cell table:style-name="ce3" table:formula="of:=[.B26]+[.B$14]" office:value-type="float" office:value="0.09" calcext:value-type="float">
            <text:p>0.09</text:p>
          </table:table-cell>
          <table:table-cell table:style-name="ce3" table:formula="of:=([.B27]-[.D27])*([.H27]-[.E27])/([.G27]-[.D27])+[.E27]" office:value-type="float" office:value="0.856" calcext:value-type="float">
            <text:p>0.86</text:p>
          </table:table-cell>
          <table:table-cell table:style-name="ce6" table:formula="of:=IF([.$B27]&lt;[.$B$8];[.B$7];IF([.$B27]&lt;[.$B$9];[.B$8];IF([.$B27]&lt;[.$B$10];[.B$9];IF([.$B27]&lt;[.$B$11];[.B$10];[.B$11]))))" office:value-type="float" office:value="0" calcext:value-type="float">
            <text:p>0</text:p>
          </table:table-cell>
          <table:table-cell table:style-name="ce6" table:formula="of:=IF([.$B27]&lt;[.$B$8];[.C$7];IF([.$B27]&lt;[.$B$9];[.C$8];IF([.$B27]&lt;[.$B$10];[.C$9];IF([.$B27]&lt;[.$B$11];[.C$10];[.C$11]))))" office:value-type="float" office:value="1" calcext:value-type="float">
            <text:p>1</text:p>
          </table:table-cell>
          <table:table-cell table:style-name="ce6" table:formula="of:=IF([.$B27]&lt;[.$B$8];[.D$7];IF([.$B27]&lt;[.$B$9];[.D$8];IF([.$B27]&lt;[.$B$10];[.D$9];IF([.$B27]&lt;[.$B$11];[.D$10];[.D$11]))))" office:value-type="float" office:value="1" calcext:value-type="float">
            <text:p>1</text:p>
          </table:table-cell>
          <table:table-cell table:style-name="ce6" table:formula="of:=IF([.$B27]&lt;[.$B$7];[.B$7];IF([.$B27]&lt;[.$B$8];[.B$8];IF([.$B27]&lt;[.$B$9];[.B$9];IF([.$B27]&lt;[.$B$10];[.B$10];[.B$11]))))" office:value-type="float" office:value="0.25" calcext:value-type="float">
            <text:p>0.25</text:p>
          </table:table-cell>
          <table:table-cell table:style-name="ce6" table:formula="of:=IF([.$B27]&lt;[.$B$7];[.C$7];IF([.$B27]&lt;[.$B$8];[.C$8];IF([.$B27]&lt;[.$B$9];[.C$9];IF([.$B27]&lt;[.$B$10];[.C$10];[.C$11]))))" office:value-type="float" office:value="0.6" calcext:value-type="float">
            <text:p>0.6</text:p>
          </table:table-cell>
          <table:table-cell table:style-name="ce6" table:formula="of:=IF([.$B27]&lt;[.$B$7];[.D$7];IF([.$B27]&lt;[.$B$8];[.D$8];IF([.$B27]&lt;[.$B$9];[.D$9];IF([.$B27]&lt;[.$B$10];[.D$10];[.D$11]))))" office:value-type="float" office:value="0.692307692307692" calcext:value-type="float">
            <text:p>0.6923076923</text:p>
          </table:table-cell>
          <table:table-cell table:style-name="ce6" table:formula="of:=([.H27]-[.E27])/([.G27]-[.D27])" office:value-type="float" office:value="-1.6" calcext:value-type="float">
            <text:p>-1.6</text:p>
          </table:table-cell>
          <table:table-cell table:style-name="ce3" table:formula="of:=[.K26]-AVERAGE([.L26];[.L27])*([.B27]-[.B26])" office:value-type="float" office:value="0.871507692307692" calcext:value-type="float">
            <text:p>0.87</text:p>
          </table:table-cell>
          <table:table-cell table:style-name="ce12" table:formula="of:=[.C27]/[.C$12]" office:value-type="float" office:value="1.31692307692308" calcext:value-type="float">
            <text:p>1.32</text:p>
          </table:table-cell>
          <table:table-cell table:style-name="ce17" table:formula="of:=[.F27]-[.B27]^2*[.J27]/(2*[.C$12]) - [.B27]*([.E27]-[.D27]*[.J27])/[.C$12]  +  [.D27]/[.C$12] * (3/2*[.D27]*[.J27] -[.E27])" office:value-type="float" office:value="0.871507692307692" calcext:value-type="float">
            <text:p>0.87</text:p>
          </table:table-cell>
          <table:table-cell table:style-name="ce21" table:formula="of:=IF(OR([.Q27]&lt;[.S27];[.Q27]&gt;[.V27]);[.R27];[.Q27])" office:value-type="float" office:value="0.09" calcext:value-type="float">
            <text:p>0.09</text:p>
          </table:table-cell>
          <table:table-cell table:style-name="ce3" table:formula="of:=([.N27]-[.S27])*([.W27]-[.T27])/([.V27]-[.S27])+[.T27]" office:value-type="float" office:value="0.856" calcext:value-type="float">
            <text:p>0.86</text:p>
          </table:table-cell>
          <table:table-cell/>
          <table:table-cell table:style-name="ce3" table:formula="of:=(-[.AA27]+SQRT([.AA27]*[.AA27] - 4*[.Z27]*[.AB27]))/(2*[.Z27])+[.S27]" office:value-type="float" office:value="1.16" calcext:value-type="float">
            <text:p>1.16</text:p>
          </table:table-cell>
          <table:table-cell table:style-name="ce3" table:formula="of:=(-[.AA27]-SQRT([.AA27]*[.AA27] - 4*[.Z27]*[.AB27]))/(2*[.Z27])+[.S27]" office:value-type="float" office:value="0.09" calcext:value-type="float">
            <text:p>0.09</text:p>
          </table:table-cell>
          <table:table-cell table:style-name="ce6" table:formula="of:=IF([.$M27]&gt;[.$D$8];[.B$7];IF([.$M27]&gt;[.$D$9];[.B$8];IF([.$M27]&gt;[.$D$10];[.B$9];IF([.$M27]&gt;[.$D$11];[.B$10];[.B$11]))))" office:value-type="float" office:value="0" calcext:value-type="float">
            <text:p>0</text:p>
          </table:table-cell>
          <table:table-cell table:style-name="ce6" table:formula="of:=IF([.$M27]&gt;[.$D$8];[.C$7];IF([.$M27]&gt;[.$D$9];[.C$8];IF([.$M27]&gt;[.$D$10];[.C$9];IF([.$M27]&gt;[.$D$11];[.C$10];[.C$11]))))" office:value-type="float" office:value="1" calcext:value-type="float">
            <text:p>1</text:p>
          </table:table-cell>
          <table:table-cell table:style-name="ce6" table:formula="of:=IF([.$M27]&gt;[.$D$8];[.D$7];IF([.$M27]&gt;[.$D$9];[.D$8];IF([.$M27]&gt;[.$D$10];[.D$9];IF([.$M27]&gt;[.$D$11];[.D$10];[.D$11]))))" office:value-type="float" office:value="1" calcext:value-type="float">
            <text:p>1</text:p>
          </table:table-cell>
          <table:table-cell table:style-name="ce6" table:formula="of:=IF([.$M27]&gt;[.$D$7];[.B$8];IF([.$M27]&gt;[.$D$8];[.B$8];IF([.$M27]&gt;[.$D$9];[.B$9];IF([.$M27]&gt;[.$D$10];[.B$10];[.B$11]))))" office:value-type="float" office:value="0.25" calcext:value-type="float">
            <text:p>0.25</text:p>
          </table:table-cell>
          <table:table-cell table:style-name="ce6" table:formula="of:=IF([.$M27]&gt;[.$D$7];[.C$8];IF([.$M27]&gt;[.$D$8];[.C$8];IF([.$M27]&gt;[.$D$9];[.C$9];IF([.$M27]&gt;[.$D$10];[.C$10];[.C$11]))))" office:value-type="float" office:value="0.6" calcext:value-type="float">
            <text:p>0.6</text:p>
          </table:table-cell>
          <table:table-cell table:style-name="ce6" table:formula="of:=IF([.$M27]&gt;[.$D$7];[.D$8];IF([.$M27]&gt;[.$D$8];[.D$8];IF([.$M27]&gt;[.$D$9];[.D$9];IF([.$M27]&gt;[.$D$10];[.D$10];[.D$11]))))" office:value-type="float" office:value="0.692307692307692" calcext:value-type="float">
            <text:p>0.6923076923</text:p>
          </table:table-cell>
          <table:table-cell table:style-name="ce6" table:formula="of:=([.W27]-[.T27])/([.V27]-[.S27])" office:value-type="float" office:value="-1.6" calcext:value-type="float">
            <text:p>-1.6</text:p>
          </table:table-cell>
          <table:table-cell table:style-name="ce27" table:formula="of:=-[.Y27]/2" office:value-type="float" office:value="0.8" calcext:value-type="float">
            <text:p>8.00E-01</text:p>
          </table:table-cell>
          <table:table-cell table:style-name="ce6" table:formula="of:=([.Y27]*[.S27]-[.T27])" office:value-type="float" office:value="-1" calcext:value-type="float">
            <text:p>-1</text:p>
          </table:table-cell>
          <table:table-cell table:style-name="ce6" table:formula="of:=[.$C$12] * ([.U27]-[.M27]) + [.S27]*([.T27] - 1/2*[.S27]*[.Y27])" office:value-type="float" office:value="0.08352" calcext:value-type="float">
            <text:p>0.08352</text:p>
          </table:table-cell>
          <table:table-cell table:number-columns-repeated="995"/>
        </table:table-row>
        <table:table-row table:style-name="ro1">
          <table:table-cell/>
          <table:table-cell table:style-name="ce3" table:formula="of:=[.B27]+[.B$14]" office:value-type="float" office:value="0.1" calcext:value-type="float">
            <text:p>0.10</text:p>
          </table:table-cell>
          <table:table-cell table:style-name="ce3" table:formula="of:=([.B28]-[.D28])*([.H28]-[.E28])/([.G28]-[.D28])+[.E28]" office:value-type="float" office:value="0.84" calcext:value-type="float">
            <text:p>0.84</text:p>
          </table:table-cell>
          <table:table-cell table:style-name="ce6" table:formula="of:=IF([.$B28]&lt;[.$B$8];[.B$7];IF([.$B28]&lt;[.$B$9];[.B$8];IF([.$B28]&lt;[.$B$10];[.B$9];IF([.$B28]&lt;[.$B$11];[.B$10];[.B$11]))))" office:value-type="float" office:value="0" calcext:value-type="float">
            <text:p>0</text:p>
          </table:table-cell>
          <table:table-cell table:style-name="ce6" table:formula="of:=IF([.$B28]&lt;[.$B$8];[.C$7];IF([.$B28]&lt;[.$B$9];[.C$8];IF([.$B28]&lt;[.$B$10];[.C$9];IF([.$B28]&lt;[.$B$11];[.C$10];[.C$11]))))" office:value-type="float" office:value="1" calcext:value-type="float">
            <text:p>1</text:p>
          </table:table-cell>
          <table:table-cell table:style-name="ce6" table:formula="of:=IF([.$B28]&lt;[.$B$8];[.D$7];IF([.$B28]&lt;[.$B$9];[.D$8];IF([.$B28]&lt;[.$B$10];[.D$9];IF([.$B28]&lt;[.$B$11];[.D$10];[.D$11]))))" office:value-type="float" office:value="1" calcext:value-type="float">
            <text:p>1</text:p>
          </table:table-cell>
          <table:table-cell table:style-name="ce6" table:formula="of:=IF([.$B28]&lt;[.$B$7];[.B$7];IF([.$B28]&lt;[.$B$8];[.B$8];IF([.$B28]&lt;[.$B$9];[.B$9];IF([.$B28]&lt;[.$B$10];[.B$10];[.B$11]))))" office:value-type="float" office:value="0.25" calcext:value-type="float">
            <text:p>0.25</text:p>
          </table:table-cell>
          <table:table-cell table:style-name="ce6" table:formula="of:=IF([.$B28]&lt;[.$B$7];[.C$7];IF([.$B28]&lt;[.$B$8];[.C$8];IF([.$B28]&lt;[.$B$9];[.C$9];IF([.$B28]&lt;[.$B$10];[.C$10];[.C$11]))))" office:value-type="float" office:value="0.6" calcext:value-type="float">
            <text:p>0.6</text:p>
          </table:table-cell>
          <table:table-cell table:style-name="ce6" table:formula="of:=IF([.$B28]&lt;[.$B$7];[.D$7];IF([.$B28]&lt;[.$B$8];[.D$8];IF([.$B28]&lt;[.$B$9];[.D$9];IF([.$B28]&lt;[.$B$10];[.D$10];[.D$11]))))" office:value-type="float" office:value="0.692307692307692" calcext:value-type="float">
            <text:p>0.6923076923</text:p>
          </table:table-cell>
          <table:table-cell table:style-name="ce6" table:formula="of:=([.H28]-[.E28])/([.G28]-[.D28])" office:value-type="float" office:value="-1.6" calcext:value-type="float">
            <text:p>-1.6</text:p>
          </table:table-cell>
          <table:table-cell table:style-name="ce3" table:formula="of:=[.K27]-AVERAGE([.L27];[.L28])*([.B28]-[.B27])" office:value-type="float" office:value="0.858461538461538" calcext:value-type="float">
            <text:p>0.86</text:p>
          </table:table-cell>
          <table:table-cell table:style-name="ce12" table:formula="of:=[.C28]/[.C$12]" office:value-type="float" office:value="1.29230769230769" calcext:value-type="float">
            <text:p>1.29</text:p>
          </table:table-cell>
          <table:table-cell table:style-name="ce17" table:formula="of:=[.F28]-[.B28]^2*[.J28]/(2*[.C$12]) - [.B28]*([.E28]-[.D28]*[.J28])/[.C$12]  +  [.D28]/[.C$12] * (3/2*[.D28]*[.J28] -[.E28])" office:value-type="float" office:value="0.858461538461538" calcext:value-type="float">
            <text:p>0.86</text:p>
          </table:table-cell>
          <table:table-cell table:style-name="ce21" table:formula="of:=IF(OR([.Q28]&lt;[.S28];[.Q28]&gt;[.V28]);[.R28];[.Q28])" office:value-type="float" office:value="0.1" calcext:value-type="float">
            <text:p>0.10</text:p>
          </table:table-cell>
          <table:table-cell table:style-name="ce3" table:formula="of:=([.N28]-[.S28])*([.W28]-[.T28])/([.V28]-[.S28])+[.T28]" office:value-type="float" office:value="0.84" calcext:value-type="float">
            <text:p>0.84</text:p>
          </table:table-cell>
          <table:table-cell/>
          <table:table-cell table:style-name="ce3" table:formula="of:=(-[.AA28]+SQRT([.AA28]*[.AA28] - 4*[.Z28]*[.AB28]))/(2*[.Z28])+[.S28]" office:value-type="float" office:value="1.15" calcext:value-type="float">
            <text:p>1.15</text:p>
          </table:table-cell>
          <table:table-cell table:style-name="ce3" table:formula="of:=(-[.AA28]-SQRT([.AA28]*[.AA28] - 4*[.Z28]*[.AB28]))/(2*[.Z28])+[.S28]" office:value-type="float" office:value="0.1" calcext:value-type="float">
            <text:p>0.10</text:p>
          </table:table-cell>
          <table:table-cell table:style-name="ce6" table:formula="of:=IF([.$M28]&gt;[.$D$8];[.B$7];IF([.$M28]&gt;[.$D$9];[.B$8];IF([.$M28]&gt;[.$D$10];[.B$9];IF([.$M28]&gt;[.$D$11];[.B$10];[.B$11]))))" office:value-type="float" office:value="0" calcext:value-type="float">
            <text:p>0</text:p>
          </table:table-cell>
          <table:table-cell table:style-name="ce6" table:formula="of:=IF([.$M28]&gt;[.$D$8];[.C$7];IF([.$M28]&gt;[.$D$9];[.C$8];IF([.$M28]&gt;[.$D$10];[.C$9];IF([.$M28]&gt;[.$D$11];[.C$10];[.C$11]))))" office:value-type="float" office:value="1" calcext:value-type="float">
            <text:p>1</text:p>
          </table:table-cell>
          <table:table-cell table:style-name="ce6" table:formula="of:=IF([.$M28]&gt;[.$D$8];[.D$7];IF([.$M28]&gt;[.$D$9];[.D$8];IF([.$M28]&gt;[.$D$10];[.D$9];IF([.$M28]&gt;[.$D$11];[.D$10];[.D$11]))))" office:value-type="float" office:value="1" calcext:value-type="float">
            <text:p>1</text:p>
          </table:table-cell>
          <table:table-cell table:style-name="ce6" table:formula="of:=IF([.$M28]&gt;[.$D$7];[.B$8];IF([.$M28]&gt;[.$D$8];[.B$8];IF([.$M28]&gt;[.$D$9];[.B$9];IF([.$M28]&gt;[.$D$10];[.B$10];[.B$11]))))" office:value-type="float" office:value="0.25" calcext:value-type="float">
            <text:p>0.25</text:p>
          </table:table-cell>
          <table:table-cell table:style-name="ce6" table:formula="of:=IF([.$M28]&gt;[.$D$7];[.C$8];IF([.$M28]&gt;[.$D$8];[.C$8];IF([.$M28]&gt;[.$D$9];[.C$9];IF([.$M28]&gt;[.$D$10];[.C$10];[.C$11]))))" office:value-type="float" office:value="0.6" calcext:value-type="float">
            <text:p>0.6</text:p>
          </table:table-cell>
          <table:table-cell table:style-name="ce6" table:formula="of:=IF([.$M28]&gt;[.$D$7];[.D$8];IF([.$M28]&gt;[.$D$8];[.D$8];IF([.$M28]&gt;[.$D$9];[.D$9];IF([.$M28]&gt;[.$D$10];[.D$10];[.D$11]))))" office:value-type="float" office:value="0.692307692307692" calcext:value-type="float">
            <text:p>0.6923076923</text:p>
          </table:table-cell>
          <table:table-cell table:style-name="ce6" table:formula="of:=([.W28]-[.T28])/([.V28]-[.S28])" office:value-type="float" office:value="-1.6" calcext:value-type="float">
            <text:p>-1.6</text:p>
          </table:table-cell>
          <table:table-cell table:style-name="ce27" table:formula="of:=-[.Y28]/2" office:value-type="float" office:value="0.8" calcext:value-type="float">
            <text:p>8.00E-01</text:p>
          </table:table-cell>
          <table:table-cell table:style-name="ce6" table:formula="of:=([.Y28]*[.S28]-[.T28])" office:value-type="float" office:value="-1" calcext:value-type="float">
            <text:p>-1</text:p>
          </table:table-cell>
          <table:table-cell table:style-name="ce6" table:formula="of:=[.$C$12] * ([.U28]-[.M28]) + [.S28]*([.T28] - 1/2*[.S28]*[.Y28])" office:value-type="float" office:value="0.092" calcext:value-type="float">
            <text:p>0.092</text:p>
          </table:table-cell>
          <table:table-cell table:number-columns-repeated="995"/>
        </table:table-row>
        <table:table-row table:style-name="ro1">
          <table:table-cell/>
          <table:table-cell table:style-name="ce3" table:formula="of:=[.B28]+[.B$14]" office:value-type="float" office:value="0.11" calcext:value-type="float">
            <text:p>0.11</text:p>
          </table:table-cell>
          <table:table-cell table:style-name="ce3" table:formula="of:=([.B29]-[.D29])*([.H29]-[.E29])/([.G29]-[.D29])+[.E29]" office:value-type="float" office:value="0.824" calcext:value-type="float">
            <text:p>0.82</text:p>
          </table:table-cell>
          <table:table-cell table:style-name="ce6" table:formula="of:=IF([.$B29]&lt;[.$B$8];[.B$7];IF([.$B29]&lt;[.$B$9];[.B$8];IF([.$B29]&lt;[.$B$10];[.B$9];IF([.$B29]&lt;[.$B$11];[.B$10];[.B$11]))))" office:value-type="float" office:value="0" calcext:value-type="float">
            <text:p>0</text:p>
          </table:table-cell>
          <table:table-cell table:style-name="ce6" table:formula="of:=IF([.$B29]&lt;[.$B$8];[.C$7];IF([.$B29]&lt;[.$B$9];[.C$8];IF([.$B29]&lt;[.$B$10];[.C$9];IF([.$B29]&lt;[.$B$11];[.C$10];[.C$11]))))" office:value-type="float" office:value="1" calcext:value-type="float">
            <text:p>1</text:p>
          </table:table-cell>
          <table:table-cell table:style-name="ce6" table:formula="of:=IF([.$B29]&lt;[.$B$8];[.D$7];IF([.$B29]&lt;[.$B$9];[.D$8];IF([.$B29]&lt;[.$B$10];[.D$9];IF([.$B29]&lt;[.$B$11];[.D$10];[.D$11]))))" office:value-type="float" office:value="1" calcext:value-type="float">
            <text:p>1</text:p>
          </table:table-cell>
          <table:table-cell table:style-name="ce6" table:formula="of:=IF([.$B29]&lt;[.$B$7];[.B$7];IF([.$B29]&lt;[.$B$8];[.B$8];IF([.$B29]&lt;[.$B$9];[.B$9];IF([.$B29]&lt;[.$B$10];[.B$10];[.B$11]))))" office:value-type="float" office:value="0.25" calcext:value-type="float">
            <text:p>0.25</text:p>
          </table:table-cell>
          <table:table-cell table:style-name="ce6" table:formula="of:=IF([.$B29]&lt;[.$B$7];[.C$7];IF([.$B29]&lt;[.$B$8];[.C$8];IF([.$B29]&lt;[.$B$9];[.C$9];IF([.$B29]&lt;[.$B$10];[.C$10];[.C$11]))))" office:value-type="float" office:value="0.6" calcext:value-type="float">
            <text:p>0.6</text:p>
          </table:table-cell>
          <table:table-cell table:style-name="ce6" table:formula="of:=IF([.$B29]&lt;[.$B$7];[.D$7];IF([.$B29]&lt;[.$B$8];[.D$8];IF([.$B29]&lt;[.$B$9];[.D$9];IF([.$B29]&lt;[.$B$10];[.D$10];[.D$11]))))" office:value-type="float" office:value="0.692307692307692" calcext:value-type="float">
            <text:p>0.6923076923</text:p>
          </table:table-cell>
          <table:table-cell table:style-name="ce6" table:formula="of:=([.H29]-[.E29])/([.G29]-[.D29])" office:value-type="float" office:value="-1.6" calcext:value-type="float">
            <text:p>-1.6</text:p>
          </table:table-cell>
          <table:table-cell table:style-name="ce3" table:formula="of:=[.K28]-AVERAGE([.L28];[.L29])*([.B29]-[.B28])" office:value-type="float" office:value="0.845661538461538" calcext:value-type="float">
            <text:p>0.85</text:p>
          </table:table-cell>
          <table:table-cell table:style-name="ce12" table:formula="of:=[.C29]/[.C$12]" office:value-type="float" office:value="1.26769230769231" calcext:value-type="float">
            <text:p>1.27</text:p>
          </table:table-cell>
          <table:table-cell table:style-name="ce17" table:formula="of:=[.F29]-[.B29]^2*[.J29]/(2*[.C$12]) - [.B29]*([.E29]-[.D29]*[.J29])/[.C$12]  +  [.D29]/[.C$12] * (3/2*[.D29]*[.J29] -[.E29])" office:value-type="float" office:value="0.845661538461539" calcext:value-type="float">
            <text:p>0.85</text:p>
          </table:table-cell>
          <table:table-cell table:style-name="ce21" table:formula="of:=IF(OR([.Q29]&lt;[.S29];[.Q29]&gt;[.V29]);[.R29];[.Q29])" office:value-type="float" office:value="0.11" calcext:value-type="float">
            <text:p>0.11</text:p>
          </table:table-cell>
          <table:table-cell table:style-name="ce3" table:formula="of:=([.N29]-[.S29])*([.W29]-[.T29])/([.V29]-[.S29])+[.T29]" office:value-type="float" office:value="0.824" calcext:value-type="float">
            <text:p>0.82</text:p>
          </table:table-cell>
          <table:table-cell/>
          <table:table-cell table:style-name="ce3" table:formula="of:=(-[.AA29]+SQRT([.AA29]*[.AA29] - 4*[.Z29]*[.AB29]))/(2*[.Z29])+[.S29]" office:value-type="float" office:value="1.14" calcext:value-type="float">
            <text:p>1.14</text:p>
          </table:table-cell>
          <table:table-cell table:style-name="ce3" table:formula="of:=(-[.AA29]-SQRT([.AA29]*[.AA29] - 4*[.Z29]*[.AB29]))/(2*[.Z29])+[.S29]" office:value-type="float" office:value="0.11" calcext:value-type="float">
            <text:p>0.11</text:p>
          </table:table-cell>
          <table:table-cell table:style-name="ce6" table:formula="of:=IF([.$M29]&gt;[.$D$8];[.B$7];IF([.$M29]&gt;[.$D$9];[.B$8];IF([.$M29]&gt;[.$D$10];[.B$9];IF([.$M29]&gt;[.$D$11];[.B$10];[.B$11]))))" office:value-type="float" office:value="0" calcext:value-type="float">
            <text:p>0</text:p>
          </table:table-cell>
          <table:table-cell table:style-name="ce6" table:formula="of:=IF([.$M29]&gt;[.$D$8];[.C$7];IF([.$M29]&gt;[.$D$9];[.C$8];IF([.$M29]&gt;[.$D$10];[.C$9];IF([.$M29]&gt;[.$D$11];[.C$10];[.C$11]))))" office:value-type="float" office:value="1" calcext:value-type="float">
            <text:p>1</text:p>
          </table:table-cell>
          <table:table-cell table:style-name="ce6" table:formula="of:=IF([.$M29]&gt;[.$D$8];[.D$7];IF([.$M29]&gt;[.$D$9];[.D$8];IF([.$M29]&gt;[.$D$10];[.D$9];IF([.$M29]&gt;[.$D$11];[.D$10];[.D$11]))))" office:value-type="float" office:value="1" calcext:value-type="float">
            <text:p>1</text:p>
          </table:table-cell>
          <table:table-cell table:style-name="ce6" table:formula="of:=IF([.$M29]&gt;[.$D$7];[.B$8];IF([.$M29]&gt;[.$D$8];[.B$8];IF([.$M29]&gt;[.$D$9];[.B$9];IF([.$M29]&gt;[.$D$10];[.B$10];[.B$11]))))" office:value-type="float" office:value="0.25" calcext:value-type="float">
            <text:p>0.25</text:p>
          </table:table-cell>
          <table:table-cell table:style-name="ce6" table:formula="of:=IF([.$M29]&gt;[.$D$7];[.C$8];IF([.$M29]&gt;[.$D$8];[.C$8];IF([.$M29]&gt;[.$D$9];[.C$9];IF([.$M29]&gt;[.$D$10];[.C$10];[.C$11]))))" office:value-type="float" office:value="0.6" calcext:value-type="float">
            <text:p>0.6</text:p>
          </table:table-cell>
          <table:table-cell table:style-name="ce6" table:formula="of:=IF([.$M29]&gt;[.$D$7];[.D$8];IF([.$M29]&gt;[.$D$8];[.D$8];IF([.$M29]&gt;[.$D$9];[.D$9];IF([.$M29]&gt;[.$D$10];[.D$10];[.D$11]))))" office:value-type="float" office:value="0.692307692307692" calcext:value-type="float">
            <text:p>0.6923076923</text:p>
          </table:table-cell>
          <table:table-cell table:style-name="ce6" table:formula="of:=([.W29]-[.T29])/([.V29]-[.S29])" office:value-type="float" office:value="-1.6" calcext:value-type="float">
            <text:p>-1.6</text:p>
          </table:table-cell>
          <table:table-cell table:style-name="ce27" table:formula="of:=-[.Y29]/2" office:value-type="float" office:value="0.8" calcext:value-type="float">
            <text:p>8.00E-01</text:p>
          </table:table-cell>
          <table:table-cell table:style-name="ce6" table:formula="of:=([.Y29]*[.S29]-[.T29])" office:value-type="float" office:value="-1" calcext:value-type="float">
            <text:p>-1</text:p>
          </table:table-cell>
          <table:table-cell table:style-name="ce6" table:formula="of:=[.$C$12] * ([.U29]-[.M29]) + [.S29]*([.T29] - 1/2*[.S29]*[.Y29])" office:value-type="float" office:value="0.10032" calcext:value-type="float">
            <text:p>0.10032</text:p>
          </table:table-cell>
          <table:table-cell table:number-columns-repeated="995"/>
        </table:table-row>
        <table:table-row table:style-name="ro1">
          <table:table-cell/>
          <table:table-cell table:style-name="ce3" table:formula="of:=[.B29]+[.B$14]" office:value-type="float" office:value="0.12" calcext:value-type="float">
            <text:p>0.12</text:p>
          </table:table-cell>
          <table:table-cell table:style-name="ce3" table:formula="of:=([.B30]-[.D30])*([.H30]-[.E30])/([.G30]-[.D30])+[.E30]" office:value-type="float" office:value="0.808" calcext:value-type="float">
            <text:p>0.81</text:p>
          </table:table-cell>
          <table:table-cell table:style-name="ce6" table:formula="of:=IF([.$B30]&lt;[.$B$8];[.B$7];IF([.$B30]&lt;[.$B$9];[.B$8];IF([.$B30]&lt;[.$B$10];[.B$9];IF([.$B30]&lt;[.$B$11];[.B$10];[.B$11]))))" office:value-type="float" office:value="0" calcext:value-type="float">
            <text:p>0</text:p>
          </table:table-cell>
          <table:table-cell table:style-name="ce6" table:formula="of:=IF([.$B30]&lt;[.$B$8];[.C$7];IF([.$B30]&lt;[.$B$9];[.C$8];IF([.$B30]&lt;[.$B$10];[.C$9];IF([.$B30]&lt;[.$B$11];[.C$10];[.C$11]))))" office:value-type="float" office:value="1" calcext:value-type="float">
            <text:p>1</text:p>
          </table:table-cell>
          <table:table-cell table:style-name="ce6" table:formula="of:=IF([.$B30]&lt;[.$B$8];[.D$7];IF([.$B30]&lt;[.$B$9];[.D$8];IF([.$B30]&lt;[.$B$10];[.D$9];IF([.$B30]&lt;[.$B$11];[.D$10];[.D$11]))))" office:value-type="float" office:value="1" calcext:value-type="float">
            <text:p>1</text:p>
          </table:table-cell>
          <table:table-cell table:style-name="ce6" table:formula="of:=IF([.$B30]&lt;[.$B$7];[.B$7];IF([.$B30]&lt;[.$B$8];[.B$8];IF([.$B30]&lt;[.$B$9];[.B$9];IF([.$B30]&lt;[.$B$10];[.B$10];[.B$11]))))" office:value-type="float" office:value="0.25" calcext:value-type="float">
            <text:p>0.25</text:p>
          </table:table-cell>
          <table:table-cell table:style-name="ce6" table:formula="of:=IF([.$B30]&lt;[.$B$7];[.C$7];IF([.$B30]&lt;[.$B$8];[.C$8];IF([.$B30]&lt;[.$B$9];[.C$9];IF([.$B30]&lt;[.$B$10];[.C$10];[.C$11]))))" office:value-type="float" office:value="0.6" calcext:value-type="float">
            <text:p>0.6</text:p>
          </table:table-cell>
          <table:table-cell table:style-name="ce6" table:formula="of:=IF([.$B30]&lt;[.$B$7];[.D$7];IF([.$B30]&lt;[.$B$8];[.D$8];IF([.$B30]&lt;[.$B$9];[.D$9];IF([.$B30]&lt;[.$B$10];[.D$10];[.D$11]))))" office:value-type="float" office:value="0.692307692307692" calcext:value-type="float">
            <text:p>0.6923076923</text:p>
          </table:table-cell>
          <table:table-cell table:style-name="ce6" table:formula="of:=([.H30]-[.E30])/([.G30]-[.D30])" office:value-type="float" office:value="-1.6" calcext:value-type="float">
            <text:p>-1.6</text:p>
          </table:table-cell>
          <table:table-cell table:style-name="ce3" table:formula="of:=[.K29]-AVERAGE([.L29];[.L30])*([.B30]-[.B29])" office:value-type="float" office:value="0.833107692307692" calcext:value-type="float">
            <text:p>0.83</text:p>
          </table:table-cell>
          <table:table-cell table:style-name="ce12" table:formula="of:=[.C30]/[.C$12]" office:value-type="float" office:value="1.24307692307692" calcext:value-type="float">
            <text:p>1.24</text:p>
          </table:table-cell>
          <table:table-cell table:style-name="ce17" table:formula="of:=[.F30]-[.B30]^2*[.J30]/(2*[.C$12]) - [.B30]*([.E30]-[.D30]*[.J30])/[.C$12]  +  [.D30]/[.C$12] * (3/2*[.D30]*[.J30] -[.E30])" office:value-type="float" office:value="0.833107692307692" calcext:value-type="float">
            <text:p>0.83</text:p>
          </table:table-cell>
          <table:table-cell table:style-name="ce21" table:formula="of:=IF(OR([.Q30]&lt;[.S30];[.Q30]&gt;[.V30]);[.R30];[.Q30])" office:value-type="float" office:value="0.12" calcext:value-type="float">
            <text:p>0.12</text:p>
          </table:table-cell>
          <table:table-cell table:style-name="ce3" table:formula="of:=([.N30]-[.S30])*([.W30]-[.T30])/([.V30]-[.S30])+[.T30]" office:value-type="float" office:value="0.808" calcext:value-type="float">
            <text:p>0.81</text:p>
          </table:table-cell>
          <table:table-cell/>
          <table:table-cell table:style-name="ce3" table:formula="of:=(-[.AA30]+SQRT([.AA30]*[.AA30] - 4*[.Z30]*[.AB30]))/(2*[.Z30])+[.S30]" office:value-type="float" office:value="1.13" calcext:value-type="float">
            <text:p>1.13</text:p>
          </table:table-cell>
          <table:table-cell table:style-name="ce3" table:formula="of:=(-[.AA30]-SQRT([.AA30]*[.AA30] - 4*[.Z30]*[.AB30]))/(2*[.Z30])+[.S30]" office:value-type="float" office:value="0.12" calcext:value-type="float">
            <text:p>0.12</text:p>
          </table:table-cell>
          <table:table-cell table:style-name="ce6" table:formula="of:=IF([.$M30]&gt;[.$D$8];[.B$7];IF([.$M30]&gt;[.$D$9];[.B$8];IF([.$M30]&gt;[.$D$10];[.B$9];IF([.$M30]&gt;[.$D$11];[.B$10];[.B$11]))))" office:value-type="float" office:value="0" calcext:value-type="float">
            <text:p>0</text:p>
          </table:table-cell>
          <table:table-cell table:style-name="ce6" table:formula="of:=IF([.$M30]&gt;[.$D$8];[.C$7];IF([.$M30]&gt;[.$D$9];[.C$8];IF([.$M30]&gt;[.$D$10];[.C$9];IF([.$M30]&gt;[.$D$11];[.C$10];[.C$11]))))" office:value-type="float" office:value="1" calcext:value-type="float">
            <text:p>1</text:p>
          </table:table-cell>
          <table:table-cell table:style-name="ce6" table:formula="of:=IF([.$M30]&gt;[.$D$8];[.D$7];IF([.$M30]&gt;[.$D$9];[.D$8];IF([.$M30]&gt;[.$D$10];[.D$9];IF([.$M30]&gt;[.$D$11];[.D$10];[.D$11]))))" office:value-type="float" office:value="1" calcext:value-type="float">
            <text:p>1</text:p>
          </table:table-cell>
          <table:table-cell table:style-name="ce6" table:formula="of:=IF([.$M30]&gt;[.$D$7];[.B$8];IF([.$M30]&gt;[.$D$8];[.B$8];IF([.$M30]&gt;[.$D$9];[.B$9];IF([.$M30]&gt;[.$D$10];[.B$10];[.B$11]))))" office:value-type="float" office:value="0.25" calcext:value-type="float">
            <text:p>0.25</text:p>
          </table:table-cell>
          <table:table-cell table:style-name="ce6" table:formula="of:=IF([.$M30]&gt;[.$D$7];[.C$8];IF([.$M30]&gt;[.$D$8];[.C$8];IF([.$M30]&gt;[.$D$9];[.C$9];IF([.$M30]&gt;[.$D$10];[.C$10];[.C$11]))))" office:value-type="float" office:value="0.6" calcext:value-type="float">
            <text:p>0.6</text:p>
          </table:table-cell>
          <table:table-cell table:style-name="ce6" table:formula="of:=IF([.$M30]&gt;[.$D$7];[.D$8];IF([.$M30]&gt;[.$D$8];[.D$8];IF([.$M30]&gt;[.$D$9];[.D$9];IF([.$M30]&gt;[.$D$10];[.D$10];[.D$11]))))" office:value-type="float" office:value="0.692307692307692" calcext:value-type="float">
            <text:p>0.6923076923</text:p>
          </table:table-cell>
          <table:table-cell table:style-name="ce6" table:formula="of:=([.W30]-[.T30])/([.V30]-[.S30])" office:value-type="float" office:value="-1.6" calcext:value-type="float">
            <text:p>-1.6</text:p>
          </table:table-cell>
          <table:table-cell table:style-name="ce27" table:formula="of:=-[.Y30]/2" office:value-type="float" office:value="0.8" calcext:value-type="float">
            <text:p>8.00E-01</text:p>
          </table:table-cell>
          <table:table-cell table:style-name="ce6" table:formula="of:=([.Y30]*[.S30]-[.T30])" office:value-type="float" office:value="-1" calcext:value-type="float">
            <text:p>-1</text:p>
          </table:table-cell>
          <table:table-cell table:style-name="ce6" table:formula="of:=[.$C$12] * ([.U30]-[.M30]) + [.S30]*([.T30] - 1/2*[.S30]*[.Y30])" office:value-type="float" office:value="0.10848" calcext:value-type="float">
            <text:p>0.10848</text:p>
          </table:table-cell>
          <table:table-cell table:number-columns-repeated="995"/>
        </table:table-row>
        <table:table-row table:style-name="ro1">
          <table:table-cell/>
          <table:table-cell table:style-name="ce3" table:formula="of:=[.B30]+[.B$14]" office:value-type="float" office:value="0.13" calcext:value-type="float">
            <text:p>0.13</text:p>
          </table:table-cell>
          <table:table-cell table:style-name="ce3" table:formula="of:=([.B31]-[.D31])*([.H31]-[.E31])/([.G31]-[.D31])+[.E31]" office:value-type="float" office:value="0.792" calcext:value-type="float">
            <text:p>0.79</text:p>
          </table:table-cell>
          <table:table-cell table:style-name="ce6" table:formula="of:=IF([.$B31]&lt;[.$B$8];[.B$7];IF([.$B31]&lt;[.$B$9];[.B$8];IF([.$B31]&lt;[.$B$10];[.B$9];IF([.$B31]&lt;[.$B$11];[.B$10];[.B$11]))))" office:value-type="float" office:value="0" calcext:value-type="float">
            <text:p>0</text:p>
          </table:table-cell>
          <table:table-cell table:style-name="ce6" table:formula="of:=IF([.$B31]&lt;[.$B$8];[.C$7];IF([.$B31]&lt;[.$B$9];[.C$8];IF([.$B31]&lt;[.$B$10];[.C$9];IF([.$B31]&lt;[.$B$11];[.C$10];[.C$11]))))" office:value-type="float" office:value="1" calcext:value-type="float">
            <text:p>1</text:p>
          </table:table-cell>
          <table:table-cell table:style-name="ce6" table:formula="of:=IF([.$B31]&lt;[.$B$8];[.D$7];IF([.$B31]&lt;[.$B$9];[.D$8];IF([.$B31]&lt;[.$B$10];[.D$9];IF([.$B31]&lt;[.$B$11];[.D$10];[.D$11]))))" office:value-type="float" office:value="1" calcext:value-type="float">
            <text:p>1</text:p>
          </table:table-cell>
          <table:table-cell table:style-name="ce6" table:formula="of:=IF([.$B31]&lt;[.$B$7];[.B$7];IF([.$B31]&lt;[.$B$8];[.B$8];IF([.$B31]&lt;[.$B$9];[.B$9];IF([.$B31]&lt;[.$B$10];[.B$10];[.B$11]))))" office:value-type="float" office:value="0.25" calcext:value-type="float">
            <text:p>0.25</text:p>
          </table:table-cell>
          <table:table-cell table:style-name="ce6" table:formula="of:=IF([.$B31]&lt;[.$B$7];[.C$7];IF([.$B31]&lt;[.$B$8];[.C$8];IF([.$B31]&lt;[.$B$9];[.C$9];IF([.$B31]&lt;[.$B$10];[.C$10];[.C$11]))))" office:value-type="float" office:value="0.6" calcext:value-type="float">
            <text:p>0.6</text:p>
          </table:table-cell>
          <table:table-cell table:style-name="ce6" table:formula="of:=IF([.$B31]&lt;[.$B$7];[.D$7];IF([.$B31]&lt;[.$B$8];[.D$8];IF([.$B31]&lt;[.$B$9];[.D$9];IF([.$B31]&lt;[.$B$10];[.D$10];[.D$11]))))" office:value-type="float" office:value="0.692307692307692" calcext:value-type="float">
            <text:p>0.6923076923</text:p>
          </table:table-cell>
          <table:table-cell table:style-name="ce6" table:formula="of:=([.H31]-[.E31])/([.G31]-[.D31])" office:value-type="float" office:value="-1.6" calcext:value-type="float">
            <text:p>-1.6</text:p>
          </table:table-cell>
          <table:table-cell table:style-name="ce3" table:formula="of:=[.K30]-AVERAGE([.L30];[.L31])*([.B31]-[.B30])" office:value-type="float" office:value="0.8208" calcext:value-type="float">
            <text:p>0.82</text:p>
          </table:table-cell>
          <table:table-cell table:style-name="ce12" table:formula="of:=[.C31]/[.C$12]" office:value-type="float" office:value="1.21846153846154" calcext:value-type="float">
            <text:p>1.22</text:p>
          </table:table-cell>
          <table:table-cell table:style-name="ce17" table:formula="of:=[.F31]-[.B31]^2*[.J31]/(2*[.C$12]) - [.B31]*([.E31]-[.D31]*[.J31])/[.C$12]  +  [.D31]/[.C$12] * (3/2*[.D31]*[.J31] -[.E31])" office:value-type="float" office:value="0.8208" calcext:value-type="float">
            <text:p>0.82</text:p>
          </table:table-cell>
          <table:table-cell table:style-name="ce21" table:formula="of:=IF(OR([.Q31]&lt;[.S31];[.Q31]&gt;[.V31]);[.R31];[.Q31])" office:value-type="float" office:value="0.13" calcext:value-type="float">
            <text:p>0.13</text:p>
          </table:table-cell>
          <table:table-cell table:style-name="ce3" table:formula="of:=([.N31]-[.S31])*([.W31]-[.T31])/([.V31]-[.S31])+[.T31]" office:value-type="float" office:value="0.792" calcext:value-type="float">
            <text:p>0.79</text:p>
          </table:table-cell>
          <table:table-cell/>
          <table:table-cell table:style-name="ce3" table:formula="of:=(-[.AA31]+SQRT([.AA31]*[.AA31] - 4*[.Z31]*[.AB31]))/(2*[.Z31])+[.S31]" office:value-type="float" office:value="1.12" calcext:value-type="float">
            <text:p>1.12</text:p>
          </table:table-cell>
          <table:table-cell table:style-name="ce3" table:formula="of:=(-[.AA31]-SQRT([.AA31]*[.AA31] - 4*[.Z31]*[.AB31]))/(2*[.Z31])+[.S31]" office:value-type="float" office:value="0.13" calcext:value-type="float">
            <text:p>0.13</text:p>
          </table:table-cell>
          <table:table-cell table:style-name="ce6" table:formula="of:=IF([.$M31]&gt;[.$D$8];[.B$7];IF([.$M31]&gt;[.$D$9];[.B$8];IF([.$M31]&gt;[.$D$10];[.B$9];IF([.$M31]&gt;[.$D$11];[.B$10];[.B$11]))))" office:value-type="float" office:value="0" calcext:value-type="float">
            <text:p>0</text:p>
          </table:table-cell>
          <table:table-cell table:style-name="ce6" table:formula="of:=IF([.$M31]&gt;[.$D$8];[.C$7];IF([.$M31]&gt;[.$D$9];[.C$8];IF([.$M31]&gt;[.$D$10];[.C$9];IF([.$M31]&gt;[.$D$11];[.C$10];[.C$11]))))" office:value-type="float" office:value="1" calcext:value-type="float">
            <text:p>1</text:p>
          </table:table-cell>
          <table:table-cell table:style-name="ce6" table:formula="of:=IF([.$M31]&gt;[.$D$8];[.D$7];IF([.$M31]&gt;[.$D$9];[.D$8];IF([.$M31]&gt;[.$D$10];[.D$9];IF([.$M31]&gt;[.$D$11];[.D$10];[.D$11]))))" office:value-type="float" office:value="1" calcext:value-type="float">
            <text:p>1</text:p>
          </table:table-cell>
          <table:table-cell table:style-name="ce6" table:formula="of:=IF([.$M31]&gt;[.$D$7];[.B$8];IF([.$M31]&gt;[.$D$8];[.B$8];IF([.$M31]&gt;[.$D$9];[.B$9];IF([.$M31]&gt;[.$D$10];[.B$10];[.B$11]))))" office:value-type="float" office:value="0.25" calcext:value-type="float">
            <text:p>0.25</text:p>
          </table:table-cell>
          <table:table-cell table:style-name="ce6" table:formula="of:=IF([.$M31]&gt;[.$D$7];[.C$8];IF([.$M31]&gt;[.$D$8];[.C$8];IF([.$M31]&gt;[.$D$9];[.C$9];IF([.$M31]&gt;[.$D$10];[.C$10];[.C$11]))))" office:value-type="float" office:value="0.6" calcext:value-type="float">
            <text:p>0.6</text:p>
          </table:table-cell>
          <table:table-cell table:style-name="ce6" table:formula="of:=IF([.$M31]&gt;[.$D$7];[.D$8];IF([.$M31]&gt;[.$D$8];[.D$8];IF([.$M31]&gt;[.$D$9];[.D$9];IF([.$M31]&gt;[.$D$10];[.D$10];[.D$11]))))" office:value-type="float" office:value="0.692307692307692" calcext:value-type="float">
            <text:p>0.6923076923</text:p>
          </table:table-cell>
          <table:table-cell table:style-name="ce6" table:formula="of:=([.W31]-[.T31])/([.V31]-[.S31])" office:value-type="float" office:value="-1.6" calcext:value-type="float">
            <text:p>-1.6</text:p>
          </table:table-cell>
          <table:table-cell table:style-name="ce27" table:formula="of:=-[.Y31]/2" office:value-type="float" office:value="0.8" calcext:value-type="float">
            <text:p>8.00E-01</text:p>
          </table:table-cell>
          <table:table-cell table:style-name="ce6" table:formula="of:=([.Y31]*[.S31]-[.T31])" office:value-type="float" office:value="-1" calcext:value-type="float">
            <text:p>-1</text:p>
          </table:table-cell>
          <table:table-cell table:style-name="ce6" table:formula="of:=[.$C$12] * ([.U31]-[.M31]) + [.S31]*([.T31] - 1/2*[.S31]*[.Y31])" office:value-type="float" office:value="0.11648" calcext:value-type="float">
            <text:p>0.11648</text:p>
          </table:table-cell>
          <table:table-cell table:number-columns-repeated="995"/>
        </table:table-row>
        <table:table-row table:style-name="ro1">
          <table:table-cell/>
          <table:table-cell table:style-name="ce3" table:formula="of:=[.B31]+[.B$14]" office:value-type="float" office:value="0.14" calcext:value-type="float">
            <text:p>0.14</text:p>
          </table:table-cell>
          <table:table-cell table:style-name="ce3" table:formula="of:=([.B32]-[.D32])*([.H32]-[.E32])/([.G32]-[.D32])+[.E32]" office:value-type="float" office:value="0.776" calcext:value-type="float">
            <text:p>0.78</text:p>
          </table:table-cell>
          <table:table-cell table:style-name="ce6" table:formula="of:=IF([.$B32]&lt;[.$B$8];[.B$7];IF([.$B32]&lt;[.$B$9];[.B$8];IF([.$B32]&lt;[.$B$10];[.B$9];IF([.$B32]&lt;[.$B$11];[.B$10];[.B$11]))))" office:value-type="float" office:value="0" calcext:value-type="float">
            <text:p>0</text:p>
          </table:table-cell>
          <table:table-cell table:style-name="ce6" table:formula="of:=IF([.$B32]&lt;[.$B$8];[.C$7];IF([.$B32]&lt;[.$B$9];[.C$8];IF([.$B32]&lt;[.$B$10];[.C$9];IF([.$B32]&lt;[.$B$11];[.C$10];[.C$11]))))" office:value-type="float" office:value="1" calcext:value-type="float">
            <text:p>1</text:p>
          </table:table-cell>
          <table:table-cell table:style-name="ce6" table:formula="of:=IF([.$B32]&lt;[.$B$8];[.D$7];IF([.$B32]&lt;[.$B$9];[.D$8];IF([.$B32]&lt;[.$B$10];[.D$9];IF([.$B32]&lt;[.$B$11];[.D$10];[.D$11]))))" office:value-type="float" office:value="1" calcext:value-type="float">
            <text:p>1</text:p>
          </table:table-cell>
          <table:table-cell table:style-name="ce6" table:formula="of:=IF([.$B32]&lt;[.$B$7];[.B$7];IF([.$B32]&lt;[.$B$8];[.B$8];IF([.$B32]&lt;[.$B$9];[.B$9];IF([.$B32]&lt;[.$B$10];[.B$10];[.B$11]))))" office:value-type="float" office:value="0.25" calcext:value-type="float">
            <text:p>0.25</text:p>
          </table:table-cell>
          <table:table-cell table:style-name="ce6" table:formula="of:=IF([.$B32]&lt;[.$B$7];[.C$7];IF([.$B32]&lt;[.$B$8];[.C$8];IF([.$B32]&lt;[.$B$9];[.C$9];IF([.$B32]&lt;[.$B$10];[.C$10];[.C$11]))))" office:value-type="float" office:value="0.6" calcext:value-type="float">
            <text:p>0.6</text:p>
          </table:table-cell>
          <table:table-cell table:style-name="ce6" table:formula="of:=IF([.$B32]&lt;[.$B$7];[.D$7];IF([.$B32]&lt;[.$B$8];[.D$8];IF([.$B32]&lt;[.$B$9];[.D$9];IF([.$B32]&lt;[.$B$10];[.D$10];[.D$11]))))" office:value-type="float" office:value="0.692307692307692" calcext:value-type="float">
            <text:p>0.6923076923</text:p>
          </table:table-cell>
          <table:table-cell table:style-name="ce6" table:formula="of:=([.H32]-[.E32])/([.G32]-[.D32])" office:value-type="float" office:value="-1.6" calcext:value-type="float">
            <text:p>-1.6</text:p>
          </table:table-cell>
          <table:table-cell table:style-name="ce3" table:formula="of:=[.K31]-AVERAGE([.L31];[.L32])*([.B32]-[.B31])" office:value-type="float" office:value="0.808738461538461" calcext:value-type="float">
            <text:p>0.81</text:p>
          </table:table-cell>
          <table:table-cell table:style-name="ce12" table:formula="of:=[.C32]/[.C$12]" office:value-type="float" office:value="1.19384615384615" calcext:value-type="float">
            <text:p>1.19</text:p>
          </table:table-cell>
          <table:table-cell table:style-name="ce17" table:formula="of:=[.F32]-[.B32]^2*[.J32]/(2*[.C$12]) - [.B32]*([.E32]-[.D32]*[.J32])/[.C$12]  +  [.D32]/[.C$12] * (3/2*[.D32]*[.J32] -[.E32])" office:value-type="float" office:value="0.808738461538461" calcext:value-type="float">
            <text:p>0.81</text:p>
          </table:table-cell>
          <table:table-cell table:style-name="ce21" table:formula="of:=IF(OR([.Q32]&lt;[.S32];[.Q32]&gt;[.V32]);[.R32];[.Q32])" office:value-type="float" office:value="0.14" calcext:value-type="float">
            <text:p>0.14</text:p>
          </table:table-cell>
          <table:table-cell table:style-name="ce3" table:formula="of:=([.N32]-[.S32])*([.W32]-[.T32])/([.V32]-[.S32])+[.T32]" office:value-type="float" office:value="0.776" calcext:value-type="float">
            <text:p>0.78</text:p>
          </table:table-cell>
          <table:table-cell/>
          <table:table-cell table:style-name="ce3" table:formula="of:=(-[.AA32]+SQRT([.AA32]*[.AA32] - 4*[.Z32]*[.AB32]))/(2*[.Z32])+[.S32]" office:value-type="float" office:value="1.11" calcext:value-type="float">
            <text:p>1.11</text:p>
          </table:table-cell>
          <table:table-cell table:style-name="ce3" table:formula="of:=(-[.AA32]-SQRT([.AA32]*[.AA32] - 4*[.Z32]*[.AB32]))/(2*[.Z32])+[.S32]" office:value-type="float" office:value="0.14" calcext:value-type="float">
            <text:p>0.14</text:p>
          </table:table-cell>
          <table:table-cell table:style-name="ce6" table:formula="of:=IF([.$M32]&gt;[.$D$8];[.B$7];IF([.$M32]&gt;[.$D$9];[.B$8];IF([.$M32]&gt;[.$D$10];[.B$9];IF([.$M32]&gt;[.$D$11];[.B$10];[.B$11]))))" office:value-type="float" office:value="0" calcext:value-type="float">
            <text:p>0</text:p>
          </table:table-cell>
          <table:table-cell table:style-name="ce6" table:formula="of:=IF([.$M32]&gt;[.$D$8];[.C$7];IF([.$M32]&gt;[.$D$9];[.C$8];IF([.$M32]&gt;[.$D$10];[.C$9];IF([.$M32]&gt;[.$D$11];[.C$10];[.C$11]))))" office:value-type="float" office:value="1" calcext:value-type="float">
            <text:p>1</text:p>
          </table:table-cell>
          <table:table-cell table:style-name="ce6" table:formula="of:=IF([.$M32]&gt;[.$D$8];[.D$7];IF([.$M32]&gt;[.$D$9];[.D$8];IF([.$M32]&gt;[.$D$10];[.D$9];IF([.$M32]&gt;[.$D$11];[.D$10];[.D$11]))))" office:value-type="float" office:value="1" calcext:value-type="float">
            <text:p>1</text:p>
          </table:table-cell>
          <table:table-cell table:style-name="ce6" table:formula="of:=IF([.$M32]&gt;[.$D$7];[.B$8];IF([.$M32]&gt;[.$D$8];[.B$8];IF([.$M32]&gt;[.$D$9];[.B$9];IF([.$M32]&gt;[.$D$10];[.B$10];[.B$11]))))" office:value-type="float" office:value="0.25" calcext:value-type="float">
            <text:p>0.25</text:p>
          </table:table-cell>
          <table:table-cell table:style-name="ce6" table:formula="of:=IF([.$M32]&gt;[.$D$7];[.C$8];IF([.$M32]&gt;[.$D$8];[.C$8];IF([.$M32]&gt;[.$D$9];[.C$9];IF([.$M32]&gt;[.$D$10];[.C$10];[.C$11]))))" office:value-type="float" office:value="0.6" calcext:value-type="float">
            <text:p>0.6</text:p>
          </table:table-cell>
          <table:table-cell table:style-name="ce6" table:formula="of:=IF([.$M32]&gt;[.$D$7];[.D$8];IF([.$M32]&gt;[.$D$8];[.D$8];IF([.$M32]&gt;[.$D$9];[.D$9];IF([.$M32]&gt;[.$D$10];[.D$10];[.D$11]))))" office:value-type="float" office:value="0.692307692307692" calcext:value-type="float">
            <text:p>0.6923076923</text:p>
          </table:table-cell>
          <table:table-cell table:style-name="ce6" table:formula="of:=([.W32]-[.T32])/([.V32]-[.S32])" office:value-type="float" office:value="-1.6" calcext:value-type="float">
            <text:p>-1.6</text:p>
          </table:table-cell>
          <table:table-cell table:style-name="ce27" table:formula="of:=-[.Y32]/2" office:value-type="float" office:value="0.8" calcext:value-type="float">
            <text:p>8.00E-01</text:p>
          </table:table-cell>
          <table:table-cell table:style-name="ce6" table:formula="of:=([.Y32]*[.S32]-[.T32])" office:value-type="float" office:value="-1" calcext:value-type="float">
            <text:p>-1</text:p>
          </table:table-cell>
          <table:table-cell table:style-name="ce6" table:formula="of:=[.$C$12] * ([.U32]-[.M32]) + [.S32]*([.T32] - 1/2*[.S32]*[.Y32])" office:value-type="float" office:value="0.12432" calcext:value-type="float">
            <text:p>0.12432</text:p>
          </table:table-cell>
          <table:table-cell table:number-columns-repeated="995"/>
        </table:table-row>
        <table:table-row table:style-name="ro1">
          <table:table-cell/>
          <table:table-cell table:style-name="ce3" table:formula="of:=[.B32]+[.B$14]" office:value-type="float" office:value="0.15" calcext:value-type="float">
            <text:p>0.15</text:p>
          </table:table-cell>
          <table:table-cell table:style-name="ce3" table:formula="of:=([.B33]-[.D33])*([.H33]-[.E33])/([.G33]-[.D33])+[.E33]" office:value-type="float" office:value="0.76" calcext:value-type="float">
            <text:p>0.76</text:p>
          </table:table-cell>
          <table:table-cell table:style-name="ce6" table:formula="of:=IF([.$B33]&lt;[.$B$8];[.B$7];IF([.$B33]&lt;[.$B$9];[.B$8];IF([.$B33]&lt;[.$B$10];[.B$9];IF([.$B33]&lt;[.$B$11];[.B$10];[.B$11]))))" office:value-type="float" office:value="0" calcext:value-type="float">
            <text:p>0</text:p>
          </table:table-cell>
          <table:table-cell table:style-name="ce6" table:formula="of:=IF([.$B33]&lt;[.$B$8];[.C$7];IF([.$B33]&lt;[.$B$9];[.C$8];IF([.$B33]&lt;[.$B$10];[.C$9];IF([.$B33]&lt;[.$B$11];[.C$10];[.C$11]))))" office:value-type="float" office:value="1" calcext:value-type="float">
            <text:p>1</text:p>
          </table:table-cell>
          <table:table-cell table:style-name="ce6" table:formula="of:=IF([.$B33]&lt;[.$B$8];[.D$7];IF([.$B33]&lt;[.$B$9];[.D$8];IF([.$B33]&lt;[.$B$10];[.D$9];IF([.$B33]&lt;[.$B$11];[.D$10];[.D$11]))))" office:value-type="float" office:value="1" calcext:value-type="float">
            <text:p>1</text:p>
          </table:table-cell>
          <table:table-cell table:style-name="ce6" table:formula="of:=IF([.$B33]&lt;[.$B$7];[.B$7];IF([.$B33]&lt;[.$B$8];[.B$8];IF([.$B33]&lt;[.$B$9];[.B$9];IF([.$B33]&lt;[.$B$10];[.B$10];[.B$11]))))" office:value-type="float" office:value="0.25" calcext:value-type="float">
            <text:p>0.25</text:p>
          </table:table-cell>
          <table:table-cell table:style-name="ce6" table:formula="of:=IF([.$B33]&lt;[.$B$7];[.C$7];IF([.$B33]&lt;[.$B$8];[.C$8];IF([.$B33]&lt;[.$B$9];[.C$9];IF([.$B33]&lt;[.$B$10];[.C$10];[.C$11]))))" office:value-type="float" office:value="0.6" calcext:value-type="float">
            <text:p>0.6</text:p>
          </table:table-cell>
          <table:table-cell table:style-name="ce6" table:formula="of:=IF([.$B33]&lt;[.$B$7];[.D$7];IF([.$B33]&lt;[.$B$8];[.D$8];IF([.$B33]&lt;[.$B$9];[.D$9];IF([.$B33]&lt;[.$B$10];[.D$10];[.D$11]))))" office:value-type="float" office:value="0.692307692307692" calcext:value-type="float">
            <text:p>0.6923076923</text:p>
          </table:table-cell>
          <table:table-cell table:style-name="ce6" table:formula="of:=([.H33]-[.E33])/([.G33]-[.D33])" office:value-type="float" office:value="-1.6" calcext:value-type="float">
            <text:p>-1.6</text:p>
          </table:table-cell>
          <table:table-cell table:style-name="ce3" table:formula="of:=[.K32]-AVERAGE([.L32];[.L33])*([.B33]-[.B32])" office:value-type="float" office:value="0.796923076923077" calcext:value-type="float">
            <text:p>0.80</text:p>
          </table:table-cell>
          <table:table-cell table:style-name="ce12" table:formula="of:=[.C33]/[.C$12]" office:value-type="float" office:value="1.16923076923077" calcext:value-type="float">
            <text:p>1.17</text:p>
          </table:table-cell>
          <table:table-cell table:style-name="ce17" table:formula="of:=[.F33]-[.B33]^2*[.J33]/(2*[.C$12]) - [.B33]*([.E33]-[.D33]*[.J33])/[.C$12]  +  [.D33]/[.C$12] * (3/2*[.D33]*[.J33] -[.E33])" office:value-type="float" office:value="0.796923076923077" calcext:value-type="float">
            <text:p>0.80</text:p>
          </table:table-cell>
          <table:table-cell table:style-name="ce21" table:formula="of:=IF(OR([.Q33]&lt;[.S33];[.Q33]&gt;[.V33]);[.R33];[.Q33])" office:value-type="float" office:value="0.15" calcext:value-type="float">
            <text:p>0.15</text:p>
          </table:table-cell>
          <table:table-cell table:style-name="ce3" table:formula="of:=([.N33]-[.S33])*([.W33]-[.T33])/([.V33]-[.S33])+[.T33]" office:value-type="float" office:value="0.76" calcext:value-type="float">
            <text:p>0.76</text:p>
          </table:table-cell>
          <table:table-cell/>
          <table:table-cell table:style-name="ce3" table:formula="of:=(-[.AA33]+SQRT([.AA33]*[.AA33] - 4*[.Z33]*[.AB33]))/(2*[.Z33])+[.S33]" office:value-type="float" office:value="1.1" calcext:value-type="float">
            <text:p>1.10</text:p>
          </table:table-cell>
          <table:table-cell table:style-name="ce3" table:formula="of:=(-[.AA33]-SQRT([.AA33]*[.AA33] - 4*[.Z33]*[.AB33]))/(2*[.Z33])+[.S33]" office:value-type="float" office:value="0.15" calcext:value-type="float">
            <text:p>0.15</text:p>
          </table:table-cell>
          <table:table-cell table:style-name="ce6" table:formula="of:=IF([.$M33]&gt;[.$D$8];[.B$7];IF([.$M33]&gt;[.$D$9];[.B$8];IF([.$M33]&gt;[.$D$10];[.B$9];IF([.$M33]&gt;[.$D$11];[.B$10];[.B$11]))))" office:value-type="float" office:value="0" calcext:value-type="float">
            <text:p>0</text:p>
          </table:table-cell>
          <table:table-cell table:style-name="ce6" table:formula="of:=IF([.$M33]&gt;[.$D$8];[.C$7];IF([.$M33]&gt;[.$D$9];[.C$8];IF([.$M33]&gt;[.$D$10];[.C$9];IF([.$M33]&gt;[.$D$11];[.C$10];[.C$11]))))" office:value-type="float" office:value="1" calcext:value-type="float">
            <text:p>1</text:p>
          </table:table-cell>
          <table:table-cell table:style-name="ce6" table:formula="of:=IF([.$M33]&gt;[.$D$8];[.D$7];IF([.$M33]&gt;[.$D$9];[.D$8];IF([.$M33]&gt;[.$D$10];[.D$9];IF([.$M33]&gt;[.$D$11];[.D$10];[.D$11]))))" office:value-type="float" office:value="1" calcext:value-type="float">
            <text:p>1</text:p>
          </table:table-cell>
          <table:table-cell table:style-name="ce6" table:formula="of:=IF([.$M33]&gt;[.$D$7];[.B$8];IF([.$M33]&gt;[.$D$8];[.B$8];IF([.$M33]&gt;[.$D$9];[.B$9];IF([.$M33]&gt;[.$D$10];[.B$10];[.B$11]))))" office:value-type="float" office:value="0.25" calcext:value-type="float">
            <text:p>0.25</text:p>
          </table:table-cell>
          <table:table-cell table:style-name="ce6" table:formula="of:=IF([.$M33]&gt;[.$D$7];[.C$8];IF([.$M33]&gt;[.$D$8];[.C$8];IF([.$M33]&gt;[.$D$9];[.C$9];IF([.$M33]&gt;[.$D$10];[.C$10];[.C$11]))))" office:value-type="float" office:value="0.6" calcext:value-type="float">
            <text:p>0.6</text:p>
          </table:table-cell>
          <table:table-cell table:style-name="ce6" table:formula="of:=IF([.$M33]&gt;[.$D$7];[.D$8];IF([.$M33]&gt;[.$D$8];[.D$8];IF([.$M33]&gt;[.$D$9];[.D$9];IF([.$M33]&gt;[.$D$10];[.D$10];[.D$11]))))" office:value-type="float" office:value="0.692307692307692" calcext:value-type="float">
            <text:p>0.6923076923</text:p>
          </table:table-cell>
          <table:table-cell table:style-name="ce6" table:formula="of:=([.W33]-[.T33])/([.V33]-[.S33])" office:value-type="float" office:value="-1.6" calcext:value-type="float">
            <text:p>-1.6</text:p>
          </table:table-cell>
          <table:table-cell table:style-name="ce27" table:formula="of:=-[.Y33]/2" office:value-type="float" office:value="0.8" calcext:value-type="float">
            <text:p>8.00E-01</text:p>
          </table:table-cell>
          <table:table-cell table:style-name="ce6" table:formula="of:=([.Y33]*[.S33]-[.T33])" office:value-type="float" office:value="-1" calcext:value-type="float">
            <text:p>-1</text:p>
          </table:table-cell>
          <table:table-cell table:style-name="ce6" table:formula="of:=[.$C$12] * ([.U33]-[.M33]) + [.S33]*([.T33] - 1/2*[.S33]*[.Y33])" office:value-type="float" office:value="0.132" calcext:value-type="float">
            <text:p>0.132</text:p>
          </table:table-cell>
          <table:table-cell table:number-columns-repeated="995"/>
        </table:table-row>
        <table:table-row table:style-name="ro1">
          <table:table-cell/>
          <table:table-cell table:style-name="ce3" table:formula="of:=[.B33]+[.B$14]" office:value-type="float" office:value="0.16" calcext:value-type="float">
            <text:p>0.16</text:p>
          </table:table-cell>
          <table:table-cell table:style-name="ce3" table:formula="of:=([.B34]-[.D34])*([.H34]-[.E34])/([.G34]-[.D34])+[.E34]" office:value-type="float" office:value="0.744" calcext:value-type="float">
            <text:p>0.74</text:p>
          </table:table-cell>
          <table:table-cell table:style-name="ce6" table:formula="of:=IF([.$B34]&lt;[.$B$8];[.B$7];IF([.$B34]&lt;[.$B$9];[.B$8];IF([.$B34]&lt;[.$B$10];[.B$9];IF([.$B34]&lt;[.$B$11];[.B$10];[.B$11]))))" office:value-type="float" office:value="0" calcext:value-type="float">
            <text:p>0</text:p>
          </table:table-cell>
          <table:table-cell table:style-name="ce6" table:formula="of:=IF([.$B34]&lt;[.$B$8];[.C$7];IF([.$B34]&lt;[.$B$9];[.C$8];IF([.$B34]&lt;[.$B$10];[.C$9];IF([.$B34]&lt;[.$B$11];[.C$10];[.C$11]))))" office:value-type="float" office:value="1" calcext:value-type="float">
            <text:p>1</text:p>
          </table:table-cell>
          <table:table-cell table:style-name="ce6" table:formula="of:=IF([.$B34]&lt;[.$B$8];[.D$7];IF([.$B34]&lt;[.$B$9];[.D$8];IF([.$B34]&lt;[.$B$10];[.D$9];IF([.$B34]&lt;[.$B$11];[.D$10];[.D$11]))))" office:value-type="float" office:value="1" calcext:value-type="float">
            <text:p>1</text:p>
          </table:table-cell>
          <table:table-cell table:style-name="ce6" table:formula="of:=IF([.$B34]&lt;[.$B$7];[.B$7];IF([.$B34]&lt;[.$B$8];[.B$8];IF([.$B34]&lt;[.$B$9];[.B$9];IF([.$B34]&lt;[.$B$10];[.B$10];[.B$11]))))" office:value-type="float" office:value="0.25" calcext:value-type="float">
            <text:p>0.25</text:p>
          </table:table-cell>
          <table:table-cell table:style-name="ce6" table:formula="of:=IF([.$B34]&lt;[.$B$7];[.C$7];IF([.$B34]&lt;[.$B$8];[.C$8];IF([.$B34]&lt;[.$B$9];[.C$9];IF([.$B34]&lt;[.$B$10];[.C$10];[.C$11]))))" office:value-type="float" office:value="0.6" calcext:value-type="float">
            <text:p>0.6</text:p>
          </table:table-cell>
          <table:table-cell table:style-name="ce6" table:formula="of:=IF([.$B34]&lt;[.$B$7];[.D$7];IF([.$B34]&lt;[.$B$8];[.D$8];IF([.$B34]&lt;[.$B$9];[.D$9];IF([.$B34]&lt;[.$B$10];[.D$10];[.D$11]))))" office:value-type="float" office:value="0.692307692307692" calcext:value-type="float">
            <text:p>0.6923076923</text:p>
          </table:table-cell>
          <table:table-cell table:style-name="ce6" table:formula="of:=([.H34]-[.E34])/([.G34]-[.D34])" office:value-type="float" office:value="-1.6" calcext:value-type="float">
            <text:p>-1.6</text:p>
          </table:table-cell>
          <table:table-cell table:style-name="ce3" table:formula="of:=[.K33]-AVERAGE([.L33];[.L34])*([.B34]-[.B33])" office:value-type="float" office:value="0.785353846153846" calcext:value-type="float">
            <text:p>0.79</text:p>
          </table:table-cell>
          <table:table-cell table:style-name="ce12" table:formula="of:=[.C34]/[.C$12]" office:value-type="float" office:value="1.14461538461538" calcext:value-type="float">
            <text:p>1.14</text:p>
          </table:table-cell>
          <table:table-cell table:style-name="ce17" table:formula="of:=[.F34]-[.B34]^2*[.J34]/(2*[.C$12]) - [.B34]*([.E34]-[.D34]*[.J34])/[.C$12]  +  [.D34]/[.C$12] * (3/2*[.D34]*[.J34] -[.E34])" office:value-type="float" office:value="0.785353846153846" calcext:value-type="float">
            <text:p>0.79</text:p>
          </table:table-cell>
          <table:table-cell table:style-name="ce21" table:formula="of:=IF(OR([.Q34]&lt;[.S34];[.Q34]&gt;[.V34]);[.R34];[.Q34])" office:value-type="float" office:value="0.16" calcext:value-type="float">
            <text:p>0.16</text:p>
          </table:table-cell>
          <table:table-cell table:style-name="ce3" table:formula="of:=([.N34]-[.S34])*([.W34]-[.T34])/([.V34]-[.S34])+[.T34]" office:value-type="float" office:value="0.744" calcext:value-type="float">
            <text:p>0.74</text:p>
          </table:table-cell>
          <table:table-cell/>
          <table:table-cell table:style-name="ce3" table:formula="of:=(-[.AA34]+SQRT([.AA34]*[.AA34] - 4*[.Z34]*[.AB34]))/(2*[.Z34])+[.S34]" office:value-type="float" office:value="1.09" calcext:value-type="float">
            <text:p>1.09</text:p>
          </table:table-cell>
          <table:table-cell table:style-name="ce3" table:formula="of:=(-[.AA34]-SQRT([.AA34]*[.AA34] - 4*[.Z34]*[.AB34]))/(2*[.Z34])+[.S34]" office:value-type="float" office:value="0.16" calcext:value-type="float">
            <text:p>0.16</text:p>
          </table:table-cell>
          <table:table-cell table:style-name="ce6" table:formula="of:=IF([.$M34]&gt;[.$D$8];[.B$7];IF([.$M34]&gt;[.$D$9];[.B$8];IF([.$M34]&gt;[.$D$10];[.B$9];IF([.$M34]&gt;[.$D$11];[.B$10];[.B$11]))))" office:value-type="float" office:value="0" calcext:value-type="float">
            <text:p>0</text:p>
          </table:table-cell>
          <table:table-cell table:style-name="ce6" table:formula="of:=IF([.$M34]&gt;[.$D$8];[.C$7];IF([.$M34]&gt;[.$D$9];[.C$8];IF([.$M34]&gt;[.$D$10];[.C$9];IF([.$M34]&gt;[.$D$11];[.C$10];[.C$11]))))" office:value-type="float" office:value="1" calcext:value-type="float">
            <text:p>1</text:p>
          </table:table-cell>
          <table:table-cell table:style-name="ce6" table:formula="of:=IF([.$M34]&gt;[.$D$8];[.D$7];IF([.$M34]&gt;[.$D$9];[.D$8];IF([.$M34]&gt;[.$D$10];[.D$9];IF([.$M34]&gt;[.$D$11];[.D$10];[.D$11]))))" office:value-type="float" office:value="1" calcext:value-type="float">
            <text:p>1</text:p>
          </table:table-cell>
          <table:table-cell table:style-name="ce6" table:formula="of:=IF([.$M34]&gt;[.$D$7];[.B$8];IF([.$M34]&gt;[.$D$8];[.B$8];IF([.$M34]&gt;[.$D$9];[.B$9];IF([.$M34]&gt;[.$D$10];[.B$10];[.B$11]))))" office:value-type="float" office:value="0.25" calcext:value-type="float">
            <text:p>0.25</text:p>
          </table:table-cell>
          <table:table-cell table:style-name="ce6" table:formula="of:=IF([.$M34]&gt;[.$D$7];[.C$8];IF([.$M34]&gt;[.$D$8];[.C$8];IF([.$M34]&gt;[.$D$9];[.C$9];IF([.$M34]&gt;[.$D$10];[.C$10];[.C$11]))))" office:value-type="float" office:value="0.6" calcext:value-type="float">
            <text:p>0.6</text:p>
          </table:table-cell>
          <table:table-cell table:style-name="ce6" table:formula="of:=IF([.$M34]&gt;[.$D$7];[.D$8];IF([.$M34]&gt;[.$D$8];[.D$8];IF([.$M34]&gt;[.$D$9];[.D$9];IF([.$M34]&gt;[.$D$10];[.D$10];[.D$11]))))" office:value-type="float" office:value="0.692307692307692" calcext:value-type="float">
            <text:p>0.6923076923</text:p>
          </table:table-cell>
          <table:table-cell table:style-name="ce6" table:formula="of:=([.W34]-[.T34])/([.V34]-[.S34])" office:value-type="float" office:value="-1.6" calcext:value-type="float">
            <text:p>-1.6</text:p>
          </table:table-cell>
          <table:table-cell table:style-name="ce27" table:formula="of:=-[.Y34]/2" office:value-type="float" office:value="0.8" calcext:value-type="float">
            <text:p>8.00E-01</text:p>
          </table:table-cell>
          <table:table-cell table:style-name="ce6" table:formula="of:=([.Y34]*[.S34]-[.T34])" office:value-type="float" office:value="-1" calcext:value-type="float">
            <text:p>-1</text:p>
          </table:table-cell>
          <table:table-cell table:style-name="ce6" table:formula="of:=[.$C$12] * ([.U34]-[.M34]) + [.S34]*([.T34] - 1/2*[.S34]*[.Y34])" office:value-type="float" office:value="0.13952" calcext:value-type="float">
            <text:p>0.13952</text:p>
          </table:table-cell>
          <table:table-cell table:number-columns-repeated="995"/>
        </table:table-row>
        <table:table-row table:style-name="ro1">
          <table:table-cell/>
          <table:table-cell table:style-name="ce3" table:formula="of:=[.B34]+[.B$14]" office:value-type="float" office:value="0.17" calcext:value-type="float">
            <text:p>0.17</text:p>
          </table:table-cell>
          <table:table-cell table:style-name="ce3" table:formula="of:=([.B35]-[.D35])*([.H35]-[.E35])/([.G35]-[.D35])+[.E35]" office:value-type="float" office:value="0.728" calcext:value-type="float">
            <text:p>0.73</text:p>
          </table:table-cell>
          <table:table-cell table:style-name="ce6" table:formula="of:=IF([.$B35]&lt;[.$B$8];[.B$7];IF([.$B35]&lt;[.$B$9];[.B$8];IF([.$B35]&lt;[.$B$10];[.B$9];IF([.$B35]&lt;[.$B$11];[.B$10];[.B$11]))))" office:value-type="float" office:value="0" calcext:value-type="float">
            <text:p>0</text:p>
          </table:table-cell>
          <table:table-cell table:style-name="ce6" table:formula="of:=IF([.$B35]&lt;[.$B$8];[.C$7];IF([.$B35]&lt;[.$B$9];[.C$8];IF([.$B35]&lt;[.$B$10];[.C$9];IF([.$B35]&lt;[.$B$11];[.C$10];[.C$11]))))" office:value-type="float" office:value="1" calcext:value-type="float">
            <text:p>1</text:p>
          </table:table-cell>
          <table:table-cell table:style-name="ce6" table:formula="of:=IF([.$B35]&lt;[.$B$8];[.D$7];IF([.$B35]&lt;[.$B$9];[.D$8];IF([.$B35]&lt;[.$B$10];[.D$9];IF([.$B35]&lt;[.$B$11];[.D$10];[.D$11]))))" office:value-type="float" office:value="1" calcext:value-type="float">
            <text:p>1</text:p>
          </table:table-cell>
          <table:table-cell table:style-name="ce6" table:formula="of:=IF([.$B35]&lt;[.$B$7];[.B$7];IF([.$B35]&lt;[.$B$8];[.B$8];IF([.$B35]&lt;[.$B$9];[.B$9];IF([.$B35]&lt;[.$B$10];[.B$10];[.B$11]))))" office:value-type="float" office:value="0.25" calcext:value-type="float">
            <text:p>0.25</text:p>
          </table:table-cell>
          <table:table-cell table:style-name="ce6" table:formula="of:=IF([.$B35]&lt;[.$B$7];[.C$7];IF([.$B35]&lt;[.$B$8];[.C$8];IF([.$B35]&lt;[.$B$9];[.C$9];IF([.$B35]&lt;[.$B$10];[.C$10];[.C$11]))))" office:value-type="float" office:value="0.6" calcext:value-type="float">
            <text:p>0.6</text:p>
          </table:table-cell>
          <table:table-cell table:style-name="ce6" table:formula="of:=IF([.$B35]&lt;[.$B$7];[.D$7];IF([.$B35]&lt;[.$B$8];[.D$8];IF([.$B35]&lt;[.$B$9];[.D$9];IF([.$B35]&lt;[.$B$10];[.D$10];[.D$11]))))" office:value-type="float" office:value="0.692307692307692" calcext:value-type="float">
            <text:p>0.6923076923</text:p>
          </table:table-cell>
          <table:table-cell table:style-name="ce6" table:formula="of:=([.H35]-[.E35])/([.G35]-[.D35])" office:value-type="float" office:value="-1.6" calcext:value-type="float">
            <text:p>-1.6</text:p>
          </table:table-cell>
          <table:table-cell table:style-name="ce3" table:formula="of:=[.K34]-AVERAGE([.L34];[.L35])*([.B35]-[.B34])" office:value-type="float" office:value="0.774030769230769" calcext:value-type="float">
            <text:p>0.77</text:p>
          </table:table-cell>
          <table:table-cell table:style-name="ce12" table:formula="of:=[.C35]/[.C$12]" office:value-type="float" office:value="1.12" calcext:value-type="float">
            <text:p>1.12</text:p>
          </table:table-cell>
          <table:table-cell table:style-name="ce17" table:formula="of:=[.F35]-[.B35]^2*[.J35]/(2*[.C$12]) - [.B35]*([.E35]-[.D35]*[.J35])/[.C$12]  +  [.D35]/[.C$12] * (3/2*[.D35]*[.J35] -[.E35])" office:value-type="float" office:value="0.774030769230769" calcext:value-type="float">
            <text:p>0.77</text:p>
          </table:table-cell>
          <table:table-cell table:style-name="ce21" table:formula="of:=IF(OR([.Q35]&lt;[.S35];[.Q35]&gt;[.V35]);[.R35];[.Q35])" office:value-type="float" office:value="0.17" calcext:value-type="float">
            <text:p>0.17</text:p>
          </table:table-cell>
          <table:table-cell table:style-name="ce3" table:formula="of:=([.N35]-[.S35])*([.W35]-[.T35])/([.V35]-[.S35])+[.T35]" office:value-type="float" office:value="0.728" calcext:value-type="float">
            <text:p>0.73</text:p>
          </table:table-cell>
          <table:table-cell/>
          <table:table-cell table:style-name="ce3" table:formula="of:=(-[.AA35]+SQRT([.AA35]*[.AA35] - 4*[.Z35]*[.AB35]))/(2*[.Z35])+[.S35]" office:value-type="float" office:value="1.08" calcext:value-type="float">
            <text:p>1.08</text:p>
          </table:table-cell>
          <table:table-cell table:style-name="ce3" table:formula="of:=(-[.AA35]-SQRT([.AA35]*[.AA35] - 4*[.Z35]*[.AB35]))/(2*[.Z35])+[.S35]" office:value-type="float" office:value="0.17" calcext:value-type="float">
            <text:p>0.17</text:p>
          </table:table-cell>
          <table:table-cell table:style-name="ce6" table:formula="of:=IF([.$M35]&gt;[.$D$8];[.B$7];IF([.$M35]&gt;[.$D$9];[.B$8];IF([.$M35]&gt;[.$D$10];[.B$9];IF([.$M35]&gt;[.$D$11];[.B$10];[.B$11]))))" office:value-type="float" office:value="0" calcext:value-type="float">
            <text:p>0</text:p>
          </table:table-cell>
          <table:table-cell table:style-name="ce6" table:formula="of:=IF([.$M35]&gt;[.$D$8];[.C$7];IF([.$M35]&gt;[.$D$9];[.C$8];IF([.$M35]&gt;[.$D$10];[.C$9];IF([.$M35]&gt;[.$D$11];[.C$10];[.C$11]))))" office:value-type="float" office:value="1" calcext:value-type="float">
            <text:p>1</text:p>
          </table:table-cell>
          <table:table-cell table:style-name="ce6" table:formula="of:=IF([.$M35]&gt;[.$D$8];[.D$7];IF([.$M35]&gt;[.$D$9];[.D$8];IF([.$M35]&gt;[.$D$10];[.D$9];IF([.$M35]&gt;[.$D$11];[.D$10];[.D$11]))))" office:value-type="float" office:value="1" calcext:value-type="float">
            <text:p>1</text:p>
          </table:table-cell>
          <table:table-cell table:style-name="ce6" table:formula="of:=IF([.$M35]&gt;[.$D$7];[.B$8];IF([.$M35]&gt;[.$D$8];[.B$8];IF([.$M35]&gt;[.$D$9];[.B$9];IF([.$M35]&gt;[.$D$10];[.B$10];[.B$11]))))" office:value-type="float" office:value="0.25" calcext:value-type="float">
            <text:p>0.25</text:p>
          </table:table-cell>
          <table:table-cell table:style-name="ce6" table:formula="of:=IF([.$M35]&gt;[.$D$7];[.C$8];IF([.$M35]&gt;[.$D$8];[.C$8];IF([.$M35]&gt;[.$D$9];[.C$9];IF([.$M35]&gt;[.$D$10];[.C$10];[.C$11]))))" office:value-type="float" office:value="0.6" calcext:value-type="float">
            <text:p>0.6</text:p>
          </table:table-cell>
          <table:table-cell table:style-name="ce6" table:formula="of:=IF([.$M35]&gt;[.$D$7];[.D$8];IF([.$M35]&gt;[.$D$8];[.D$8];IF([.$M35]&gt;[.$D$9];[.D$9];IF([.$M35]&gt;[.$D$10];[.D$10];[.D$11]))))" office:value-type="float" office:value="0.692307692307692" calcext:value-type="float">
            <text:p>0.6923076923</text:p>
          </table:table-cell>
          <table:table-cell table:style-name="ce6" table:formula="of:=([.W35]-[.T35])/([.V35]-[.S35])" office:value-type="float" office:value="-1.6" calcext:value-type="float">
            <text:p>-1.6</text:p>
          </table:table-cell>
          <table:table-cell table:style-name="ce27" table:formula="of:=-[.Y35]/2" office:value-type="float" office:value="0.8" calcext:value-type="float">
            <text:p>8.00E-01</text:p>
          </table:table-cell>
          <table:table-cell table:style-name="ce6" table:formula="of:=([.Y35]*[.S35]-[.T35])" office:value-type="float" office:value="-1" calcext:value-type="float">
            <text:p>-1</text:p>
          </table:table-cell>
          <table:table-cell table:style-name="ce6" table:formula="of:=[.$C$12] * ([.U35]-[.M35]) + [.S35]*([.T35] - 1/2*[.S35]*[.Y35])" office:value-type="float" office:value="0.14688" calcext:value-type="float">
            <text:p>0.14688</text:p>
          </table:table-cell>
          <table:table-cell table:number-columns-repeated="995"/>
        </table:table-row>
        <table:table-row table:style-name="ro1">
          <table:table-cell/>
          <table:table-cell table:style-name="ce3" table:formula="of:=[.B35]+[.B$14]" office:value-type="float" office:value="0.18" calcext:value-type="float">
            <text:p>0.18</text:p>
          </table:table-cell>
          <table:table-cell table:style-name="ce3" table:formula="of:=([.B36]-[.D36])*([.H36]-[.E36])/([.G36]-[.D36])+[.E36]" office:value-type="float" office:value="0.712" calcext:value-type="float">
            <text:p>0.71</text:p>
          </table:table-cell>
          <table:table-cell table:style-name="ce6" table:formula="of:=IF([.$B36]&lt;[.$B$8];[.B$7];IF([.$B36]&lt;[.$B$9];[.B$8];IF([.$B36]&lt;[.$B$10];[.B$9];IF([.$B36]&lt;[.$B$11];[.B$10];[.B$11]))))" office:value-type="float" office:value="0" calcext:value-type="float">
            <text:p>0</text:p>
          </table:table-cell>
          <table:table-cell table:style-name="ce6" table:formula="of:=IF([.$B36]&lt;[.$B$8];[.C$7];IF([.$B36]&lt;[.$B$9];[.C$8];IF([.$B36]&lt;[.$B$10];[.C$9];IF([.$B36]&lt;[.$B$11];[.C$10];[.C$11]))))" office:value-type="float" office:value="1" calcext:value-type="float">
            <text:p>1</text:p>
          </table:table-cell>
          <table:table-cell table:style-name="ce6" table:formula="of:=IF([.$B36]&lt;[.$B$8];[.D$7];IF([.$B36]&lt;[.$B$9];[.D$8];IF([.$B36]&lt;[.$B$10];[.D$9];IF([.$B36]&lt;[.$B$11];[.D$10];[.D$11]))))" office:value-type="float" office:value="1" calcext:value-type="float">
            <text:p>1</text:p>
          </table:table-cell>
          <table:table-cell table:style-name="ce6" table:formula="of:=IF([.$B36]&lt;[.$B$7];[.B$7];IF([.$B36]&lt;[.$B$8];[.B$8];IF([.$B36]&lt;[.$B$9];[.B$9];IF([.$B36]&lt;[.$B$10];[.B$10];[.B$11]))))" office:value-type="float" office:value="0.25" calcext:value-type="float">
            <text:p>0.25</text:p>
          </table:table-cell>
          <table:table-cell table:style-name="ce6" table:formula="of:=IF([.$B36]&lt;[.$B$7];[.C$7];IF([.$B36]&lt;[.$B$8];[.C$8];IF([.$B36]&lt;[.$B$9];[.C$9];IF([.$B36]&lt;[.$B$10];[.C$10];[.C$11]))))" office:value-type="float" office:value="0.6" calcext:value-type="float">
            <text:p>0.6</text:p>
          </table:table-cell>
          <table:table-cell table:style-name="ce6" table:formula="of:=IF([.$B36]&lt;[.$B$7];[.D$7];IF([.$B36]&lt;[.$B$8];[.D$8];IF([.$B36]&lt;[.$B$9];[.D$9];IF([.$B36]&lt;[.$B$10];[.D$10];[.D$11]))))" office:value-type="float" office:value="0.692307692307692" calcext:value-type="float">
            <text:p>0.6923076923</text:p>
          </table:table-cell>
          <table:table-cell table:style-name="ce6" table:formula="of:=([.H36]-[.E36])/([.G36]-[.D36])" office:value-type="float" office:value="-1.6" calcext:value-type="float">
            <text:p>-1.6</text:p>
          </table:table-cell>
          <table:table-cell table:style-name="ce3" table:formula="of:=[.K35]-AVERAGE([.L35];[.L36])*([.B36]-[.B35])" office:value-type="float" office:value="0.762953846153846" calcext:value-type="float">
            <text:p>0.76</text:p>
          </table:table-cell>
          <table:table-cell table:style-name="ce12" table:formula="of:=[.C36]/[.C$12]" office:value-type="float" office:value="1.09538461538462" calcext:value-type="float">
            <text:p>1.10</text:p>
          </table:table-cell>
          <table:table-cell table:style-name="ce17" table:formula="of:=[.F36]-[.B36]^2*[.J36]/(2*[.C$12]) - [.B36]*([.E36]-[.D36]*[.J36])/[.C$12]  +  [.D36]/[.C$12] * (3/2*[.D36]*[.J36] -[.E36])" office:value-type="float" office:value="0.762953846153846" calcext:value-type="float">
            <text:p>0.76</text:p>
          </table:table-cell>
          <table:table-cell table:style-name="ce21" table:formula="of:=IF(OR([.Q36]&lt;[.S36];[.Q36]&gt;[.V36]);[.R36];[.Q36])" office:value-type="float" office:value="0.18" calcext:value-type="float">
            <text:p>0.18</text:p>
          </table:table-cell>
          <table:table-cell table:style-name="ce3" table:formula="of:=([.N36]-[.S36])*([.W36]-[.T36])/([.V36]-[.S36])+[.T36]" office:value-type="float" office:value="0.712" calcext:value-type="float">
            <text:p>0.71</text:p>
          </table:table-cell>
          <table:table-cell/>
          <table:table-cell table:style-name="ce3" table:formula="of:=(-[.AA36]+SQRT([.AA36]*[.AA36] - 4*[.Z36]*[.AB36]))/(2*[.Z36])+[.S36]" office:value-type="float" office:value="1.07" calcext:value-type="float">
            <text:p>1.07</text:p>
          </table:table-cell>
          <table:table-cell table:style-name="ce3" table:formula="of:=(-[.AA36]-SQRT([.AA36]*[.AA36] - 4*[.Z36]*[.AB36]))/(2*[.Z36])+[.S36]" office:value-type="float" office:value="0.18" calcext:value-type="float">
            <text:p>0.18</text:p>
          </table:table-cell>
          <table:table-cell table:style-name="ce6" table:formula="of:=IF([.$M36]&gt;[.$D$8];[.B$7];IF([.$M36]&gt;[.$D$9];[.B$8];IF([.$M36]&gt;[.$D$10];[.B$9];IF([.$M36]&gt;[.$D$11];[.B$10];[.B$11]))))" office:value-type="float" office:value="0" calcext:value-type="float">
            <text:p>0</text:p>
          </table:table-cell>
          <table:table-cell table:style-name="ce6" table:formula="of:=IF([.$M36]&gt;[.$D$8];[.C$7];IF([.$M36]&gt;[.$D$9];[.C$8];IF([.$M36]&gt;[.$D$10];[.C$9];IF([.$M36]&gt;[.$D$11];[.C$10];[.C$11]))))" office:value-type="float" office:value="1" calcext:value-type="float">
            <text:p>1</text:p>
          </table:table-cell>
          <table:table-cell table:style-name="ce6" table:formula="of:=IF([.$M36]&gt;[.$D$8];[.D$7];IF([.$M36]&gt;[.$D$9];[.D$8];IF([.$M36]&gt;[.$D$10];[.D$9];IF([.$M36]&gt;[.$D$11];[.D$10];[.D$11]))))" office:value-type="float" office:value="1" calcext:value-type="float">
            <text:p>1</text:p>
          </table:table-cell>
          <table:table-cell table:style-name="ce6" table:formula="of:=IF([.$M36]&gt;[.$D$7];[.B$8];IF([.$M36]&gt;[.$D$8];[.B$8];IF([.$M36]&gt;[.$D$9];[.B$9];IF([.$M36]&gt;[.$D$10];[.B$10];[.B$11]))))" office:value-type="float" office:value="0.25" calcext:value-type="float">
            <text:p>0.25</text:p>
          </table:table-cell>
          <table:table-cell table:style-name="ce6" table:formula="of:=IF([.$M36]&gt;[.$D$7];[.C$8];IF([.$M36]&gt;[.$D$8];[.C$8];IF([.$M36]&gt;[.$D$9];[.C$9];IF([.$M36]&gt;[.$D$10];[.C$10];[.C$11]))))" office:value-type="float" office:value="0.6" calcext:value-type="float">
            <text:p>0.6</text:p>
          </table:table-cell>
          <table:table-cell table:style-name="ce6" table:formula="of:=IF([.$M36]&gt;[.$D$7];[.D$8];IF([.$M36]&gt;[.$D$8];[.D$8];IF([.$M36]&gt;[.$D$9];[.D$9];IF([.$M36]&gt;[.$D$10];[.D$10];[.D$11]))))" office:value-type="float" office:value="0.692307692307692" calcext:value-type="float">
            <text:p>0.6923076923</text:p>
          </table:table-cell>
          <table:table-cell table:style-name="ce6" table:formula="of:=([.W36]-[.T36])/([.V36]-[.S36])" office:value-type="float" office:value="-1.6" calcext:value-type="float">
            <text:p>-1.6</text:p>
          </table:table-cell>
          <table:table-cell table:style-name="ce27" table:formula="of:=-[.Y36]/2" office:value-type="float" office:value="0.8" calcext:value-type="float">
            <text:p>8.00E-01</text:p>
          </table:table-cell>
          <table:table-cell table:style-name="ce6" table:formula="of:=([.Y36]*[.S36]-[.T36])" office:value-type="float" office:value="-1" calcext:value-type="float">
            <text:p>-1</text:p>
          </table:table-cell>
          <table:table-cell table:style-name="ce6" table:formula="of:=[.$C$12] * ([.U36]-[.M36]) + [.S36]*([.T36] - 1/2*[.S36]*[.Y36])" office:value-type="float" office:value="0.15408" calcext:value-type="float">
            <text:p>0.15408</text:p>
          </table:table-cell>
          <table:table-cell table:number-columns-repeated="995"/>
        </table:table-row>
        <table:table-row table:style-name="ro1">
          <table:table-cell/>
          <table:table-cell table:style-name="ce3" table:formula="of:=[.B36]+[.B$14]" office:value-type="float" office:value="0.19" calcext:value-type="float">
            <text:p>0.19</text:p>
          </table:table-cell>
          <table:table-cell table:style-name="ce3" table:formula="of:=([.B37]-[.D37])*([.H37]-[.E37])/([.G37]-[.D37])+[.E37]" office:value-type="float" office:value="0.696" calcext:value-type="float">
            <text:p>0.70</text:p>
          </table:table-cell>
          <table:table-cell table:style-name="ce6" table:formula="of:=IF([.$B37]&lt;[.$B$8];[.B$7];IF([.$B37]&lt;[.$B$9];[.B$8];IF([.$B37]&lt;[.$B$10];[.B$9];IF([.$B37]&lt;[.$B$11];[.B$10];[.B$11]))))" office:value-type="float" office:value="0" calcext:value-type="float">
            <text:p>0</text:p>
          </table:table-cell>
          <table:table-cell table:style-name="ce6" table:formula="of:=IF([.$B37]&lt;[.$B$8];[.C$7];IF([.$B37]&lt;[.$B$9];[.C$8];IF([.$B37]&lt;[.$B$10];[.C$9];IF([.$B37]&lt;[.$B$11];[.C$10];[.C$11]))))" office:value-type="float" office:value="1" calcext:value-type="float">
            <text:p>1</text:p>
          </table:table-cell>
          <table:table-cell table:style-name="ce6" table:formula="of:=IF([.$B37]&lt;[.$B$8];[.D$7];IF([.$B37]&lt;[.$B$9];[.D$8];IF([.$B37]&lt;[.$B$10];[.D$9];IF([.$B37]&lt;[.$B$11];[.D$10];[.D$11]))))" office:value-type="float" office:value="1" calcext:value-type="float">
            <text:p>1</text:p>
          </table:table-cell>
          <table:table-cell table:style-name="ce6" table:formula="of:=IF([.$B37]&lt;[.$B$7];[.B$7];IF([.$B37]&lt;[.$B$8];[.B$8];IF([.$B37]&lt;[.$B$9];[.B$9];IF([.$B37]&lt;[.$B$10];[.B$10];[.B$11]))))" office:value-type="float" office:value="0.25" calcext:value-type="float">
            <text:p>0.25</text:p>
          </table:table-cell>
          <table:table-cell table:style-name="ce6" table:formula="of:=IF([.$B37]&lt;[.$B$7];[.C$7];IF([.$B37]&lt;[.$B$8];[.C$8];IF([.$B37]&lt;[.$B$9];[.C$9];IF([.$B37]&lt;[.$B$10];[.C$10];[.C$11]))))" office:value-type="float" office:value="0.6" calcext:value-type="float">
            <text:p>0.6</text:p>
          </table:table-cell>
          <table:table-cell table:style-name="ce6" table:formula="of:=IF([.$B37]&lt;[.$B$7];[.D$7];IF([.$B37]&lt;[.$B$8];[.D$8];IF([.$B37]&lt;[.$B$9];[.D$9];IF([.$B37]&lt;[.$B$10];[.D$10];[.D$11]))))" office:value-type="float" office:value="0.692307692307692" calcext:value-type="float">
            <text:p>0.6923076923</text:p>
          </table:table-cell>
          <table:table-cell table:style-name="ce6" table:formula="of:=([.H37]-[.E37])/([.G37]-[.D37])" office:value-type="float" office:value="-1.6" calcext:value-type="float">
            <text:p>-1.6</text:p>
          </table:table-cell>
          <table:table-cell table:style-name="ce3" table:formula="of:=[.K36]-AVERAGE([.L36];[.L37])*([.B37]-[.B36])" office:value-type="float" office:value="0.752123076923077" calcext:value-type="float">
            <text:p>0.75</text:p>
          </table:table-cell>
          <table:table-cell table:style-name="ce12" table:formula="of:=[.C37]/[.C$12]" office:value-type="float" office:value="1.07076923076923" calcext:value-type="float">
            <text:p>1.07</text:p>
          </table:table-cell>
          <table:table-cell table:style-name="ce17" table:formula="of:=[.F37]-[.B37]^2*[.J37]/(2*[.C$12]) - [.B37]*([.E37]-[.D37]*[.J37])/[.C$12]  +  [.D37]/[.C$12] * (3/2*[.D37]*[.J37] -[.E37])" office:value-type="float" office:value="0.752123076923077" calcext:value-type="float">
            <text:p>0.75</text:p>
          </table:table-cell>
          <table:table-cell table:style-name="ce21" table:formula="of:=IF(OR([.Q37]&lt;[.S37];[.Q37]&gt;[.V37]);[.R37];[.Q37])" office:value-type="float" office:value="0.19" calcext:value-type="float">
            <text:p>0.19</text:p>
          </table:table-cell>
          <table:table-cell table:style-name="ce3" table:formula="of:=([.N37]-[.S37])*([.W37]-[.T37])/([.V37]-[.S37])+[.T37]" office:value-type="float" office:value="0.696" calcext:value-type="float">
            <text:p>0.70</text:p>
          </table:table-cell>
          <table:table-cell/>
          <table:table-cell table:style-name="ce3" table:formula="of:=(-[.AA37]+SQRT([.AA37]*[.AA37] - 4*[.Z37]*[.AB37]))/(2*[.Z37])+[.S37]" office:value-type="float" office:value="1.06" calcext:value-type="float">
            <text:p>1.06</text:p>
          </table:table-cell>
          <table:table-cell table:style-name="ce3" table:formula="of:=(-[.AA37]-SQRT([.AA37]*[.AA37] - 4*[.Z37]*[.AB37]))/(2*[.Z37])+[.S37]" office:value-type="float" office:value="0.19" calcext:value-type="float">
            <text:p>0.19</text:p>
          </table:table-cell>
          <table:table-cell table:style-name="ce6" table:formula="of:=IF([.$M37]&gt;[.$D$8];[.B$7];IF([.$M37]&gt;[.$D$9];[.B$8];IF([.$M37]&gt;[.$D$10];[.B$9];IF([.$M37]&gt;[.$D$11];[.B$10];[.B$11]))))" office:value-type="float" office:value="0" calcext:value-type="float">
            <text:p>0</text:p>
          </table:table-cell>
          <table:table-cell table:style-name="ce6" table:formula="of:=IF([.$M37]&gt;[.$D$8];[.C$7];IF([.$M37]&gt;[.$D$9];[.C$8];IF([.$M37]&gt;[.$D$10];[.C$9];IF([.$M37]&gt;[.$D$11];[.C$10];[.C$11]))))" office:value-type="float" office:value="1" calcext:value-type="float">
            <text:p>1</text:p>
          </table:table-cell>
          <table:table-cell table:style-name="ce6" table:formula="of:=IF([.$M37]&gt;[.$D$8];[.D$7];IF([.$M37]&gt;[.$D$9];[.D$8];IF([.$M37]&gt;[.$D$10];[.D$9];IF([.$M37]&gt;[.$D$11];[.D$10];[.D$11]))))" office:value-type="float" office:value="1" calcext:value-type="float">
            <text:p>1</text:p>
          </table:table-cell>
          <table:table-cell table:style-name="ce6" table:formula="of:=IF([.$M37]&gt;[.$D$7];[.B$8];IF([.$M37]&gt;[.$D$8];[.B$8];IF([.$M37]&gt;[.$D$9];[.B$9];IF([.$M37]&gt;[.$D$10];[.B$10];[.B$11]))))" office:value-type="float" office:value="0.25" calcext:value-type="float">
            <text:p>0.25</text:p>
          </table:table-cell>
          <table:table-cell table:style-name="ce6" table:formula="of:=IF([.$M37]&gt;[.$D$7];[.C$8];IF([.$M37]&gt;[.$D$8];[.C$8];IF([.$M37]&gt;[.$D$9];[.C$9];IF([.$M37]&gt;[.$D$10];[.C$10];[.C$11]))))" office:value-type="float" office:value="0.6" calcext:value-type="float">
            <text:p>0.6</text:p>
          </table:table-cell>
          <table:table-cell table:style-name="ce6" table:formula="of:=IF([.$M37]&gt;[.$D$7];[.D$8];IF([.$M37]&gt;[.$D$8];[.D$8];IF([.$M37]&gt;[.$D$9];[.D$9];IF([.$M37]&gt;[.$D$10];[.D$10];[.D$11]))))" office:value-type="float" office:value="0.692307692307692" calcext:value-type="float">
            <text:p>0.6923076923</text:p>
          </table:table-cell>
          <table:table-cell table:style-name="ce6" table:formula="of:=([.W37]-[.T37])/([.V37]-[.S37])" office:value-type="float" office:value="-1.6" calcext:value-type="float">
            <text:p>-1.6</text:p>
          </table:table-cell>
          <table:table-cell table:style-name="ce27" table:formula="of:=-[.Y37]/2" office:value-type="float" office:value="0.8" calcext:value-type="float">
            <text:p>8.00E-01</text:p>
          </table:table-cell>
          <table:table-cell table:style-name="ce6" table:formula="of:=([.Y37]*[.S37]-[.T37])" office:value-type="float" office:value="-1" calcext:value-type="float">
            <text:p>-1</text:p>
          </table:table-cell>
          <table:table-cell table:style-name="ce6" table:formula="of:=[.$C$12] * ([.U37]-[.M37]) + [.S37]*([.T37] - 1/2*[.S37]*[.Y37])" office:value-type="float" office:value="0.16112" calcext:value-type="float">
            <text:p>0.16112</text:p>
          </table:table-cell>
          <table:table-cell table:number-columns-repeated="995"/>
        </table:table-row>
        <table:table-row table:style-name="ro1">
          <table:table-cell/>
          <table:table-cell table:style-name="ce3" table:formula="of:=[.B37]+[.B$14]" office:value-type="float" office:value="0.2" calcext:value-type="float">
            <text:p>0.20</text:p>
          </table:table-cell>
          <table:table-cell table:style-name="ce3" table:formula="of:=([.B38]-[.D38])*([.H38]-[.E38])/([.G38]-[.D38])+[.E38]" office:value-type="float" office:value="0.68" calcext:value-type="float">
            <text:p>0.68</text:p>
          </table:table-cell>
          <table:table-cell table:style-name="ce6" table:formula="of:=IF([.$B38]&lt;[.$B$8];[.B$7];IF([.$B38]&lt;[.$B$9];[.B$8];IF([.$B38]&lt;[.$B$10];[.B$9];IF([.$B38]&lt;[.$B$11];[.B$10];[.B$11]))))" office:value-type="float" office:value="0" calcext:value-type="float">
            <text:p>0</text:p>
          </table:table-cell>
          <table:table-cell table:style-name="ce6" table:formula="of:=IF([.$B38]&lt;[.$B$8];[.C$7];IF([.$B38]&lt;[.$B$9];[.C$8];IF([.$B38]&lt;[.$B$10];[.C$9];IF([.$B38]&lt;[.$B$11];[.C$10];[.C$11]))))" office:value-type="float" office:value="1" calcext:value-type="float">
            <text:p>1</text:p>
          </table:table-cell>
          <table:table-cell table:style-name="ce6" table:formula="of:=IF([.$B38]&lt;[.$B$8];[.D$7];IF([.$B38]&lt;[.$B$9];[.D$8];IF([.$B38]&lt;[.$B$10];[.D$9];IF([.$B38]&lt;[.$B$11];[.D$10];[.D$11]))))" office:value-type="float" office:value="1" calcext:value-type="float">
            <text:p>1</text:p>
          </table:table-cell>
          <table:table-cell table:style-name="ce6" table:formula="of:=IF([.$B38]&lt;[.$B$7];[.B$7];IF([.$B38]&lt;[.$B$8];[.B$8];IF([.$B38]&lt;[.$B$9];[.B$9];IF([.$B38]&lt;[.$B$10];[.B$10];[.B$11]))))" office:value-type="float" office:value="0.25" calcext:value-type="float">
            <text:p>0.25</text:p>
          </table:table-cell>
          <table:table-cell table:style-name="ce6" table:formula="of:=IF([.$B38]&lt;[.$B$7];[.C$7];IF([.$B38]&lt;[.$B$8];[.C$8];IF([.$B38]&lt;[.$B$9];[.C$9];IF([.$B38]&lt;[.$B$10];[.C$10];[.C$11]))))" office:value-type="float" office:value="0.6" calcext:value-type="float">
            <text:p>0.6</text:p>
          </table:table-cell>
          <table:table-cell table:style-name="ce6" table:formula="of:=IF([.$B38]&lt;[.$B$7];[.D$7];IF([.$B38]&lt;[.$B$8];[.D$8];IF([.$B38]&lt;[.$B$9];[.D$9];IF([.$B38]&lt;[.$B$10];[.D$10];[.D$11]))))" office:value-type="float" office:value="0.692307692307692" calcext:value-type="float">
            <text:p>0.6923076923</text:p>
          </table:table-cell>
          <table:table-cell table:style-name="ce6" table:formula="of:=([.H38]-[.E38])/([.G38]-[.D38])" office:value-type="float" office:value="-1.6" calcext:value-type="float">
            <text:p>-1.6</text:p>
          </table:table-cell>
          <table:table-cell table:style-name="ce3" table:formula="of:=[.K37]-AVERAGE([.L37];[.L38])*([.B38]-[.B37])" office:value-type="float" office:value="0.741538461538462" calcext:value-type="float">
            <text:p>0.74</text:p>
          </table:table-cell>
          <table:table-cell table:style-name="ce12" table:formula="of:=[.C38]/[.C$12]" office:value-type="float" office:value="1.04615384615385" calcext:value-type="float">
            <text:p>1.05</text:p>
          </table:table-cell>
          <table:table-cell table:style-name="ce17" table:formula="of:=[.F38]-[.B38]^2*[.J38]/(2*[.C$12]) - [.B38]*([.E38]-[.D38]*[.J38])/[.C$12]  +  [.D38]/[.C$12] * (3/2*[.D38]*[.J38] -[.E38])" office:value-type="float" office:value="0.741538461538462" calcext:value-type="float">
            <text:p>0.74</text:p>
          </table:table-cell>
          <table:table-cell table:style-name="ce21" table:formula="of:=IF(OR([.Q38]&lt;[.S38];[.Q38]&gt;[.V38]);[.R38];[.Q38])" office:value-type="float" office:value="0.2" calcext:value-type="float">
            <text:p>0.20</text:p>
          </table:table-cell>
          <table:table-cell table:style-name="ce3" table:formula="of:=([.N38]-[.S38])*([.W38]-[.T38])/([.V38]-[.S38])+[.T38]" office:value-type="float" office:value="0.68" calcext:value-type="float">
            <text:p>0.68</text:p>
          </table:table-cell>
          <table:table-cell/>
          <table:table-cell table:style-name="ce3" table:formula="of:=(-[.AA38]+SQRT([.AA38]*[.AA38] - 4*[.Z38]*[.AB38]))/(2*[.Z38])+[.S38]" office:value-type="float" office:value="1.05" calcext:value-type="float">
            <text:p>1.05</text:p>
          </table:table-cell>
          <table:table-cell table:style-name="ce3" table:formula="of:=(-[.AA38]-SQRT([.AA38]*[.AA38] - 4*[.Z38]*[.AB38]))/(2*[.Z38])+[.S38]" office:value-type="float" office:value="0.2" calcext:value-type="float">
            <text:p>0.20</text:p>
          </table:table-cell>
          <table:table-cell table:style-name="ce6" table:formula="of:=IF([.$M38]&gt;[.$D$8];[.B$7];IF([.$M38]&gt;[.$D$9];[.B$8];IF([.$M38]&gt;[.$D$10];[.B$9];IF([.$M38]&gt;[.$D$11];[.B$10];[.B$11]))))" office:value-type="float" office:value="0" calcext:value-type="float">
            <text:p>0</text:p>
          </table:table-cell>
          <table:table-cell table:style-name="ce6" table:formula="of:=IF([.$M38]&gt;[.$D$8];[.C$7];IF([.$M38]&gt;[.$D$9];[.C$8];IF([.$M38]&gt;[.$D$10];[.C$9];IF([.$M38]&gt;[.$D$11];[.C$10];[.C$11]))))" office:value-type="float" office:value="1" calcext:value-type="float">
            <text:p>1</text:p>
          </table:table-cell>
          <table:table-cell table:style-name="ce6" table:formula="of:=IF([.$M38]&gt;[.$D$8];[.D$7];IF([.$M38]&gt;[.$D$9];[.D$8];IF([.$M38]&gt;[.$D$10];[.D$9];IF([.$M38]&gt;[.$D$11];[.D$10];[.D$11]))))" office:value-type="float" office:value="1" calcext:value-type="float">
            <text:p>1</text:p>
          </table:table-cell>
          <table:table-cell table:style-name="ce6" table:formula="of:=IF([.$M38]&gt;[.$D$7];[.B$8];IF([.$M38]&gt;[.$D$8];[.B$8];IF([.$M38]&gt;[.$D$9];[.B$9];IF([.$M38]&gt;[.$D$10];[.B$10];[.B$11]))))" office:value-type="float" office:value="0.25" calcext:value-type="float">
            <text:p>0.25</text:p>
          </table:table-cell>
          <table:table-cell table:style-name="ce6" table:formula="of:=IF([.$M38]&gt;[.$D$7];[.C$8];IF([.$M38]&gt;[.$D$8];[.C$8];IF([.$M38]&gt;[.$D$9];[.C$9];IF([.$M38]&gt;[.$D$10];[.C$10];[.C$11]))))" office:value-type="float" office:value="0.6" calcext:value-type="float">
            <text:p>0.6</text:p>
          </table:table-cell>
          <table:table-cell table:style-name="ce6" table:formula="of:=IF([.$M38]&gt;[.$D$7];[.D$8];IF([.$M38]&gt;[.$D$8];[.D$8];IF([.$M38]&gt;[.$D$9];[.D$9];IF([.$M38]&gt;[.$D$10];[.D$10];[.D$11]))))" office:value-type="float" office:value="0.692307692307692" calcext:value-type="float">
            <text:p>0.6923076923</text:p>
          </table:table-cell>
          <table:table-cell table:style-name="ce6" table:formula="of:=([.W38]-[.T38])/([.V38]-[.S38])" office:value-type="float" office:value="-1.6" calcext:value-type="float">
            <text:p>-1.6</text:p>
          </table:table-cell>
          <table:table-cell table:style-name="ce27" table:formula="of:=-[.Y38]/2" office:value-type="float" office:value="0.8" calcext:value-type="float">
            <text:p>8.00E-01</text:p>
          </table:table-cell>
          <table:table-cell table:style-name="ce6" table:formula="of:=([.Y38]*[.S38]-[.T38])" office:value-type="float" office:value="-1" calcext:value-type="float">
            <text:p>-1</text:p>
          </table:table-cell>
          <table:table-cell table:style-name="ce6" table:formula="of:=[.$C$12] * ([.U38]-[.M38]) + [.S38]*([.T38] - 1/2*[.S38]*[.Y38])" office:value-type="float" office:value="0.168" calcext:value-type="float">
            <text:p>0.168</text:p>
          </table:table-cell>
          <table:table-cell table:number-columns-repeated="995"/>
        </table:table-row>
        <table:table-row table:style-name="ro1">
          <table:table-cell/>
          <table:table-cell table:style-name="ce3" table:formula="of:=[.B38]+[.B$14]" office:value-type="float" office:value="0.21" calcext:value-type="float">
            <text:p>0.21</text:p>
          </table:table-cell>
          <table:table-cell table:style-name="ce3" table:formula="of:=([.B39]-[.D39])*([.H39]-[.E39])/([.G39]-[.D39])+[.E39]" office:value-type="float" office:value="0.664" calcext:value-type="float">
            <text:p>0.66</text:p>
          </table:table-cell>
          <table:table-cell table:style-name="ce6" table:formula="of:=IF([.$B39]&lt;[.$B$8];[.B$7];IF([.$B39]&lt;[.$B$9];[.B$8];IF([.$B39]&lt;[.$B$10];[.B$9];IF([.$B39]&lt;[.$B$11];[.B$10];[.B$11]))))" office:value-type="float" office:value="0" calcext:value-type="float">
            <text:p>0</text:p>
          </table:table-cell>
          <table:table-cell table:style-name="ce6" table:formula="of:=IF([.$B39]&lt;[.$B$8];[.C$7];IF([.$B39]&lt;[.$B$9];[.C$8];IF([.$B39]&lt;[.$B$10];[.C$9];IF([.$B39]&lt;[.$B$11];[.C$10];[.C$11]))))" office:value-type="float" office:value="1" calcext:value-type="float">
            <text:p>1</text:p>
          </table:table-cell>
          <table:table-cell table:style-name="ce6" table:formula="of:=IF([.$B39]&lt;[.$B$8];[.D$7];IF([.$B39]&lt;[.$B$9];[.D$8];IF([.$B39]&lt;[.$B$10];[.D$9];IF([.$B39]&lt;[.$B$11];[.D$10];[.D$11]))))" office:value-type="float" office:value="1" calcext:value-type="float">
            <text:p>1</text:p>
          </table:table-cell>
          <table:table-cell table:style-name="ce6" table:formula="of:=IF([.$B39]&lt;[.$B$7];[.B$7];IF([.$B39]&lt;[.$B$8];[.B$8];IF([.$B39]&lt;[.$B$9];[.B$9];IF([.$B39]&lt;[.$B$10];[.B$10];[.B$11]))))" office:value-type="float" office:value="0.25" calcext:value-type="float">
            <text:p>0.25</text:p>
          </table:table-cell>
          <table:table-cell table:style-name="ce6" table:formula="of:=IF([.$B39]&lt;[.$B$7];[.C$7];IF([.$B39]&lt;[.$B$8];[.C$8];IF([.$B39]&lt;[.$B$9];[.C$9];IF([.$B39]&lt;[.$B$10];[.C$10];[.C$11]))))" office:value-type="float" office:value="0.6" calcext:value-type="float">
            <text:p>0.6</text:p>
          </table:table-cell>
          <table:table-cell table:style-name="ce6" table:formula="of:=IF([.$B39]&lt;[.$B$7];[.D$7];IF([.$B39]&lt;[.$B$8];[.D$8];IF([.$B39]&lt;[.$B$9];[.D$9];IF([.$B39]&lt;[.$B$10];[.D$10];[.D$11]))))" office:value-type="float" office:value="0.692307692307692" calcext:value-type="float">
            <text:p>0.6923076923</text:p>
          </table:table-cell>
          <table:table-cell table:style-name="ce6" table:formula="of:=([.H39]-[.E39])/([.G39]-[.D39])" office:value-type="float" office:value="-1.6" calcext:value-type="float">
            <text:p>-1.6</text:p>
          </table:table-cell>
          <table:table-cell table:style-name="ce3" table:formula="of:=[.K38]-AVERAGE([.L38];[.L39])*([.B39]-[.B38])" office:value-type="float" office:value="0.7312" calcext:value-type="float">
            <text:p>0.73</text:p>
          </table:table-cell>
          <table:table-cell table:style-name="ce12" table:formula="of:=[.C39]/[.C$12]" office:value-type="float" office:value="1.02153846153846" calcext:value-type="float">
            <text:p>1.02</text:p>
          </table:table-cell>
          <table:table-cell table:style-name="ce17" table:formula="of:=[.F39]-[.B39]^2*[.J39]/(2*[.C$12]) - [.B39]*([.E39]-[.D39]*[.J39])/[.C$12]  +  [.D39]/[.C$12] * (3/2*[.D39]*[.J39] -[.E39])" office:value-type="float" office:value="0.7312" calcext:value-type="float">
            <text:p>0.73</text:p>
          </table:table-cell>
          <table:table-cell table:style-name="ce21" table:formula="of:=IF(OR([.Q39]&lt;[.S39];[.Q39]&gt;[.V39]);[.R39];[.Q39])" office:value-type="float" office:value="0.21" calcext:value-type="float">
            <text:p>0.21</text:p>
          </table:table-cell>
          <table:table-cell table:style-name="ce3" table:formula="of:=([.N39]-[.S39])*([.W39]-[.T39])/([.V39]-[.S39])+[.T39]" office:value-type="float" office:value="0.664" calcext:value-type="float">
            <text:p>0.66</text:p>
          </table:table-cell>
          <table:table-cell/>
          <table:table-cell table:style-name="ce3" table:formula="of:=(-[.AA39]+SQRT([.AA39]*[.AA39] - 4*[.Z39]*[.AB39]))/(2*[.Z39])+[.S39]" office:value-type="float" office:value="1.04" calcext:value-type="float">
            <text:p>1.04</text:p>
          </table:table-cell>
          <table:table-cell table:style-name="ce3" table:formula="of:=(-[.AA39]-SQRT([.AA39]*[.AA39] - 4*[.Z39]*[.AB39]))/(2*[.Z39])+[.S39]" office:value-type="float" office:value="0.21" calcext:value-type="float">
            <text:p>0.21</text:p>
          </table:table-cell>
          <table:table-cell table:style-name="ce6" table:formula="of:=IF([.$M39]&gt;[.$D$8];[.B$7];IF([.$M39]&gt;[.$D$9];[.B$8];IF([.$M39]&gt;[.$D$10];[.B$9];IF([.$M39]&gt;[.$D$11];[.B$10];[.B$11]))))" office:value-type="float" office:value="0" calcext:value-type="float">
            <text:p>0</text:p>
          </table:table-cell>
          <table:table-cell table:style-name="ce6" table:formula="of:=IF([.$M39]&gt;[.$D$8];[.C$7];IF([.$M39]&gt;[.$D$9];[.C$8];IF([.$M39]&gt;[.$D$10];[.C$9];IF([.$M39]&gt;[.$D$11];[.C$10];[.C$11]))))" office:value-type="float" office:value="1" calcext:value-type="float">
            <text:p>1</text:p>
          </table:table-cell>
          <table:table-cell table:style-name="ce6" table:formula="of:=IF([.$M39]&gt;[.$D$8];[.D$7];IF([.$M39]&gt;[.$D$9];[.D$8];IF([.$M39]&gt;[.$D$10];[.D$9];IF([.$M39]&gt;[.$D$11];[.D$10];[.D$11]))))" office:value-type="float" office:value="1" calcext:value-type="float">
            <text:p>1</text:p>
          </table:table-cell>
          <table:table-cell table:style-name="ce6" table:formula="of:=IF([.$M39]&gt;[.$D$7];[.B$8];IF([.$M39]&gt;[.$D$8];[.B$8];IF([.$M39]&gt;[.$D$9];[.B$9];IF([.$M39]&gt;[.$D$10];[.B$10];[.B$11]))))" office:value-type="float" office:value="0.25" calcext:value-type="float">
            <text:p>0.25</text:p>
          </table:table-cell>
          <table:table-cell table:style-name="ce6" table:formula="of:=IF([.$M39]&gt;[.$D$7];[.C$8];IF([.$M39]&gt;[.$D$8];[.C$8];IF([.$M39]&gt;[.$D$9];[.C$9];IF([.$M39]&gt;[.$D$10];[.C$10];[.C$11]))))" office:value-type="float" office:value="0.6" calcext:value-type="float">
            <text:p>0.6</text:p>
          </table:table-cell>
          <table:table-cell table:style-name="ce6" table:formula="of:=IF([.$M39]&gt;[.$D$7];[.D$8];IF([.$M39]&gt;[.$D$8];[.D$8];IF([.$M39]&gt;[.$D$9];[.D$9];IF([.$M39]&gt;[.$D$10];[.D$10];[.D$11]))))" office:value-type="float" office:value="0.692307692307692" calcext:value-type="float">
            <text:p>0.6923076923</text:p>
          </table:table-cell>
          <table:table-cell table:style-name="ce6" table:formula="of:=([.W39]-[.T39])/([.V39]-[.S39])" office:value-type="float" office:value="-1.6" calcext:value-type="float">
            <text:p>-1.6</text:p>
          </table:table-cell>
          <table:table-cell table:style-name="ce27" table:formula="of:=-[.Y39]/2" office:value-type="float" office:value="0.8" calcext:value-type="float">
            <text:p>8.00E-01</text:p>
          </table:table-cell>
          <table:table-cell table:style-name="ce6" table:formula="of:=([.Y39]*[.S39]-[.T39])" office:value-type="float" office:value="-1" calcext:value-type="float">
            <text:p>-1</text:p>
          </table:table-cell>
          <table:table-cell table:style-name="ce6" table:formula="of:=[.$C$12] * ([.U39]-[.M39]) + [.S39]*([.T39] - 1/2*[.S39]*[.Y39])" office:value-type="float" office:value="0.17472" calcext:value-type="float">
            <text:p>0.17472</text:p>
          </table:table-cell>
          <table:table-cell/>
          <table:table-cell table:style-name="ce3"/>
          <table:table-cell table:style-name="ce29"/>
          <table:table-cell table:number-columns-repeated="992"/>
        </table:table-row>
        <table:table-row table:style-name="ro1">
          <table:table-cell/>
          <table:table-cell table:style-name="ce3" table:formula="of:=[.B39]+[.B$14]" office:value-type="float" office:value="0.22" calcext:value-type="float">
            <text:p>0.22</text:p>
          </table:table-cell>
          <table:table-cell table:style-name="ce3" table:formula="of:=([.B40]-[.D40])*([.H40]-[.E40])/([.G40]-[.D40])+[.E40]" office:value-type="float" office:value="0.648" calcext:value-type="float">
            <text:p>0.65</text:p>
          </table:table-cell>
          <table:table-cell table:style-name="ce6" table:formula="of:=IF([.$B40]&lt;[.$B$8];[.B$7];IF([.$B40]&lt;[.$B$9];[.B$8];IF([.$B40]&lt;[.$B$10];[.B$9];IF([.$B40]&lt;[.$B$11];[.B$10];[.B$11]))))" office:value-type="float" office:value="0" calcext:value-type="float">
            <text:p>0</text:p>
          </table:table-cell>
          <table:table-cell table:style-name="ce6" table:formula="of:=IF([.$B40]&lt;[.$B$8];[.C$7];IF([.$B40]&lt;[.$B$9];[.C$8];IF([.$B40]&lt;[.$B$10];[.C$9];IF([.$B40]&lt;[.$B$11];[.C$10];[.C$11]))))" office:value-type="float" office:value="1" calcext:value-type="float">
            <text:p>1</text:p>
          </table:table-cell>
          <table:table-cell table:style-name="ce6" table:formula="of:=IF([.$B40]&lt;[.$B$8];[.D$7];IF([.$B40]&lt;[.$B$9];[.D$8];IF([.$B40]&lt;[.$B$10];[.D$9];IF([.$B40]&lt;[.$B$11];[.D$10];[.D$11]))))" office:value-type="float" office:value="1" calcext:value-type="float">
            <text:p>1</text:p>
          </table:table-cell>
          <table:table-cell table:style-name="ce6" table:formula="of:=IF([.$B40]&lt;[.$B$7];[.B$7];IF([.$B40]&lt;[.$B$8];[.B$8];IF([.$B40]&lt;[.$B$9];[.B$9];IF([.$B40]&lt;[.$B$10];[.B$10];[.B$11]))))" office:value-type="float" office:value="0.25" calcext:value-type="float">
            <text:p>0.25</text:p>
          </table:table-cell>
          <table:table-cell table:style-name="ce6" table:formula="of:=IF([.$B40]&lt;[.$B$7];[.C$7];IF([.$B40]&lt;[.$B$8];[.C$8];IF([.$B40]&lt;[.$B$9];[.C$9];IF([.$B40]&lt;[.$B$10];[.C$10];[.C$11]))))" office:value-type="float" office:value="0.6" calcext:value-type="float">
            <text:p>0.6</text:p>
          </table:table-cell>
          <table:table-cell table:style-name="ce6" table:formula="of:=IF([.$B40]&lt;[.$B$7];[.D$7];IF([.$B40]&lt;[.$B$8];[.D$8];IF([.$B40]&lt;[.$B$9];[.D$9];IF([.$B40]&lt;[.$B$10];[.D$10];[.D$11]))))" office:value-type="float" office:value="0.692307692307692" calcext:value-type="float">
            <text:p>0.6923076923</text:p>
          </table:table-cell>
          <table:table-cell table:style-name="ce6" table:formula="of:=([.H40]-[.E40])/([.G40]-[.D40])" office:value-type="float" office:value="-1.6" calcext:value-type="float">
            <text:p>-1.6</text:p>
          </table:table-cell>
          <table:table-cell table:style-name="ce3" table:formula="of:=[.K39]-AVERAGE([.L39];[.L40])*([.B40]-[.B39])" office:value-type="float" office:value="0.721107692307692" calcext:value-type="float">
            <text:p>0.72</text:p>
          </table:table-cell>
          <table:table-cell table:style-name="ce12" table:formula="of:=[.C40]/[.C$12]" office:value-type="float" office:value="0.996923076923077" calcext:value-type="float">
            <text:p>1.00</text:p>
          </table:table-cell>
          <table:table-cell table:style-name="ce17" table:formula="of:=[.F40]-[.B40]^2*[.J40]/(2*[.C$12]) - [.B40]*([.E40]-[.D40]*[.J40])/[.C$12]  +  [.D40]/[.C$12] * (3/2*[.D40]*[.J40] -[.E40])" office:value-type="float" office:value="0.721107692307692" calcext:value-type="float">
            <text:p>0.72</text:p>
          </table:table-cell>
          <table:table-cell table:style-name="ce21" table:formula="of:=IF(OR([.Q40]&lt;[.S40];[.Q40]&gt;[.V40]);[.R40];[.Q40])" office:value-type="float" office:value="0.22" calcext:value-type="float">
            <text:p>0.22</text:p>
          </table:table-cell>
          <table:table-cell table:style-name="ce3" table:formula="of:=([.N40]-[.S40])*([.W40]-[.T40])/([.V40]-[.S40])+[.T40]" office:value-type="float" office:value="0.648" calcext:value-type="float">
            <text:p>0.65</text:p>
          </table:table-cell>
          <table:table-cell/>
          <table:table-cell table:style-name="ce3" table:formula="of:=(-[.AA40]+SQRT([.AA40]*[.AA40] - 4*[.Z40]*[.AB40]))/(2*[.Z40])+[.S40]" office:value-type="float" office:value="1.03" calcext:value-type="float">
            <text:p>1.03</text:p>
          </table:table-cell>
          <table:table-cell table:style-name="ce3" table:formula="of:=(-[.AA40]-SQRT([.AA40]*[.AA40] - 4*[.Z40]*[.AB40]))/(2*[.Z40])+[.S40]" office:value-type="float" office:value="0.22" calcext:value-type="float">
            <text:p>0.22</text:p>
          </table:table-cell>
          <table:table-cell table:style-name="ce6" table:formula="of:=IF([.$M40]&gt;[.$D$8];[.B$7];IF([.$M40]&gt;[.$D$9];[.B$8];IF([.$M40]&gt;[.$D$10];[.B$9];IF([.$M40]&gt;[.$D$11];[.B$10];[.B$11]))))" office:value-type="float" office:value="0" calcext:value-type="float">
            <text:p>0</text:p>
          </table:table-cell>
          <table:table-cell table:style-name="ce6" table:formula="of:=IF([.$M40]&gt;[.$D$8];[.C$7];IF([.$M40]&gt;[.$D$9];[.C$8];IF([.$M40]&gt;[.$D$10];[.C$9];IF([.$M40]&gt;[.$D$11];[.C$10];[.C$11]))))" office:value-type="float" office:value="1" calcext:value-type="float">
            <text:p>1</text:p>
          </table:table-cell>
          <table:table-cell table:style-name="ce6" table:formula="of:=IF([.$M40]&gt;[.$D$8];[.D$7];IF([.$M40]&gt;[.$D$9];[.D$8];IF([.$M40]&gt;[.$D$10];[.D$9];IF([.$M40]&gt;[.$D$11];[.D$10];[.D$11]))))" office:value-type="float" office:value="1" calcext:value-type="float">
            <text:p>1</text:p>
          </table:table-cell>
          <table:table-cell table:style-name="ce6" table:formula="of:=IF([.$M40]&gt;[.$D$7];[.B$8];IF([.$M40]&gt;[.$D$8];[.B$8];IF([.$M40]&gt;[.$D$9];[.B$9];IF([.$M40]&gt;[.$D$10];[.B$10];[.B$11]))))" office:value-type="float" office:value="0.25" calcext:value-type="float">
            <text:p>0.25</text:p>
          </table:table-cell>
          <table:table-cell table:style-name="ce6" table:formula="of:=IF([.$M40]&gt;[.$D$7];[.C$8];IF([.$M40]&gt;[.$D$8];[.C$8];IF([.$M40]&gt;[.$D$9];[.C$9];IF([.$M40]&gt;[.$D$10];[.C$10];[.C$11]))))" office:value-type="float" office:value="0.6" calcext:value-type="float">
            <text:p>0.6</text:p>
          </table:table-cell>
          <table:table-cell table:style-name="ce6" table:formula="of:=IF([.$M40]&gt;[.$D$7];[.D$8];IF([.$M40]&gt;[.$D$8];[.D$8];IF([.$M40]&gt;[.$D$9];[.D$9];IF([.$M40]&gt;[.$D$10];[.D$10];[.D$11]))))" office:value-type="float" office:value="0.692307692307692" calcext:value-type="float">
            <text:p>0.6923076923</text:p>
          </table:table-cell>
          <table:table-cell table:style-name="ce6" table:formula="of:=([.W40]-[.T40])/([.V40]-[.S40])" office:value-type="float" office:value="-1.6" calcext:value-type="float">
            <text:p>-1.6</text:p>
          </table:table-cell>
          <table:table-cell table:style-name="ce27" table:formula="of:=-[.Y40]/2" office:value-type="float" office:value="0.8" calcext:value-type="float">
            <text:p>8.00E-01</text:p>
          </table:table-cell>
          <table:table-cell table:style-name="ce6" table:formula="of:=([.Y40]*[.S40]-[.T40])" office:value-type="float" office:value="-1" calcext:value-type="float">
            <text:p>-1</text:p>
          </table:table-cell>
          <table:table-cell table:style-name="ce6" table:formula="of:=[.$C$12] * ([.U40]-[.M40]) + [.S40]*([.T40] - 1/2*[.S40]*[.Y40])" office:value-type="float" office:value="0.18128" calcext:value-type="float">
            <text:p>0.18128</text:p>
          </table:table-cell>
          <table:table-cell/>
          <table:table-cell table:style-name="ce3"/>
          <table:table-cell table:style-name="ce29"/>
          <table:table-cell table:number-columns-repeated="992"/>
        </table:table-row>
        <table:table-row table:style-name="ro1">
          <table:table-cell/>
          <table:table-cell table:style-name="ce3" table:formula="of:=[.B40]+[.B$14]" office:value-type="float" office:value="0.23" calcext:value-type="float">
            <text:p>0.23</text:p>
          </table:table-cell>
          <table:table-cell table:style-name="ce3" table:formula="of:=([.B41]-[.D41])*([.H41]-[.E41])/([.G41]-[.D41])+[.E41]" office:value-type="float" office:value="0.632" calcext:value-type="float">
            <text:p>0.63</text:p>
          </table:table-cell>
          <table:table-cell table:style-name="ce6" table:formula="of:=IF([.$B41]&lt;[.$B$8];[.B$7];IF([.$B41]&lt;[.$B$9];[.B$8];IF([.$B41]&lt;[.$B$10];[.B$9];IF([.$B41]&lt;[.$B$11];[.B$10];[.B$11]))))" office:value-type="float" office:value="0" calcext:value-type="float">
            <text:p>0</text:p>
          </table:table-cell>
          <table:table-cell table:style-name="ce6" table:formula="of:=IF([.$B41]&lt;[.$B$8];[.C$7];IF([.$B41]&lt;[.$B$9];[.C$8];IF([.$B41]&lt;[.$B$10];[.C$9];IF([.$B41]&lt;[.$B$11];[.C$10];[.C$11]))))" office:value-type="float" office:value="1" calcext:value-type="float">
            <text:p>1</text:p>
          </table:table-cell>
          <table:table-cell table:style-name="ce6" table:formula="of:=IF([.$B41]&lt;[.$B$8];[.D$7];IF([.$B41]&lt;[.$B$9];[.D$8];IF([.$B41]&lt;[.$B$10];[.D$9];IF([.$B41]&lt;[.$B$11];[.D$10];[.D$11]))))" office:value-type="float" office:value="1" calcext:value-type="float">
            <text:p>1</text:p>
          </table:table-cell>
          <table:table-cell table:style-name="ce6" table:formula="of:=IF([.$B41]&lt;[.$B$7];[.B$7];IF([.$B41]&lt;[.$B$8];[.B$8];IF([.$B41]&lt;[.$B$9];[.B$9];IF([.$B41]&lt;[.$B$10];[.B$10];[.B$11]))))" office:value-type="float" office:value="0.25" calcext:value-type="float">
            <text:p>0.25</text:p>
          </table:table-cell>
          <table:table-cell table:style-name="ce6" table:formula="of:=IF([.$B41]&lt;[.$B$7];[.C$7];IF([.$B41]&lt;[.$B$8];[.C$8];IF([.$B41]&lt;[.$B$9];[.C$9];IF([.$B41]&lt;[.$B$10];[.C$10];[.C$11]))))" office:value-type="float" office:value="0.6" calcext:value-type="float">
            <text:p>0.6</text:p>
          </table:table-cell>
          <table:table-cell table:style-name="ce6" table:formula="of:=IF([.$B41]&lt;[.$B$7];[.D$7];IF([.$B41]&lt;[.$B$8];[.D$8];IF([.$B41]&lt;[.$B$9];[.D$9];IF([.$B41]&lt;[.$B$10];[.D$10];[.D$11]))))" office:value-type="float" office:value="0.692307692307692" calcext:value-type="float">
            <text:p>0.6923076923</text:p>
          </table:table-cell>
          <table:table-cell table:style-name="ce6" table:formula="of:=([.H41]-[.E41])/([.G41]-[.D41])" office:value-type="float" office:value="-1.6" calcext:value-type="float">
            <text:p>-1.6</text:p>
          </table:table-cell>
          <table:table-cell table:style-name="ce3" table:formula="of:=[.K40]-AVERAGE([.L40];[.L41])*([.B41]-[.B40])" office:value-type="float" office:value="0.711261538461538" calcext:value-type="float">
            <text:p>0.71</text:p>
          </table:table-cell>
          <table:table-cell table:style-name="ce12" table:formula="of:=[.C41]/[.C$12]" office:value-type="float" office:value="0.972307692307692" calcext:value-type="float">
            <text:p>0.97</text:p>
          </table:table-cell>
          <table:table-cell table:style-name="ce17" table:formula="of:=[.F41]-[.B41]^2*[.J41]/(2*[.C$12]) - [.B41]*([.E41]-[.D41]*[.J41])/[.C$12]  +  [.D41]/[.C$12] * (3/2*[.D41]*[.J41] -[.E41])" office:value-type="float" office:value="0.711261538461538" calcext:value-type="float">
            <text:p>0.71</text:p>
          </table:table-cell>
          <table:table-cell table:style-name="ce21" table:formula="of:=IF(OR([.Q41]&lt;[.S41];[.Q41]&gt;[.V41]);[.R41];[.Q41])" office:value-type="float" office:value="0.23" calcext:value-type="float">
            <text:p>0.23</text:p>
          </table:table-cell>
          <table:table-cell table:style-name="ce3" table:formula="of:=([.N41]-[.S41])*([.W41]-[.T41])/([.V41]-[.S41])+[.T41]" office:value-type="float" office:value="0.632" calcext:value-type="float">
            <text:p>0.63</text:p>
          </table:table-cell>
          <table:table-cell/>
          <table:table-cell table:style-name="ce3" table:formula="of:=(-[.AA41]+SQRT([.AA41]*[.AA41] - 4*[.Z41]*[.AB41]))/(2*[.Z41])+[.S41]" office:value-type="float" office:value="1.02" calcext:value-type="float">
            <text:p>1.02</text:p>
          </table:table-cell>
          <table:table-cell table:style-name="ce3" table:formula="of:=(-[.AA41]-SQRT([.AA41]*[.AA41] - 4*[.Z41]*[.AB41]))/(2*[.Z41])+[.S41]" office:value-type="float" office:value="0.23" calcext:value-type="float">
            <text:p>0.23</text:p>
          </table:table-cell>
          <table:table-cell table:style-name="ce6" table:formula="of:=IF([.$M41]&gt;[.$D$8];[.B$7];IF([.$M41]&gt;[.$D$9];[.B$8];IF([.$M41]&gt;[.$D$10];[.B$9];IF([.$M41]&gt;[.$D$11];[.B$10];[.B$11]))))" office:value-type="float" office:value="0" calcext:value-type="float">
            <text:p>0</text:p>
          </table:table-cell>
          <table:table-cell table:style-name="ce6" table:formula="of:=IF([.$M41]&gt;[.$D$8];[.C$7];IF([.$M41]&gt;[.$D$9];[.C$8];IF([.$M41]&gt;[.$D$10];[.C$9];IF([.$M41]&gt;[.$D$11];[.C$10];[.C$11]))))" office:value-type="float" office:value="1" calcext:value-type="float">
            <text:p>1</text:p>
          </table:table-cell>
          <table:table-cell table:style-name="ce6" table:formula="of:=IF([.$M41]&gt;[.$D$8];[.D$7];IF([.$M41]&gt;[.$D$9];[.D$8];IF([.$M41]&gt;[.$D$10];[.D$9];IF([.$M41]&gt;[.$D$11];[.D$10];[.D$11]))))" office:value-type="float" office:value="1" calcext:value-type="float">
            <text:p>1</text:p>
          </table:table-cell>
          <table:table-cell table:style-name="ce6" table:formula="of:=IF([.$M41]&gt;[.$D$7];[.B$8];IF([.$M41]&gt;[.$D$8];[.B$8];IF([.$M41]&gt;[.$D$9];[.B$9];IF([.$M41]&gt;[.$D$10];[.B$10];[.B$11]))))" office:value-type="float" office:value="0.25" calcext:value-type="float">
            <text:p>0.25</text:p>
          </table:table-cell>
          <table:table-cell table:style-name="ce6" table:formula="of:=IF([.$M41]&gt;[.$D$7];[.C$8];IF([.$M41]&gt;[.$D$8];[.C$8];IF([.$M41]&gt;[.$D$9];[.C$9];IF([.$M41]&gt;[.$D$10];[.C$10];[.C$11]))))" office:value-type="float" office:value="0.6" calcext:value-type="float">
            <text:p>0.6</text:p>
          </table:table-cell>
          <table:table-cell table:style-name="ce6" table:formula="of:=IF([.$M41]&gt;[.$D$7];[.D$8];IF([.$M41]&gt;[.$D$8];[.D$8];IF([.$M41]&gt;[.$D$9];[.D$9];IF([.$M41]&gt;[.$D$10];[.D$10];[.D$11]))))" office:value-type="float" office:value="0.692307692307692" calcext:value-type="float">
            <text:p>0.6923076923</text:p>
          </table:table-cell>
          <table:table-cell table:style-name="ce6" table:formula="of:=([.W41]-[.T41])/([.V41]-[.S41])" office:value-type="float" office:value="-1.6" calcext:value-type="float">
            <text:p>-1.6</text:p>
          </table:table-cell>
          <table:table-cell table:style-name="ce27" table:formula="of:=-[.Y41]/2" office:value-type="float" office:value="0.8" calcext:value-type="float">
            <text:p>8.00E-01</text:p>
          </table:table-cell>
          <table:table-cell table:style-name="ce6" table:formula="of:=([.Y41]*[.S41]-[.T41])" office:value-type="float" office:value="-1" calcext:value-type="float">
            <text:p>-1</text:p>
          </table:table-cell>
          <table:table-cell table:style-name="ce6" table:formula="of:=[.$C$12] * ([.U41]-[.M41]) + [.S41]*([.T41] - 1/2*[.S41]*[.Y41])" office:value-type="float" office:value="0.18768" calcext:value-type="float">
            <text:p>0.18768</text:p>
          </table:table-cell>
          <table:table-cell/>
          <table:table-cell table:style-name="ce3"/>
          <table:table-cell table:style-name="ce29"/>
          <table:table-cell table:number-columns-repeated="992"/>
        </table:table-row>
        <table:table-row table:style-name="ro1">
          <table:table-cell/>
          <table:table-cell table:style-name="ce3" table:formula="of:=[.B41]+[.B$14]" office:value-type="float" office:value="0.24" calcext:value-type="float">
            <text:p>0.24</text:p>
          </table:table-cell>
          <table:table-cell table:style-name="ce3" table:formula="of:=([.B42]-[.D42])*([.H42]-[.E42])/([.G42]-[.D42])+[.E42]" office:value-type="float" office:value="0.616" calcext:value-type="float">
            <text:p>0.62</text:p>
          </table:table-cell>
          <table:table-cell table:style-name="ce6" table:formula="of:=IF([.$B42]&lt;[.$B$8];[.B$7];IF([.$B42]&lt;[.$B$9];[.B$8];IF([.$B42]&lt;[.$B$10];[.B$9];IF([.$B42]&lt;[.$B$11];[.B$10];[.B$11]))))" office:value-type="float" office:value="0" calcext:value-type="float">
            <text:p>0</text:p>
          </table:table-cell>
          <table:table-cell table:style-name="ce6" table:formula="of:=IF([.$B42]&lt;[.$B$8];[.C$7];IF([.$B42]&lt;[.$B$9];[.C$8];IF([.$B42]&lt;[.$B$10];[.C$9];IF([.$B42]&lt;[.$B$11];[.C$10];[.C$11]))))" office:value-type="float" office:value="1" calcext:value-type="float">
            <text:p>1</text:p>
          </table:table-cell>
          <table:table-cell table:style-name="ce6" table:formula="of:=IF([.$B42]&lt;[.$B$8];[.D$7];IF([.$B42]&lt;[.$B$9];[.D$8];IF([.$B42]&lt;[.$B$10];[.D$9];IF([.$B42]&lt;[.$B$11];[.D$10];[.D$11]))))" office:value-type="float" office:value="1" calcext:value-type="float">
            <text:p>1</text:p>
          </table:table-cell>
          <table:table-cell table:style-name="ce6" table:formula="of:=IF([.$B42]&lt;[.$B$7];[.B$7];IF([.$B42]&lt;[.$B$8];[.B$8];IF([.$B42]&lt;[.$B$9];[.B$9];IF([.$B42]&lt;[.$B$10];[.B$10];[.B$11]))))" office:value-type="float" office:value="0.25" calcext:value-type="float">
            <text:p>0.25</text:p>
          </table:table-cell>
          <table:table-cell table:style-name="ce6" table:formula="of:=IF([.$B42]&lt;[.$B$7];[.C$7];IF([.$B42]&lt;[.$B$8];[.C$8];IF([.$B42]&lt;[.$B$9];[.C$9];IF([.$B42]&lt;[.$B$10];[.C$10];[.C$11]))))" office:value-type="float" office:value="0.6" calcext:value-type="float">
            <text:p>0.6</text:p>
          </table:table-cell>
          <table:table-cell table:style-name="ce6" table:formula="of:=IF([.$B42]&lt;[.$B$7];[.D$7];IF([.$B42]&lt;[.$B$8];[.D$8];IF([.$B42]&lt;[.$B$9];[.D$9];IF([.$B42]&lt;[.$B$10];[.D$10];[.D$11]))))" office:value-type="float" office:value="0.692307692307692" calcext:value-type="float">
            <text:p>0.6923076923</text:p>
          </table:table-cell>
          <table:table-cell table:style-name="ce6" table:formula="of:=([.H42]-[.E42])/([.G42]-[.D42])" office:value-type="float" office:value="-1.6" calcext:value-type="float">
            <text:p>-1.6</text:p>
          </table:table-cell>
          <table:table-cell table:style-name="ce3" table:formula="of:=[.K41]-AVERAGE([.L41];[.L42])*([.B42]-[.B41])" office:value-type="float" office:value="0.701661538461538" calcext:value-type="float">
            <text:p>0.70</text:p>
          </table:table-cell>
          <table:table-cell table:style-name="ce12" table:formula="of:=[.C42]/[.C$12]" office:value-type="float" office:value="0.947692307692308" calcext:value-type="float">
            <text:p>0.95</text:p>
          </table:table-cell>
          <table:table-cell table:style-name="ce17" table:formula="of:=[.F42]-[.B42]^2*[.J42]/(2*[.C$12]) - [.B42]*([.E42]-[.D42]*[.J42])/[.C$12]  +  [.D42]/[.C$12] * (3/2*[.D42]*[.J42] -[.E42])" office:value-type="float" office:value="0.701661538461539" calcext:value-type="float">
            <text:p>0.70</text:p>
          </table:table-cell>
          <table:table-cell table:style-name="ce21" table:formula="of:=IF(OR([.Q42]&lt;[.S42];[.Q42]&gt;[.V42]);[.R42];[.Q42])" office:value-type="float" office:value="0.24" calcext:value-type="float">
            <text:p>0.24</text:p>
          </table:table-cell>
          <table:table-cell table:style-name="ce3" table:formula="of:=([.N42]-[.S42])*([.W42]-[.T42])/([.V42]-[.S42])+[.T42]" office:value-type="float" office:value="0.616" calcext:value-type="float">
            <text:p>0.62</text:p>
          </table:table-cell>
          <table:table-cell/>
          <table:table-cell table:style-name="ce3" table:formula="of:=(-[.AA42]+SQRT([.AA42]*[.AA42] - 4*[.Z42]*[.AB42]))/(2*[.Z42])+[.S42]" office:value-type="float" office:value="1.01" calcext:value-type="float">
            <text:p>1.01</text:p>
          </table:table-cell>
          <table:table-cell table:style-name="ce3" table:formula="of:=(-[.AA42]-SQRT([.AA42]*[.AA42] - 4*[.Z42]*[.AB42]))/(2*[.Z42])+[.S42]" office:value-type="float" office:value="0.24" calcext:value-type="float">
            <text:p>0.24</text:p>
          </table:table-cell>
          <table:table-cell table:style-name="ce6" table:formula="of:=IF([.$M42]&gt;[.$D$8];[.B$7];IF([.$M42]&gt;[.$D$9];[.B$8];IF([.$M42]&gt;[.$D$10];[.B$9];IF([.$M42]&gt;[.$D$11];[.B$10];[.B$11]))))" office:value-type="float" office:value="0" calcext:value-type="float">
            <text:p>0</text:p>
          </table:table-cell>
          <table:table-cell table:style-name="ce6" table:formula="of:=IF([.$M42]&gt;[.$D$8];[.C$7];IF([.$M42]&gt;[.$D$9];[.C$8];IF([.$M42]&gt;[.$D$10];[.C$9];IF([.$M42]&gt;[.$D$11];[.C$10];[.C$11]))))" office:value-type="float" office:value="1" calcext:value-type="float">
            <text:p>1</text:p>
          </table:table-cell>
          <table:table-cell table:style-name="ce6" table:formula="of:=IF([.$M42]&gt;[.$D$8];[.D$7];IF([.$M42]&gt;[.$D$9];[.D$8];IF([.$M42]&gt;[.$D$10];[.D$9];IF([.$M42]&gt;[.$D$11];[.D$10];[.D$11]))))" office:value-type="float" office:value="1" calcext:value-type="float">
            <text:p>1</text:p>
          </table:table-cell>
          <table:table-cell table:style-name="ce6" table:formula="of:=IF([.$M42]&gt;[.$D$7];[.B$8];IF([.$M42]&gt;[.$D$8];[.B$8];IF([.$M42]&gt;[.$D$9];[.B$9];IF([.$M42]&gt;[.$D$10];[.B$10];[.B$11]))))" office:value-type="float" office:value="0.25" calcext:value-type="float">
            <text:p>0.25</text:p>
          </table:table-cell>
          <table:table-cell table:style-name="ce6" table:formula="of:=IF([.$M42]&gt;[.$D$7];[.C$8];IF([.$M42]&gt;[.$D$8];[.C$8];IF([.$M42]&gt;[.$D$9];[.C$9];IF([.$M42]&gt;[.$D$10];[.C$10];[.C$11]))))" office:value-type="float" office:value="0.6" calcext:value-type="float">
            <text:p>0.6</text:p>
          </table:table-cell>
          <table:table-cell table:style-name="ce6" table:formula="of:=IF([.$M42]&gt;[.$D$7];[.D$8];IF([.$M42]&gt;[.$D$8];[.D$8];IF([.$M42]&gt;[.$D$9];[.D$9];IF([.$M42]&gt;[.$D$10];[.D$10];[.D$11]))))" office:value-type="float" office:value="0.692307692307692" calcext:value-type="float">
            <text:p>0.6923076923</text:p>
          </table:table-cell>
          <table:table-cell table:style-name="ce6" table:formula="of:=([.W42]-[.T42])/([.V42]-[.S42])" office:value-type="float" office:value="-1.6" calcext:value-type="float">
            <text:p>-1.6</text:p>
          </table:table-cell>
          <table:table-cell table:style-name="ce27" table:formula="of:=-[.Y42]/2" office:value-type="float" office:value="0.8" calcext:value-type="float">
            <text:p>8.00E-01</text:p>
          </table:table-cell>
          <table:table-cell table:style-name="ce6" table:formula="of:=([.Y42]*[.S42]-[.T42])" office:value-type="float" office:value="-1" calcext:value-type="float">
            <text:p>-1</text:p>
          </table:table-cell>
          <table:table-cell table:style-name="ce6" table:formula="of:=[.$C$12] * ([.U42]-[.M42]) + [.S42]*([.T42] - 1/2*[.S42]*[.Y42])" office:value-type="float" office:value="0.19392" calcext:value-type="float">
            <text:p>0.19392</text:p>
          </table:table-cell>
          <table:table-cell/>
          <table:table-cell table:style-name="ce3"/>
          <table:table-cell table:style-name="ce29"/>
          <table:table-cell table:number-columns-repeated="992"/>
        </table:table-row>
        <table:table-row table:style-name="ro1">
          <table:table-cell/>
          <table:table-cell table:style-name="ce3" table:formula="of:=[.B42]+[.B$14]" office:value-type="float" office:value="0.25" calcext:value-type="float">
            <text:p>0.25</text:p>
          </table:table-cell>
          <table:table-cell table:style-name="ce3" table:formula="of:=([.B43]-[.D43])*([.H43]-[.E43])/([.G43]-[.D43])+[.E43]" office:value-type="float" office:value="0.6" calcext:value-type="float">
            <text:p>0.60</text:p>
          </table:table-cell>
          <table:table-cell table:style-name="ce6" table:formula="of:=IF([.$B43]&lt;[.$B$8];[.B$7];IF([.$B43]&lt;[.$B$9];[.B$8];IF([.$B43]&lt;[.$B$10];[.B$9];IF([.$B43]&lt;[.$B$11];[.B$10];[.B$11]))))" office:value-type="float" office:value="0.25" calcext:value-type="float">
            <text:p>0.25</text:p>
          </table:table-cell>
          <table:table-cell table:style-name="ce6" table:formula="of:=IF([.$B43]&lt;[.$B$8];[.C$7];IF([.$B43]&lt;[.$B$9];[.C$8];IF([.$B43]&lt;[.$B$10];[.C$9];IF([.$B43]&lt;[.$B$11];[.C$10];[.C$11]))))" office:value-type="float" office:value="0.6" calcext:value-type="float">
            <text:p>0.6</text:p>
          </table:table-cell>
          <table:table-cell table:style-name="ce6" table:formula="of:=IF([.$B43]&lt;[.$B$8];[.D$7];IF([.$B43]&lt;[.$B$9];[.D$8];IF([.$B43]&lt;[.$B$10];[.D$9];IF([.$B43]&lt;[.$B$11];[.D$10];[.D$11]))))" office:value-type="float" office:value="0.692307692307692" calcext:value-type="float">
            <text:p>0.6923076923</text:p>
          </table:table-cell>
          <table:table-cell table:style-name="ce6" table:formula="of:=IF([.$B43]&lt;[.$B$7];[.B$7];IF([.$B43]&lt;[.$B$8];[.B$8];IF([.$B43]&lt;[.$B$9];[.B$9];IF([.$B43]&lt;[.$B$10];[.B$10];[.B$11]))))" office:value-type="float" office:value="0.5" calcext:value-type="float">
            <text:p>0.5</text:p>
          </table:table-cell>
          <table:table-cell table:style-name="ce6" table:formula="of:=IF([.$B43]&lt;[.$B$7];[.C$7];IF([.$B43]&lt;[.$B$8];[.C$8];IF([.$B43]&lt;[.$B$9];[.C$9];IF([.$B43]&lt;[.$B$10];[.C$10];[.C$11]))))" office:value-type="float" office:value="0.2" calcext:value-type="float">
            <text:p>0.2</text:p>
          </table:table-cell>
          <table:table-cell table:style-name="ce6" table:formula="of:=IF([.$B43]&lt;[.$B$7];[.D$7];IF([.$B43]&lt;[.$B$8];[.D$8];IF([.$B43]&lt;[.$B$9];[.D$9];IF([.$B43]&lt;[.$B$10];[.D$10];[.D$11]))))" office:value-type="float" office:value="0.538461538461538" calcext:value-type="float">
            <text:p>0.5384615385</text:p>
          </table:table-cell>
          <table:table-cell table:style-name="ce6" table:formula="of:=([.H43]-[.E43])/([.G43]-[.D43])" office:value-type="float" office:value="-1.6" calcext:value-type="float">
            <text:p>-1.6</text:p>
          </table:table-cell>
          <table:table-cell table:style-name="ce3" table:formula="of:=[.K42]-AVERAGE([.L42];[.L43])*([.B43]-[.B42])" office:value-type="float" office:value="0.692307692307692" calcext:value-type="float">
            <text:p>0.69</text:p>
          </table:table-cell>
          <table:table-cell table:style-name="ce12" table:formula="of:=[.C43]/[.C$12]" office:value-type="float" office:value="0.923076923076923" calcext:value-type="float">
            <text:p>0.92</text:p>
          </table:table-cell>
          <table:table-cell table:style-name="ce17" table:formula="of:=[.F43]-(([.B43]^2*[.J43]/(2*[.C$12]) + [.B43]*([.E43]-[.D43]*[.J43])/[.C$12])  -   ([.D43]/[.C$12]) * ([.E43] - [.D43]*[.J43]/2))" office:value-type="float" office:value="0.692307692307692" calcext:value-type="float">
            <text:p>0.69</text:p>
          </table:table-cell>
          <table:table-cell table:style-name="ce21" table:formula="of:=IF(OR([.Q43]&lt;[.S43];[.Q43]&gt;[.V43]);[.R43];[.Q43])" office:value-type="float" office:value="0.25" calcext:value-type="float">
            <text:p>0.25</text:p>
          </table:table-cell>
          <table:table-cell table:style-name="ce3" table:formula="of:=([.N43]-[.S43])*([.W43]-[.T43])/([.V43]-[.S43])+[.T43]" office:value-type="float" office:value="0.6" calcext:value-type="float">
            <text:p>0.60</text:p>
          </table:table-cell>
          <table:table-cell/>
          <table:table-cell table:style-name="ce3" table:formula="of:=(-[.AA43]+SQRT([.AA43]*[.AA43] - 4*[.Z43]*[.AB43]))/(2*[.Z43])+[.S43]" office:value-type="float" office:value="1.25" calcext:value-type="float">
            <text:p>1.25</text:p>
          </table:table-cell>
          <table:table-cell table:style-name="ce3" table:formula="of:=(-[.AA43]-SQRT([.AA43]*[.AA43] - 4*[.Z43]*[.AB43]))/(2*[.Z43])" office:value-type="float" office:value="0.25" calcext:value-type="float">
            <text:p>0.25</text:p>
          </table:table-cell>
          <table:table-cell table:style-name="ce6" table:formula="of:=IF([.$M43]&gt;[.$D$8];[.B$7];IF([.$M43]&gt;[.$D$9];[.B$8];IF([.$M43]&gt;[.$D$10];[.B$9];IF([.$M43]&gt;[.$D$11];[.B$10];[.B$11]))))" office:value-type="float" office:value="0.25" calcext:value-type="float">
            <text:p>0.25</text:p>
          </table:table-cell>
          <table:table-cell table:style-name="ce6" table:formula="of:=IF([.$M43]&gt;[.$D$8];[.C$7];IF([.$M43]&gt;[.$D$9];[.C$8];IF([.$M43]&gt;[.$D$10];[.C$9];IF([.$M43]&gt;[.$D$11];[.C$10];[.C$11]))))" office:value-type="float" office:value="0.6" calcext:value-type="float">
            <text:p>0.6</text:p>
          </table:table-cell>
          <table:table-cell table:style-name="ce6" table:formula="of:=IF([.$M43]&gt;[.$D$8];[.D$7];IF([.$M43]&gt;[.$D$9];[.D$8];IF([.$M43]&gt;[.$D$10];[.D$9];IF([.$M43]&gt;[.$D$11];[.D$10];[.D$11]))))" office:value-type="float" office:value="0.692307692307692" calcext:value-type="float">
            <text:p>0.6923076923</text:p>
          </table:table-cell>
          <table:table-cell table:style-name="ce6" table:formula="of:=IF([.$M43]&gt;[.$D$7];[.B$8];IF([.$M43]&gt;[.$D$8];[.B$8];IF([.$M43]&gt;[.$D$9];[.B$9];IF([.$M43]&gt;[.$D$10];[.B$10];[.B$11]))))" office:value-type="float" office:value="0.5" calcext:value-type="float">
            <text:p>0.5</text:p>
          </table:table-cell>
          <table:table-cell table:style-name="ce6" table:formula="of:=IF([.$M43]&gt;[.$D$7];[.C$8];IF([.$M43]&gt;[.$D$8];[.C$8];IF([.$M43]&gt;[.$D$9];[.C$9];IF([.$M43]&gt;[.$D$10];[.C$10];[.C$11]))))" office:value-type="float" office:value="0.2" calcext:value-type="float">
            <text:p>0.2</text:p>
          </table:table-cell>
          <table:table-cell table:style-name="ce6" table:formula="of:=IF([.$M43]&gt;[.$D$7];[.D$8];IF([.$M43]&gt;[.$D$8];[.D$8];IF([.$M43]&gt;[.$D$9];[.D$9];IF([.$M43]&gt;[.$D$10];[.D$10];[.D$11]))))" office:value-type="float" office:value="0.538461538461538" calcext:value-type="float">
            <text:p>0.5384615385</text:p>
          </table:table-cell>
          <table:table-cell table:style-name="ce6" table:formula="of:=([.W43]-[.T43])/([.V43]-[.S43])" office:value-type="float" office:value="-1.6" calcext:value-type="float">
            <text:p>-1.6</text:p>
          </table:table-cell>
          <table:table-cell table:style-name="ce27" table:formula="of:=-[.Y43]/2" office:value-type="float" office:value="0.8" calcext:value-type="float">
            <text:p>8.00E-01</text:p>
          </table:table-cell>
          <table:table-cell table:style-name="ce6" table:formula="of:=([.Y43]*[.S43]-[.T43])" office:value-type="float" office:value="-1" calcext:value-type="float">
            <text:p>-1</text:p>
          </table:table-cell>
          <table:table-cell table:style-name="ce6" table:formula="of:=[.$C$12] * ([.U43]-[.M43]) + [.S43]*([.T43] - 1/2*[.S43]*[.Y43])" office:value-type="float" office:value="0.2" calcext:value-type="float">
            <text:p>0.2</text:p>
          </table:table-cell>
          <table:table-cell/>
          <table:table-cell table:style-name="ce3"/>
          <table:table-cell table:style-name="ce29"/>
          <table:table-cell table:number-columns-repeated="992"/>
        </table:table-row>
        <table:table-row table:style-name="ro1">
          <table:table-cell/>
          <table:table-cell table:style-name="ce3" table:formula="of:=[.B43]+[.B$14]" office:value-type="float" office:value="0.26" calcext:value-type="float">
            <text:p>0.26</text:p>
          </table:table-cell>
          <table:table-cell table:style-name="ce3" table:formula="of:=([.B44]-[.D44])*([.H44]-[.E44])/([.G44]-[.D44])+[.E44]" office:value-type="float" office:value="0.584" calcext:value-type="float">
            <text:p>0.58</text:p>
          </table:table-cell>
          <table:table-cell table:style-name="ce6" table:formula="of:=IF([.$B44]&lt;[.$B$8];[.B$7];IF([.$B44]&lt;[.$B$9];[.B$8];IF([.$B44]&lt;[.$B$10];[.B$9];IF([.$B44]&lt;[.$B$11];[.B$10];[.B$11]))))" office:value-type="float" office:value="0.25" calcext:value-type="float">
            <text:p>0.25</text:p>
          </table:table-cell>
          <table:table-cell table:style-name="ce6" table:formula="of:=IF([.$B44]&lt;[.$B$8];[.C$7];IF([.$B44]&lt;[.$B$9];[.C$8];IF([.$B44]&lt;[.$B$10];[.C$9];IF([.$B44]&lt;[.$B$11];[.C$10];[.C$11]))))" office:value-type="float" office:value="0.6" calcext:value-type="float">
            <text:p>0.6</text:p>
          </table:table-cell>
          <table:table-cell table:style-name="ce6" table:formula="of:=IF([.$B44]&lt;[.$B$8];[.D$7];IF([.$B44]&lt;[.$B$9];[.D$8];IF([.$B44]&lt;[.$B$10];[.D$9];IF([.$B44]&lt;[.$B$11];[.D$10];[.D$11]))))" office:value-type="float" office:value="0.692307692307692" calcext:value-type="float">
            <text:p>0.6923076923</text:p>
          </table:table-cell>
          <table:table-cell table:style-name="ce6" table:formula="of:=IF([.$B44]&lt;[.$B$7];[.B$7];IF([.$B44]&lt;[.$B$8];[.B$8];IF([.$B44]&lt;[.$B$9];[.B$9];IF([.$B44]&lt;[.$B$10];[.B$10];[.B$11]))))" office:value-type="float" office:value="0.5" calcext:value-type="float">
            <text:p>0.5</text:p>
          </table:table-cell>
          <table:table-cell table:style-name="ce6" table:formula="of:=IF([.$B44]&lt;[.$B$7];[.C$7];IF([.$B44]&lt;[.$B$8];[.C$8];IF([.$B44]&lt;[.$B$9];[.C$9];IF([.$B44]&lt;[.$B$10];[.C$10];[.C$11]))))" office:value-type="float" office:value="0.2" calcext:value-type="float">
            <text:p>0.2</text:p>
          </table:table-cell>
          <table:table-cell table:style-name="ce6" table:formula="of:=IF([.$B44]&lt;[.$B$7];[.D$7];IF([.$B44]&lt;[.$B$8];[.D$8];IF([.$B44]&lt;[.$B$9];[.D$9];IF([.$B44]&lt;[.$B$10];[.D$10];[.D$11]))))" office:value-type="float" office:value="0.538461538461538" calcext:value-type="float">
            <text:p>0.5384615385</text:p>
          </table:table-cell>
          <table:table-cell table:style-name="ce6" table:formula="of:=([.H44]-[.E44])/([.G44]-[.D44])" office:value-type="float" office:value="-1.6" calcext:value-type="float">
            <text:p>-1.6</text:p>
          </table:table-cell>
          <table:table-cell table:style-name="ce3" table:formula="of:=[.K43]-AVERAGE([.L43];[.L44])*([.B44]-[.B43])" office:value-type="float" office:value="0.6832" calcext:value-type="float">
            <text:p>0.68</text:p>
          </table:table-cell>
          <table:table-cell table:style-name="ce12" table:formula="of:=[.C44]/[.C$12]" office:value-type="float" office:value="0.898461538461538" calcext:value-type="float">
            <text:p>0.90</text:p>
          </table:table-cell>
          <table:table-cell table:style-name="ce17" table:formula="of:=[.F44]-(([.B44]^2*[.J44]/(2*[.C$12]) + [.B44]*([.E44]-[.D44]*[.J44])/[.C$12])  -   ([.D44]/[.C$12]) * ([.E44] - [.D44]*[.J44]/2))" office:value-type="float" office:value="0.6832" calcext:value-type="float">
            <text:p>0.68</text:p>
          </table:table-cell>
          <table:table-cell table:style-name="ce21" table:formula="of:=IF(OR([.Q44]&lt;[.S44];[.Q44]&gt;[.V44]);[.R44];[.Q44])" office:value-type="float" office:value="0.51" calcext:value-type="float">
            <text:p>0.51</text:p>
          </table:table-cell>
          <table:table-cell table:style-name="ce3" table:formula="of:=([.N44]-[.S44])*([.W44]-[.T44])/([.V44]-[.S44])+[.T44]" office:value-type="float" office:value="0.184" calcext:value-type="float">
            <text:p>0.18</text:p>
          </table:table-cell>
          <table:table-cell/>
          <table:table-cell table:style-name="ce3" table:formula="of:=(-[.AA44]+SQRT([.AA44]*[.AA44] - 4*[.Z44]*[.AB44]))/(2*[.Z44])" office:value-type="float" office:value="0.99" calcext:value-type="float">
            <text:p>0.99</text:p>
          </table:table-cell>
          <table:table-cell table:style-name="ce3" table:formula="of:=(-[.AA44]-SQRT([.AA44]*[.AA44] - 4*[.Z44]*[.AB44]))/(2*[.Z44])+[.S44]" office:value-type="float" office:value="0.51" calcext:value-type="float">
            <text:p>0.51</text:p>
          </table:table-cell>
          <table:table-cell table:style-name="ce6" table:formula="of:=IF([.$M44]&gt;[.$D$8];[.B$7];IF([.$M44]&gt;[.$D$9];[.B$8];IF([.$M44]&gt;[.$D$10];[.B$9];IF([.$M44]&gt;[.$D$11];[.B$10];[.B$11]))))" office:value-type="float" office:value="0.25" calcext:value-type="float">
            <text:p>0.25</text:p>
          </table:table-cell>
          <table:table-cell table:style-name="ce6" table:formula="of:=IF([.$M44]&gt;[.$D$8];[.C$7];IF([.$M44]&gt;[.$D$9];[.C$8];IF([.$M44]&gt;[.$D$10];[.C$9];IF([.$M44]&gt;[.$D$11];[.C$10];[.C$11]))))" office:value-type="float" office:value="0.6" calcext:value-type="float">
            <text:p>0.6</text:p>
          </table:table-cell>
          <table:table-cell table:style-name="ce6" table:formula="of:=IF([.$M44]&gt;[.$D$8];[.D$7];IF([.$M44]&gt;[.$D$9];[.D$8];IF([.$M44]&gt;[.$D$10];[.D$9];IF([.$M44]&gt;[.$D$11];[.D$10];[.D$11]))))" office:value-type="float" office:value="0.692307692307692" calcext:value-type="float">
            <text:p>0.6923076923</text:p>
          </table:table-cell>
          <table:table-cell table:style-name="ce6" table:formula="of:=IF([.$M44]&gt;[.$D$7];[.B$8];IF([.$M44]&gt;[.$D$8];[.B$8];IF([.$M44]&gt;[.$D$9];[.B$9];IF([.$M44]&gt;[.$D$10];[.B$10];[.B$11]))))" office:value-type="float" office:value="0.5" calcext:value-type="float">
            <text:p>0.5</text:p>
          </table:table-cell>
          <table:table-cell table:style-name="ce6" table:formula="of:=IF([.$M44]&gt;[.$D$7];[.C$8];IF([.$M44]&gt;[.$D$8];[.C$8];IF([.$M44]&gt;[.$D$9];[.C$9];IF([.$M44]&gt;[.$D$10];[.C$10];[.C$11]))))" office:value-type="float" office:value="0.2" calcext:value-type="float">
            <text:p>0.2</text:p>
          </table:table-cell>
          <table:table-cell table:style-name="ce6" table:formula="of:=IF([.$M44]&gt;[.$D$7];[.D$8];IF([.$M44]&gt;[.$D$8];[.D$8];IF([.$M44]&gt;[.$D$9];[.D$9];IF([.$M44]&gt;[.$D$10];[.D$10];[.D$11]))))" office:value-type="float" office:value="0.538461538461538" calcext:value-type="float">
            <text:p>0.5384615385</text:p>
          </table:table-cell>
          <table:table-cell table:style-name="ce6" table:formula="of:=([.W44]-[.T44])/([.V44]-[.S44])" office:value-type="float" office:value="-1.6" calcext:value-type="float">
            <text:p>-1.6</text:p>
          </table:table-cell>
          <table:table-cell table:style-name="ce27" table:formula="of:=-[.Y44]/2" office:value-type="float" office:value="0.8" calcext:value-type="float">
            <text:p>8.00E-01</text:p>
          </table:table-cell>
          <table:table-cell table:style-name="ce6" table:formula="of:=([.Y44]*[.S44]-[.T44])" office:value-type="float" office:value="-1" calcext:value-type="float">
            <text:p>-1</text:p>
          </table:table-cell>
          <table:table-cell table:style-name="ce6" table:formula="of:=[.$C$12] * ([.U44]-[.M44]) + [.S44]*([.T44] - 1/2*[.S44]*[.Y44])" office:value-type="float" office:value="0.20592" calcext:value-type="float">
            <text:p>0.20592</text:p>
          </table:table-cell>
          <table:table-cell/>
          <table:table-cell table:style-name="ce3"/>
          <table:table-cell table:style-name="ce29"/>
          <table:table-cell table:number-columns-repeated="992"/>
        </table:table-row>
        <table:table-row table:style-name="ro1">
          <table:table-cell/>
          <table:table-cell table:style-name="ce3" table:formula="of:=[.B44]+[.B$14]" office:value-type="float" office:value="0.27" calcext:value-type="float">
            <text:p>0.27</text:p>
          </table:table-cell>
          <table:table-cell table:style-name="ce3" table:formula="of:=([.B45]-[.D45])*([.H45]-[.E45])/([.G45]-[.D45])+[.E45]" office:value-type="float" office:value="0.568" calcext:value-type="float">
            <text:p>0.57</text:p>
          </table:table-cell>
          <table:table-cell table:style-name="ce6" table:formula="of:=IF([.$B45]&lt;[.$B$8];[.B$7];IF([.$B45]&lt;[.$B$9];[.B$8];IF([.$B45]&lt;[.$B$10];[.B$9];IF([.$B45]&lt;[.$B$11];[.B$10];[.B$11]))))" office:value-type="float" office:value="0.25" calcext:value-type="float">
            <text:p>0.25</text:p>
          </table:table-cell>
          <table:table-cell table:style-name="ce6" table:formula="of:=IF([.$B45]&lt;[.$B$8];[.C$7];IF([.$B45]&lt;[.$B$9];[.C$8];IF([.$B45]&lt;[.$B$10];[.C$9];IF([.$B45]&lt;[.$B$11];[.C$10];[.C$11]))))" office:value-type="float" office:value="0.6" calcext:value-type="float">
            <text:p>0.6</text:p>
          </table:table-cell>
          <table:table-cell table:style-name="ce6" table:formula="of:=IF([.$B45]&lt;[.$B$8];[.D$7];IF([.$B45]&lt;[.$B$9];[.D$8];IF([.$B45]&lt;[.$B$10];[.D$9];IF([.$B45]&lt;[.$B$11];[.D$10];[.D$11]))))" office:value-type="float" office:value="0.692307692307692" calcext:value-type="float">
            <text:p>0.6923076923</text:p>
          </table:table-cell>
          <table:table-cell table:style-name="ce6" table:formula="of:=IF([.$B45]&lt;[.$B$7];[.B$7];IF([.$B45]&lt;[.$B$8];[.B$8];IF([.$B45]&lt;[.$B$9];[.B$9];IF([.$B45]&lt;[.$B$10];[.B$10];[.B$11]))))" office:value-type="float" office:value="0.5" calcext:value-type="float">
            <text:p>0.5</text:p>
          </table:table-cell>
          <table:table-cell table:style-name="ce6" table:formula="of:=IF([.$B45]&lt;[.$B$7];[.C$7];IF([.$B45]&lt;[.$B$8];[.C$8];IF([.$B45]&lt;[.$B$9];[.C$9];IF([.$B45]&lt;[.$B$10];[.C$10];[.C$11]))))" office:value-type="float" office:value="0.2" calcext:value-type="float">
            <text:p>0.2</text:p>
          </table:table-cell>
          <table:table-cell table:style-name="ce6" table:formula="of:=IF([.$B45]&lt;[.$B$7];[.D$7];IF([.$B45]&lt;[.$B$8];[.D$8];IF([.$B45]&lt;[.$B$9];[.D$9];IF([.$B45]&lt;[.$B$10];[.D$10];[.D$11]))))" office:value-type="float" office:value="0.538461538461538" calcext:value-type="float">
            <text:p>0.5384615385</text:p>
          </table:table-cell>
          <table:table-cell table:style-name="ce6" table:formula="of:=([.H45]-[.E45])/([.G45]-[.D45])" office:value-type="float" office:value="-1.6" calcext:value-type="float">
            <text:p>-1.6</text:p>
          </table:table-cell>
          <table:table-cell table:style-name="ce3" table:formula="of:=[.K44]-AVERAGE([.L44];[.L45])*([.B45]-[.B44])" office:value-type="float" office:value="0.674338461538461" calcext:value-type="float">
            <text:p>0.67</text:p>
          </table:table-cell>
          <table:table-cell table:style-name="ce12" table:formula="of:=[.C45]/[.C$12]" office:value-type="float" office:value="0.873846153846154" calcext:value-type="float">
            <text:p>0.87</text:p>
          </table:table-cell>
          <table:table-cell table:style-name="ce17" table:formula="of:=[.F45]-(([.B45]^2*[.J45]/(2*[.C$12]) + [.B45]*([.E45]-[.D45]*[.J45])/[.C$12])  -   ([.D45]/[.C$12]) * ([.E45] - [.D45]*[.J45]/2))" office:value-type="float" office:value="0.674338461538461" calcext:value-type="float">
            <text:p>0.67</text:p>
          </table:table-cell>
          <table:table-cell table:style-name="ce21" table:formula="of:=IF(OR([.Q45]&lt;[.S45];[.Q45]&gt;[.V45]);[.R45];[.Q45])" office:value-type="float" office:value="0.52" calcext:value-type="float">
            <text:p>0.52</text:p>
          </table:table-cell>
          <table:table-cell table:style-name="ce3" table:formula="of:=([.N45]-[.S45])*([.W45]-[.T45])/([.V45]-[.S45])+[.T45]" office:value-type="float" office:value="0.168" calcext:value-type="float">
            <text:p>0.17</text:p>
          </table:table-cell>
          <table:table-cell/>
          <table:table-cell table:style-name="ce3" table:formula="of:=(-[.AA45]+SQRT([.AA45]*[.AA45] - 4*[.Z45]*[.AB45]))/(2*[.Z45])+[.S45]" office:value-type="float" office:value="1.23" calcext:value-type="float">
            <text:p>1.23</text:p>
          </table:table-cell>
          <table:table-cell table:style-name="ce3" table:formula="of:=(-[.AA45]-SQRT([.AA45]*[.AA45] - 4*[.Z45]*[.AB45]))/(2*[.Z45])+[.S45]" office:value-type="float" office:value="0.52" calcext:value-type="float">
            <text:p>0.52</text:p>
          </table:table-cell>
          <table:table-cell table:style-name="ce6" table:formula="of:=IF([.$M45]&gt;[.$D$8];[.B$7];IF([.$M45]&gt;[.$D$9];[.B$8];IF([.$M45]&gt;[.$D$10];[.B$9];IF([.$M45]&gt;[.$D$11];[.B$10];[.B$11]))))" office:value-type="float" office:value="0.25" calcext:value-type="float">
            <text:p>0.25</text:p>
          </table:table-cell>
          <table:table-cell table:style-name="ce6" table:formula="of:=IF([.$M45]&gt;[.$D$8];[.C$7];IF([.$M45]&gt;[.$D$9];[.C$8];IF([.$M45]&gt;[.$D$10];[.C$9];IF([.$M45]&gt;[.$D$11];[.C$10];[.C$11]))))" office:value-type="float" office:value="0.6" calcext:value-type="float">
            <text:p>0.6</text:p>
          </table:table-cell>
          <table:table-cell table:style-name="ce6" table:formula="of:=IF([.$M45]&gt;[.$D$8];[.D$7];IF([.$M45]&gt;[.$D$9];[.D$8];IF([.$M45]&gt;[.$D$10];[.D$9];IF([.$M45]&gt;[.$D$11];[.D$10];[.D$11]))))" office:value-type="float" office:value="0.692307692307692" calcext:value-type="float">
            <text:p>0.6923076923</text:p>
          </table:table-cell>
          <table:table-cell table:style-name="ce6" table:formula="of:=IF([.$M45]&gt;[.$D$7];[.B$8];IF([.$M45]&gt;[.$D$8];[.B$8];IF([.$M45]&gt;[.$D$9];[.B$9];IF([.$M45]&gt;[.$D$10];[.B$10];[.B$11]))))" office:value-type="float" office:value="0.5" calcext:value-type="float">
            <text:p>0.5</text:p>
          </table:table-cell>
          <table:table-cell table:style-name="ce6" table:formula="of:=IF([.$M45]&gt;[.$D$7];[.C$8];IF([.$M45]&gt;[.$D$8];[.C$8];IF([.$M45]&gt;[.$D$9];[.C$9];IF([.$M45]&gt;[.$D$10];[.C$10];[.C$11]))))" office:value-type="float" office:value="0.2" calcext:value-type="float">
            <text:p>0.2</text:p>
          </table:table-cell>
          <table:table-cell table:style-name="ce6" table:formula="of:=IF([.$M45]&gt;[.$D$7];[.D$8];IF([.$M45]&gt;[.$D$8];[.D$8];IF([.$M45]&gt;[.$D$9];[.D$9];IF([.$M45]&gt;[.$D$10];[.D$10];[.D$11]))))" office:value-type="float" office:value="0.538461538461538" calcext:value-type="float">
            <text:p>0.5384615385</text:p>
          </table:table-cell>
          <table:table-cell table:style-name="ce6" table:formula="of:=([.W45]-[.T45])/([.V45]-[.S45])" office:value-type="float" office:value="-1.6" calcext:value-type="float">
            <text:p>-1.6</text:p>
          </table:table-cell>
          <table:table-cell table:style-name="ce27" table:formula="of:=-[.Y45]/2" office:value-type="float" office:value="0.8" calcext:value-type="float">
            <text:p>8.00E-01</text:p>
          </table:table-cell>
          <table:table-cell table:style-name="ce6" table:formula="of:=([.Y45]*[.S45]-[.T45])" office:value-type="float" office:value="-1" calcext:value-type="float">
            <text:p>-1</text:p>
          </table:table-cell>
          <table:table-cell table:style-name="ce6" table:formula="of:=[.$C$12] * ([.U45]-[.M45]) + [.S45]*([.T45] - 1/2*[.S45]*[.Y45])" office:value-type="float" office:value="0.21168" calcext:value-type="float">
            <text:p>0.21168</text:p>
          </table:table-cell>
          <table:table-cell/>
          <table:table-cell table:style-name="ce3"/>
          <table:table-cell table:style-name="ce29"/>
          <table:table-cell table:number-columns-repeated="992"/>
        </table:table-row>
        <table:table-row table:style-name="ro1">
          <table:table-cell/>
          <table:table-cell table:style-name="ce3" table:formula="of:=[.B45]+[.B$14]" office:value-type="float" office:value="0.28" calcext:value-type="float">
            <text:p>0.28</text:p>
          </table:table-cell>
          <table:table-cell table:style-name="ce3" table:formula="of:=([.B46]-[.D46])*([.H46]-[.E46])/([.G46]-[.D46])+[.E46]" office:value-type="float" office:value="0.552" calcext:value-type="float">
            <text:p>0.55</text:p>
          </table:table-cell>
          <table:table-cell table:style-name="ce6" table:formula="of:=IF([.$B46]&lt;[.$B$8];[.B$7];IF([.$B46]&lt;[.$B$9];[.B$8];IF([.$B46]&lt;[.$B$10];[.B$9];IF([.$B46]&lt;[.$B$11];[.B$10];[.B$11]))))" office:value-type="float" office:value="0.25" calcext:value-type="float">
            <text:p>0.25</text:p>
          </table:table-cell>
          <table:table-cell table:style-name="ce6" table:formula="of:=IF([.$B46]&lt;[.$B$8];[.C$7];IF([.$B46]&lt;[.$B$9];[.C$8];IF([.$B46]&lt;[.$B$10];[.C$9];IF([.$B46]&lt;[.$B$11];[.C$10];[.C$11]))))" office:value-type="float" office:value="0.6" calcext:value-type="float">
            <text:p>0.6</text:p>
          </table:table-cell>
          <table:table-cell table:style-name="ce6" table:formula="of:=IF([.$B46]&lt;[.$B$8];[.D$7];IF([.$B46]&lt;[.$B$9];[.D$8];IF([.$B46]&lt;[.$B$10];[.D$9];IF([.$B46]&lt;[.$B$11];[.D$10];[.D$11]))))" office:value-type="float" office:value="0.692307692307692" calcext:value-type="float">
            <text:p>0.6923076923</text:p>
          </table:table-cell>
          <table:table-cell table:style-name="ce6" table:formula="of:=IF([.$B46]&lt;[.$B$7];[.B$7];IF([.$B46]&lt;[.$B$8];[.B$8];IF([.$B46]&lt;[.$B$9];[.B$9];IF([.$B46]&lt;[.$B$10];[.B$10];[.B$11]))))" office:value-type="float" office:value="0.5" calcext:value-type="float">
            <text:p>0.5</text:p>
          </table:table-cell>
          <table:table-cell table:style-name="ce6" table:formula="of:=IF([.$B46]&lt;[.$B$7];[.C$7];IF([.$B46]&lt;[.$B$8];[.C$8];IF([.$B46]&lt;[.$B$9];[.C$9];IF([.$B46]&lt;[.$B$10];[.C$10];[.C$11]))))" office:value-type="float" office:value="0.2" calcext:value-type="float">
            <text:p>0.2</text:p>
          </table:table-cell>
          <table:table-cell table:style-name="ce6" table:formula="of:=IF([.$B46]&lt;[.$B$7];[.D$7];IF([.$B46]&lt;[.$B$8];[.D$8];IF([.$B46]&lt;[.$B$9];[.D$9];IF([.$B46]&lt;[.$B$10];[.D$10];[.D$11]))))" office:value-type="float" office:value="0.538461538461538" calcext:value-type="float">
            <text:p>0.5384615385</text:p>
          </table:table-cell>
          <table:table-cell table:style-name="ce6" table:formula="of:=([.H46]-[.E46])/([.G46]-[.D46])" office:value-type="float" office:value="-1.6" calcext:value-type="float">
            <text:p>-1.6</text:p>
          </table:table-cell>
          <table:table-cell table:style-name="ce3" table:formula="of:=[.K45]-AVERAGE([.L45];[.L46])*([.B46]-[.B45])" office:value-type="float" office:value="0.665723076923077" calcext:value-type="float">
            <text:p>0.67</text:p>
          </table:table-cell>
          <table:table-cell table:style-name="ce12" table:formula="of:=[.C46]/[.C$12]" office:value-type="float" office:value="0.849230769230769" calcext:value-type="float">
            <text:p>0.85</text:p>
          </table:table-cell>
          <table:table-cell table:style-name="ce17" table:formula="of:=[.F46]-(([.B46]^2*[.J46]/(2*[.C$12]) + [.B46]*([.E46]-[.D46]*[.J46])/[.C$12])  -   ([.D46]/[.C$12]) * ([.E46] - [.D46]*[.J46]/2))" office:value-type="float" office:value="0.665723076923077" calcext:value-type="float">
            <text:p>0.67</text:p>
          </table:table-cell>
          <table:table-cell table:style-name="ce21" table:formula="of:=IF(OR([.Q46]&lt;[.S46];[.Q46]&gt;[.V46]);[.R46];[.Q46])" office:value-type="float" office:value="0.53" calcext:value-type="float">
            <text:p>0.53</text:p>
          </table:table-cell>
          <table:table-cell table:style-name="ce3" table:formula="of:=([.N46]-[.S46])*([.W46]-[.T46])/([.V46]-[.S46])+[.T46]" office:value-type="float" office:value="0.152" calcext:value-type="float">
            <text:p>0.15</text:p>
          </table:table-cell>
          <table:table-cell/>
          <table:table-cell table:style-name="ce3" table:formula="of:=(-[.AA46]+SQRT([.AA46]*[.AA46] - 4*[.Z46]*[.AB46]))/(2*[.Z46])+[.S46]" office:value-type="float" office:value="1.22" calcext:value-type="float">
            <text:p>1.22</text:p>
          </table:table-cell>
          <table:table-cell table:style-name="ce3" table:formula="of:=(-[.AA46]-SQRT([.AA46]*[.AA46] - 4*[.Z46]*[.AB46]))/(2*[.Z46])+[.S46]" office:value-type="float" office:value="0.53" calcext:value-type="float">
            <text:p>0.53</text:p>
          </table:table-cell>
          <table:table-cell table:style-name="ce6" table:formula="of:=IF([.$M46]&gt;[.$D$8];[.B$7];IF([.$M46]&gt;[.$D$9];[.B$8];IF([.$M46]&gt;[.$D$10];[.B$9];IF([.$M46]&gt;[.$D$11];[.B$10];[.B$11]))))" office:value-type="float" office:value="0.25" calcext:value-type="float">
            <text:p>0.25</text:p>
          </table:table-cell>
          <table:table-cell table:style-name="ce6" table:formula="of:=IF([.$M46]&gt;[.$D$8];[.C$7];IF([.$M46]&gt;[.$D$9];[.C$8];IF([.$M46]&gt;[.$D$10];[.C$9];IF([.$M46]&gt;[.$D$11];[.C$10];[.C$11]))))" office:value-type="float" office:value="0.6" calcext:value-type="float">
            <text:p>0.6</text:p>
          </table:table-cell>
          <table:table-cell table:style-name="ce6" table:formula="of:=IF([.$M46]&gt;[.$D$8];[.D$7];IF([.$M46]&gt;[.$D$9];[.D$8];IF([.$M46]&gt;[.$D$10];[.D$9];IF([.$M46]&gt;[.$D$11];[.D$10];[.D$11]))))" office:value-type="float" office:value="0.692307692307692" calcext:value-type="float">
            <text:p>0.6923076923</text:p>
          </table:table-cell>
          <table:table-cell table:style-name="ce6" table:formula="of:=IF([.$M46]&gt;[.$D$7];[.B$8];IF([.$M46]&gt;[.$D$8];[.B$8];IF([.$M46]&gt;[.$D$9];[.B$9];IF([.$M46]&gt;[.$D$10];[.B$10];[.B$11]))))" office:value-type="float" office:value="0.5" calcext:value-type="float">
            <text:p>0.5</text:p>
          </table:table-cell>
          <table:table-cell table:style-name="ce6" table:formula="of:=IF([.$M46]&gt;[.$D$7];[.C$8];IF([.$M46]&gt;[.$D$8];[.C$8];IF([.$M46]&gt;[.$D$9];[.C$9];IF([.$M46]&gt;[.$D$10];[.C$10];[.C$11]))))" office:value-type="float" office:value="0.2" calcext:value-type="float">
            <text:p>0.2</text:p>
          </table:table-cell>
          <table:table-cell table:style-name="ce6" table:formula="of:=IF([.$M46]&gt;[.$D$7];[.D$8];IF([.$M46]&gt;[.$D$8];[.D$8];IF([.$M46]&gt;[.$D$9];[.D$9];IF([.$M46]&gt;[.$D$10];[.D$10];[.D$11]))))" office:value-type="float" office:value="0.538461538461538" calcext:value-type="float">
            <text:p>0.5384615385</text:p>
          </table:table-cell>
          <table:table-cell table:style-name="ce6" table:formula="of:=([.W46]-[.T46])/([.V46]-[.S46])" office:value-type="float" office:value="-1.6" calcext:value-type="float">
            <text:p>-1.6</text:p>
          </table:table-cell>
          <table:table-cell table:style-name="ce27" table:formula="of:=-[.Y46]/2" office:value-type="float" office:value="0.8" calcext:value-type="float">
            <text:p>8.00E-01</text:p>
          </table:table-cell>
          <table:table-cell table:style-name="ce6" table:formula="of:=([.Y46]*[.S46]-[.T46])" office:value-type="float" office:value="-1" calcext:value-type="float">
            <text:p>-1</text:p>
          </table:table-cell>
          <table:table-cell table:style-name="ce6" table:formula="of:=[.$C$12] * ([.U46]-[.M46]) + [.S46]*([.T46] - 1/2*[.S46]*[.Y46])" office:value-type="float" office:value="0.21728" calcext:value-type="float">
            <text:p>0.21728</text:p>
          </table:table-cell>
          <table:table-cell/>
          <table:table-cell table:style-name="ce3"/>
          <table:table-cell table:style-name="ce29"/>
          <table:table-cell table:number-columns-repeated="992"/>
        </table:table-row>
        <table:table-row table:style-name="ro1">
          <table:table-cell/>
          <table:table-cell table:style-name="ce3" table:formula="of:=[.B46]+[.B$14]" office:value-type="float" office:value="0.29" calcext:value-type="float">
            <text:p>0.29</text:p>
          </table:table-cell>
          <table:table-cell table:style-name="ce3" table:formula="of:=([.B47]-[.D47])*([.H47]-[.E47])/([.G47]-[.D47])+[.E47]" office:value-type="float" office:value="0.536" calcext:value-type="float">
            <text:p>0.54</text:p>
          </table:table-cell>
          <table:table-cell table:style-name="ce6" table:formula="of:=IF([.$B47]&lt;[.$B$8];[.B$7];IF([.$B47]&lt;[.$B$9];[.B$8];IF([.$B47]&lt;[.$B$10];[.B$9];IF([.$B47]&lt;[.$B$11];[.B$10];[.B$11]))))" office:value-type="float" office:value="0.25" calcext:value-type="float">
            <text:p>0.25</text:p>
          </table:table-cell>
          <table:table-cell table:style-name="ce6" table:formula="of:=IF([.$B47]&lt;[.$B$8];[.C$7];IF([.$B47]&lt;[.$B$9];[.C$8];IF([.$B47]&lt;[.$B$10];[.C$9];IF([.$B47]&lt;[.$B$11];[.C$10];[.C$11]))))" office:value-type="float" office:value="0.6" calcext:value-type="float">
            <text:p>0.6</text:p>
          </table:table-cell>
          <table:table-cell table:style-name="ce6" table:formula="of:=IF([.$B47]&lt;[.$B$8];[.D$7];IF([.$B47]&lt;[.$B$9];[.D$8];IF([.$B47]&lt;[.$B$10];[.D$9];IF([.$B47]&lt;[.$B$11];[.D$10];[.D$11]))))" office:value-type="float" office:value="0.692307692307692" calcext:value-type="float">
            <text:p>0.6923076923</text:p>
          </table:table-cell>
          <table:table-cell table:style-name="ce6" table:formula="of:=IF([.$B47]&lt;[.$B$7];[.B$7];IF([.$B47]&lt;[.$B$8];[.B$8];IF([.$B47]&lt;[.$B$9];[.B$9];IF([.$B47]&lt;[.$B$10];[.B$10];[.B$11]))))" office:value-type="float" office:value="0.5" calcext:value-type="float">
            <text:p>0.5</text:p>
          </table:table-cell>
          <table:table-cell table:style-name="ce6" table:formula="of:=IF([.$B47]&lt;[.$B$7];[.C$7];IF([.$B47]&lt;[.$B$8];[.C$8];IF([.$B47]&lt;[.$B$9];[.C$9];IF([.$B47]&lt;[.$B$10];[.C$10];[.C$11]))))" office:value-type="float" office:value="0.2" calcext:value-type="float">
            <text:p>0.2</text:p>
          </table:table-cell>
          <table:table-cell table:style-name="ce6" table:formula="of:=IF([.$B47]&lt;[.$B$7];[.D$7];IF([.$B47]&lt;[.$B$8];[.D$8];IF([.$B47]&lt;[.$B$9];[.D$9];IF([.$B47]&lt;[.$B$10];[.D$10];[.D$11]))))" office:value-type="float" office:value="0.538461538461538" calcext:value-type="float">
            <text:p>0.5384615385</text:p>
          </table:table-cell>
          <table:table-cell table:style-name="ce6" table:formula="of:=([.H47]-[.E47])/([.G47]-[.D47])" office:value-type="float" office:value="-1.6" calcext:value-type="float">
            <text:p>-1.6</text:p>
          </table:table-cell>
          <table:table-cell table:style-name="ce3" table:formula="of:=[.K46]-AVERAGE([.L46];[.L47])*([.B47]-[.B46])" office:value-type="float" office:value="0.657353846153846" calcext:value-type="float">
            <text:p>0.66</text:p>
          </table:table-cell>
          <table:table-cell table:style-name="ce12" table:formula="of:=[.C47]/[.C$12]" office:value-type="float" office:value="0.824615384615384" calcext:value-type="float">
            <text:p>0.82</text:p>
          </table:table-cell>
          <table:table-cell table:style-name="ce17" table:formula="of:=[.F47]-(([.B47]^2*[.J47]/(2*[.C$12]) + [.B47]*([.E47]-[.D47]*[.J47])/[.C$12])  -   ([.D47]/[.C$12]) * ([.E47] - [.D47]*[.J47]/2))" office:value-type="float" office:value="0.657353846153846" calcext:value-type="float">
            <text:p>0.66</text:p>
          </table:table-cell>
          <table:table-cell table:style-name="ce21" table:formula="of:=IF(OR([.Q47]&lt;[.S47];[.Q47]&gt;[.V47]);[.R47];[.Q47])" office:value-type="float" office:value="0.54" calcext:value-type="float">
            <text:p>0.54</text:p>
          </table:table-cell>
          <table:table-cell table:style-name="ce3" table:formula="of:=([.N47]-[.S47])*([.W47]-[.T47])/([.V47]-[.S47])+[.T47]" office:value-type="float" office:value="0.136" calcext:value-type="float">
            <text:p>0.14</text:p>
          </table:table-cell>
          <table:table-cell/>
          <table:table-cell table:style-name="ce3" table:formula="of:=(-[.AA47]+SQRT([.AA47]*[.AA47] - 4*[.Z47]*[.AB47]))/(2*[.Z47])+[.S47]" office:value-type="float" office:value="1.21" calcext:value-type="float">
            <text:p>1.21</text:p>
          </table:table-cell>
          <table:table-cell table:style-name="ce3" table:formula="of:=(-[.AA47]-SQRT([.AA47]*[.AA47] - 4*[.Z47]*[.AB47]))/(2*[.Z47])+[.S47]" office:value-type="float" office:value="0.54" calcext:value-type="float">
            <text:p>0.54</text:p>
          </table:table-cell>
          <table:table-cell table:style-name="ce6" table:formula="of:=IF([.$M47]&gt;[.$D$8];[.B$7];IF([.$M47]&gt;[.$D$9];[.B$8];IF([.$M47]&gt;[.$D$10];[.B$9];IF([.$M47]&gt;[.$D$11];[.B$10];[.B$11]))))" office:value-type="float" office:value="0.25" calcext:value-type="float">
            <text:p>0.25</text:p>
          </table:table-cell>
          <table:table-cell table:style-name="ce6" table:formula="of:=IF([.$M47]&gt;[.$D$8];[.C$7];IF([.$M47]&gt;[.$D$9];[.C$8];IF([.$M47]&gt;[.$D$10];[.C$9];IF([.$M47]&gt;[.$D$11];[.C$10];[.C$11]))))" office:value-type="float" office:value="0.6" calcext:value-type="float">
            <text:p>0.6</text:p>
          </table:table-cell>
          <table:table-cell table:style-name="ce6" table:formula="of:=IF([.$M47]&gt;[.$D$8];[.D$7];IF([.$M47]&gt;[.$D$9];[.D$8];IF([.$M47]&gt;[.$D$10];[.D$9];IF([.$M47]&gt;[.$D$11];[.D$10];[.D$11]))))" office:value-type="float" office:value="0.692307692307692" calcext:value-type="float">
            <text:p>0.6923076923</text:p>
          </table:table-cell>
          <table:table-cell table:style-name="ce6" table:formula="of:=IF([.$M47]&gt;[.$D$7];[.B$8];IF([.$M47]&gt;[.$D$8];[.B$8];IF([.$M47]&gt;[.$D$9];[.B$9];IF([.$M47]&gt;[.$D$10];[.B$10];[.B$11]))))" office:value-type="float" office:value="0.5" calcext:value-type="float">
            <text:p>0.5</text:p>
          </table:table-cell>
          <table:table-cell table:style-name="ce6" table:formula="of:=IF([.$M47]&gt;[.$D$7];[.C$8];IF([.$M47]&gt;[.$D$8];[.C$8];IF([.$M47]&gt;[.$D$9];[.C$9];IF([.$M47]&gt;[.$D$10];[.C$10];[.C$11]))))" office:value-type="float" office:value="0.2" calcext:value-type="float">
            <text:p>0.2</text:p>
          </table:table-cell>
          <table:table-cell table:style-name="ce6" table:formula="of:=IF([.$M47]&gt;[.$D$7];[.D$8];IF([.$M47]&gt;[.$D$8];[.D$8];IF([.$M47]&gt;[.$D$9];[.D$9];IF([.$M47]&gt;[.$D$10];[.D$10];[.D$11]))))" office:value-type="float" office:value="0.538461538461538" calcext:value-type="float">
            <text:p>0.5384615385</text:p>
          </table:table-cell>
          <table:table-cell table:style-name="ce6" table:formula="of:=([.W47]-[.T47])/([.V47]-[.S47])" office:value-type="float" office:value="-1.6" calcext:value-type="float">
            <text:p>-1.6</text:p>
          </table:table-cell>
          <table:table-cell table:style-name="ce27" table:formula="of:=-[.Y47]/2" office:value-type="float" office:value="0.8" calcext:value-type="float">
            <text:p>8.00E-01</text:p>
          </table:table-cell>
          <table:table-cell table:style-name="ce6" table:formula="of:=([.Y47]*[.S47]-[.T47])" office:value-type="float" office:value="-1" calcext:value-type="float">
            <text:p>-1</text:p>
          </table:table-cell>
          <table:table-cell table:style-name="ce6" table:formula="of:=[.$C$12] * ([.U47]-[.M47]) + [.S47]*([.T47] - 1/2*[.S47]*[.Y47])" office:value-type="float" office:value="0.22272" calcext:value-type="float">
            <text:p>0.22272</text:p>
          </table:table-cell>
          <table:table-cell/>
          <table:table-cell table:style-name="ce3"/>
          <table:table-cell table:style-name="ce29"/>
          <table:table-cell table:number-columns-repeated="992"/>
        </table:table-row>
        <table:table-row table:style-name="ro1">
          <table:table-cell/>
          <table:table-cell table:style-name="ce3" table:formula="of:=[.B47]+[.B$14]" office:value-type="float" office:value="0.3" calcext:value-type="float">
            <text:p>0.30</text:p>
          </table:table-cell>
          <table:table-cell table:style-name="ce3" table:formula="of:=([.B48]-[.D48])*([.H48]-[.E48])/([.G48]-[.D48])+[.E48]" office:value-type="float" office:value="0.52" calcext:value-type="float">
            <text:p>0.52</text:p>
          </table:table-cell>
          <table:table-cell table:style-name="ce6" table:formula="of:=IF([.$B48]&lt;[.$B$8];[.B$7];IF([.$B48]&lt;[.$B$9];[.B$8];IF([.$B48]&lt;[.$B$10];[.B$9];IF([.$B48]&lt;[.$B$11];[.B$10];[.B$11]))))" office:value-type="float" office:value="0.25" calcext:value-type="float">
            <text:p>0.25</text:p>
          </table:table-cell>
          <table:table-cell table:style-name="ce6" table:formula="of:=IF([.$B48]&lt;[.$B$8];[.C$7];IF([.$B48]&lt;[.$B$9];[.C$8];IF([.$B48]&lt;[.$B$10];[.C$9];IF([.$B48]&lt;[.$B$11];[.C$10];[.C$11]))))" office:value-type="float" office:value="0.6" calcext:value-type="float">
            <text:p>0.6</text:p>
          </table:table-cell>
          <table:table-cell table:style-name="ce6" table:formula="of:=IF([.$B48]&lt;[.$B$8];[.D$7];IF([.$B48]&lt;[.$B$9];[.D$8];IF([.$B48]&lt;[.$B$10];[.D$9];IF([.$B48]&lt;[.$B$11];[.D$10];[.D$11]))))" office:value-type="float" office:value="0.692307692307692" calcext:value-type="float">
            <text:p>0.6923076923</text:p>
          </table:table-cell>
          <table:table-cell table:style-name="ce6" table:formula="of:=IF([.$B48]&lt;[.$B$7];[.B$7];IF([.$B48]&lt;[.$B$8];[.B$8];IF([.$B48]&lt;[.$B$9];[.B$9];IF([.$B48]&lt;[.$B$10];[.B$10];[.B$11]))))" office:value-type="float" office:value="0.5" calcext:value-type="float">
            <text:p>0.5</text:p>
          </table:table-cell>
          <table:table-cell table:style-name="ce6" table:formula="of:=IF([.$B48]&lt;[.$B$7];[.C$7];IF([.$B48]&lt;[.$B$8];[.C$8];IF([.$B48]&lt;[.$B$9];[.C$9];IF([.$B48]&lt;[.$B$10];[.C$10];[.C$11]))))" office:value-type="float" office:value="0.2" calcext:value-type="float">
            <text:p>0.2</text:p>
          </table:table-cell>
          <table:table-cell table:style-name="ce6" table:formula="of:=IF([.$B48]&lt;[.$B$7];[.D$7];IF([.$B48]&lt;[.$B$8];[.D$8];IF([.$B48]&lt;[.$B$9];[.D$9];IF([.$B48]&lt;[.$B$10];[.D$10];[.D$11]))))" office:value-type="float" office:value="0.538461538461538" calcext:value-type="float">
            <text:p>0.5384615385</text:p>
          </table:table-cell>
          <table:table-cell table:style-name="ce6" table:formula="of:=([.H48]-[.E48])/([.G48]-[.D48])" office:value-type="float" office:value="-1.6" calcext:value-type="float">
            <text:p>-1.6</text:p>
          </table:table-cell>
          <table:table-cell table:style-name="ce3" table:formula="of:=[.K47]-AVERAGE([.L47];[.L48])*([.B48]-[.B47])" office:value-type="float" office:value="0.649230769230769" calcext:value-type="float">
            <text:p>0.65</text:p>
          </table:table-cell>
          <table:table-cell table:style-name="ce12" table:formula="of:=[.C48]/[.C$12]" office:value-type="float" office:value="0.8" calcext:value-type="float">
            <text:p>0.80</text:p>
          </table:table-cell>
          <table:table-cell table:style-name="ce17" table:formula="of:=[.F48]-(([.B48]^2*[.J48]/(2*[.C$12]) + [.B48]*([.E48]-[.D48]*[.J48])/[.C$12])  -   ([.D48]/[.C$12]) * ([.E48] - [.D48]*[.J48]/2))" office:value-type="float" office:value="0.649230769230769" calcext:value-type="float">
            <text:p>0.65</text:p>
          </table:table-cell>
          <table:table-cell table:style-name="ce21" table:formula="of:=IF(OR([.Q48]&lt;[.S48];[.Q48]&gt;[.V48]);[.R48];[.Q48])" office:value-type="float" office:value="0.55" calcext:value-type="float">
            <text:p>0.55</text:p>
          </table:table-cell>
          <table:table-cell table:style-name="ce3" table:formula="of:=([.N48]-[.S48])*([.W48]-[.T48])/([.V48]-[.S48])+[.T48]" office:value-type="float" office:value="0.12" calcext:value-type="float">
            <text:p>0.12</text:p>
          </table:table-cell>
          <table:table-cell/>
          <table:table-cell table:style-name="ce3" table:formula="of:=(-[.AA48]+SQRT([.AA48]*[.AA48] - 4*[.Z48]*[.AB48]))/(2*[.Z48])+[.S48]" office:value-type="float" office:value="1.2" calcext:value-type="float">
            <text:p>1.20</text:p>
          </table:table-cell>
          <table:table-cell table:style-name="ce3" table:formula="of:=(-[.AA48]-SQRT([.AA48]*[.AA48] - 4*[.Z48]*[.AB48]))/(2*[.Z48])+[.S48]" office:value-type="float" office:value="0.55" calcext:value-type="float">
            <text:p>0.55</text:p>
          </table:table-cell>
          <table:table-cell table:style-name="ce6" table:formula="of:=IF([.$M48]&gt;[.$D$8];[.B$7];IF([.$M48]&gt;[.$D$9];[.B$8];IF([.$M48]&gt;[.$D$10];[.B$9];IF([.$M48]&gt;[.$D$11];[.B$10];[.B$11]))))" office:value-type="float" office:value="0.25" calcext:value-type="float">
            <text:p>0.25</text:p>
          </table:table-cell>
          <table:table-cell table:style-name="ce6" table:formula="of:=IF([.$M48]&gt;[.$D$8];[.C$7];IF([.$M48]&gt;[.$D$9];[.C$8];IF([.$M48]&gt;[.$D$10];[.C$9];IF([.$M48]&gt;[.$D$11];[.C$10];[.C$11]))))" office:value-type="float" office:value="0.6" calcext:value-type="float">
            <text:p>0.6</text:p>
          </table:table-cell>
          <table:table-cell table:style-name="ce6" table:formula="of:=IF([.$M48]&gt;[.$D$8];[.D$7];IF([.$M48]&gt;[.$D$9];[.D$8];IF([.$M48]&gt;[.$D$10];[.D$9];IF([.$M48]&gt;[.$D$11];[.D$10];[.D$11]))))" office:value-type="float" office:value="0.692307692307692" calcext:value-type="float">
            <text:p>0.6923076923</text:p>
          </table:table-cell>
          <table:table-cell table:style-name="ce6" table:formula="of:=IF([.$M48]&gt;[.$D$7];[.B$8];IF([.$M48]&gt;[.$D$8];[.B$8];IF([.$M48]&gt;[.$D$9];[.B$9];IF([.$M48]&gt;[.$D$10];[.B$10];[.B$11]))))" office:value-type="float" office:value="0.5" calcext:value-type="float">
            <text:p>0.5</text:p>
          </table:table-cell>
          <table:table-cell table:style-name="ce6" table:formula="of:=IF([.$M48]&gt;[.$D$7];[.C$8];IF([.$M48]&gt;[.$D$8];[.C$8];IF([.$M48]&gt;[.$D$9];[.C$9];IF([.$M48]&gt;[.$D$10];[.C$10];[.C$11]))))" office:value-type="float" office:value="0.2" calcext:value-type="float">
            <text:p>0.2</text:p>
          </table:table-cell>
          <table:table-cell table:style-name="ce6" table:formula="of:=IF([.$M48]&gt;[.$D$7];[.D$8];IF([.$M48]&gt;[.$D$8];[.D$8];IF([.$M48]&gt;[.$D$9];[.D$9];IF([.$M48]&gt;[.$D$10];[.D$10];[.D$11]))))" office:value-type="float" office:value="0.538461538461538" calcext:value-type="float">
            <text:p>0.5384615385</text:p>
          </table:table-cell>
          <table:table-cell table:style-name="ce6" table:formula="of:=([.W48]-[.T48])/([.V48]-[.S48])" office:value-type="float" office:value="-1.6" calcext:value-type="float">
            <text:p>-1.6</text:p>
          </table:table-cell>
          <table:table-cell table:style-name="ce27" table:formula="of:=-[.Y48]/2" office:value-type="float" office:value="0.8" calcext:value-type="float">
            <text:p>8.00E-01</text:p>
          </table:table-cell>
          <table:table-cell table:style-name="ce6" table:formula="of:=([.Y48]*[.S48]-[.T48])" office:value-type="float" office:value="-1" calcext:value-type="float">
            <text:p>-1</text:p>
          </table:table-cell>
          <table:table-cell table:style-name="ce6" table:formula="of:=[.$C$12] * ([.U48]-[.M48]) + [.S48]*([.T48] - 1/2*[.S48]*[.Y48])" office:value-type="float" office:value="0.228" calcext:value-type="float">
            <text:p>0.228</text:p>
          </table:table-cell>
          <table:table-cell/>
          <table:table-cell table:style-name="ce3"/>
          <table:table-cell table:style-name="ce29"/>
          <table:table-cell table:number-columns-repeated="992"/>
        </table:table-row>
        <table:table-row table:style-name="ro1">
          <table:table-cell/>
          <table:table-cell table:style-name="ce3" table:formula="of:=[.B48]+[.B$14]" office:value-type="float" office:value="0.31" calcext:value-type="float">
            <text:p>0.31</text:p>
          </table:table-cell>
          <table:table-cell table:style-name="ce3" table:formula="of:=([.B49]-[.D49])*([.H49]-[.E49])/([.G49]-[.D49])+[.E49]" office:value-type="float" office:value="0.504" calcext:value-type="float">
            <text:p>0.50</text:p>
          </table:table-cell>
          <table:table-cell table:style-name="ce6" table:formula="of:=IF([.$B49]&lt;[.$B$8];[.B$7];IF([.$B49]&lt;[.$B$9];[.B$8];IF([.$B49]&lt;[.$B$10];[.B$9];IF([.$B49]&lt;[.$B$11];[.B$10];[.B$11]))))" office:value-type="float" office:value="0.25" calcext:value-type="float">
            <text:p>0.25</text:p>
          </table:table-cell>
          <table:table-cell table:style-name="ce6" table:formula="of:=IF([.$B49]&lt;[.$B$8];[.C$7];IF([.$B49]&lt;[.$B$9];[.C$8];IF([.$B49]&lt;[.$B$10];[.C$9];IF([.$B49]&lt;[.$B$11];[.C$10];[.C$11]))))" office:value-type="float" office:value="0.6" calcext:value-type="float">
            <text:p>0.6</text:p>
          </table:table-cell>
          <table:table-cell table:style-name="ce6" table:formula="of:=IF([.$B49]&lt;[.$B$8];[.D$7];IF([.$B49]&lt;[.$B$9];[.D$8];IF([.$B49]&lt;[.$B$10];[.D$9];IF([.$B49]&lt;[.$B$11];[.D$10];[.D$11]))))" office:value-type="float" office:value="0.692307692307692" calcext:value-type="float">
            <text:p>0.6923076923</text:p>
          </table:table-cell>
          <table:table-cell table:style-name="ce6" table:formula="of:=IF([.$B49]&lt;[.$B$7];[.B$7];IF([.$B49]&lt;[.$B$8];[.B$8];IF([.$B49]&lt;[.$B$9];[.B$9];IF([.$B49]&lt;[.$B$10];[.B$10];[.B$11]))))" office:value-type="float" office:value="0.5" calcext:value-type="float">
            <text:p>0.5</text:p>
          </table:table-cell>
          <table:table-cell table:style-name="ce6" table:formula="of:=IF([.$B49]&lt;[.$B$7];[.C$7];IF([.$B49]&lt;[.$B$8];[.C$8];IF([.$B49]&lt;[.$B$9];[.C$9];IF([.$B49]&lt;[.$B$10];[.C$10];[.C$11]))))" office:value-type="float" office:value="0.2" calcext:value-type="float">
            <text:p>0.2</text:p>
          </table:table-cell>
          <table:table-cell table:style-name="ce6" table:formula="of:=IF([.$B49]&lt;[.$B$7];[.D$7];IF([.$B49]&lt;[.$B$8];[.D$8];IF([.$B49]&lt;[.$B$9];[.D$9];IF([.$B49]&lt;[.$B$10];[.D$10];[.D$11]))))" office:value-type="float" office:value="0.538461538461538" calcext:value-type="float">
            <text:p>0.5384615385</text:p>
          </table:table-cell>
          <table:table-cell table:style-name="ce6" table:formula="of:=([.H49]-[.E49])/([.G49]-[.D49])" office:value-type="float" office:value="-1.6" calcext:value-type="float">
            <text:p>-1.6</text:p>
          </table:table-cell>
          <table:table-cell table:style-name="ce3" table:formula="of:=[.K48]-AVERAGE([.L48];[.L49])*([.B49]-[.B48])" office:value-type="float" office:value="0.641353846153846" calcext:value-type="float">
            <text:p>0.64</text:p>
          </table:table-cell>
          <table:table-cell table:style-name="ce12" table:formula="of:=[.C49]/[.C$12]" office:value-type="float" office:value="0.775384615384615" calcext:value-type="float">
            <text:p>0.78</text:p>
          </table:table-cell>
          <table:table-cell table:style-name="ce17" table:formula="of:=[.F49]-(([.B49]^2*[.J49]/(2*[.C$12]) + [.B49]*([.E49]-[.D49]*[.J49])/[.C$12])  -   ([.D49]/[.C$12]) * ([.E49] - [.D49]*[.J49]/2))" office:value-type="float" office:value="0.641353846153846" calcext:value-type="float">
            <text:p>0.64</text:p>
          </table:table-cell>
          <table:table-cell table:style-name="ce21" table:formula="of:=IF(OR([.Q49]&lt;[.S49];[.Q49]&gt;[.V49]);[.R49];[.Q49])" office:value-type="float" office:value="0.56" calcext:value-type="float">
            <text:p>0.56</text:p>
          </table:table-cell>
          <table:table-cell table:style-name="ce3" table:formula="of:=([.N49]-[.S49])*([.W49]-[.T49])/([.V49]-[.S49])+[.T49]" office:value-type="float" office:value="0.104" calcext:value-type="float">
            <text:p>0.10</text:p>
          </table:table-cell>
          <table:table-cell/>
          <table:table-cell table:style-name="ce3" table:formula="of:=(-[.AA49]+SQRT([.AA49]*[.AA49] - 4*[.Z49]*[.AB49]))/(2*[.Z49])+[.S49]" office:value-type="float" office:value="1.19" calcext:value-type="float">
            <text:p>1.19</text:p>
          </table:table-cell>
          <table:table-cell table:style-name="ce3" table:formula="of:=(-[.AA49]-SQRT([.AA49]*[.AA49] - 4*[.Z49]*[.AB49]))/(2*[.Z49])+[.S49]" office:value-type="float" office:value="0.56" calcext:value-type="float">
            <text:p>0.56</text:p>
          </table:table-cell>
          <table:table-cell table:style-name="ce6" table:formula="of:=IF([.$M49]&gt;[.$D$8];[.B$7];IF([.$M49]&gt;[.$D$9];[.B$8];IF([.$M49]&gt;[.$D$10];[.B$9];IF([.$M49]&gt;[.$D$11];[.B$10];[.B$11]))))" office:value-type="float" office:value="0.25" calcext:value-type="float">
            <text:p>0.25</text:p>
          </table:table-cell>
          <table:table-cell table:style-name="ce6" table:formula="of:=IF([.$M49]&gt;[.$D$8];[.C$7];IF([.$M49]&gt;[.$D$9];[.C$8];IF([.$M49]&gt;[.$D$10];[.C$9];IF([.$M49]&gt;[.$D$11];[.C$10];[.C$11]))))" office:value-type="float" office:value="0.6" calcext:value-type="float">
            <text:p>0.6</text:p>
          </table:table-cell>
          <table:table-cell table:style-name="ce6" table:formula="of:=IF([.$M49]&gt;[.$D$8];[.D$7];IF([.$M49]&gt;[.$D$9];[.D$8];IF([.$M49]&gt;[.$D$10];[.D$9];IF([.$M49]&gt;[.$D$11];[.D$10];[.D$11]))))" office:value-type="float" office:value="0.692307692307692" calcext:value-type="float">
            <text:p>0.6923076923</text:p>
          </table:table-cell>
          <table:table-cell table:style-name="ce6" table:formula="of:=IF([.$M49]&gt;[.$D$7];[.B$8];IF([.$M49]&gt;[.$D$8];[.B$8];IF([.$M49]&gt;[.$D$9];[.B$9];IF([.$M49]&gt;[.$D$10];[.B$10];[.B$11]))))" office:value-type="float" office:value="0.5" calcext:value-type="float">
            <text:p>0.5</text:p>
          </table:table-cell>
          <table:table-cell table:style-name="ce6" table:formula="of:=IF([.$M49]&gt;[.$D$7];[.C$8];IF([.$M49]&gt;[.$D$8];[.C$8];IF([.$M49]&gt;[.$D$9];[.C$9];IF([.$M49]&gt;[.$D$10];[.C$10];[.C$11]))))" office:value-type="float" office:value="0.2" calcext:value-type="float">
            <text:p>0.2</text:p>
          </table:table-cell>
          <table:table-cell table:style-name="ce6" table:formula="of:=IF([.$M49]&gt;[.$D$7];[.D$8];IF([.$M49]&gt;[.$D$8];[.D$8];IF([.$M49]&gt;[.$D$9];[.D$9];IF([.$M49]&gt;[.$D$10];[.D$10];[.D$11]))))" office:value-type="float" office:value="0.538461538461538" calcext:value-type="float">
            <text:p>0.5384615385</text:p>
          </table:table-cell>
          <table:table-cell table:style-name="ce6" table:formula="of:=([.W49]-[.T49])/([.V49]-[.S49])" office:value-type="float" office:value="-1.6" calcext:value-type="float">
            <text:p>-1.6</text:p>
          </table:table-cell>
          <table:table-cell table:style-name="ce27" table:formula="of:=-[.Y49]/2" office:value-type="float" office:value="0.8" calcext:value-type="float">
            <text:p>8.00E-01</text:p>
          </table:table-cell>
          <table:table-cell table:style-name="ce6" table:formula="of:=([.Y49]*[.S49]-[.T49])" office:value-type="float" office:value="-1" calcext:value-type="float">
            <text:p>-1</text:p>
          </table:table-cell>
          <table:table-cell table:style-name="ce6" table:formula="of:=[.$C$12] * ([.U49]-[.M49]) + [.S49]*([.T49] - 1/2*[.S49]*[.Y49])" office:value-type="float" office:value="0.23312" calcext:value-type="float">
            <text:p>0.23312</text:p>
          </table:table-cell>
          <table:table-cell/>
          <table:table-cell table:style-name="ce3"/>
          <table:table-cell table:style-name="ce29"/>
          <table:table-cell table:number-columns-repeated="992"/>
        </table:table-row>
        <table:table-row table:style-name="ro1">
          <table:table-cell/>
          <table:table-cell table:style-name="ce3" table:formula="of:=[.B49]+[.B$14]" office:value-type="float" office:value="0.32" calcext:value-type="float">
            <text:p>0.32</text:p>
          </table:table-cell>
          <table:table-cell table:style-name="ce3" table:formula="of:=([.B50]-[.D50])*([.H50]-[.E50])/([.G50]-[.D50])+[.E50]" office:value-type="float" office:value="0.488" calcext:value-type="float">
            <text:p>0.49</text:p>
          </table:table-cell>
          <table:table-cell table:style-name="ce6" table:formula="of:=IF([.$B50]&lt;[.$B$8];[.B$7];IF([.$B50]&lt;[.$B$9];[.B$8];IF([.$B50]&lt;[.$B$10];[.B$9];IF([.$B50]&lt;[.$B$11];[.B$10];[.B$11]))))" office:value-type="float" office:value="0.25" calcext:value-type="float">
            <text:p>0.25</text:p>
          </table:table-cell>
          <table:table-cell table:style-name="ce6" table:formula="of:=IF([.$B50]&lt;[.$B$8];[.C$7];IF([.$B50]&lt;[.$B$9];[.C$8];IF([.$B50]&lt;[.$B$10];[.C$9];IF([.$B50]&lt;[.$B$11];[.C$10];[.C$11]))))" office:value-type="float" office:value="0.6" calcext:value-type="float">
            <text:p>0.6</text:p>
          </table:table-cell>
          <table:table-cell table:style-name="ce6" table:formula="of:=IF([.$B50]&lt;[.$B$8];[.D$7];IF([.$B50]&lt;[.$B$9];[.D$8];IF([.$B50]&lt;[.$B$10];[.D$9];IF([.$B50]&lt;[.$B$11];[.D$10];[.D$11]))))" office:value-type="float" office:value="0.692307692307692" calcext:value-type="float">
            <text:p>0.6923076923</text:p>
          </table:table-cell>
          <table:table-cell table:style-name="ce6" table:formula="of:=IF([.$B50]&lt;[.$B$7];[.B$7];IF([.$B50]&lt;[.$B$8];[.B$8];IF([.$B50]&lt;[.$B$9];[.B$9];IF([.$B50]&lt;[.$B$10];[.B$10];[.B$11]))))" office:value-type="float" office:value="0.5" calcext:value-type="float">
            <text:p>0.5</text:p>
          </table:table-cell>
          <table:table-cell table:style-name="ce6" table:formula="of:=IF([.$B50]&lt;[.$B$7];[.C$7];IF([.$B50]&lt;[.$B$8];[.C$8];IF([.$B50]&lt;[.$B$9];[.C$9];IF([.$B50]&lt;[.$B$10];[.C$10];[.C$11]))))" office:value-type="float" office:value="0.2" calcext:value-type="float">
            <text:p>0.2</text:p>
          </table:table-cell>
          <table:table-cell table:style-name="ce6" table:formula="of:=IF([.$B50]&lt;[.$B$7];[.D$7];IF([.$B50]&lt;[.$B$8];[.D$8];IF([.$B50]&lt;[.$B$9];[.D$9];IF([.$B50]&lt;[.$B$10];[.D$10];[.D$11]))))" office:value-type="float" office:value="0.538461538461538" calcext:value-type="float">
            <text:p>0.5384615385</text:p>
          </table:table-cell>
          <table:table-cell table:style-name="ce6" table:formula="of:=([.H50]-[.E50])/([.G50]-[.D50])" office:value-type="float" office:value="-1.6" calcext:value-type="float">
            <text:p>-1.6</text:p>
          </table:table-cell>
          <table:table-cell table:style-name="ce3" table:formula="of:=[.K49]-AVERAGE([.L49];[.L50])*([.B50]-[.B49])" office:value-type="float" office:value="0.633723076923077" calcext:value-type="float">
            <text:p>0.63</text:p>
          </table:table-cell>
          <table:table-cell table:style-name="ce12" table:formula="of:=[.C50]/[.C$12]" office:value-type="float" office:value="0.750769230769231" calcext:value-type="float">
            <text:p>0.75</text:p>
          </table:table-cell>
          <table:table-cell table:style-name="ce17" table:formula="of:=[.F50]-(([.B50]^2*[.J50]/(2*[.C$12]) + [.B50]*([.E50]-[.D50]*[.J50])/[.C$12])  -   ([.D50]/[.C$12]) * ([.E50] - [.D50]*[.J50]/2))" office:value-type="float" office:value="0.633723076923077" calcext:value-type="float">
            <text:p>0.63</text:p>
          </table:table-cell>
          <table:table-cell table:style-name="ce21" table:formula="of:=IF(OR([.Q50]&lt;[.S50];[.Q50]&gt;[.V50]);[.R50];[.Q50])" office:value-type="float" office:value="0.57" calcext:value-type="float">
            <text:p>0.57</text:p>
          </table:table-cell>
          <table:table-cell table:style-name="ce3" table:formula="of:=([.N50]-[.S50])*([.W50]-[.T50])/([.V50]-[.S50])+[.T50]" office:value-type="float" office:value="0.0879999999999999" calcext:value-type="float">
            <text:p>0.09</text:p>
          </table:table-cell>
          <table:table-cell/>
          <table:table-cell table:style-name="ce3" table:formula="of:=(-[.AA50]+SQRT([.AA50]*[.AA50] - 4*[.Z50]*[.AB50]))/(2*[.Z50])+[.S50]" office:value-type="float" office:value="1.18" calcext:value-type="float">
            <text:p>1.18</text:p>
          </table:table-cell>
          <table:table-cell table:style-name="ce3" table:formula="of:=(-[.AA50]-SQRT([.AA50]*[.AA50] - 4*[.Z50]*[.AB50]))/(2*[.Z50])+[.S50]" office:value-type="float" office:value="0.57" calcext:value-type="float">
            <text:p>0.57</text:p>
          </table:table-cell>
          <table:table-cell table:style-name="ce6" table:formula="of:=IF([.$M50]&gt;[.$D$8];[.B$7];IF([.$M50]&gt;[.$D$9];[.B$8];IF([.$M50]&gt;[.$D$10];[.B$9];IF([.$M50]&gt;[.$D$11];[.B$10];[.B$11]))))" office:value-type="float" office:value="0.25" calcext:value-type="float">
            <text:p>0.25</text:p>
          </table:table-cell>
          <table:table-cell table:style-name="ce6" table:formula="of:=IF([.$M50]&gt;[.$D$8];[.C$7];IF([.$M50]&gt;[.$D$9];[.C$8];IF([.$M50]&gt;[.$D$10];[.C$9];IF([.$M50]&gt;[.$D$11];[.C$10];[.C$11]))))" office:value-type="float" office:value="0.6" calcext:value-type="float">
            <text:p>0.6</text:p>
          </table:table-cell>
          <table:table-cell table:style-name="ce6" table:formula="of:=IF([.$M50]&gt;[.$D$8];[.D$7];IF([.$M50]&gt;[.$D$9];[.D$8];IF([.$M50]&gt;[.$D$10];[.D$9];IF([.$M50]&gt;[.$D$11];[.D$10];[.D$11]))))" office:value-type="float" office:value="0.692307692307692" calcext:value-type="float">
            <text:p>0.6923076923</text:p>
          </table:table-cell>
          <table:table-cell table:style-name="ce6" table:formula="of:=IF([.$M50]&gt;[.$D$7];[.B$8];IF([.$M50]&gt;[.$D$8];[.B$8];IF([.$M50]&gt;[.$D$9];[.B$9];IF([.$M50]&gt;[.$D$10];[.B$10];[.B$11]))))" office:value-type="float" office:value="0.5" calcext:value-type="float">
            <text:p>0.5</text:p>
          </table:table-cell>
          <table:table-cell table:style-name="ce6" table:formula="of:=IF([.$M50]&gt;[.$D$7];[.C$8];IF([.$M50]&gt;[.$D$8];[.C$8];IF([.$M50]&gt;[.$D$9];[.C$9];IF([.$M50]&gt;[.$D$10];[.C$10];[.C$11]))))" office:value-type="float" office:value="0.2" calcext:value-type="float">
            <text:p>0.2</text:p>
          </table:table-cell>
          <table:table-cell table:style-name="ce6" table:formula="of:=IF([.$M50]&gt;[.$D$7];[.D$8];IF([.$M50]&gt;[.$D$8];[.D$8];IF([.$M50]&gt;[.$D$9];[.D$9];IF([.$M50]&gt;[.$D$10];[.D$10];[.D$11]))))" office:value-type="float" office:value="0.538461538461538" calcext:value-type="float">
            <text:p>0.5384615385</text:p>
          </table:table-cell>
          <table:table-cell table:style-name="ce6" table:formula="of:=([.W50]-[.T50])/([.V50]-[.S50])" office:value-type="float" office:value="-1.6" calcext:value-type="float">
            <text:p>-1.6</text:p>
          </table:table-cell>
          <table:table-cell table:style-name="ce27" table:formula="of:=-[.Y50]/2" office:value-type="float" office:value="0.8" calcext:value-type="float">
            <text:p>8.00E-01</text:p>
          </table:table-cell>
          <table:table-cell table:style-name="ce6" table:formula="of:=([.Y50]*[.S50]-[.T50])" office:value-type="float" office:value="-1" calcext:value-type="float">
            <text:p>-1</text:p>
          </table:table-cell>
          <table:table-cell table:style-name="ce6" table:formula="of:=[.$C$12] * ([.U50]-[.M50]) + [.S50]*([.T50] - 1/2*[.S50]*[.Y50])" office:value-type="float" office:value="0.23808" calcext:value-type="float">
            <text:p>0.23808</text:p>
          </table:table-cell>
          <table:table-cell/>
          <table:table-cell table:style-name="ce3"/>
          <table:table-cell table:style-name="ce29"/>
          <table:table-cell table:number-columns-repeated="992"/>
        </table:table-row>
        <table:table-row table:style-name="ro1">
          <table:table-cell/>
          <table:table-cell table:style-name="ce3" table:formula="of:=[.B50]+[.B$14]" office:value-type="float" office:value="0.33" calcext:value-type="float">
            <text:p>0.33</text:p>
          </table:table-cell>
          <table:table-cell table:style-name="ce3" table:formula="of:=([.B51]-[.D51])*([.H51]-[.E51])/([.G51]-[.D51])+[.E51]" office:value-type="float" office:value="0.472" calcext:value-type="float">
            <text:p>0.47</text:p>
          </table:table-cell>
          <table:table-cell table:style-name="ce6" table:formula="of:=IF([.$B51]&lt;[.$B$8];[.B$7];IF([.$B51]&lt;[.$B$9];[.B$8];IF([.$B51]&lt;[.$B$10];[.B$9];IF([.$B51]&lt;[.$B$11];[.B$10];[.B$11]))))" office:value-type="float" office:value="0.25" calcext:value-type="float">
            <text:p>0.25</text:p>
          </table:table-cell>
          <table:table-cell table:style-name="ce6" table:formula="of:=IF([.$B51]&lt;[.$B$8];[.C$7];IF([.$B51]&lt;[.$B$9];[.C$8];IF([.$B51]&lt;[.$B$10];[.C$9];IF([.$B51]&lt;[.$B$11];[.C$10];[.C$11]))))" office:value-type="float" office:value="0.6" calcext:value-type="float">
            <text:p>0.6</text:p>
          </table:table-cell>
          <table:table-cell table:style-name="ce6" table:formula="of:=IF([.$B51]&lt;[.$B$8];[.D$7];IF([.$B51]&lt;[.$B$9];[.D$8];IF([.$B51]&lt;[.$B$10];[.D$9];IF([.$B51]&lt;[.$B$11];[.D$10];[.D$11]))))" office:value-type="float" office:value="0.692307692307692" calcext:value-type="float">
            <text:p>0.6923076923</text:p>
          </table:table-cell>
          <table:table-cell table:style-name="ce6" table:formula="of:=IF([.$B51]&lt;[.$B$7];[.B$7];IF([.$B51]&lt;[.$B$8];[.B$8];IF([.$B51]&lt;[.$B$9];[.B$9];IF([.$B51]&lt;[.$B$10];[.B$10];[.B$11]))))" office:value-type="float" office:value="0.5" calcext:value-type="float">
            <text:p>0.5</text:p>
          </table:table-cell>
          <table:table-cell table:style-name="ce6" table:formula="of:=IF([.$B51]&lt;[.$B$7];[.C$7];IF([.$B51]&lt;[.$B$8];[.C$8];IF([.$B51]&lt;[.$B$9];[.C$9];IF([.$B51]&lt;[.$B$10];[.C$10];[.C$11]))))" office:value-type="float" office:value="0.2" calcext:value-type="float">
            <text:p>0.2</text:p>
          </table:table-cell>
          <table:table-cell table:style-name="ce6" table:formula="of:=IF([.$B51]&lt;[.$B$7];[.D$7];IF([.$B51]&lt;[.$B$8];[.D$8];IF([.$B51]&lt;[.$B$9];[.D$9];IF([.$B51]&lt;[.$B$10];[.D$10];[.D$11]))))" office:value-type="float" office:value="0.538461538461538" calcext:value-type="float">
            <text:p>0.5384615385</text:p>
          </table:table-cell>
          <table:table-cell table:style-name="ce6" table:formula="of:=([.H51]-[.E51])/([.G51]-[.D51])" office:value-type="float" office:value="-1.6" calcext:value-type="float">
            <text:p>-1.6</text:p>
          </table:table-cell>
          <table:table-cell table:style-name="ce3" table:formula="of:=[.K50]-AVERAGE([.L50];[.L51])*([.B51]-[.B50])" office:value-type="float" office:value="0.626338461538461" calcext:value-type="float">
            <text:p>0.63</text:p>
          </table:table-cell>
          <table:table-cell table:style-name="ce12" table:formula="of:=[.C51]/[.C$12]" office:value-type="float" office:value="0.726153846153846" calcext:value-type="float">
            <text:p>0.73</text:p>
          </table:table-cell>
          <table:table-cell table:style-name="ce17" table:formula="of:=[.F51]-(([.B51]^2*[.J51]/(2*[.C$12]) + [.B51]*([.E51]-[.D51]*[.J51])/[.C$12])  -   ([.D51]/[.C$12]) * ([.E51] - [.D51]*[.J51]/2))" office:value-type="float" office:value="0.626338461538461" calcext:value-type="float">
            <text:p>0.63</text:p>
          </table:table-cell>
          <table:table-cell table:style-name="ce21" table:formula="of:=IF(OR([.Q51]&lt;[.S51];[.Q51]&gt;[.V51]);[.R51];[.Q51])" office:value-type="float" office:value="0.58" calcext:value-type="float">
            <text:p>0.58</text:p>
          </table:table-cell>
          <table:table-cell table:style-name="ce3" table:formula="of:=([.N51]-[.S51])*([.W51]-[.T51])/([.V51]-[.S51])+[.T51]" office:value-type="float" office:value="0.0719999999999997" calcext:value-type="float">
            <text:p>0.07</text:p>
          </table:table-cell>
          <table:table-cell/>
          <table:table-cell table:style-name="ce3" table:formula="of:=(-[.AA51]+SQRT([.AA51]*[.AA51] - 4*[.Z51]*[.AB51]))/(2*[.Z51])+[.S51]" office:value-type="float" office:value="1.17" calcext:value-type="float">
            <text:p>1.17</text:p>
          </table:table-cell>
          <table:table-cell table:style-name="ce3" table:formula="of:=(-[.AA51]-SQRT([.AA51]*[.AA51] - 4*[.Z51]*[.AB51]))/(2*[.Z51])+[.S51]" office:value-type="float" office:value="0.58" calcext:value-type="float">
            <text:p>0.58</text:p>
          </table:table-cell>
          <table:table-cell table:style-name="ce6" table:formula="of:=IF([.$M51]&gt;[.$D$8];[.B$7];IF([.$M51]&gt;[.$D$9];[.B$8];IF([.$M51]&gt;[.$D$10];[.B$9];IF([.$M51]&gt;[.$D$11];[.B$10];[.B$11]))))" office:value-type="float" office:value="0.25" calcext:value-type="float">
            <text:p>0.25</text:p>
          </table:table-cell>
          <table:table-cell table:style-name="ce6" table:formula="of:=IF([.$M51]&gt;[.$D$8];[.C$7];IF([.$M51]&gt;[.$D$9];[.C$8];IF([.$M51]&gt;[.$D$10];[.C$9];IF([.$M51]&gt;[.$D$11];[.C$10];[.C$11]))))" office:value-type="float" office:value="0.6" calcext:value-type="float">
            <text:p>0.6</text:p>
          </table:table-cell>
          <table:table-cell table:style-name="ce6" table:formula="of:=IF([.$M51]&gt;[.$D$8];[.D$7];IF([.$M51]&gt;[.$D$9];[.D$8];IF([.$M51]&gt;[.$D$10];[.D$9];IF([.$M51]&gt;[.$D$11];[.D$10];[.D$11]))))" office:value-type="float" office:value="0.692307692307692" calcext:value-type="float">
            <text:p>0.6923076923</text:p>
          </table:table-cell>
          <table:table-cell table:style-name="ce6" table:formula="of:=IF([.$M51]&gt;[.$D$7];[.B$8];IF([.$M51]&gt;[.$D$8];[.B$8];IF([.$M51]&gt;[.$D$9];[.B$9];IF([.$M51]&gt;[.$D$10];[.B$10];[.B$11]))))" office:value-type="float" office:value="0.5" calcext:value-type="float">
            <text:p>0.5</text:p>
          </table:table-cell>
          <table:table-cell table:style-name="ce6" table:formula="of:=IF([.$M51]&gt;[.$D$7];[.C$8];IF([.$M51]&gt;[.$D$8];[.C$8];IF([.$M51]&gt;[.$D$9];[.C$9];IF([.$M51]&gt;[.$D$10];[.C$10];[.C$11]))))" office:value-type="float" office:value="0.2" calcext:value-type="float">
            <text:p>0.2</text:p>
          </table:table-cell>
          <table:table-cell table:style-name="ce6" table:formula="of:=IF([.$M51]&gt;[.$D$7];[.D$8];IF([.$M51]&gt;[.$D$8];[.D$8];IF([.$M51]&gt;[.$D$9];[.D$9];IF([.$M51]&gt;[.$D$10];[.D$10];[.D$11]))))" office:value-type="float" office:value="0.538461538461538" calcext:value-type="float">
            <text:p>0.5384615385</text:p>
          </table:table-cell>
          <table:table-cell table:style-name="ce6" table:formula="of:=([.W51]-[.T51])/([.V51]-[.S51])" office:value-type="float" office:value="-1.6" calcext:value-type="float">
            <text:p>-1.6</text:p>
          </table:table-cell>
          <table:table-cell table:style-name="ce27" table:formula="of:=-[.Y51]/2" office:value-type="float" office:value="0.8" calcext:value-type="float">
            <text:p>8.00E-01</text:p>
          </table:table-cell>
          <table:table-cell table:style-name="ce6" table:formula="of:=([.Y51]*[.S51]-[.T51])" office:value-type="float" office:value="-1" calcext:value-type="float">
            <text:p>-1</text:p>
          </table:table-cell>
          <table:table-cell table:style-name="ce6" table:formula="of:=[.$C$12] * ([.U51]-[.M51]) + [.S51]*([.T51] - 1/2*[.S51]*[.Y51])" office:value-type="float" office:value="0.24288" calcext:value-type="float">
            <text:p>0.24288</text:p>
          </table:table-cell>
          <table:table-cell/>
          <table:table-cell table:style-name="ce3"/>
          <table:table-cell table:style-name="ce29"/>
          <table:table-cell table:number-columns-repeated="992"/>
        </table:table-row>
        <table:table-row table:style-name="ro1">
          <table:table-cell/>
          <table:table-cell table:style-name="ce3" table:formula="of:=[.B51]+[.B$14]" office:value-type="float" office:value="0.34" calcext:value-type="float">
            <text:p>0.34</text:p>
          </table:table-cell>
          <table:table-cell table:style-name="ce3" table:formula="of:=([.B52]-[.D52])*([.H52]-[.E52])/([.G52]-[.D52])+[.E52]" office:value-type="float" office:value="0.456" calcext:value-type="float">
            <text:p>0.46</text:p>
          </table:table-cell>
          <table:table-cell table:style-name="ce6" table:formula="of:=IF([.$B52]&lt;[.$B$8];[.B$7];IF([.$B52]&lt;[.$B$9];[.B$8];IF([.$B52]&lt;[.$B$10];[.B$9];IF([.$B52]&lt;[.$B$11];[.B$10];[.B$11]))))" office:value-type="float" office:value="0.25" calcext:value-type="float">
            <text:p>0.25</text:p>
          </table:table-cell>
          <table:table-cell table:style-name="ce6" table:formula="of:=IF([.$B52]&lt;[.$B$8];[.C$7];IF([.$B52]&lt;[.$B$9];[.C$8];IF([.$B52]&lt;[.$B$10];[.C$9];IF([.$B52]&lt;[.$B$11];[.C$10];[.C$11]))))" office:value-type="float" office:value="0.6" calcext:value-type="float">
            <text:p>0.6</text:p>
          </table:table-cell>
          <table:table-cell table:style-name="ce6" table:formula="of:=IF([.$B52]&lt;[.$B$8];[.D$7];IF([.$B52]&lt;[.$B$9];[.D$8];IF([.$B52]&lt;[.$B$10];[.D$9];IF([.$B52]&lt;[.$B$11];[.D$10];[.D$11]))))" office:value-type="float" office:value="0.692307692307692" calcext:value-type="float">
            <text:p>0.6923076923</text:p>
          </table:table-cell>
          <table:table-cell table:style-name="ce6" table:formula="of:=IF([.$B52]&lt;[.$B$7];[.B$7];IF([.$B52]&lt;[.$B$8];[.B$8];IF([.$B52]&lt;[.$B$9];[.B$9];IF([.$B52]&lt;[.$B$10];[.B$10];[.B$11]))))" office:value-type="float" office:value="0.5" calcext:value-type="float">
            <text:p>0.5</text:p>
          </table:table-cell>
          <table:table-cell table:style-name="ce6" table:formula="of:=IF([.$B52]&lt;[.$B$7];[.C$7];IF([.$B52]&lt;[.$B$8];[.C$8];IF([.$B52]&lt;[.$B$9];[.C$9];IF([.$B52]&lt;[.$B$10];[.C$10];[.C$11]))))" office:value-type="float" office:value="0.2" calcext:value-type="float">
            <text:p>0.2</text:p>
          </table:table-cell>
          <table:table-cell table:style-name="ce6" table:formula="of:=IF([.$B52]&lt;[.$B$7];[.D$7];IF([.$B52]&lt;[.$B$8];[.D$8];IF([.$B52]&lt;[.$B$9];[.D$9];IF([.$B52]&lt;[.$B$10];[.D$10];[.D$11]))))" office:value-type="float" office:value="0.538461538461538" calcext:value-type="float">
            <text:p>0.5384615385</text:p>
          </table:table-cell>
          <table:table-cell table:style-name="ce6" table:formula="of:=([.H52]-[.E52])/([.G52]-[.D52])" office:value-type="float" office:value="-1.6" calcext:value-type="float">
            <text:p>-1.6</text:p>
          </table:table-cell>
          <table:table-cell table:style-name="ce3" table:formula="of:=[.K51]-AVERAGE([.L51];[.L52])*([.B52]-[.B51])" office:value-type="float" office:value="0.6192" calcext:value-type="float">
            <text:p>0.62</text:p>
          </table:table-cell>
          <table:table-cell table:style-name="ce12" table:formula="of:=[.C52]/[.C$12]" office:value-type="float" office:value="0.701538461538461" calcext:value-type="float">
            <text:p>0.70</text:p>
          </table:table-cell>
          <table:table-cell table:style-name="ce17" table:formula="of:=[.F52]-(([.B52]^2*[.J52]/(2*[.C$12]) + [.B52]*([.E52]-[.D52]*[.J52])/[.C$12])  -   ([.D52]/[.C$12]) * ([.E52] - [.D52]*[.J52]/2))" office:value-type="float" office:value="0.6192" calcext:value-type="float">
            <text:p>0.62</text:p>
          </table:table-cell>
          <table:table-cell table:style-name="ce21" table:formula="of:=IF(OR([.Q52]&lt;[.S52];[.Q52]&gt;[.V52]);[.R52];[.Q52])" office:value-type="float" office:value="0.59" calcext:value-type="float">
            <text:p>0.59</text:p>
          </table:table-cell>
          <table:table-cell table:style-name="ce3" table:formula="of:=([.N52]-[.S52])*([.W52]-[.T52])/([.V52]-[.S52])+[.T52]" office:value-type="float" office:value="0.0559999999999998" calcext:value-type="float">
            <text:p>0.06</text:p>
          </table:table-cell>
          <table:table-cell/>
          <table:table-cell table:style-name="ce3" table:formula="of:=(-[.AA52]+SQRT([.AA52]*[.AA52] - 4*[.Z52]*[.AB52]))/(2*[.Z52])+[.S52]" office:value-type="float" office:value="1.16" calcext:value-type="float">
            <text:p>1.16</text:p>
          </table:table-cell>
          <table:table-cell table:style-name="ce3" table:formula="of:=(-[.AA52]-SQRT([.AA52]*[.AA52] - 4*[.Z52]*[.AB52]))/(2*[.Z52])+[.S52]" office:value-type="float" office:value="0.59" calcext:value-type="float">
            <text:p>0.59</text:p>
          </table:table-cell>
          <table:table-cell table:style-name="ce6" table:formula="of:=IF([.$M52]&gt;[.$D$8];[.B$7];IF([.$M52]&gt;[.$D$9];[.B$8];IF([.$M52]&gt;[.$D$10];[.B$9];IF([.$M52]&gt;[.$D$11];[.B$10];[.B$11]))))" office:value-type="float" office:value="0.25" calcext:value-type="float">
            <text:p>0.25</text:p>
          </table:table-cell>
          <table:table-cell table:style-name="ce6" table:formula="of:=IF([.$M52]&gt;[.$D$8];[.C$7];IF([.$M52]&gt;[.$D$9];[.C$8];IF([.$M52]&gt;[.$D$10];[.C$9];IF([.$M52]&gt;[.$D$11];[.C$10];[.C$11]))))" office:value-type="float" office:value="0.6" calcext:value-type="float">
            <text:p>0.6</text:p>
          </table:table-cell>
          <table:table-cell table:style-name="ce6" table:formula="of:=IF([.$M52]&gt;[.$D$8];[.D$7];IF([.$M52]&gt;[.$D$9];[.D$8];IF([.$M52]&gt;[.$D$10];[.D$9];IF([.$M52]&gt;[.$D$11];[.D$10];[.D$11]))))" office:value-type="float" office:value="0.692307692307692" calcext:value-type="float">
            <text:p>0.6923076923</text:p>
          </table:table-cell>
          <table:table-cell table:style-name="ce6" table:formula="of:=IF([.$M52]&gt;[.$D$7];[.B$8];IF([.$M52]&gt;[.$D$8];[.B$8];IF([.$M52]&gt;[.$D$9];[.B$9];IF([.$M52]&gt;[.$D$10];[.B$10];[.B$11]))))" office:value-type="float" office:value="0.5" calcext:value-type="float">
            <text:p>0.5</text:p>
          </table:table-cell>
          <table:table-cell table:style-name="ce6" table:formula="of:=IF([.$M52]&gt;[.$D$7];[.C$8];IF([.$M52]&gt;[.$D$8];[.C$8];IF([.$M52]&gt;[.$D$9];[.C$9];IF([.$M52]&gt;[.$D$10];[.C$10];[.C$11]))))" office:value-type="float" office:value="0.2" calcext:value-type="float">
            <text:p>0.2</text:p>
          </table:table-cell>
          <table:table-cell table:style-name="ce6" table:formula="of:=IF([.$M52]&gt;[.$D$7];[.D$8];IF([.$M52]&gt;[.$D$8];[.D$8];IF([.$M52]&gt;[.$D$9];[.D$9];IF([.$M52]&gt;[.$D$10];[.D$10];[.D$11]))))" office:value-type="float" office:value="0.538461538461538" calcext:value-type="float">
            <text:p>0.5384615385</text:p>
          </table:table-cell>
          <table:table-cell table:style-name="ce6" table:formula="of:=([.W52]-[.T52])/([.V52]-[.S52])" office:value-type="float" office:value="-1.6" calcext:value-type="float">
            <text:p>-1.6</text:p>
          </table:table-cell>
          <table:table-cell table:style-name="ce27" table:formula="of:=-[.Y52]/2" office:value-type="float" office:value="0.8" calcext:value-type="float">
            <text:p>8.00E-01</text:p>
          </table:table-cell>
          <table:table-cell table:style-name="ce6" table:formula="of:=([.Y52]*[.S52]-[.T52])" office:value-type="float" office:value="-1" calcext:value-type="float">
            <text:p>-1</text:p>
          </table:table-cell>
          <table:table-cell table:style-name="ce6" table:formula="of:=[.$C$12] * ([.U52]-[.M52]) + [.S52]*([.T52] - 1/2*[.S52]*[.Y52])" office:value-type="float" office:value="0.24752" calcext:value-type="float">
            <text:p>0.24752</text:p>
          </table:table-cell>
          <table:table-cell/>
          <table:table-cell table:style-name="ce3"/>
          <table:table-cell table:style-name="ce29"/>
          <table:table-cell table:number-columns-repeated="992"/>
        </table:table-row>
        <table:table-row table:style-name="ro1">
          <table:table-cell/>
          <table:table-cell table:style-name="ce3" table:formula="of:=[.B52]+[.B$14]" office:value-type="float" office:value="0.35" calcext:value-type="float">
            <text:p>0.35</text:p>
          </table:table-cell>
          <table:table-cell table:style-name="ce3" table:formula="of:=([.B53]-[.D53])*([.H53]-[.E53])/([.G53]-[.D53])+[.E53]" office:value-type="float" office:value="0.44" calcext:value-type="float">
            <text:p>0.44</text:p>
          </table:table-cell>
          <table:table-cell table:style-name="ce6" table:formula="of:=IF([.$B53]&lt;[.$B$8];[.B$7];IF([.$B53]&lt;[.$B$9];[.B$8];IF([.$B53]&lt;[.$B$10];[.B$9];IF([.$B53]&lt;[.$B$11];[.B$10];[.B$11]))))" office:value-type="float" office:value="0.25" calcext:value-type="float">
            <text:p>0.25</text:p>
          </table:table-cell>
          <table:table-cell table:style-name="ce6" table:formula="of:=IF([.$B53]&lt;[.$B$8];[.C$7];IF([.$B53]&lt;[.$B$9];[.C$8];IF([.$B53]&lt;[.$B$10];[.C$9];IF([.$B53]&lt;[.$B$11];[.C$10];[.C$11]))))" office:value-type="float" office:value="0.6" calcext:value-type="float">
            <text:p>0.6</text:p>
          </table:table-cell>
          <table:table-cell table:style-name="ce6" table:formula="of:=IF([.$B53]&lt;[.$B$8];[.D$7];IF([.$B53]&lt;[.$B$9];[.D$8];IF([.$B53]&lt;[.$B$10];[.D$9];IF([.$B53]&lt;[.$B$11];[.D$10];[.D$11]))))" office:value-type="float" office:value="0.692307692307692" calcext:value-type="float">
            <text:p>0.6923076923</text:p>
          </table:table-cell>
          <table:table-cell table:style-name="ce6" table:formula="of:=IF([.$B53]&lt;[.$B$7];[.B$7];IF([.$B53]&lt;[.$B$8];[.B$8];IF([.$B53]&lt;[.$B$9];[.B$9];IF([.$B53]&lt;[.$B$10];[.B$10];[.B$11]))))" office:value-type="float" office:value="0.5" calcext:value-type="float">
            <text:p>0.5</text:p>
          </table:table-cell>
          <table:table-cell table:style-name="ce6" table:formula="of:=IF([.$B53]&lt;[.$B$7];[.C$7];IF([.$B53]&lt;[.$B$8];[.C$8];IF([.$B53]&lt;[.$B$9];[.C$9];IF([.$B53]&lt;[.$B$10];[.C$10];[.C$11]))))" office:value-type="float" office:value="0.2" calcext:value-type="float">
            <text:p>0.2</text:p>
          </table:table-cell>
          <table:table-cell table:style-name="ce6" table:formula="of:=IF([.$B53]&lt;[.$B$7];[.D$7];IF([.$B53]&lt;[.$B$8];[.D$8];IF([.$B53]&lt;[.$B$9];[.D$9];IF([.$B53]&lt;[.$B$10];[.D$10];[.D$11]))))" office:value-type="float" office:value="0.538461538461538" calcext:value-type="float">
            <text:p>0.5384615385</text:p>
          </table:table-cell>
          <table:table-cell table:style-name="ce6" table:formula="of:=([.H53]-[.E53])/([.G53]-[.D53])" office:value-type="float" office:value="-1.6" calcext:value-type="float">
            <text:p>-1.6</text:p>
          </table:table-cell>
          <table:table-cell table:style-name="ce3" table:formula="of:=[.K52]-AVERAGE([.L52];[.L53])*([.B53]-[.B52])" office:value-type="float" office:value="0.612307692307692" calcext:value-type="float">
            <text:p>0.61</text:p>
          </table:table-cell>
          <table:table-cell table:style-name="ce12" table:formula="of:=[.C53]/[.C$12]" office:value-type="float" office:value="0.676923076923077" calcext:value-type="float">
            <text:p>0.68</text:p>
          </table:table-cell>
          <table:table-cell table:style-name="ce17" table:formula="of:=[.F53]-(([.B53]^2*[.J53]/(2*[.C$12]) + [.B53]*([.E53]-[.D53]*[.J53])/[.C$12])  -   ([.D53]/[.C$12]) * ([.E53] - [.D53]*[.J53]/2))" office:value-type="float" office:value="0.612307692307692" calcext:value-type="float">
            <text:p>0.61</text:p>
          </table:table-cell>
          <table:table-cell table:style-name="ce21" table:formula="of:=IF(OR([.Q53]&lt;[.S53];[.Q53]&gt;[.V53]);[.R53];[.Q53])" office:value-type="float" office:value="0.6" calcext:value-type="float">
            <text:p>0.60</text:p>
          </table:table-cell>
          <table:table-cell table:style-name="ce3" table:formula="of:=([.N53]-[.S53])*([.W53]-[.T53])/([.V53]-[.S53])+[.T53]" office:value-type="float" office:value="0.0399999999999998" calcext:value-type="float">
            <text:p>0.04</text:p>
          </table:table-cell>
          <table:table-cell/>
          <table:table-cell table:style-name="ce3" table:formula="of:=(-[.AA53]+SQRT([.AA53]*[.AA53] - 4*[.Z53]*[.AB53]))/(2*[.Z53])+[.S53]" office:value-type="float" office:value="1.15" calcext:value-type="float">
            <text:p>1.15</text:p>
          </table:table-cell>
          <table:table-cell table:style-name="ce3" table:formula="of:=(-[.AA53]-SQRT([.AA53]*[.AA53] - 4*[.Z53]*[.AB53]))/(2*[.Z53])+[.S53]" office:value-type="float" office:value="0.6" calcext:value-type="float">
            <text:p>0.60</text:p>
          </table:table-cell>
          <table:table-cell table:style-name="ce6" table:formula="of:=IF([.$M53]&gt;[.$D$8];[.B$7];IF([.$M53]&gt;[.$D$9];[.B$8];IF([.$M53]&gt;[.$D$10];[.B$9];IF([.$M53]&gt;[.$D$11];[.B$10];[.B$11]))))" office:value-type="float" office:value="0.25" calcext:value-type="float">
            <text:p>0.25</text:p>
          </table:table-cell>
          <table:table-cell table:style-name="ce6" table:formula="of:=IF([.$M53]&gt;[.$D$8];[.C$7];IF([.$M53]&gt;[.$D$9];[.C$8];IF([.$M53]&gt;[.$D$10];[.C$9];IF([.$M53]&gt;[.$D$11];[.C$10];[.C$11]))))" office:value-type="float" office:value="0.6" calcext:value-type="float">
            <text:p>0.6</text:p>
          </table:table-cell>
          <table:table-cell table:style-name="ce6" table:formula="of:=IF([.$M53]&gt;[.$D$8];[.D$7];IF([.$M53]&gt;[.$D$9];[.D$8];IF([.$M53]&gt;[.$D$10];[.D$9];IF([.$M53]&gt;[.$D$11];[.D$10];[.D$11]))))" office:value-type="float" office:value="0.692307692307692" calcext:value-type="float">
            <text:p>0.6923076923</text:p>
          </table:table-cell>
          <table:table-cell table:style-name="ce6" table:formula="of:=IF([.$M53]&gt;[.$D$7];[.B$8];IF([.$M53]&gt;[.$D$8];[.B$8];IF([.$M53]&gt;[.$D$9];[.B$9];IF([.$M53]&gt;[.$D$10];[.B$10];[.B$11]))))" office:value-type="float" office:value="0.5" calcext:value-type="float">
            <text:p>0.5</text:p>
          </table:table-cell>
          <table:table-cell table:style-name="ce6" table:formula="of:=IF([.$M53]&gt;[.$D$7];[.C$8];IF([.$M53]&gt;[.$D$8];[.C$8];IF([.$M53]&gt;[.$D$9];[.C$9];IF([.$M53]&gt;[.$D$10];[.C$10];[.C$11]))))" office:value-type="float" office:value="0.2" calcext:value-type="float">
            <text:p>0.2</text:p>
          </table:table-cell>
          <table:table-cell table:style-name="ce6" table:formula="of:=IF([.$M53]&gt;[.$D$7];[.D$8];IF([.$M53]&gt;[.$D$8];[.D$8];IF([.$M53]&gt;[.$D$9];[.D$9];IF([.$M53]&gt;[.$D$10];[.D$10];[.D$11]))))" office:value-type="float" office:value="0.538461538461538" calcext:value-type="float">
            <text:p>0.5384615385</text:p>
          </table:table-cell>
          <table:table-cell table:style-name="ce6" table:formula="of:=([.W53]-[.T53])/([.V53]-[.S53])" office:value-type="float" office:value="-1.6" calcext:value-type="float">
            <text:p>-1.6</text:p>
          </table:table-cell>
          <table:table-cell table:style-name="ce27" table:formula="of:=-[.Y53]/2" office:value-type="float" office:value="0.8" calcext:value-type="float">
            <text:p>8.00E-01</text:p>
          </table:table-cell>
          <table:table-cell table:style-name="ce6" table:formula="of:=([.Y53]*[.S53]-[.T53])" office:value-type="float" office:value="-1" calcext:value-type="float">
            <text:p>-1</text:p>
          </table:table-cell>
          <table:table-cell table:style-name="ce6" table:formula="of:=[.$C$12] * ([.U53]-[.M53]) + [.S53]*([.T53] - 1/2*[.S53]*[.Y53])" office:value-type="float" office:value="0.252" calcext:value-type="float">
            <text:p>0.252</text:p>
          </table:table-cell>
          <table:table-cell/>
          <table:table-cell table:style-name="ce3"/>
          <table:table-cell table:style-name="ce29"/>
          <table:table-cell table:number-columns-repeated="992"/>
        </table:table-row>
        <table:table-row table:style-name="ro1">
          <table:table-cell/>
          <table:table-cell table:style-name="ce3" table:formula="of:=[.B53]+[.B$14]" office:value-type="float" office:value="0.36" calcext:value-type="float">
            <text:p>0.36</text:p>
          </table:table-cell>
          <table:table-cell table:style-name="ce3" table:formula="of:=([.B54]-[.D54])*([.H54]-[.E54])/([.G54]-[.D54])+[.E54]" office:value-type="float" office:value="0.424" calcext:value-type="float">
            <text:p>0.42</text:p>
          </table:table-cell>
          <table:table-cell table:style-name="ce6" table:formula="of:=IF([.$B54]&lt;[.$B$8];[.B$7];IF([.$B54]&lt;[.$B$9];[.B$8];IF([.$B54]&lt;[.$B$10];[.B$9];IF([.$B54]&lt;[.$B$11];[.B$10];[.B$11]))))" office:value-type="float" office:value="0.25" calcext:value-type="float">
            <text:p>0.25</text:p>
          </table:table-cell>
          <table:table-cell table:style-name="ce6" table:formula="of:=IF([.$B54]&lt;[.$B$8];[.C$7];IF([.$B54]&lt;[.$B$9];[.C$8];IF([.$B54]&lt;[.$B$10];[.C$9];IF([.$B54]&lt;[.$B$11];[.C$10];[.C$11]))))" office:value-type="float" office:value="0.6" calcext:value-type="float">
            <text:p>0.6</text:p>
          </table:table-cell>
          <table:table-cell table:style-name="ce6" table:formula="of:=IF([.$B54]&lt;[.$B$8];[.D$7];IF([.$B54]&lt;[.$B$9];[.D$8];IF([.$B54]&lt;[.$B$10];[.D$9];IF([.$B54]&lt;[.$B$11];[.D$10];[.D$11]))))" office:value-type="float" office:value="0.692307692307692" calcext:value-type="float">
            <text:p>0.6923076923</text:p>
          </table:table-cell>
          <table:table-cell table:style-name="ce6" table:formula="of:=IF([.$B54]&lt;[.$B$7];[.B$7];IF([.$B54]&lt;[.$B$8];[.B$8];IF([.$B54]&lt;[.$B$9];[.B$9];IF([.$B54]&lt;[.$B$10];[.B$10];[.B$11]))))" office:value-type="float" office:value="0.5" calcext:value-type="float">
            <text:p>0.5</text:p>
          </table:table-cell>
          <table:table-cell table:style-name="ce6" table:formula="of:=IF([.$B54]&lt;[.$B$7];[.C$7];IF([.$B54]&lt;[.$B$8];[.C$8];IF([.$B54]&lt;[.$B$9];[.C$9];IF([.$B54]&lt;[.$B$10];[.C$10];[.C$11]))))" office:value-type="float" office:value="0.2" calcext:value-type="float">
            <text:p>0.2</text:p>
          </table:table-cell>
          <table:table-cell table:style-name="ce6" table:formula="of:=IF([.$B54]&lt;[.$B$7];[.D$7];IF([.$B54]&lt;[.$B$8];[.D$8];IF([.$B54]&lt;[.$B$9];[.D$9];IF([.$B54]&lt;[.$B$10];[.D$10];[.D$11]))))" office:value-type="float" office:value="0.538461538461538" calcext:value-type="float">
            <text:p>0.5384615385</text:p>
          </table:table-cell>
          <table:table-cell table:style-name="ce6" table:formula="of:=([.H54]-[.E54])/([.G54]-[.D54])" office:value-type="float" office:value="-1.6" calcext:value-type="float">
            <text:p>-1.6</text:p>
          </table:table-cell>
          <table:table-cell table:style-name="ce3" table:formula="of:=[.K53]-AVERAGE([.L53];[.L54])*([.B54]-[.B53])" office:value-type="float" office:value="0.605661538461538" calcext:value-type="float">
            <text:p>0.61</text:p>
          </table:table-cell>
          <table:table-cell table:style-name="ce12" table:formula="of:=[.C54]/[.C$12]" office:value-type="float" office:value="0.652307692307692" calcext:value-type="float">
            <text:p>0.65</text:p>
          </table:table-cell>
          <table:table-cell table:style-name="ce17" table:formula="of:=[.F54]-(([.B54]^2*[.J54]/(2*[.C$12]) + [.B54]*([.E54]-[.D54]*[.J54])/[.C$12])  -   ([.D54]/[.C$12]) * ([.E54] - [.D54]*[.J54]/2))" office:value-type="float" office:value="0.605661538461538" calcext:value-type="float">
            <text:p>0.61</text:p>
          </table:table-cell>
          <table:table-cell table:style-name="ce21" table:formula="of:=IF(OR([.Q54]&lt;[.S54];[.Q54]&gt;[.V54]);[.R54];[.Q54])" office:value-type="float" office:value="0.61" calcext:value-type="float">
            <text:p>0.61</text:p>
          </table:table-cell>
          <table:table-cell table:style-name="ce3" table:formula="of:=([.N54]-[.S54])*([.W54]-[.T54])/([.V54]-[.S54])+[.T54]" office:value-type="float" office:value="0.0239999999999998" calcext:value-type="float">
            <text:p>0.02</text:p>
          </table:table-cell>
          <table:table-cell/>
          <table:table-cell table:style-name="ce3" table:formula="of:=(-[.AA54]+SQRT([.AA54]*[.AA54] - 4*[.Z54]*[.AB54]))/(2*[.Z54])+[.S54]" office:value-type="float" office:value="1.14" calcext:value-type="float">
            <text:p>1.14</text:p>
          </table:table-cell>
          <table:table-cell table:style-name="ce3" table:formula="of:=(-[.AA54]-SQRT([.AA54]*[.AA54] - 4*[.Z54]*[.AB54]))/(2*[.Z54])+[.S54]" office:value-type="float" office:value="0.61" calcext:value-type="float">
            <text:p>0.61</text:p>
          </table:table-cell>
          <table:table-cell table:style-name="ce6" table:formula="of:=IF([.$M54]&gt;[.$D$8];[.B$7];IF([.$M54]&gt;[.$D$9];[.B$8];IF([.$M54]&gt;[.$D$10];[.B$9];IF([.$M54]&gt;[.$D$11];[.B$10];[.B$11]))))" office:value-type="float" office:value="0.25" calcext:value-type="float">
            <text:p>0.25</text:p>
          </table:table-cell>
          <table:table-cell table:style-name="ce6" table:formula="of:=IF([.$M54]&gt;[.$D$8];[.C$7];IF([.$M54]&gt;[.$D$9];[.C$8];IF([.$M54]&gt;[.$D$10];[.C$9];IF([.$M54]&gt;[.$D$11];[.C$10];[.C$11]))))" office:value-type="float" office:value="0.6" calcext:value-type="float">
            <text:p>0.6</text:p>
          </table:table-cell>
          <table:table-cell table:style-name="ce6" table:formula="of:=IF([.$M54]&gt;[.$D$8];[.D$7];IF([.$M54]&gt;[.$D$9];[.D$8];IF([.$M54]&gt;[.$D$10];[.D$9];IF([.$M54]&gt;[.$D$11];[.D$10];[.D$11]))))" office:value-type="float" office:value="0.692307692307692" calcext:value-type="float">
            <text:p>0.6923076923</text:p>
          </table:table-cell>
          <table:table-cell table:style-name="ce6" table:formula="of:=IF([.$M54]&gt;[.$D$7];[.B$8];IF([.$M54]&gt;[.$D$8];[.B$8];IF([.$M54]&gt;[.$D$9];[.B$9];IF([.$M54]&gt;[.$D$10];[.B$10];[.B$11]))))" office:value-type="float" office:value="0.5" calcext:value-type="float">
            <text:p>0.5</text:p>
          </table:table-cell>
          <table:table-cell table:style-name="ce6" table:formula="of:=IF([.$M54]&gt;[.$D$7];[.C$8];IF([.$M54]&gt;[.$D$8];[.C$8];IF([.$M54]&gt;[.$D$9];[.C$9];IF([.$M54]&gt;[.$D$10];[.C$10];[.C$11]))))" office:value-type="float" office:value="0.2" calcext:value-type="float">
            <text:p>0.2</text:p>
          </table:table-cell>
          <table:table-cell table:style-name="ce6" table:formula="of:=IF([.$M54]&gt;[.$D$7];[.D$8];IF([.$M54]&gt;[.$D$8];[.D$8];IF([.$M54]&gt;[.$D$9];[.D$9];IF([.$M54]&gt;[.$D$10];[.D$10];[.D$11]))))" office:value-type="float" office:value="0.538461538461538" calcext:value-type="float">
            <text:p>0.5384615385</text:p>
          </table:table-cell>
          <table:table-cell table:style-name="ce6" table:formula="of:=([.W54]-[.T54])/([.V54]-[.S54])" office:value-type="float" office:value="-1.6" calcext:value-type="float">
            <text:p>-1.6</text:p>
          </table:table-cell>
          <table:table-cell table:style-name="ce27" table:formula="of:=-[.Y54]/2" office:value-type="float" office:value="0.8" calcext:value-type="float">
            <text:p>8.00E-01</text:p>
          </table:table-cell>
          <table:table-cell table:style-name="ce6" table:formula="of:=([.Y54]*[.S54]-[.T54])" office:value-type="float" office:value="-1" calcext:value-type="float">
            <text:p>-1</text:p>
          </table:table-cell>
          <table:table-cell table:style-name="ce6" table:formula="of:=[.$C$12] * ([.U54]-[.M54]) + [.S54]*([.T54] - 1/2*[.S54]*[.Y54])" office:value-type="float" office:value="0.25632" calcext:value-type="float">
            <text:p>0.25632</text:p>
          </table:table-cell>
          <table:table-cell/>
          <table:table-cell table:style-name="ce3"/>
          <table:table-cell table:style-name="ce29"/>
          <table:table-cell table:number-columns-repeated="992"/>
        </table:table-row>
        <table:table-row table:style-name="ro1">
          <table:table-cell/>
          <table:table-cell table:style-name="ce3" table:formula="of:=[.B54]+[.B$14]" office:value-type="float" office:value="0.37" calcext:value-type="float">
            <text:p>0.37</text:p>
          </table:table-cell>
          <table:table-cell table:style-name="ce3" table:formula="of:=([.B55]-[.D55])*([.H55]-[.E55])/([.G55]-[.D55])+[.E55]" office:value-type="float" office:value="0.408" calcext:value-type="float">
            <text:p>0.41</text:p>
          </table:table-cell>
          <table:table-cell table:style-name="ce6" table:formula="of:=IF([.$B55]&lt;[.$B$8];[.B$7];IF([.$B55]&lt;[.$B$9];[.B$8];IF([.$B55]&lt;[.$B$10];[.B$9];IF([.$B55]&lt;[.$B$11];[.B$10];[.B$11]))))" office:value-type="float" office:value="0.25" calcext:value-type="float">
            <text:p>0.25</text:p>
          </table:table-cell>
          <table:table-cell table:style-name="ce6" table:formula="of:=IF([.$B55]&lt;[.$B$8];[.C$7];IF([.$B55]&lt;[.$B$9];[.C$8];IF([.$B55]&lt;[.$B$10];[.C$9];IF([.$B55]&lt;[.$B$11];[.C$10];[.C$11]))))" office:value-type="float" office:value="0.6" calcext:value-type="float">
            <text:p>0.6</text:p>
          </table:table-cell>
          <table:table-cell table:style-name="ce6" table:formula="of:=IF([.$B55]&lt;[.$B$8];[.D$7];IF([.$B55]&lt;[.$B$9];[.D$8];IF([.$B55]&lt;[.$B$10];[.D$9];IF([.$B55]&lt;[.$B$11];[.D$10];[.D$11]))))" office:value-type="float" office:value="0.692307692307692" calcext:value-type="float">
            <text:p>0.6923076923</text:p>
          </table:table-cell>
          <table:table-cell table:style-name="ce6" table:formula="of:=IF([.$B55]&lt;[.$B$7];[.B$7];IF([.$B55]&lt;[.$B$8];[.B$8];IF([.$B55]&lt;[.$B$9];[.B$9];IF([.$B55]&lt;[.$B$10];[.B$10];[.B$11]))))" office:value-type="float" office:value="0.5" calcext:value-type="float">
            <text:p>0.5</text:p>
          </table:table-cell>
          <table:table-cell table:style-name="ce6" table:formula="of:=IF([.$B55]&lt;[.$B$7];[.C$7];IF([.$B55]&lt;[.$B$8];[.C$8];IF([.$B55]&lt;[.$B$9];[.C$9];IF([.$B55]&lt;[.$B$10];[.C$10];[.C$11]))))" office:value-type="float" office:value="0.2" calcext:value-type="float">
            <text:p>0.2</text:p>
          </table:table-cell>
          <table:table-cell table:style-name="ce6" table:formula="of:=IF([.$B55]&lt;[.$B$7];[.D$7];IF([.$B55]&lt;[.$B$8];[.D$8];IF([.$B55]&lt;[.$B$9];[.D$9];IF([.$B55]&lt;[.$B$10];[.D$10];[.D$11]))))" office:value-type="float" office:value="0.538461538461538" calcext:value-type="float">
            <text:p>0.5384615385</text:p>
          </table:table-cell>
          <table:table-cell table:style-name="ce6" table:formula="of:=([.H55]-[.E55])/([.G55]-[.D55])" office:value-type="float" office:value="-1.6" calcext:value-type="float">
            <text:p>-1.6</text:p>
          </table:table-cell>
          <table:table-cell table:style-name="ce3" table:formula="of:=[.K54]-AVERAGE([.L54];[.L55])*([.B55]-[.B54])" office:value-type="float" office:value="0.599261538461538" calcext:value-type="float">
            <text:p>0.60</text:p>
          </table:table-cell>
          <table:table-cell table:style-name="ce12" table:formula="of:=[.C55]/[.C$12]" office:value-type="float" office:value="0.627692307692307" calcext:value-type="float">
            <text:p>0.63</text:p>
          </table:table-cell>
          <table:table-cell table:style-name="ce17" table:formula="of:=[.F55]-(([.B55]^2*[.J55]/(2*[.C$12]) + [.B55]*([.E55]-[.D55]*[.J55])/[.C$12])  -   ([.D55]/[.C$12]) * ([.E55] - [.D55]*[.J55]/2))" office:value-type="float" office:value="0.599261538461538" calcext:value-type="float">
            <text:p>0.60</text:p>
          </table:table-cell>
          <table:table-cell table:style-name="ce21" table:formula="of:=IF(OR([.Q55]&lt;[.S55];[.Q55]&gt;[.V55]);[.R55];[.Q55])" office:value-type="float" office:value="0.62" calcext:value-type="float">
            <text:p>0.62</text:p>
          </table:table-cell>
          <table:table-cell table:style-name="ce3" table:formula="of:=([.N55]-[.S55])*([.W55]-[.T55])/([.V55]-[.S55])+[.T55]" office:value-type="float" office:value="0.00799999999999979" calcext:value-type="float">
            <text:p>0.01</text:p>
          </table:table-cell>
          <table:table-cell/>
          <table:table-cell table:style-name="ce3" table:formula="of:=(-[.AA55]+SQRT([.AA55]*[.AA55] - 4*[.Z55]*[.AB55]))/(2*[.Z55])+[.S55]" office:value-type="float" office:value="1.13" calcext:value-type="float">
            <text:p>1.13</text:p>
          </table:table-cell>
          <table:table-cell table:style-name="ce3" table:formula="of:=(-[.AA55]-SQRT([.AA55]*[.AA55] - 4*[.Z55]*[.AB55]))/(2*[.Z55])+[.S55]" office:value-type="float" office:value="0.62" calcext:value-type="float">
            <text:p>0.62</text:p>
          </table:table-cell>
          <table:table-cell table:style-name="ce6" table:formula="of:=IF([.$M55]&gt;[.$D$8];[.B$7];IF([.$M55]&gt;[.$D$9];[.B$8];IF([.$M55]&gt;[.$D$10];[.B$9];IF([.$M55]&gt;[.$D$11];[.B$10];[.B$11]))))" office:value-type="float" office:value="0.25" calcext:value-type="float">
            <text:p>0.25</text:p>
          </table:table-cell>
          <table:table-cell table:style-name="ce6" table:formula="of:=IF([.$M55]&gt;[.$D$8];[.C$7];IF([.$M55]&gt;[.$D$9];[.C$8];IF([.$M55]&gt;[.$D$10];[.C$9];IF([.$M55]&gt;[.$D$11];[.C$10];[.C$11]))))" office:value-type="float" office:value="0.6" calcext:value-type="float">
            <text:p>0.6</text:p>
          </table:table-cell>
          <table:table-cell table:style-name="ce6" table:formula="of:=IF([.$M55]&gt;[.$D$8];[.D$7];IF([.$M55]&gt;[.$D$9];[.D$8];IF([.$M55]&gt;[.$D$10];[.D$9];IF([.$M55]&gt;[.$D$11];[.D$10];[.D$11]))))" office:value-type="float" office:value="0.692307692307692" calcext:value-type="float">
            <text:p>0.6923076923</text:p>
          </table:table-cell>
          <table:table-cell table:style-name="ce6" table:formula="of:=IF([.$M55]&gt;[.$D$7];[.B$8];IF([.$M55]&gt;[.$D$8];[.B$8];IF([.$M55]&gt;[.$D$9];[.B$9];IF([.$M55]&gt;[.$D$10];[.B$10];[.B$11]))))" office:value-type="float" office:value="0.5" calcext:value-type="float">
            <text:p>0.5</text:p>
          </table:table-cell>
          <table:table-cell table:style-name="ce6" table:formula="of:=IF([.$M55]&gt;[.$D$7];[.C$8];IF([.$M55]&gt;[.$D$8];[.C$8];IF([.$M55]&gt;[.$D$9];[.C$9];IF([.$M55]&gt;[.$D$10];[.C$10];[.C$11]))))" office:value-type="float" office:value="0.2" calcext:value-type="float">
            <text:p>0.2</text:p>
          </table:table-cell>
          <table:table-cell table:style-name="ce6" table:formula="of:=IF([.$M55]&gt;[.$D$7];[.D$8];IF([.$M55]&gt;[.$D$8];[.D$8];IF([.$M55]&gt;[.$D$9];[.D$9];IF([.$M55]&gt;[.$D$10];[.D$10];[.D$11]))))" office:value-type="float" office:value="0.538461538461538" calcext:value-type="float">
            <text:p>0.5384615385</text:p>
          </table:table-cell>
          <table:table-cell table:style-name="ce6" table:formula="of:=([.W55]-[.T55])/([.V55]-[.S55])" office:value-type="float" office:value="-1.6" calcext:value-type="float">
            <text:p>-1.6</text:p>
          </table:table-cell>
          <table:table-cell table:style-name="ce27" table:formula="of:=-[.Y55]/2" office:value-type="float" office:value="0.8" calcext:value-type="float">
            <text:p>8.00E-01</text:p>
          </table:table-cell>
          <table:table-cell table:style-name="ce6" table:formula="of:=([.Y55]*[.S55]-[.T55])" office:value-type="float" office:value="-1" calcext:value-type="float">
            <text:p>-1</text:p>
          </table:table-cell>
          <table:table-cell table:style-name="ce6" table:formula="of:=[.$C$12] * ([.U55]-[.M55]) + [.S55]*([.T55] - 1/2*[.S55]*[.Y55])" office:value-type="float" office:value="0.26048" calcext:value-type="float">
            <text:p>0.26048</text:p>
          </table:table-cell>
          <table:table-cell/>
          <table:table-cell table:style-name="ce3"/>
          <table:table-cell table:style-name="ce29"/>
          <table:table-cell table:number-columns-repeated="992"/>
        </table:table-row>
        <table:table-row table:style-name="ro1">
          <table:table-cell/>
          <table:table-cell table:style-name="ce3" table:formula="of:=[.B55]+[.B$14]" office:value-type="float" office:value="0.38" calcext:value-type="float">
            <text:p>0.38</text:p>
          </table:table-cell>
          <table:table-cell table:style-name="ce3" table:formula="of:=([.B56]-[.D56])*([.H56]-[.E56])/([.G56]-[.D56])+[.E56]" office:value-type="float" office:value="0.392" calcext:value-type="float">
            <text:p>0.39</text:p>
          </table:table-cell>
          <table:table-cell table:style-name="ce6" table:formula="of:=IF([.$B56]&lt;[.$B$8];[.B$7];IF([.$B56]&lt;[.$B$9];[.B$8];IF([.$B56]&lt;[.$B$10];[.B$9];IF([.$B56]&lt;[.$B$11];[.B$10];[.B$11]))))" office:value-type="float" office:value="0.25" calcext:value-type="float">
            <text:p>0.25</text:p>
          </table:table-cell>
          <table:table-cell table:style-name="ce6" table:formula="of:=IF([.$B56]&lt;[.$B$8];[.C$7];IF([.$B56]&lt;[.$B$9];[.C$8];IF([.$B56]&lt;[.$B$10];[.C$9];IF([.$B56]&lt;[.$B$11];[.C$10];[.C$11]))))" office:value-type="float" office:value="0.6" calcext:value-type="float">
            <text:p>0.6</text:p>
          </table:table-cell>
          <table:table-cell table:style-name="ce6" table:formula="of:=IF([.$B56]&lt;[.$B$8];[.D$7];IF([.$B56]&lt;[.$B$9];[.D$8];IF([.$B56]&lt;[.$B$10];[.D$9];IF([.$B56]&lt;[.$B$11];[.D$10];[.D$11]))))" office:value-type="float" office:value="0.692307692307692" calcext:value-type="float">
            <text:p>0.6923076923</text:p>
          </table:table-cell>
          <table:table-cell table:style-name="ce6" table:formula="of:=IF([.$B56]&lt;[.$B$7];[.B$7];IF([.$B56]&lt;[.$B$8];[.B$8];IF([.$B56]&lt;[.$B$9];[.B$9];IF([.$B56]&lt;[.$B$10];[.B$10];[.B$11]))))" office:value-type="float" office:value="0.5" calcext:value-type="float">
            <text:p>0.5</text:p>
          </table:table-cell>
          <table:table-cell table:style-name="ce6" table:formula="of:=IF([.$B56]&lt;[.$B$7];[.C$7];IF([.$B56]&lt;[.$B$8];[.C$8];IF([.$B56]&lt;[.$B$9];[.C$9];IF([.$B56]&lt;[.$B$10];[.C$10];[.C$11]))))" office:value-type="float" office:value="0.2" calcext:value-type="float">
            <text:p>0.2</text:p>
          </table:table-cell>
          <table:table-cell table:style-name="ce6" table:formula="of:=IF([.$B56]&lt;[.$B$7];[.D$7];IF([.$B56]&lt;[.$B$8];[.D$8];IF([.$B56]&lt;[.$B$9];[.D$9];IF([.$B56]&lt;[.$B$10];[.D$10];[.D$11]))))" office:value-type="float" office:value="0.538461538461538" calcext:value-type="float">
            <text:p>0.5384615385</text:p>
          </table:table-cell>
          <table:table-cell table:style-name="ce6" table:formula="of:=([.H56]-[.E56])/([.G56]-[.D56])" office:value-type="float" office:value="-1.6" calcext:value-type="float">
            <text:p>-1.6</text:p>
          </table:table-cell>
          <table:table-cell table:style-name="ce3" table:formula="of:=[.K55]-AVERAGE([.L55];[.L56])*([.B56]-[.B55])" office:value-type="float" office:value="0.593107692307692" calcext:value-type="float">
            <text:p>0.59</text:p>
          </table:table-cell>
          <table:table-cell table:style-name="ce12" table:formula="of:=[.C56]/[.C$12]" office:value-type="float" office:value="0.603076923076923" calcext:value-type="float">
            <text:p>0.60</text:p>
          </table:table-cell>
          <table:table-cell table:style-name="ce17" table:formula="of:=[.F56]-(([.B56]^2*[.J56]/(2*[.C$12]) + [.B56]*([.E56]-[.D56]*[.J56])/[.C$12])  -   ([.D56]/[.C$12]) * ([.E56] - [.D56]*[.J56]/2))" office:value-type="float" office:value="0.593107692307692" calcext:value-type="float">
            <text:p>0.59</text:p>
          </table:table-cell>
          <table:table-cell table:style-name="ce21" table:formula="of:=IF(OR([.Q56]&lt;[.S56];[.Q56]&gt;[.V56]);[.R56];[.Q56])" office:value-type="float" office:value="0.63" calcext:value-type="float">
            <text:p>0.63</text:p>
          </table:table-cell>
          <table:table-cell table:style-name="ce3" table:formula="of:=([.N56]-[.S56])*([.W56]-[.T56])/([.V56]-[.S56])+[.T56]" office:value-type="float" office:value="-0.00800000000000056" calcext:value-type="float">
            <text:p>-0.01</text:p>
          </table:table-cell>
          <table:table-cell/>
          <table:table-cell table:style-name="ce3" table:formula="of:=(-[.AA56]+SQRT([.AA56]*[.AA56] - 4*[.Z56]*[.AB56]))/(2*[.Z56])+[.S56]" office:value-type="float" office:value="1.12" calcext:value-type="float">
            <text:p>1.12</text:p>
          </table:table-cell>
          <table:table-cell table:style-name="ce3" table:formula="of:=(-[.AA56]-SQRT([.AA56]*[.AA56] - 4*[.Z56]*[.AB56]))/(2*[.Z56])+[.S56]" office:value-type="float" office:value="0.63" calcext:value-type="float">
            <text:p>0.63</text:p>
          </table:table-cell>
          <table:table-cell table:style-name="ce6" table:formula="of:=IF([.$M56]&gt;[.$D$8];[.B$7];IF([.$M56]&gt;[.$D$9];[.B$8];IF([.$M56]&gt;[.$D$10];[.B$9];IF([.$M56]&gt;[.$D$11];[.B$10];[.B$11]))))" office:value-type="float" office:value="0.25" calcext:value-type="float">
            <text:p>0.25</text:p>
          </table:table-cell>
          <table:table-cell table:style-name="ce6" table:formula="of:=IF([.$M56]&gt;[.$D$8];[.C$7];IF([.$M56]&gt;[.$D$9];[.C$8];IF([.$M56]&gt;[.$D$10];[.C$9];IF([.$M56]&gt;[.$D$11];[.C$10];[.C$11]))))" office:value-type="float" office:value="0.6" calcext:value-type="float">
            <text:p>0.6</text:p>
          </table:table-cell>
          <table:table-cell table:style-name="ce6" table:formula="of:=IF([.$M56]&gt;[.$D$8];[.D$7];IF([.$M56]&gt;[.$D$9];[.D$8];IF([.$M56]&gt;[.$D$10];[.D$9];IF([.$M56]&gt;[.$D$11];[.D$10];[.D$11]))))" office:value-type="float" office:value="0.692307692307692" calcext:value-type="float">
            <text:p>0.6923076923</text:p>
          </table:table-cell>
          <table:table-cell table:style-name="ce6" table:formula="of:=IF([.$M56]&gt;[.$D$7];[.B$8];IF([.$M56]&gt;[.$D$8];[.B$8];IF([.$M56]&gt;[.$D$9];[.B$9];IF([.$M56]&gt;[.$D$10];[.B$10];[.B$11]))))" office:value-type="float" office:value="0.5" calcext:value-type="float">
            <text:p>0.5</text:p>
          </table:table-cell>
          <table:table-cell table:style-name="ce6" table:formula="of:=IF([.$M56]&gt;[.$D$7];[.C$8];IF([.$M56]&gt;[.$D$8];[.C$8];IF([.$M56]&gt;[.$D$9];[.C$9];IF([.$M56]&gt;[.$D$10];[.C$10];[.C$11]))))" office:value-type="float" office:value="0.2" calcext:value-type="float">
            <text:p>0.2</text:p>
          </table:table-cell>
          <table:table-cell table:style-name="ce6" table:formula="of:=IF([.$M56]&gt;[.$D$7];[.D$8];IF([.$M56]&gt;[.$D$8];[.D$8];IF([.$M56]&gt;[.$D$9];[.D$9];IF([.$M56]&gt;[.$D$10];[.D$10];[.D$11]))))" office:value-type="float" office:value="0.538461538461538" calcext:value-type="float">
            <text:p>0.5384615385</text:p>
          </table:table-cell>
          <table:table-cell table:style-name="ce6" table:formula="of:=([.W56]-[.T56])/([.V56]-[.S56])" office:value-type="float" office:value="-1.6" calcext:value-type="float">
            <text:p>-1.6</text:p>
          </table:table-cell>
          <table:table-cell table:style-name="ce27" table:formula="of:=-[.Y56]/2" office:value-type="float" office:value="0.8" calcext:value-type="float">
            <text:p>8.00E-01</text:p>
          </table:table-cell>
          <table:table-cell table:style-name="ce6" table:formula="of:=([.Y56]*[.S56]-[.T56])" office:value-type="float" office:value="-1" calcext:value-type="float">
            <text:p>-1</text:p>
          </table:table-cell>
          <table:table-cell table:style-name="ce6" table:formula="of:=[.$C$12] * ([.U56]-[.M56]) + [.S56]*([.T56] - 1/2*[.S56]*[.Y56])" office:value-type="float" office:value="0.26448" calcext:value-type="float">
            <text:p>0.26448</text:p>
          </table:table-cell>
          <table:table-cell/>
          <table:table-cell table:style-name="ce3"/>
          <table:table-cell table:style-name="ce29"/>
          <table:table-cell table:number-columns-repeated="992"/>
        </table:table-row>
        <table:table-row table:style-name="ro1">
          <table:table-cell/>
          <table:table-cell table:style-name="ce3" table:formula="of:=[.B56]+[.B$14]" office:value-type="float" office:value="0.39" calcext:value-type="float">
            <text:p>0.39</text:p>
          </table:table-cell>
          <table:table-cell table:style-name="ce3" table:formula="of:=([.B57]-[.D57])*([.H57]-[.E57])/([.G57]-[.D57])+[.E57]" office:value-type="float" office:value="0.376" calcext:value-type="float">
            <text:p>0.38</text:p>
          </table:table-cell>
          <table:table-cell table:style-name="ce6" table:formula="of:=IF([.$B57]&lt;[.$B$8];[.B$7];IF([.$B57]&lt;[.$B$9];[.B$8];IF([.$B57]&lt;[.$B$10];[.B$9];IF([.$B57]&lt;[.$B$11];[.B$10];[.B$11]))))" office:value-type="float" office:value="0.25" calcext:value-type="float">
            <text:p>0.25</text:p>
          </table:table-cell>
          <table:table-cell table:style-name="ce6" table:formula="of:=IF([.$B57]&lt;[.$B$8];[.C$7];IF([.$B57]&lt;[.$B$9];[.C$8];IF([.$B57]&lt;[.$B$10];[.C$9];IF([.$B57]&lt;[.$B$11];[.C$10];[.C$11]))))" office:value-type="float" office:value="0.6" calcext:value-type="float">
            <text:p>0.6</text:p>
          </table:table-cell>
          <table:table-cell table:style-name="ce6" table:formula="of:=IF([.$B57]&lt;[.$B$8];[.D$7];IF([.$B57]&lt;[.$B$9];[.D$8];IF([.$B57]&lt;[.$B$10];[.D$9];IF([.$B57]&lt;[.$B$11];[.D$10];[.D$11]))))" office:value-type="float" office:value="0.692307692307692" calcext:value-type="float">
            <text:p>0.6923076923</text:p>
          </table:table-cell>
          <table:table-cell table:style-name="ce6" table:formula="of:=IF([.$B57]&lt;[.$B$7];[.B$7];IF([.$B57]&lt;[.$B$8];[.B$8];IF([.$B57]&lt;[.$B$9];[.B$9];IF([.$B57]&lt;[.$B$10];[.B$10];[.B$11]))))" office:value-type="float" office:value="0.5" calcext:value-type="float">
            <text:p>0.5</text:p>
          </table:table-cell>
          <table:table-cell table:style-name="ce6" table:formula="of:=IF([.$B57]&lt;[.$B$7];[.C$7];IF([.$B57]&lt;[.$B$8];[.C$8];IF([.$B57]&lt;[.$B$9];[.C$9];IF([.$B57]&lt;[.$B$10];[.C$10];[.C$11]))))" office:value-type="float" office:value="0.2" calcext:value-type="float">
            <text:p>0.2</text:p>
          </table:table-cell>
          <table:table-cell table:style-name="ce6" table:formula="of:=IF([.$B57]&lt;[.$B$7];[.D$7];IF([.$B57]&lt;[.$B$8];[.D$8];IF([.$B57]&lt;[.$B$9];[.D$9];IF([.$B57]&lt;[.$B$10];[.D$10];[.D$11]))))" office:value-type="float" office:value="0.538461538461538" calcext:value-type="float">
            <text:p>0.5384615385</text:p>
          </table:table-cell>
          <table:table-cell table:style-name="ce6" table:formula="of:=([.H57]-[.E57])/([.G57]-[.D57])" office:value-type="float" office:value="-1.6" calcext:value-type="float">
            <text:p>-1.6</text:p>
          </table:table-cell>
          <table:table-cell table:style-name="ce3" table:formula="of:=[.K56]-AVERAGE([.L56];[.L57])*([.B57]-[.B56])" office:value-type="float" office:value="0.5872" calcext:value-type="float">
            <text:p>0.59</text:p>
          </table:table-cell>
          <table:table-cell table:style-name="ce12" table:formula="of:=[.C57]/[.C$12]" office:value-type="float" office:value="0.578461538461538" calcext:value-type="float">
            <text:p>0.58</text:p>
          </table:table-cell>
          <table:table-cell table:style-name="ce17" table:formula="of:=[.F57]-(([.B57]^2*[.J57]/(2*[.C$12]) + [.B57]*([.E57]-[.D57]*[.J57])/[.C$12])  -   ([.D57]/[.C$12]) * ([.E57] - [.D57]*[.J57]/2))" office:value-type="float" office:value="0.5872" calcext:value-type="float">
            <text:p>0.59</text:p>
          </table:table-cell>
          <table:table-cell table:style-name="ce21" table:formula="of:=IF(OR([.Q57]&lt;[.S57];[.Q57]&gt;[.V57]);[.R57];[.Q57])" office:value-type="float" office:value="0.64" calcext:value-type="float">
            <text:p>0.64</text:p>
          </table:table-cell>
          <table:table-cell table:style-name="ce3" table:formula="of:=([.N57]-[.S57])*([.W57]-[.T57])/([.V57]-[.S57])+[.T57]" office:value-type="float" office:value="-0.0240000000000002" calcext:value-type="float">
            <text:p>-0.02</text:p>
          </table:table-cell>
          <table:table-cell/>
          <table:table-cell table:style-name="ce3" table:formula="of:=(-[.AA57]+SQRT([.AA57]*[.AA57] - 4*[.Z57]*[.AB57]))/(2*[.Z57])+[.S57]" office:value-type="float" office:value="1.11" calcext:value-type="float">
            <text:p>1.11</text:p>
          </table:table-cell>
          <table:table-cell table:style-name="ce3" table:formula="of:=(-[.AA57]-SQRT([.AA57]*[.AA57] - 4*[.Z57]*[.AB57]))/(2*[.Z57])+[.S57]" office:value-type="float" office:value="0.64" calcext:value-type="float">
            <text:p>0.64</text:p>
          </table:table-cell>
          <table:table-cell table:style-name="ce6" table:formula="of:=IF([.$M57]&gt;[.$D$8];[.B$7];IF([.$M57]&gt;[.$D$9];[.B$8];IF([.$M57]&gt;[.$D$10];[.B$9];IF([.$M57]&gt;[.$D$11];[.B$10];[.B$11]))))" office:value-type="float" office:value="0.25" calcext:value-type="float">
            <text:p>0.25</text:p>
          </table:table-cell>
          <table:table-cell table:style-name="ce6" table:formula="of:=IF([.$M57]&gt;[.$D$8];[.C$7];IF([.$M57]&gt;[.$D$9];[.C$8];IF([.$M57]&gt;[.$D$10];[.C$9];IF([.$M57]&gt;[.$D$11];[.C$10];[.C$11]))))" office:value-type="float" office:value="0.6" calcext:value-type="float">
            <text:p>0.6</text:p>
          </table:table-cell>
          <table:table-cell table:style-name="ce6" table:formula="of:=IF([.$M57]&gt;[.$D$8];[.D$7];IF([.$M57]&gt;[.$D$9];[.D$8];IF([.$M57]&gt;[.$D$10];[.D$9];IF([.$M57]&gt;[.$D$11];[.D$10];[.D$11]))))" office:value-type="float" office:value="0.692307692307692" calcext:value-type="float">
            <text:p>0.6923076923</text:p>
          </table:table-cell>
          <table:table-cell table:style-name="ce6" table:formula="of:=IF([.$M57]&gt;[.$D$7];[.B$8];IF([.$M57]&gt;[.$D$8];[.B$8];IF([.$M57]&gt;[.$D$9];[.B$9];IF([.$M57]&gt;[.$D$10];[.B$10];[.B$11]))))" office:value-type="float" office:value="0.5" calcext:value-type="float">
            <text:p>0.5</text:p>
          </table:table-cell>
          <table:table-cell table:style-name="ce6" table:formula="of:=IF([.$M57]&gt;[.$D$7];[.C$8];IF([.$M57]&gt;[.$D$8];[.C$8];IF([.$M57]&gt;[.$D$9];[.C$9];IF([.$M57]&gt;[.$D$10];[.C$10];[.C$11]))))" office:value-type="float" office:value="0.2" calcext:value-type="float">
            <text:p>0.2</text:p>
          </table:table-cell>
          <table:table-cell table:style-name="ce6" table:formula="of:=IF([.$M57]&gt;[.$D$7];[.D$8];IF([.$M57]&gt;[.$D$8];[.D$8];IF([.$M57]&gt;[.$D$9];[.D$9];IF([.$M57]&gt;[.$D$10];[.D$10];[.D$11]))))" office:value-type="float" office:value="0.538461538461538" calcext:value-type="float">
            <text:p>0.5384615385</text:p>
          </table:table-cell>
          <table:table-cell table:style-name="ce6" table:formula="of:=([.W57]-[.T57])/([.V57]-[.S57])" office:value-type="float" office:value="-1.6" calcext:value-type="float">
            <text:p>-1.6</text:p>
          </table:table-cell>
          <table:table-cell table:style-name="ce27" table:formula="of:=-[.Y57]/2" office:value-type="float" office:value="0.8" calcext:value-type="float">
            <text:p>8.00E-01</text:p>
          </table:table-cell>
          <table:table-cell table:style-name="ce6" table:formula="of:=([.Y57]*[.S57]-[.T57])" office:value-type="float" office:value="-1" calcext:value-type="float">
            <text:p>-1</text:p>
          </table:table-cell>
          <table:table-cell table:style-name="ce6" table:formula="of:=[.$C$12] * ([.U57]-[.M57]) + [.S57]*([.T57] - 1/2*[.S57]*[.Y57])" office:value-type="float" office:value="0.26832" calcext:value-type="float">
            <text:p>0.26832</text:p>
          </table:table-cell>
          <table:table-cell/>
          <table:table-cell table:style-name="ce3"/>
          <table:table-cell table:style-name="ce29"/>
          <table:table-cell table:number-columns-repeated="992"/>
        </table:table-row>
        <table:table-row table:style-name="ro1">
          <table:table-cell/>
          <table:table-cell table:style-name="ce3" table:formula="of:=[.B57]+[.B$14]" office:value-type="float" office:value="0.4" calcext:value-type="float">
            <text:p>0.40</text:p>
          </table:table-cell>
          <table:table-cell table:style-name="ce3" table:formula="of:=([.B58]-[.D58])*([.H58]-[.E58])/([.G58]-[.D58])+[.E58]" office:value-type="float" office:value="0.36" calcext:value-type="float">
            <text:p>0.36</text:p>
          </table:table-cell>
          <table:table-cell table:style-name="ce6" table:formula="of:=IF([.$B58]&lt;[.$B$8];[.B$7];IF([.$B58]&lt;[.$B$9];[.B$8];IF([.$B58]&lt;[.$B$10];[.B$9];IF([.$B58]&lt;[.$B$11];[.B$10];[.B$11]))))" office:value-type="float" office:value="0.25" calcext:value-type="float">
            <text:p>0.25</text:p>
          </table:table-cell>
          <table:table-cell table:style-name="ce6" table:formula="of:=IF([.$B58]&lt;[.$B$8];[.C$7];IF([.$B58]&lt;[.$B$9];[.C$8];IF([.$B58]&lt;[.$B$10];[.C$9];IF([.$B58]&lt;[.$B$11];[.C$10];[.C$11]))))" office:value-type="float" office:value="0.6" calcext:value-type="float">
            <text:p>0.6</text:p>
          </table:table-cell>
          <table:table-cell table:style-name="ce6" table:formula="of:=IF([.$B58]&lt;[.$B$8];[.D$7];IF([.$B58]&lt;[.$B$9];[.D$8];IF([.$B58]&lt;[.$B$10];[.D$9];IF([.$B58]&lt;[.$B$11];[.D$10];[.D$11]))))" office:value-type="float" office:value="0.692307692307692" calcext:value-type="float">
            <text:p>0.6923076923</text:p>
          </table:table-cell>
          <table:table-cell table:style-name="ce6" table:formula="of:=IF([.$B58]&lt;[.$B$7];[.B$7];IF([.$B58]&lt;[.$B$8];[.B$8];IF([.$B58]&lt;[.$B$9];[.B$9];IF([.$B58]&lt;[.$B$10];[.B$10];[.B$11]))))" office:value-type="float" office:value="0.5" calcext:value-type="float">
            <text:p>0.5</text:p>
          </table:table-cell>
          <table:table-cell table:style-name="ce6" table:formula="of:=IF([.$B58]&lt;[.$B$7];[.C$7];IF([.$B58]&lt;[.$B$8];[.C$8];IF([.$B58]&lt;[.$B$9];[.C$9];IF([.$B58]&lt;[.$B$10];[.C$10];[.C$11]))))" office:value-type="float" office:value="0.2" calcext:value-type="float">
            <text:p>0.2</text:p>
          </table:table-cell>
          <table:table-cell table:style-name="ce6" table:formula="of:=IF([.$B58]&lt;[.$B$7];[.D$7];IF([.$B58]&lt;[.$B$8];[.D$8];IF([.$B58]&lt;[.$B$9];[.D$9];IF([.$B58]&lt;[.$B$10];[.D$10];[.D$11]))))" office:value-type="float" office:value="0.538461538461538" calcext:value-type="float">
            <text:p>0.5384615385</text:p>
          </table:table-cell>
          <table:table-cell table:style-name="ce6" table:formula="of:=([.H58]-[.E58])/([.G58]-[.D58])" office:value-type="float" office:value="-1.6" calcext:value-type="float">
            <text:p>-1.6</text:p>
          </table:table-cell>
          <table:table-cell table:style-name="ce3" table:formula="of:=[.K57]-AVERAGE([.L57];[.L58])*([.B58]-[.B57])" office:value-type="float" office:value="0.581538461538461" calcext:value-type="float">
            <text:p>0.58</text:p>
          </table:table-cell>
          <table:table-cell table:style-name="ce12" table:formula="of:=[.C58]/[.C$12]" office:value-type="float" office:value="0.553846153846153" calcext:value-type="float">
            <text:p>0.55</text:p>
          </table:table-cell>
          <table:table-cell table:style-name="ce17" table:formula="of:=[.F58]-(([.B58]^2*[.J58]/(2*[.C$12]) + [.B58]*([.E58]-[.D58]*[.J58])/[.C$12])  -   ([.D58]/[.C$12]) * ([.E58] - [.D58]*[.J58]/2))" office:value-type="float" office:value="0.581538461538461" calcext:value-type="float">
            <text:p>0.58</text:p>
          </table:table-cell>
          <table:table-cell table:style-name="ce21" table:formula="of:=IF(OR([.Q58]&lt;[.S58];[.Q58]&gt;[.V58]);[.R58];[.Q58])" office:value-type="float" office:value="0.65" calcext:value-type="float">
            <text:p>0.65</text:p>
          </table:table-cell>
          <table:table-cell table:style-name="ce3" table:formula="of:=([.N58]-[.S58])*([.W58]-[.T58])/([.V58]-[.S58])+[.T58]" office:value-type="float" office:value="-0.0400000000000003" calcext:value-type="float">
            <text:p>-0.04</text:p>
          </table:table-cell>
          <table:table-cell/>
          <table:table-cell table:style-name="ce3" table:formula="of:=(-[.AA58]+SQRT([.AA58]*[.AA58] - 4*[.Z58]*[.AB58]))/(2*[.Z58])+[.S58]" office:value-type="float" office:value="1.1" calcext:value-type="float">
            <text:p>1.10</text:p>
          </table:table-cell>
          <table:table-cell table:style-name="ce3" table:formula="of:=(-[.AA58]-SQRT([.AA58]*[.AA58] - 4*[.Z58]*[.AB58]))/(2*[.Z58])+[.S58]" office:value-type="float" office:value="0.65" calcext:value-type="float">
            <text:p>0.65</text:p>
          </table:table-cell>
          <table:table-cell table:style-name="ce6" table:formula="of:=IF([.$M58]&gt;[.$D$8];[.B$7];IF([.$M58]&gt;[.$D$9];[.B$8];IF([.$M58]&gt;[.$D$10];[.B$9];IF([.$M58]&gt;[.$D$11];[.B$10];[.B$11]))))" office:value-type="float" office:value="0.25" calcext:value-type="float">
            <text:p>0.25</text:p>
          </table:table-cell>
          <table:table-cell table:style-name="ce6" table:formula="of:=IF([.$M58]&gt;[.$D$8];[.C$7];IF([.$M58]&gt;[.$D$9];[.C$8];IF([.$M58]&gt;[.$D$10];[.C$9];IF([.$M58]&gt;[.$D$11];[.C$10];[.C$11]))))" office:value-type="float" office:value="0.6" calcext:value-type="float">
            <text:p>0.6</text:p>
          </table:table-cell>
          <table:table-cell table:style-name="ce6" table:formula="of:=IF([.$M58]&gt;[.$D$8];[.D$7];IF([.$M58]&gt;[.$D$9];[.D$8];IF([.$M58]&gt;[.$D$10];[.D$9];IF([.$M58]&gt;[.$D$11];[.D$10];[.D$11]))))" office:value-type="float" office:value="0.692307692307692" calcext:value-type="float">
            <text:p>0.6923076923</text:p>
          </table:table-cell>
          <table:table-cell table:style-name="ce6" table:formula="of:=IF([.$M58]&gt;[.$D$7];[.B$8];IF([.$M58]&gt;[.$D$8];[.B$8];IF([.$M58]&gt;[.$D$9];[.B$9];IF([.$M58]&gt;[.$D$10];[.B$10];[.B$11]))))" office:value-type="float" office:value="0.5" calcext:value-type="float">
            <text:p>0.5</text:p>
          </table:table-cell>
          <table:table-cell table:style-name="ce6" table:formula="of:=IF([.$M58]&gt;[.$D$7];[.C$8];IF([.$M58]&gt;[.$D$8];[.C$8];IF([.$M58]&gt;[.$D$9];[.C$9];IF([.$M58]&gt;[.$D$10];[.C$10];[.C$11]))))" office:value-type="float" office:value="0.2" calcext:value-type="float">
            <text:p>0.2</text:p>
          </table:table-cell>
          <table:table-cell table:style-name="ce6" table:formula="of:=IF([.$M58]&gt;[.$D$7];[.D$8];IF([.$M58]&gt;[.$D$8];[.D$8];IF([.$M58]&gt;[.$D$9];[.D$9];IF([.$M58]&gt;[.$D$10];[.D$10];[.D$11]))))" office:value-type="float" office:value="0.538461538461538" calcext:value-type="float">
            <text:p>0.5384615385</text:p>
          </table:table-cell>
          <table:table-cell table:style-name="ce6" table:formula="of:=([.W58]-[.T58])/([.V58]-[.S58])" office:value-type="float" office:value="-1.6" calcext:value-type="float">
            <text:p>-1.6</text:p>
          </table:table-cell>
          <table:table-cell table:style-name="ce27" table:formula="of:=-[.Y58]/2" office:value-type="float" office:value="0.8" calcext:value-type="float">
            <text:p>8.00E-01</text:p>
          </table:table-cell>
          <table:table-cell table:style-name="ce6" table:formula="of:=([.Y58]*[.S58]-[.T58])" office:value-type="float" office:value="-1" calcext:value-type="float">
            <text:p>-1</text:p>
          </table:table-cell>
          <table:table-cell table:style-name="ce6" table:formula="of:=[.$C$12] * ([.U58]-[.M58]) + [.S58]*([.T58] - 1/2*[.S58]*[.Y58])" office:value-type="float" office:value="0.272" calcext:value-type="float">
            <text:p>0.272</text:p>
          </table:table-cell>
          <table:table-cell/>
          <table:table-cell table:style-name="ce3"/>
          <table:table-cell table:style-name="ce29"/>
          <table:table-cell table:number-columns-repeated="992"/>
        </table:table-row>
        <table:table-row table:style-name="ro1">
          <table:table-cell/>
          <table:table-cell table:style-name="ce3" table:formula="of:=[.B58]+[.B$14]" office:value-type="float" office:value="0.41" calcext:value-type="float">
            <text:p>0.41</text:p>
          </table:table-cell>
          <table:table-cell table:style-name="ce3" table:formula="of:=([.B59]-[.D59])*([.H59]-[.E59])/([.G59]-[.D59])+[.E59]" office:value-type="float" office:value="0.344" calcext:value-type="float">
            <text:p>0.34</text:p>
          </table:table-cell>
          <table:table-cell table:style-name="ce6" table:formula="of:=IF([.$B59]&lt;[.$B$8];[.B$7];IF([.$B59]&lt;[.$B$9];[.B$8];IF([.$B59]&lt;[.$B$10];[.B$9];IF([.$B59]&lt;[.$B$11];[.B$10];[.B$11]))))" office:value-type="float" office:value="0.25" calcext:value-type="float">
            <text:p>0.25</text:p>
          </table:table-cell>
          <table:table-cell table:style-name="ce6" table:formula="of:=IF([.$B59]&lt;[.$B$8];[.C$7];IF([.$B59]&lt;[.$B$9];[.C$8];IF([.$B59]&lt;[.$B$10];[.C$9];IF([.$B59]&lt;[.$B$11];[.C$10];[.C$11]))))" office:value-type="float" office:value="0.6" calcext:value-type="float">
            <text:p>0.6</text:p>
          </table:table-cell>
          <table:table-cell table:style-name="ce6" table:formula="of:=IF([.$B59]&lt;[.$B$8];[.D$7];IF([.$B59]&lt;[.$B$9];[.D$8];IF([.$B59]&lt;[.$B$10];[.D$9];IF([.$B59]&lt;[.$B$11];[.D$10];[.D$11]))))" office:value-type="float" office:value="0.692307692307692" calcext:value-type="float">
            <text:p>0.6923076923</text:p>
          </table:table-cell>
          <table:table-cell table:style-name="ce6" table:formula="of:=IF([.$B59]&lt;[.$B$7];[.B$7];IF([.$B59]&lt;[.$B$8];[.B$8];IF([.$B59]&lt;[.$B$9];[.B$9];IF([.$B59]&lt;[.$B$10];[.B$10];[.B$11]))))" office:value-type="float" office:value="0.5" calcext:value-type="float">
            <text:p>0.5</text:p>
          </table:table-cell>
          <table:table-cell table:style-name="ce6" table:formula="of:=IF([.$B59]&lt;[.$B$7];[.C$7];IF([.$B59]&lt;[.$B$8];[.C$8];IF([.$B59]&lt;[.$B$9];[.C$9];IF([.$B59]&lt;[.$B$10];[.C$10];[.C$11]))))" office:value-type="float" office:value="0.2" calcext:value-type="float">
            <text:p>0.2</text:p>
          </table:table-cell>
          <table:table-cell table:style-name="ce6" table:formula="of:=IF([.$B59]&lt;[.$B$7];[.D$7];IF([.$B59]&lt;[.$B$8];[.D$8];IF([.$B59]&lt;[.$B$9];[.D$9];IF([.$B59]&lt;[.$B$10];[.D$10];[.D$11]))))" office:value-type="float" office:value="0.538461538461538" calcext:value-type="float">
            <text:p>0.5384615385</text:p>
          </table:table-cell>
          <table:table-cell table:style-name="ce6" table:formula="of:=([.H59]-[.E59])/([.G59]-[.D59])" office:value-type="float" office:value="-1.6" calcext:value-type="float">
            <text:p>-1.6</text:p>
          </table:table-cell>
          <table:table-cell table:style-name="ce3" table:formula="of:=[.K58]-AVERAGE([.L58];[.L59])*([.B59]-[.B58])" office:value-type="float" office:value="0.576123076923077" calcext:value-type="float">
            <text:p>0.58</text:p>
          </table:table-cell>
          <table:table-cell table:style-name="ce12" table:formula="of:=[.C59]/[.C$12]" office:value-type="float" office:value="0.529230769230769" calcext:value-type="float">
            <text:p>0.53</text:p>
          </table:table-cell>
          <table:table-cell table:style-name="ce17" table:formula="of:=[.F59]-(([.B59]^2*[.J59]/(2*[.C$12]) + [.B59]*([.E59]-[.D59]*[.J59])/[.C$12])  -   ([.D59]/[.C$12]) * ([.E59] - [.D59]*[.J59]/2))" office:value-type="float" office:value="0.576123076923077" calcext:value-type="float">
            <text:p>0.58</text:p>
          </table:table-cell>
          <table:table-cell table:style-name="ce21" table:formula="of:=IF(OR([.Q59]&lt;[.S59];[.Q59]&gt;[.V59]);[.R59];[.Q59])" office:value-type="float" office:value="0.66" calcext:value-type="float">
            <text:p>0.66</text:p>
          </table:table-cell>
          <table:table-cell table:style-name="ce3" table:formula="of:=([.N59]-[.S59])*([.W59]-[.T59])/([.V59]-[.S59])+[.T59]" office:value-type="float" office:value="-0.0560000000000006" calcext:value-type="float">
            <text:p>-0.06</text:p>
          </table:table-cell>
          <table:table-cell/>
          <table:table-cell table:style-name="ce3" table:formula="of:=(-[.AA59]+SQRT([.AA59]*[.AA59] - 4*[.Z59]*[.AB59]))/(2*[.Z59])+[.S59]" office:value-type="float" office:value="1.09" calcext:value-type="float">
            <text:p>1.09</text:p>
          </table:table-cell>
          <table:table-cell table:style-name="ce3" table:formula="of:=(-[.AA59]-SQRT([.AA59]*[.AA59] - 4*[.Z59]*[.AB59]))/(2*[.Z59])+[.S59]" office:value-type="float" office:value="0.66" calcext:value-type="float">
            <text:p>0.66</text:p>
          </table:table-cell>
          <table:table-cell table:style-name="ce6" table:formula="of:=IF([.$M59]&gt;[.$D$8];[.B$7];IF([.$M59]&gt;[.$D$9];[.B$8];IF([.$M59]&gt;[.$D$10];[.B$9];IF([.$M59]&gt;[.$D$11];[.B$10];[.B$11]))))" office:value-type="float" office:value="0.25" calcext:value-type="float">
            <text:p>0.25</text:p>
          </table:table-cell>
          <table:table-cell table:style-name="ce6" table:formula="of:=IF([.$M59]&gt;[.$D$8];[.C$7];IF([.$M59]&gt;[.$D$9];[.C$8];IF([.$M59]&gt;[.$D$10];[.C$9];IF([.$M59]&gt;[.$D$11];[.C$10];[.C$11]))))" office:value-type="float" office:value="0.6" calcext:value-type="float">
            <text:p>0.6</text:p>
          </table:table-cell>
          <table:table-cell table:style-name="ce6" table:formula="of:=IF([.$M59]&gt;[.$D$8];[.D$7];IF([.$M59]&gt;[.$D$9];[.D$8];IF([.$M59]&gt;[.$D$10];[.D$9];IF([.$M59]&gt;[.$D$11];[.D$10];[.D$11]))))" office:value-type="float" office:value="0.692307692307692" calcext:value-type="float">
            <text:p>0.6923076923</text:p>
          </table:table-cell>
          <table:table-cell table:style-name="ce6" table:formula="of:=IF([.$M59]&gt;[.$D$7];[.B$8];IF([.$M59]&gt;[.$D$8];[.B$8];IF([.$M59]&gt;[.$D$9];[.B$9];IF([.$M59]&gt;[.$D$10];[.B$10];[.B$11]))))" office:value-type="float" office:value="0.5" calcext:value-type="float">
            <text:p>0.5</text:p>
          </table:table-cell>
          <table:table-cell table:style-name="ce6" table:formula="of:=IF([.$M59]&gt;[.$D$7];[.C$8];IF([.$M59]&gt;[.$D$8];[.C$8];IF([.$M59]&gt;[.$D$9];[.C$9];IF([.$M59]&gt;[.$D$10];[.C$10];[.C$11]))))" office:value-type="float" office:value="0.2" calcext:value-type="float">
            <text:p>0.2</text:p>
          </table:table-cell>
          <table:table-cell table:style-name="ce6" table:formula="of:=IF([.$M59]&gt;[.$D$7];[.D$8];IF([.$M59]&gt;[.$D$8];[.D$8];IF([.$M59]&gt;[.$D$9];[.D$9];IF([.$M59]&gt;[.$D$10];[.D$10];[.D$11]))))" office:value-type="float" office:value="0.538461538461538" calcext:value-type="float">
            <text:p>0.5384615385</text:p>
          </table:table-cell>
          <table:table-cell table:style-name="ce6" table:formula="of:=([.W59]-[.T59])/([.V59]-[.S59])" office:value-type="float" office:value="-1.6" calcext:value-type="float">
            <text:p>-1.6</text:p>
          </table:table-cell>
          <table:table-cell table:style-name="ce27" table:formula="of:=-[.Y59]/2" office:value-type="float" office:value="0.8" calcext:value-type="float">
            <text:p>8.00E-01</text:p>
          </table:table-cell>
          <table:table-cell table:style-name="ce6" table:formula="of:=([.Y59]*[.S59]-[.T59])" office:value-type="float" office:value="-1" calcext:value-type="float">
            <text:p>-1</text:p>
          </table:table-cell>
          <table:table-cell table:style-name="ce6" table:formula="of:=[.$C$12] * ([.U59]-[.M59]) + [.S59]*([.T59] - 1/2*[.S59]*[.Y59])" office:value-type="float" office:value="0.27552" calcext:value-type="float">
            <text:p>0.27552</text:p>
          </table:table-cell>
          <table:table-cell/>
          <table:table-cell table:style-name="ce3"/>
          <table:table-cell table:style-name="ce29"/>
          <table:table-cell table:number-columns-repeated="992"/>
        </table:table-row>
        <table:table-row table:style-name="ro1">
          <table:table-cell/>
          <table:table-cell table:style-name="ce3" table:formula="of:=[.B59]+[.B$14]" office:value-type="float" office:value="0.42" calcext:value-type="float">
            <text:p>0.42</text:p>
          </table:table-cell>
          <table:table-cell table:style-name="ce3" table:formula="of:=([.B60]-[.D60])*([.H60]-[.E60])/([.G60]-[.D60])+[.E60]" office:value-type="float" office:value="0.328" calcext:value-type="float">
            <text:p>0.33</text:p>
          </table:table-cell>
          <table:table-cell table:style-name="ce6" table:formula="of:=IF([.$B60]&lt;[.$B$8];[.B$7];IF([.$B60]&lt;[.$B$9];[.B$8];IF([.$B60]&lt;[.$B$10];[.B$9];IF([.$B60]&lt;[.$B$11];[.B$10];[.B$11]))))" office:value-type="float" office:value="0.25" calcext:value-type="float">
            <text:p>0.25</text:p>
          </table:table-cell>
          <table:table-cell table:style-name="ce6" table:formula="of:=IF([.$B60]&lt;[.$B$8];[.C$7];IF([.$B60]&lt;[.$B$9];[.C$8];IF([.$B60]&lt;[.$B$10];[.C$9];IF([.$B60]&lt;[.$B$11];[.C$10];[.C$11]))))" office:value-type="float" office:value="0.6" calcext:value-type="float">
            <text:p>0.6</text:p>
          </table:table-cell>
          <table:table-cell table:style-name="ce6" table:formula="of:=IF([.$B60]&lt;[.$B$8];[.D$7];IF([.$B60]&lt;[.$B$9];[.D$8];IF([.$B60]&lt;[.$B$10];[.D$9];IF([.$B60]&lt;[.$B$11];[.D$10];[.D$11]))))" office:value-type="float" office:value="0.692307692307692" calcext:value-type="float">
            <text:p>0.6923076923</text:p>
          </table:table-cell>
          <table:table-cell table:style-name="ce6" table:formula="of:=IF([.$B60]&lt;[.$B$7];[.B$7];IF([.$B60]&lt;[.$B$8];[.B$8];IF([.$B60]&lt;[.$B$9];[.B$9];IF([.$B60]&lt;[.$B$10];[.B$10];[.B$11]))))" office:value-type="float" office:value="0.5" calcext:value-type="float">
            <text:p>0.5</text:p>
          </table:table-cell>
          <table:table-cell table:style-name="ce6" table:formula="of:=IF([.$B60]&lt;[.$B$7];[.C$7];IF([.$B60]&lt;[.$B$8];[.C$8];IF([.$B60]&lt;[.$B$9];[.C$9];IF([.$B60]&lt;[.$B$10];[.C$10];[.C$11]))))" office:value-type="float" office:value="0.2" calcext:value-type="float">
            <text:p>0.2</text:p>
          </table:table-cell>
          <table:table-cell table:style-name="ce6" table:formula="of:=IF([.$B60]&lt;[.$B$7];[.D$7];IF([.$B60]&lt;[.$B$8];[.D$8];IF([.$B60]&lt;[.$B$9];[.D$9];IF([.$B60]&lt;[.$B$10];[.D$10];[.D$11]))))" office:value-type="float" office:value="0.538461538461538" calcext:value-type="float">
            <text:p>0.5384615385</text:p>
          </table:table-cell>
          <table:table-cell table:style-name="ce6" table:formula="of:=([.H60]-[.E60])/([.G60]-[.D60])" office:value-type="float" office:value="-1.6" calcext:value-type="float">
            <text:p>-1.6</text:p>
          </table:table-cell>
          <table:table-cell table:style-name="ce3" table:formula="of:=[.K59]-AVERAGE([.L59];[.L60])*([.B60]-[.B59])" office:value-type="float" office:value="0.570953846153846" calcext:value-type="float">
            <text:p>0.57</text:p>
          </table:table-cell>
          <table:table-cell table:style-name="ce12" table:formula="of:=[.C60]/[.C$12]" office:value-type="float" office:value="0.504615384615384" calcext:value-type="float">
            <text:p>0.50</text:p>
          </table:table-cell>
          <table:table-cell table:style-name="ce17" table:formula="of:=[.F60]-(([.B60]^2*[.J60]/(2*[.C$12]) + [.B60]*([.E60]-[.D60]*[.J60])/[.C$12])  -   ([.D60]/[.C$12]) * ([.E60] - [.D60]*[.J60]/2))" office:value-type="float" office:value="0.570953846153846" calcext:value-type="float">
            <text:p>0.57</text:p>
          </table:table-cell>
          <table:table-cell table:style-name="ce21" table:formula="of:=IF(OR([.Q60]&lt;[.S60];[.Q60]&gt;[.V60]);[.R60];[.Q60])" office:value-type="float" office:value="0.67" calcext:value-type="float">
            <text:p>0.67</text:p>
          </table:table-cell>
          <table:table-cell table:style-name="ce3" table:formula="of:=([.N60]-[.S60])*([.W60]-[.T60])/([.V60]-[.S60])+[.T60]" office:value-type="float" office:value="-0.0720000000000006" calcext:value-type="float">
            <text:p>-0.07</text:p>
          </table:table-cell>
          <table:table-cell/>
          <table:table-cell table:style-name="ce3" table:formula="of:=(-[.AA60]+SQRT([.AA60]*[.AA60] - 4*[.Z60]*[.AB60]))/(2*[.Z60])+[.S60]" office:value-type="float" office:value="1.08" calcext:value-type="float">
            <text:p>1.08</text:p>
          </table:table-cell>
          <table:table-cell table:style-name="ce3" table:formula="of:=(-[.AA60]-SQRT([.AA60]*[.AA60] - 4*[.Z60]*[.AB60]))/(2*[.Z60])+[.S60]" office:value-type="float" office:value="0.67" calcext:value-type="float">
            <text:p>0.67</text:p>
          </table:table-cell>
          <table:table-cell table:style-name="ce6" table:formula="of:=IF([.$M60]&gt;[.$D$8];[.B$7];IF([.$M60]&gt;[.$D$9];[.B$8];IF([.$M60]&gt;[.$D$10];[.B$9];IF([.$M60]&gt;[.$D$11];[.B$10];[.B$11]))))" office:value-type="float" office:value="0.25" calcext:value-type="float">
            <text:p>0.25</text:p>
          </table:table-cell>
          <table:table-cell table:style-name="ce6" table:formula="of:=IF([.$M60]&gt;[.$D$8];[.C$7];IF([.$M60]&gt;[.$D$9];[.C$8];IF([.$M60]&gt;[.$D$10];[.C$9];IF([.$M60]&gt;[.$D$11];[.C$10];[.C$11]))))" office:value-type="float" office:value="0.6" calcext:value-type="float">
            <text:p>0.6</text:p>
          </table:table-cell>
          <table:table-cell table:style-name="ce6" table:formula="of:=IF([.$M60]&gt;[.$D$8];[.D$7];IF([.$M60]&gt;[.$D$9];[.D$8];IF([.$M60]&gt;[.$D$10];[.D$9];IF([.$M60]&gt;[.$D$11];[.D$10];[.D$11]))))" office:value-type="float" office:value="0.692307692307692" calcext:value-type="float">
            <text:p>0.6923076923</text:p>
          </table:table-cell>
          <table:table-cell table:style-name="ce6" table:formula="of:=IF([.$M60]&gt;[.$D$7];[.B$8];IF([.$M60]&gt;[.$D$8];[.B$8];IF([.$M60]&gt;[.$D$9];[.B$9];IF([.$M60]&gt;[.$D$10];[.B$10];[.B$11]))))" office:value-type="float" office:value="0.5" calcext:value-type="float">
            <text:p>0.5</text:p>
          </table:table-cell>
          <table:table-cell table:style-name="ce6" table:formula="of:=IF([.$M60]&gt;[.$D$7];[.C$8];IF([.$M60]&gt;[.$D$8];[.C$8];IF([.$M60]&gt;[.$D$9];[.C$9];IF([.$M60]&gt;[.$D$10];[.C$10];[.C$11]))))" office:value-type="float" office:value="0.2" calcext:value-type="float">
            <text:p>0.2</text:p>
          </table:table-cell>
          <table:table-cell table:style-name="ce6" table:formula="of:=IF([.$M60]&gt;[.$D$7];[.D$8];IF([.$M60]&gt;[.$D$8];[.D$8];IF([.$M60]&gt;[.$D$9];[.D$9];IF([.$M60]&gt;[.$D$10];[.D$10];[.D$11]))))" office:value-type="float" office:value="0.538461538461538" calcext:value-type="float">
            <text:p>0.5384615385</text:p>
          </table:table-cell>
          <table:table-cell table:style-name="ce6" table:formula="of:=([.W60]-[.T60])/([.V60]-[.S60])" office:value-type="float" office:value="-1.6" calcext:value-type="float">
            <text:p>-1.6</text:p>
          </table:table-cell>
          <table:table-cell table:style-name="ce27" table:formula="of:=-[.Y60]/2" office:value-type="float" office:value="0.8" calcext:value-type="float">
            <text:p>8.00E-01</text:p>
          </table:table-cell>
          <table:table-cell table:style-name="ce6" table:formula="of:=([.Y60]*[.S60]-[.T60])" office:value-type="float" office:value="-1" calcext:value-type="float">
            <text:p>-1</text:p>
          </table:table-cell>
          <table:table-cell table:style-name="ce6" table:formula="of:=[.$C$12] * ([.U60]-[.M60]) + [.S60]*([.T60] - 1/2*[.S60]*[.Y60])" office:value-type="float" office:value="0.27888" calcext:value-type="float">
            <text:p>0.27888</text:p>
          </table:table-cell>
          <table:table-cell/>
          <table:table-cell table:style-name="ce3"/>
          <table:table-cell table:style-name="ce29"/>
          <table:table-cell table:number-columns-repeated="992"/>
        </table:table-row>
        <table:table-row table:style-name="ro1">
          <table:table-cell/>
          <table:table-cell table:style-name="ce3" table:formula="of:=[.B60]+[.B$14]" office:value-type="float" office:value="0.43" calcext:value-type="float">
            <text:p>0.43</text:p>
          </table:table-cell>
          <table:table-cell table:style-name="ce3" table:formula="of:=([.B61]-[.D61])*([.H61]-[.E61])/([.G61]-[.D61])+[.E61]" office:value-type="float" office:value="0.312" calcext:value-type="float">
            <text:p>0.31</text:p>
          </table:table-cell>
          <table:table-cell table:style-name="ce6" table:formula="of:=IF([.$B61]&lt;[.$B$8];[.B$7];IF([.$B61]&lt;[.$B$9];[.B$8];IF([.$B61]&lt;[.$B$10];[.B$9];IF([.$B61]&lt;[.$B$11];[.B$10];[.B$11]))))" office:value-type="float" office:value="0.25" calcext:value-type="float">
            <text:p>0.25</text:p>
          </table:table-cell>
          <table:table-cell table:style-name="ce6" table:formula="of:=IF([.$B61]&lt;[.$B$8];[.C$7];IF([.$B61]&lt;[.$B$9];[.C$8];IF([.$B61]&lt;[.$B$10];[.C$9];IF([.$B61]&lt;[.$B$11];[.C$10];[.C$11]))))" office:value-type="float" office:value="0.6" calcext:value-type="float">
            <text:p>0.6</text:p>
          </table:table-cell>
          <table:table-cell table:style-name="ce6" table:formula="of:=IF([.$B61]&lt;[.$B$8];[.D$7];IF([.$B61]&lt;[.$B$9];[.D$8];IF([.$B61]&lt;[.$B$10];[.D$9];IF([.$B61]&lt;[.$B$11];[.D$10];[.D$11]))))" office:value-type="float" office:value="0.692307692307692" calcext:value-type="float">
            <text:p>0.6923076923</text:p>
          </table:table-cell>
          <table:table-cell table:style-name="ce6" table:formula="of:=IF([.$B61]&lt;[.$B$7];[.B$7];IF([.$B61]&lt;[.$B$8];[.B$8];IF([.$B61]&lt;[.$B$9];[.B$9];IF([.$B61]&lt;[.$B$10];[.B$10];[.B$11]))))" office:value-type="float" office:value="0.5" calcext:value-type="float">
            <text:p>0.5</text:p>
          </table:table-cell>
          <table:table-cell table:style-name="ce6" table:formula="of:=IF([.$B61]&lt;[.$B$7];[.C$7];IF([.$B61]&lt;[.$B$8];[.C$8];IF([.$B61]&lt;[.$B$9];[.C$9];IF([.$B61]&lt;[.$B$10];[.C$10];[.C$11]))))" office:value-type="float" office:value="0.2" calcext:value-type="float">
            <text:p>0.2</text:p>
          </table:table-cell>
          <table:table-cell table:style-name="ce6" table:formula="of:=IF([.$B61]&lt;[.$B$7];[.D$7];IF([.$B61]&lt;[.$B$8];[.D$8];IF([.$B61]&lt;[.$B$9];[.D$9];IF([.$B61]&lt;[.$B$10];[.D$10];[.D$11]))))" office:value-type="float" office:value="0.538461538461538" calcext:value-type="float">
            <text:p>0.5384615385</text:p>
          </table:table-cell>
          <table:table-cell table:style-name="ce6" table:formula="of:=([.H61]-[.E61])/([.G61]-[.D61])" office:value-type="float" office:value="-1.6" calcext:value-type="float">
            <text:p>-1.6</text:p>
          </table:table-cell>
          <table:table-cell table:style-name="ce3" table:formula="of:=[.K60]-AVERAGE([.L60];[.L61])*([.B61]-[.B60])" office:value-type="float" office:value="0.566030769230769" calcext:value-type="float">
            <text:p>0.57</text:p>
          </table:table-cell>
          <table:table-cell table:style-name="ce12" table:formula="of:=[.C61]/[.C$12]" office:value-type="float" office:value="0.479999999999999" calcext:value-type="float">
            <text:p>0.48</text:p>
          </table:table-cell>
          <table:table-cell table:style-name="ce17" table:formula="of:=[.F61]-(([.B61]^2*[.J61]/(2*[.C$12]) + [.B61]*([.E61]-[.D61]*[.J61])/[.C$12])  -   ([.D61]/[.C$12]) * ([.E61] - [.D61]*[.J61]/2))" office:value-type="float" office:value="0.566030769230769" calcext:value-type="float">
            <text:p>0.57</text:p>
          </table:table-cell>
          <table:table-cell table:style-name="ce21" table:formula="of:=IF(OR([.Q61]&lt;[.S61];[.Q61]&gt;[.V61]);[.R61];[.Q61])" office:value-type="float" office:value="0.68" calcext:value-type="float">
            <text:p>0.68</text:p>
          </table:table-cell>
          <table:table-cell table:style-name="ce3" table:formula="of:=([.N61]-[.S61])*([.W61]-[.T61])/([.V61]-[.S61])+[.T61]" office:value-type="float" office:value="-0.0880000000000003" calcext:value-type="float">
            <text:p>-0.09</text:p>
          </table:table-cell>
          <table:table-cell/>
          <table:table-cell table:style-name="ce3" table:formula="of:=(-[.AA61]+SQRT([.AA61]*[.AA61] - 4*[.Z61]*[.AB61]))/(2*[.Z61])+[.S61]" office:value-type="float" office:value="1.07" calcext:value-type="float">
            <text:p>1.07</text:p>
          </table:table-cell>
          <table:table-cell table:style-name="ce3" table:formula="of:=(-[.AA61]-SQRT([.AA61]*[.AA61] - 4*[.Z61]*[.AB61]))/(2*[.Z61])+[.S61]" office:value-type="float" office:value="0.68" calcext:value-type="float">
            <text:p>0.68</text:p>
          </table:table-cell>
          <table:table-cell table:style-name="ce6" table:formula="of:=IF([.$M61]&gt;[.$D$8];[.B$7];IF([.$M61]&gt;[.$D$9];[.B$8];IF([.$M61]&gt;[.$D$10];[.B$9];IF([.$M61]&gt;[.$D$11];[.B$10];[.B$11]))))" office:value-type="float" office:value="0.25" calcext:value-type="float">
            <text:p>0.25</text:p>
          </table:table-cell>
          <table:table-cell table:style-name="ce6" table:formula="of:=IF([.$M61]&gt;[.$D$8];[.C$7];IF([.$M61]&gt;[.$D$9];[.C$8];IF([.$M61]&gt;[.$D$10];[.C$9];IF([.$M61]&gt;[.$D$11];[.C$10];[.C$11]))))" office:value-type="float" office:value="0.6" calcext:value-type="float">
            <text:p>0.6</text:p>
          </table:table-cell>
          <table:table-cell table:style-name="ce6" table:formula="of:=IF([.$M61]&gt;[.$D$8];[.D$7];IF([.$M61]&gt;[.$D$9];[.D$8];IF([.$M61]&gt;[.$D$10];[.D$9];IF([.$M61]&gt;[.$D$11];[.D$10];[.D$11]))))" office:value-type="float" office:value="0.692307692307692" calcext:value-type="float">
            <text:p>0.6923076923</text:p>
          </table:table-cell>
          <table:table-cell table:style-name="ce6" table:formula="of:=IF([.$M61]&gt;[.$D$7];[.B$8];IF([.$M61]&gt;[.$D$8];[.B$8];IF([.$M61]&gt;[.$D$9];[.B$9];IF([.$M61]&gt;[.$D$10];[.B$10];[.B$11]))))" office:value-type="float" office:value="0.5" calcext:value-type="float">
            <text:p>0.5</text:p>
          </table:table-cell>
          <table:table-cell table:style-name="ce6" table:formula="of:=IF([.$M61]&gt;[.$D$7];[.C$8];IF([.$M61]&gt;[.$D$8];[.C$8];IF([.$M61]&gt;[.$D$9];[.C$9];IF([.$M61]&gt;[.$D$10];[.C$10];[.C$11]))))" office:value-type="float" office:value="0.2" calcext:value-type="float">
            <text:p>0.2</text:p>
          </table:table-cell>
          <table:table-cell table:style-name="ce6" table:formula="of:=IF([.$M61]&gt;[.$D$7];[.D$8];IF([.$M61]&gt;[.$D$8];[.D$8];IF([.$M61]&gt;[.$D$9];[.D$9];IF([.$M61]&gt;[.$D$10];[.D$10];[.D$11]))))" office:value-type="float" office:value="0.538461538461538" calcext:value-type="float">
            <text:p>0.5384615385</text:p>
          </table:table-cell>
          <table:table-cell table:style-name="ce6" table:formula="of:=([.W61]-[.T61])/([.V61]-[.S61])" office:value-type="float" office:value="-1.6" calcext:value-type="float">
            <text:p>-1.6</text:p>
          </table:table-cell>
          <table:table-cell table:style-name="ce27" table:formula="of:=-[.Y61]/2" office:value-type="float" office:value="0.8" calcext:value-type="float">
            <text:p>8.00E-01</text:p>
          </table:table-cell>
          <table:table-cell table:style-name="ce6" table:formula="of:=([.Y61]*[.S61]-[.T61])" office:value-type="float" office:value="-1" calcext:value-type="float">
            <text:p>-1</text:p>
          </table:table-cell>
          <table:table-cell table:style-name="ce6" table:formula="of:=[.$C$12] * ([.U61]-[.M61]) + [.S61]*([.T61] - 1/2*[.S61]*[.Y61])" office:value-type="float" office:value="0.28208" calcext:value-type="float">
            <text:p>0.28208</text:p>
          </table:table-cell>
          <table:table-cell/>
          <table:table-cell table:style-name="ce3"/>
          <table:table-cell table:style-name="ce29"/>
          <table:table-cell table:number-columns-repeated="992"/>
        </table:table-row>
        <table:table-row table:style-name="ro1">
          <table:table-cell/>
          <table:table-cell table:style-name="ce3" table:formula="of:=[.B61]+[.B$14]" office:value-type="float" office:value="0.44" calcext:value-type="float">
            <text:p>0.44</text:p>
          </table:table-cell>
          <table:table-cell table:style-name="ce3" table:formula="of:=([.B62]-[.D62])*([.H62]-[.E62])/([.G62]-[.D62])+[.E62]" office:value-type="float" office:value="0.296" calcext:value-type="float">
            <text:p>0.30</text:p>
          </table:table-cell>
          <table:table-cell table:style-name="ce6" table:formula="of:=IF([.$B62]&lt;[.$B$8];[.B$7];IF([.$B62]&lt;[.$B$9];[.B$8];IF([.$B62]&lt;[.$B$10];[.B$9];IF([.$B62]&lt;[.$B$11];[.B$10];[.B$11]))))" office:value-type="float" office:value="0.25" calcext:value-type="float">
            <text:p>0.25</text:p>
          </table:table-cell>
          <table:table-cell table:style-name="ce6" table:formula="of:=IF([.$B62]&lt;[.$B$8];[.C$7];IF([.$B62]&lt;[.$B$9];[.C$8];IF([.$B62]&lt;[.$B$10];[.C$9];IF([.$B62]&lt;[.$B$11];[.C$10];[.C$11]))))" office:value-type="float" office:value="0.6" calcext:value-type="float">
            <text:p>0.6</text:p>
          </table:table-cell>
          <table:table-cell table:style-name="ce6" table:formula="of:=IF([.$B62]&lt;[.$B$8];[.D$7];IF([.$B62]&lt;[.$B$9];[.D$8];IF([.$B62]&lt;[.$B$10];[.D$9];IF([.$B62]&lt;[.$B$11];[.D$10];[.D$11]))))" office:value-type="float" office:value="0.692307692307692" calcext:value-type="float">
            <text:p>0.6923076923</text:p>
          </table:table-cell>
          <table:table-cell table:style-name="ce6" table:formula="of:=IF([.$B62]&lt;[.$B$7];[.B$7];IF([.$B62]&lt;[.$B$8];[.B$8];IF([.$B62]&lt;[.$B$9];[.B$9];IF([.$B62]&lt;[.$B$10];[.B$10];[.B$11]))))" office:value-type="float" office:value="0.5" calcext:value-type="float">
            <text:p>0.5</text:p>
          </table:table-cell>
          <table:table-cell table:style-name="ce6" table:formula="of:=IF([.$B62]&lt;[.$B$7];[.C$7];IF([.$B62]&lt;[.$B$8];[.C$8];IF([.$B62]&lt;[.$B$9];[.C$9];IF([.$B62]&lt;[.$B$10];[.C$10];[.C$11]))))" office:value-type="float" office:value="0.2" calcext:value-type="float">
            <text:p>0.2</text:p>
          </table:table-cell>
          <table:table-cell table:style-name="ce6" table:formula="of:=IF([.$B62]&lt;[.$B$7];[.D$7];IF([.$B62]&lt;[.$B$8];[.D$8];IF([.$B62]&lt;[.$B$9];[.D$9];IF([.$B62]&lt;[.$B$10];[.D$10];[.D$11]))))" office:value-type="float" office:value="0.538461538461538" calcext:value-type="float">
            <text:p>0.5384615385</text:p>
          </table:table-cell>
          <table:table-cell table:style-name="ce6" table:formula="of:=([.H62]-[.E62])/([.G62]-[.D62])" office:value-type="float" office:value="-1.6" calcext:value-type="float">
            <text:p>-1.6</text:p>
          </table:table-cell>
          <table:table-cell table:style-name="ce3" table:formula="of:=[.K61]-AVERAGE([.L61];[.L62])*([.B62]-[.B61])" office:value-type="float" office:value="0.561353846153846" calcext:value-type="float">
            <text:p>0.56</text:p>
          </table:table-cell>
          <table:table-cell table:style-name="ce12" table:formula="of:=[.C62]/[.C$12]" office:value-type="float" office:value="0.455384615384615" calcext:value-type="float">
            <text:p>0.46</text:p>
          </table:table-cell>
          <table:table-cell table:style-name="ce17" table:formula="of:=[.F62]-(([.B62]^2*[.J62]/(2*[.C$12]) + [.B62]*([.E62]-[.D62]*[.J62])/[.C$12])  -   ([.D62]/[.C$12]) * ([.E62] - [.D62]*[.J62]/2))" office:value-type="float" office:value="0.561353846153846" calcext:value-type="float">
            <text:p>0.56</text:p>
          </table:table-cell>
          <table:table-cell table:style-name="ce21" table:formula="of:=IF(OR([.Q62]&lt;[.S62];[.Q62]&gt;[.V62]);[.R62];[.Q62])" office:value-type="float" office:value="0.69" calcext:value-type="float">
            <text:p>0.69</text:p>
          </table:table-cell>
          <table:table-cell table:style-name="ce3" table:formula="of:=([.N62]-[.S62])*([.W62]-[.T62])/([.V62]-[.S62])+[.T62]" office:value-type="float" office:value="-0.104000000000001" calcext:value-type="float">
            <text:p>-0.10</text:p>
          </table:table-cell>
          <table:table-cell/>
          <table:table-cell table:style-name="ce3" table:formula="of:=(-[.AA62]+SQRT([.AA62]*[.AA62] - 4*[.Z62]*[.AB62]))/(2*[.Z62])+[.S62]" office:value-type="float" office:value="1.06" calcext:value-type="float">
            <text:p>1.06</text:p>
          </table:table-cell>
          <table:table-cell table:style-name="ce3" table:formula="of:=(-[.AA62]-SQRT([.AA62]*[.AA62] - 4*[.Z62]*[.AB62]))/(2*[.Z62])+[.S62]" office:value-type="float" office:value="0.69" calcext:value-type="float">
            <text:p>0.69</text:p>
          </table:table-cell>
          <table:table-cell table:style-name="ce6" table:formula="of:=IF([.$M62]&gt;[.$D$8];[.B$7];IF([.$M62]&gt;[.$D$9];[.B$8];IF([.$M62]&gt;[.$D$10];[.B$9];IF([.$M62]&gt;[.$D$11];[.B$10];[.B$11]))))" office:value-type="float" office:value="0.25" calcext:value-type="float">
            <text:p>0.25</text:p>
          </table:table-cell>
          <table:table-cell table:style-name="ce6" table:formula="of:=IF([.$M62]&gt;[.$D$8];[.C$7];IF([.$M62]&gt;[.$D$9];[.C$8];IF([.$M62]&gt;[.$D$10];[.C$9];IF([.$M62]&gt;[.$D$11];[.C$10];[.C$11]))))" office:value-type="float" office:value="0.6" calcext:value-type="float">
            <text:p>0.6</text:p>
          </table:table-cell>
          <table:table-cell table:style-name="ce6" table:formula="of:=IF([.$M62]&gt;[.$D$8];[.D$7];IF([.$M62]&gt;[.$D$9];[.D$8];IF([.$M62]&gt;[.$D$10];[.D$9];IF([.$M62]&gt;[.$D$11];[.D$10];[.D$11]))))" office:value-type="float" office:value="0.692307692307692" calcext:value-type="float">
            <text:p>0.6923076923</text:p>
          </table:table-cell>
          <table:table-cell table:style-name="ce6" table:formula="of:=IF([.$M62]&gt;[.$D$7];[.B$8];IF([.$M62]&gt;[.$D$8];[.B$8];IF([.$M62]&gt;[.$D$9];[.B$9];IF([.$M62]&gt;[.$D$10];[.B$10];[.B$11]))))" office:value-type="float" office:value="0.5" calcext:value-type="float">
            <text:p>0.5</text:p>
          </table:table-cell>
          <table:table-cell table:style-name="ce6" table:formula="of:=IF([.$M62]&gt;[.$D$7];[.C$8];IF([.$M62]&gt;[.$D$8];[.C$8];IF([.$M62]&gt;[.$D$9];[.C$9];IF([.$M62]&gt;[.$D$10];[.C$10];[.C$11]))))" office:value-type="float" office:value="0.2" calcext:value-type="float">
            <text:p>0.2</text:p>
          </table:table-cell>
          <table:table-cell table:style-name="ce6" table:formula="of:=IF([.$M62]&gt;[.$D$7];[.D$8];IF([.$M62]&gt;[.$D$8];[.D$8];IF([.$M62]&gt;[.$D$9];[.D$9];IF([.$M62]&gt;[.$D$10];[.D$10];[.D$11]))))" office:value-type="float" office:value="0.538461538461538" calcext:value-type="float">
            <text:p>0.5384615385</text:p>
          </table:table-cell>
          <table:table-cell table:style-name="ce6" table:formula="of:=([.W62]-[.T62])/([.V62]-[.S62])" office:value-type="float" office:value="-1.6" calcext:value-type="float">
            <text:p>-1.6</text:p>
          </table:table-cell>
          <table:table-cell table:style-name="ce27" table:formula="of:=-[.Y62]/2" office:value-type="float" office:value="0.8" calcext:value-type="float">
            <text:p>8.00E-01</text:p>
          </table:table-cell>
          <table:table-cell table:style-name="ce6" table:formula="of:=([.Y62]*[.S62]-[.T62])" office:value-type="float" office:value="-1" calcext:value-type="float">
            <text:p>-1</text:p>
          </table:table-cell>
          <table:table-cell table:style-name="ce6" table:formula="of:=[.$C$12] * ([.U62]-[.M62]) + [.S62]*([.T62] - 1/2*[.S62]*[.Y62])" office:value-type="float" office:value="0.28512" calcext:value-type="float">
            <text:p>0.28512</text:p>
          </table:table-cell>
          <table:table-cell/>
          <table:table-cell table:style-name="ce3"/>
          <table:table-cell table:style-name="ce29"/>
          <table:table-cell table:number-columns-repeated="992"/>
        </table:table-row>
        <table:table-row table:style-name="ro1">
          <table:table-cell/>
          <table:table-cell table:style-name="ce3" table:formula="of:=[.B62]+[.B$14]" office:value-type="float" office:value="0.45" calcext:value-type="float">
            <text:p>0.45</text:p>
          </table:table-cell>
          <table:table-cell table:style-name="ce3" table:formula="of:=([.B63]-[.D63])*([.H63]-[.E63])/([.G63]-[.D63])+[.E63]" office:value-type="float" office:value="0.28" calcext:value-type="float">
            <text:p>0.28</text:p>
          </table:table-cell>
          <table:table-cell table:style-name="ce6" table:formula="of:=IF([.$B63]&lt;[.$B$8];[.B$7];IF([.$B63]&lt;[.$B$9];[.B$8];IF([.$B63]&lt;[.$B$10];[.B$9];IF([.$B63]&lt;[.$B$11];[.B$10];[.B$11]))))" office:value-type="float" office:value="0.25" calcext:value-type="float">
            <text:p>0.25</text:p>
          </table:table-cell>
          <table:table-cell table:style-name="ce6" table:formula="of:=IF([.$B63]&lt;[.$B$8];[.C$7];IF([.$B63]&lt;[.$B$9];[.C$8];IF([.$B63]&lt;[.$B$10];[.C$9];IF([.$B63]&lt;[.$B$11];[.C$10];[.C$11]))))" office:value-type="float" office:value="0.6" calcext:value-type="float">
            <text:p>0.6</text:p>
          </table:table-cell>
          <table:table-cell table:style-name="ce6" table:formula="of:=IF([.$B63]&lt;[.$B$8];[.D$7];IF([.$B63]&lt;[.$B$9];[.D$8];IF([.$B63]&lt;[.$B$10];[.D$9];IF([.$B63]&lt;[.$B$11];[.D$10];[.D$11]))))" office:value-type="float" office:value="0.692307692307692" calcext:value-type="float">
            <text:p>0.6923076923</text:p>
          </table:table-cell>
          <table:table-cell table:style-name="ce6" table:formula="of:=IF([.$B63]&lt;[.$B$7];[.B$7];IF([.$B63]&lt;[.$B$8];[.B$8];IF([.$B63]&lt;[.$B$9];[.B$9];IF([.$B63]&lt;[.$B$10];[.B$10];[.B$11]))))" office:value-type="float" office:value="0.5" calcext:value-type="float">
            <text:p>0.5</text:p>
          </table:table-cell>
          <table:table-cell table:style-name="ce6" table:formula="of:=IF([.$B63]&lt;[.$B$7];[.C$7];IF([.$B63]&lt;[.$B$8];[.C$8];IF([.$B63]&lt;[.$B$9];[.C$9];IF([.$B63]&lt;[.$B$10];[.C$10];[.C$11]))))" office:value-type="float" office:value="0.2" calcext:value-type="float">
            <text:p>0.2</text:p>
          </table:table-cell>
          <table:table-cell table:style-name="ce6" table:formula="of:=IF([.$B63]&lt;[.$B$7];[.D$7];IF([.$B63]&lt;[.$B$8];[.D$8];IF([.$B63]&lt;[.$B$9];[.D$9];IF([.$B63]&lt;[.$B$10];[.D$10];[.D$11]))))" office:value-type="float" office:value="0.538461538461538" calcext:value-type="float">
            <text:p>0.5384615385</text:p>
          </table:table-cell>
          <table:table-cell table:style-name="ce6" table:formula="of:=([.H63]-[.E63])/([.G63]-[.D63])" office:value-type="float" office:value="-1.6" calcext:value-type="float">
            <text:p>-1.6</text:p>
          </table:table-cell>
          <table:table-cell table:style-name="ce3" table:formula="of:=[.K62]-AVERAGE([.L62];[.L63])*([.B63]-[.B62])" office:value-type="float" office:value="0.556923076923077" calcext:value-type="float">
            <text:p>0.56</text:p>
          </table:table-cell>
          <table:table-cell table:style-name="ce12" table:formula="of:=[.C63]/[.C$12]" office:value-type="float" office:value="0.43076923076923" calcext:value-type="float">
            <text:p>0.43</text:p>
          </table:table-cell>
          <table:table-cell table:style-name="ce17" table:formula="of:=[.F63]-(([.B63]^2*[.J63]/(2*[.C$12]) + [.B63]*([.E63]-[.D63]*[.J63])/[.C$12])  -   ([.D63]/[.C$12]) * ([.E63] - [.D63]*[.J63]/2))" office:value-type="float" office:value="0.556923076923077" calcext:value-type="float">
            <text:p>0.56</text:p>
          </table:table-cell>
          <table:table-cell table:style-name="ce21" table:formula="of:=IF(OR([.Q63]&lt;[.S63];[.Q63]&gt;[.V63]);[.R63];[.Q63])" office:value-type="float" office:value="0.7" calcext:value-type="float">
            <text:p>0.70</text:p>
          </table:table-cell>
          <table:table-cell table:style-name="ce3" table:formula="of:=([.N63]-[.S63])*([.W63]-[.T63])/([.V63]-[.S63])+[.T63]" office:value-type="float" office:value="-0.120000000000001" calcext:value-type="float">
            <text:p>-0.12</text:p>
          </table:table-cell>
          <table:table-cell/>
          <table:table-cell table:style-name="ce3" table:formula="of:=(-[.AA63]+SQRT([.AA63]*[.AA63] - 4*[.Z63]*[.AB63]))/(2*[.Z63])+[.S63]" office:value-type="float" office:value="1.05" calcext:value-type="float">
            <text:p>1.05</text:p>
          </table:table-cell>
          <table:table-cell table:style-name="ce3" table:formula="of:=(-[.AA63]-SQRT([.AA63]*[.AA63] - 4*[.Z63]*[.AB63]))/(2*[.Z63])+[.S63]" office:value-type="float" office:value="0.7" calcext:value-type="float">
            <text:p>0.70</text:p>
          </table:table-cell>
          <table:table-cell table:style-name="ce6" table:formula="of:=IF([.$M63]&gt;[.$D$8];[.B$7];IF([.$M63]&gt;[.$D$9];[.B$8];IF([.$M63]&gt;[.$D$10];[.B$9];IF([.$M63]&gt;[.$D$11];[.B$10];[.B$11]))))" office:value-type="float" office:value="0.25" calcext:value-type="float">
            <text:p>0.25</text:p>
          </table:table-cell>
          <table:table-cell table:style-name="ce6" table:formula="of:=IF([.$M63]&gt;[.$D$8];[.C$7];IF([.$M63]&gt;[.$D$9];[.C$8];IF([.$M63]&gt;[.$D$10];[.C$9];IF([.$M63]&gt;[.$D$11];[.C$10];[.C$11]))))" office:value-type="float" office:value="0.6" calcext:value-type="float">
            <text:p>0.6</text:p>
          </table:table-cell>
          <table:table-cell table:style-name="ce6" table:formula="of:=IF([.$M63]&gt;[.$D$8];[.D$7];IF([.$M63]&gt;[.$D$9];[.D$8];IF([.$M63]&gt;[.$D$10];[.D$9];IF([.$M63]&gt;[.$D$11];[.D$10];[.D$11]))))" office:value-type="float" office:value="0.692307692307692" calcext:value-type="float">
            <text:p>0.6923076923</text:p>
          </table:table-cell>
          <table:table-cell table:style-name="ce6" table:formula="of:=IF([.$M63]&gt;[.$D$7];[.B$8];IF([.$M63]&gt;[.$D$8];[.B$8];IF([.$M63]&gt;[.$D$9];[.B$9];IF([.$M63]&gt;[.$D$10];[.B$10];[.B$11]))))" office:value-type="float" office:value="0.5" calcext:value-type="float">
            <text:p>0.5</text:p>
          </table:table-cell>
          <table:table-cell table:style-name="ce6" table:formula="of:=IF([.$M63]&gt;[.$D$7];[.C$8];IF([.$M63]&gt;[.$D$8];[.C$8];IF([.$M63]&gt;[.$D$9];[.C$9];IF([.$M63]&gt;[.$D$10];[.C$10];[.C$11]))))" office:value-type="float" office:value="0.2" calcext:value-type="float">
            <text:p>0.2</text:p>
          </table:table-cell>
          <table:table-cell table:style-name="ce6" table:formula="of:=IF([.$M63]&gt;[.$D$7];[.D$8];IF([.$M63]&gt;[.$D$8];[.D$8];IF([.$M63]&gt;[.$D$9];[.D$9];IF([.$M63]&gt;[.$D$10];[.D$10];[.D$11]))))" office:value-type="float" office:value="0.538461538461538" calcext:value-type="float">
            <text:p>0.5384615385</text:p>
          </table:table-cell>
          <table:table-cell table:style-name="ce6" table:formula="of:=([.W63]-[.T63])/([.V63]-[.S63])" office:value-type="float" office:value="-1.6" calcext:value-type="float">
            <text:p>-1.6</text:p>
          </table:table-cell>
          <table:table-cell table:style-name="ce27" table:formula="of:=-[.Y63]/2" office:value-type="float" office:value="0.8" calcext:value-type="float">
            <text:p>8.00E-01</text:p>
          </table:table-cell>
          <table:table-cell table:style-name="ce6" table:formula="of:=([.Y63]*[.S63]-[.T63])" office:value-type="float" office:value="-1" calcext:value-type="float">
            <text:p>-1</text:p>
          </table:table-cell>
          <table:table-cell table:style-name="ce6" table:formula="of:=[.$C$12] * ([.U63]-[.M63]) + [.S63]*([.T63] - 1/2*[.S63]*[.Y63])" office:value-type="float" office:value="0.288" calcext:value-type="float">
            <text:p>0.288</text:p>
          </table:table-cell>
          <table:table-cell/>
          <table:table-cell table:style-name="ce3"/>
          <table:table-cell table:style-name="ce29"/>
          <table:table-cell table:number-columns-repeated="992"/>
        </table:table-row>
        <table:table-row table:style-name="ro1">
          <table:table-cell/>
          <table:table-cell table:style-name="ce3" table:formula="of:=[.B63]+[.B$14]" office:value-type="float" office:value="0.46" calcext:value-type="float">
            <text:p>0.46</text:p>
          </table:table-cell>
          <table:table-cell table:style-name="ce3" table:formula="of:=([.B64]-[.D64])*([.H64]-[.E64])/([.G64]-[.D64])+[.E64]" office:value-type="float" office:value="0.264" calcext:value-type="float">
            <text:p>0.26</text:p>
          </table:table-cell>
          <table:table-cell table:style-name="ce6" table:formula="of:=IF([.$B64]&lt;[.$B$8];[.B$7];IF([.$B64]&lt;[.$B$9];[.B$8];IF([.$B64]&lt;[.$B$10];[.B$9];IF([.$B64]&lt;[.$B$11];[.B$10];[.B$11]))))" office:value-type="float" office:value="0.25" calcext:value-type="float">
            <text:p>0.25</text:p>
          </table:table-cell>
          <table:table-cell table:style-name="ce6" table:formula="of:=IF([.$B64]&lt;[.$B$8];[.C$7];IF([.$B64]&lt;[.$B$9];[.C$8];IF([.$B64]&lt;[.$B$10];[.C$9];IF([.$B64]&lt;[.$B$11];[.C$10];[.C$11]))))" office:value-type="float" office:value="0.6" calcext:value-type="float">
            <text:p>0.6</text:p>
          </table:table-cell>
          <table:table-cell table:style-name="ce6" table:formula="of:=IF([.$B64]&lt;[.$B$8];[.D$7];IF([.$B64]&lt;[.$B$9];[.D$8];IF([.$B64]&lt;[.$B$10];[.D$9];IF([.$B64]&lt;[.$B$11];[.D$10];[.D$11]))))" office:value-type="float" office:value="0.692307692307692" calcext:value-type="float">
            <text:p>0.6923076923</text:p>
          </table:table-cell>
          <table:table-cell table:style-name="ce6" table:formula="of:=IF([.$B64]&lt;[.$B$7];[.B$7];IF([.$B64]&lt;[.$B$8];[.B$8];IF([.$B64]&lt;[.$B$9];[.B$9];IF([.$B64]&lt;[.$B$10];[.B$10];[.B$11]))))" office:value-type="float" office:value="0.5" calcext:value-type="float">
            <text:p>0.5</text:p>
          </table:table-cell>
          <table:table-cell table:style-name="ce6" table:formula="of:=IF([.$B64]&lt;[.$B$7];[.C$7];IF([.$B64]&lt;[.$B$8];[.C$8];IF([.$B64]&lt;[.$B$9];[.C$9];IF([.$B64]&lt;[.$B$10];[.C$10];[.C$11]))))" office:value-type="float" office:value="0.2" calcext:value-type="float">
            <text:p>0.2</text:p>
          </table:table-cell>
          <table:table-cell table:style-name="ce6" table:formula="of:=IF([.$B64]&lt;[.$B$7];[.D$7];IF([.$B64]&lt;[.$B$8];[.D$8];IF([.$B64]&lt;[.$B$9];[.D$9];IF([.$B64]&lt;[.$B$10];[.D$10];[.D$11]))))" office:value-type="float" office:value="0.538461538461538" calcext:value-type="float">
            <text:p>0.5384615385</text:p>
          </table:table-cell>
          <table:table-cell table:style-name="ce6" table:formula="of:=([.H64]-[.E64])/([.G64]-[.D64])" office:value-type="float" office:value="-1.6" calcext:value-type="float">
            <text:p>-1.6</text:p>
          </table:table-cell>
          <table:table-cell table:style-name="ce3" table:formula="of:=[.K63]-AVERAGE([.L63];[.L64])*([.B64]-[.B63])" office:value-type="float" office:value="0.552738461538461" calcext:value-type="float">
            <text:p>0.55</text:p>
          </table:table-cell>
          <table:table-cell table:style-name="ce12" table:formula="of:=[.C64]/[.C$12]" office:value-type="float" office:value="0.406153846153846" calcext:value-type="float">
            <text:p>0.41</text:p>
          </table:table-cell>
          <table:table-cell table:style-name="ce17" table:formula="of:=[.F64]-(([.B64]^2*[.J64]/(2*[.C$12]) + [.B64]*([.E64]-[.D64]*[.J64])/[.C$12])  -   ([.D64]/[.C$12]) * ([.E64] - [.D64]*[.J64]/2))" office:value-type="float" office:value="0.552738461538461" calcext:value-type="float">
            <text:p>0.55</text:p>
          </table:table-cell>
          <table:table-cell table:style-name="ce21" table:formula="of:=IF(OR([.Q64]&lt;[.S64];[.Q64]&gt;[.V64]);[.R64];[.Q64])" office:value-type="float" office:value="0.71" calcext:value-type="float">
            <text:p>0.71</text:p>
          </table:table-cell>
          <table:table-cell table:style-name="ce3" table:formula="of:=([.N64]-[.S64])*([.W64]-[.T64])/([.V64]-[.S64])+[.T64]" office:value-type="float" office:value="-0.136" calcext:value-type="float">
            <text:p>-0.14</text:p>
          </table:table-cell>
          <table:table-cell/>
          <table:table-cell table:style-name="ce3" table:formula="of:=(-[.AA64]+SQRT([.AA64]*[.AA64] - 4*[.Z64]*[.AB64]))/(2*[.Z64])+[.S64]" office:value-type="float" office:value="1.04" calcext:value-type="float">
            <text:p>1.04</text:p>
          </table:table-cell>
          <table:table-cell table:style-name="ce3" table:formula="of:=(-[.AA64]-SQRT([.AA64]*[.AA64] - 4*[.Z64]*[.AB64]))/(2*[.Z64])+[.S64]" office:value-type="float" office:value="0.71" calcext:value-type="float">
            <text:p>0.71</text:p>
          </table:table-cell>
          <table:table-cell table:style-name="ce6" table:formula="of:=IF([.$M64]&gt;[.$D$8];[.B$7];IF([.$M64]&gt;[.$D$9];[.B$8];IF([.$M64]&gt;[.$D$10];[.B$9];IF([.$M64]&gt;[.$D$11];[.B$10];[.B$11]))))" office:value-type="float" office:value="0.25" calcext:value-type="float">
            <text:p>0.25</text:p>
          </table:table-cell>
          <table:table-cell table:style-name="ce6" table:formula="of:=IF([.$M64]&gt;[.$D$8];[.C$7];IF([.$M64]&gt;[.$D$9];[.C$8];IF([.$M64]&gt;[.$D$10];[.C$9];IF([.$M64]&gt;[.$D$11];[.C$10];[.C$11]))))" office:value-type="float" office:value="0.6" calcext:value-type="float">
            <text:p>0.6</text:p>
          </table:table-cell>
          <table:table-cell table:style-name="ce6" table:formula="of:=IF([.$M64]&gt;[.$D$8];[.D$7];IF([.$M64]&gt;[.$D$9];[.D$8];IF([.$M64]&gt;[.$D$10];[.D$9];IF([.$M64]&gt;[.$D$11];[.D$10];[.D$11]))))" office:value-type="float" office:value="0.692307692307692" calcext:value-type="float">
            <text:p>0.6923076923</text:p>
          </table:table-cell>
          <table:table-cell table:style-name="ce6" table:formula="of:=IF([.$M64]&gt;[.$D$7];[.B$8];IF([.$M64]&gt;[.$D$8];[.B$8];IF([.$M64]&gt;[.$D$9];[.B$9];IF([.$M64]&gt;[.$D$10];[.B$10];[.B$11]))))" office:value-type="float" office:value="0.5" calcext:value-type="float">
            <text:p>0.5</text:p>
          </table:table-cell>
          <table:table-cell table:style-name="ce6" table:formula="of:=IF([.$M64]&gt;[.$D$7];[.C$8];IF([.$M64]&gt;[.$D$8];[.C$8];IF([.$M64]&gt;[.$D$9];[.C$9];IF([.$M64]&gt;[.$D$10];[.C$10];[.C$11]))))" office:value-type="float" office:value="0.2" calcext:value-type="float">
            <text:p>0.2</text:p>
          </table:table-cell>
          <table:table-cell table:style-name="ce6" table:formula="of:=IF([.$M64]&gt;[.$D$7];[.D$8];IF([.$M64]&gt;[.$D$8];[.D$8];IF([.$M64]&gt;[.$D$9];[.D$9];IF([.$M64]&gt;[.$D$10];[.D$10];[.D$11]))))" office:value-type="float" office:value="0.538461538461538" calcext:value-type="float">
            <text:p>0.5384615385</text:p>
          </table:table-cell>
          <table:table-cell table:style-name="ce6" table:formula="of:=([.W64]-[.T64])/([.V64]-[.S64])" office:value-type="float" office:value="-1.6" calcext:value-type="float">
            <text:p>-1.6</text:p>
          </table:table-cell>
          <table:table-cell table:style-name="ce27" table:formula="of:=-[.Y64]/2" office:value-type="float" office:value="0.8" calcext:value-type="float">
            <text:p>8.00E-01</text:p>
          </table:table-cell>
          <table:table-cell table:style-name="ce6" table:formula="of:=([.Y64]*[.S64]-[.T64])" office:value-type="float" office:value="-1" calcext:value-type="float">
            <text:p>-1</text:p>
          </table:table-cell>
          <table:table-cell table:style-name="ce6" table:formula="of:=[.$C$12] * ([.U64]-[.M64]) + [.S64]*([.T64] - 1/2*[.S64]*[.Y64])" office:value-type="float" office:value="0.29072" calcext:value-type="float">
            <text:p>0.29072</text:p>
          </table:table-cell>
          <table:table-cell/>
          <table:table-cell table:style-name="ce3"/>
          <table:table-cell table:style-name="ce29"/>
          <table:table-cell table:number-columns-repeated="992"/>
        </table:table-row>
        <table:table-row table:style-name="ro1">
          <table:table-cell/>
          <table:table-cell table:style-name="ce3" table:formula="of:=[.B64]+[.B$14]" office:value-type="float" office:value="0.47" calcext:value-type="float">
            <text:p>0.47</text:p>
          </table:table-cell>
          <table:table-cell table:style-name="ce3" table:formula="of:=([.B65]-[.D65])*([.H65]-[.E65])/([.G65]-[.D65])+[.E65]" office:value-type="float" office:value="0.248" calcext:value-type="float">
            <text:p>0.25</text:p>
          </table:table-cell>
          <table:table-cell table:style-name="ce6" table:formula="of:=IF([.$B65]&lt;[.$B$8];[.B$7];IF([.$B65]&lt;[.$B$9];[.B$8];IF([.$B65]&lt;[.$B$10];[.B$9];IF([.$B65]&lt;[.$B$11];[.B$10];[.B$11]))))" office:value-type="float" office:value="0.25" calcext:value-type="float">
            <text:p>0.25</text:p>
          </table:table-cell>
          <table:table-cell table:style-name="ce6" table:formula="of:=IF([.$B65]&lt;[.$B$8];[.C$7];IF([.$B65]&lt;[.$B$9];[.C$8];IF([.$B65]&lt;[.$B$10];[.C$9];IF([.$B65]&lt;[.$B$11];[.C$10];[.C$11]))))" office:value-type="float" office:value="0.6" calcext:value-type="float">
            <text:p>0.6</text:p>
          </table:table-cell>
          <table:table-cell table:style-name="ce6" table:formula="of:=IF([.$B65]&lt;[.$B$8];[.D$7];IF([.$B65]&lt;[.$B$9];[.D$8];IF([.$B65]&lt;[.$B$10];[.D$9];IF([.$B65]&lt;[.$B$11];[.D$10];[.D$11]))))" office:value-type="float" office:value="0.692307692307692" calcext:value-type="float">
            <text:p>0.6923076923</text:p>
          </table:table-cell>
          <table:table-cell table:style-name="ce6" table:formula="of:=IF([.$B65]&lt;[.$B$7];[.B$7];IF([.$B65]&lt;[.$B$8];[.B$8];IF([.$B65]&lt;[.$B$9];[.B$9];IF([.$B65]&lt;[.$B$10];[.B$10];[.B$11]))))" office:value-type="float" office:value="0.5" calcext:value-type="float">
            <text:p>0.5</text:p>
          </table:table-cell>
          <table:table-cell table:style-name="ce6" table:formula="of:=IF([.$B65]&lt;[.$B$7];[.C$7];IF([.$B65]&lt;[.$B$8];[.C$8];IF([.$B65]&lt;[.$B$9];[.C$9];IF([.$B65]&lt;[.$B$10];[.C$10];[.C$11]))))" office:value-type="float" office:value="0.2" calcext:value-type="float">
            <text:p>0.2</text:p>
          </table:table-cell>
          <table:table-cell table:style-name="ce6" table:formula="of:=IF([.$B65]&lt;[.$B$7];[.D$7];IF([.$B65]&lt;[.$B$8];[.D$8];IF([.$B65]&lt;[.$B$9];[.D$9];IF([.$B65]&lt;[.$B$10];[.D$10];[.D$11]))))" office:value-type="float" office:value="0.538461538461538" calcext:value-type="float">
            <text:p>0.5384615385</text:p>
          </table:table-cell>
          <table:table-cell table:style-name="ce6" table:formula="of:=([.H65]-[.E65])/([.G65]-[.D65])" office:value-type="float" office:value="-1.6" calcext:value-type="float">
            <text:p>-1.6</text:p>
          </table:table-cell>
          <table:table-cell table:style-name="ce3" table:formula="of:=[.K64]-AVERAGE([.L64];[.L65])*([.B65]-[.B64])" office:value-type="float" office:value="0.5488" calcext:value-type="float">
            <text:p>0.55</text:p>
          </table:table-cell>
          <table:table-cell table:style-name="ce12" table:formula="of:=[.C65]/[.C$12]" office:value-type="float" office:value="0.381538461538461" calcext:value-type="float">
            <text:p>0.38</text:p>
          </table:table-cell>
          <table:table-cell table:style-name="ce17" table:formula="of:=[.F65]-(([.B65]^2*[.J65]/(2*[.C$12]) + [.B65]*([.E65]-[.D65]*[.J65])/[.C$12])  -   ([.D65]/[.C$12]) * ([.E65] - [.D65]*[.J65]/2))" office:value-type="float" office:value="0.5488" calcext:value-type="float">
            <text:p>0.55</text:p>
          </table:table-cell>
          <table:table-cell table:style-name="ce21" table:formula="of:=IF(OR([.Q65]&lt;[.S65];[.Q65]&gt;[.V65]);[.R65];[.Q65])" office:value-type="float" office:value="0.720000000000001" calcext:value-type="float">
            <text:p>0.72</text:p>
          </table:table-cell>
          <table:table-cell table:style-name="ce3" table:formula="of:=([.N65]-[.S65])*([.W65]-[.T65])/([.V65]-[.S65])+[.T65]" office:value-type="float" office:value="-0.152000000000001" calcext:value-type="float">
            <text:p>-0.15</text:p>
          </table:table-cell>
          <table:table-cell/>
          <table:table-cell table:style-name="ce3" table:formula="of:=(-[.AA65]+SQRT([.AA65]*[.AA65] - 4*[.Z65]*[.AB65]))/(2*[.Z65])+[.S65]" office:value-type="float" office:value="1.03" calcext:value-type="float">
            <text:p>1.03</text:p>
          </table:table-cell>
          <table:table-cell table:style-name="ce3" table:formula="of:=(-[.AA65]-SQRT([.AA65]*[.AA65] - 4*[.Z65]*[.AB65]))/(2*[.Z65])+[.S65]" office:value-type="float" office:value="0.720000000000001" calcext:value-type="float">
            <text:p>0.72</text:p>
          </table:table-cell>
          <table:table-cell table:style-name="ce6" table:formula="of:=IF([.$M65]&gt;[.$D$8];[.B$7];IF([.$M65]&gt;[.$D$9];[.B$8];IF([.$M65]&gt;[.$D$10];[.B$9];IF([.$M65]&gt;[.$D$11];[.B$10];[.B$11]))))" office:value-type="float" office:value="0.25" calcext:value-type="float">
            <text:p>0.25</text:p>
          </table:table-cell>
          <table:table-cell table:style-name="ce6" table:formula="of:=IF([.$M65]&gt;[.$D$8];[.C$7];IF([.$M65]&gt;[.$D$9];[.C$8];IF([.$M65]&gt;[.$D$10];[.C$9];IF([.$M65]&gt;[.$D$11];[.C$10];[.C$11]))))" office:value-type="float" office:value="0.6" calcext:value-type="float">
            <text:p>0.6</text:p>
          </table:table-cell>
          <table:table-cell table:style-name="ce6" table:formula="of:=IF([.$M65]&gt;[.$D$8];[.D$7];IF([.$M65]&gt;[.$D$9];[.D$8];IF([.$M65]&gt;[.$D$10];[.D$9];IF([.$M65]&gt;[.$D$11];[.D$10];[.D$11]))))" office:value-type="float" office:value="0.692307692307692" calcext:value-type="float">
            <text:p>0.6923076923</text:p>
          </table:table-cell>
          <table:table-cell table:style-name="ce6" table:formula="of:=IF([.$M65]&gt;[.$D$7];[.B$8];IF([.$M65]&gt;[.$D$8];[.B$8];IF([.$M65]&gt;[.$D$9];[.B$9];IF([.$M65]&gt;[.$D$10];[.B$10];[.B$11]))))" office:value-type="float" office:value="0.5" calcext:value-type="float">
            <text:p>0.5</text:p>
          </table:table-cell>
          <table:table-cell table:style-name="ce6" table:formula="of:=IF([.$M65]&gt;[.$D$7];[.C$8];IF([.$M65]&gt;[.$D$8];[.C$8];IF([.$M65]&gt;[.$D$9];[.C$9];IF([.$M65]&gt;[.$D$10];[.C$10];[.C$11]))))" office:value-type="float" office:value="0.2" calcext:value-type="float">
            <text:p>0.2</text:p>
          </table:table-cell>
          <table:table-cell table:style-name="ce6" table:formula="of:=IF([.$M65]&gt;[.$D$7];[.D$8];IF([.$M65]&gt;[.$D$8];[.D$8];IF([.$M65]&gt;[.$D$9];[.D$9];IF([.$M65]&gt;[.$D$10];[.D$10];[.D$11]))))" office:value-type="float" office:value="0.538461538461538" calcext:value-type="float">
            <text:p>0.5384615385</text:p>
          </table:table-cell>
          <table:table-cell table:style-name="ce6" table:formula="of:=([.W65]-[.T65])/([.V65]-[.S65])" office:value-type="float" office:value="-1.6" calcext:value-type="float">
            <text:p>-1.6</text:p>
          </table:table-cell>
          <table:table-cell table:style-name="ce27" table:formula="of:=-[.Y65]/2" office:value-type="float" office:value="0.8" calcext:value-type="float">
            <text:p>8.00E-01</text:p>
          </table:table-cell>
          <table:table-cell table:style-name="ce6" table:formula="of:=([.Y65]*[.S65]-[.T65])" office:value-type="float" office:value="-1" calcext:value-type="float">
            <text:p>-1</text:p>
          </table:table-cell>
          <table:table-cell table:style-name="ce6" table:formula="of:=[.$C$12] * ([.U65]-[.M65]) + [.S65]*([.T65] - 1/2*[.S65]*[.Y65])" office:value-type="float" office:value="0.29328" calcext:value-type="float">
            <text:p>0.29328</text:p>
          </table:table-cell>
          <table:table-cell/>
          <table:table-cell table:style-name="ce3"/>
          <table:table-cell table:style-name="ce29"/>
          <table:table-cell table:number-columns-repeated="992"/>
        </table:table-row>
        <table:table-row table:style-name="ro1">
          <table:table-cell/>
          <table:table-cell table:style-name="ce3" table:formula="of:=[.B65]+[.B$14]" office:value-type="float" office:value="0.48" calcext:value-type="float">
            <text:p>0.48</text:p>
          </table:table-cell>
          <table:table-cell table:style-name="ce3" table:formula="of:=([.B66]-[.D66])*([.H66]-[.E66])/([.G66]-[.D66])+[.E66]" office:value-type="float" office:value="0.232" calcext:value-type="float">
            <text:p>0.23</text:p>
          </table:table-cell>
          <table:table-cell table:style-name="ce6" table:formula="of:=IF([.$B66]&lt;[.$B$8];[.B$7];IF([.$B66]&lt;[.$B$9];[.B$8];IF([.$B66]&lt;[.$B$10];[.B$9];IF([.$B66]&lt;[.$B$11];[.B$10];[.B$11]))))" office:value-type="float" office:value="0.25" calcext:value-type="float">
            <text:p>0.25</text:p>
          </table:table-cell>
          <table:table-cell table:style-name="ce6" table:formula="of:=IF([.$B66]&lt;[.$B$8];[.C$7];IF([.$B66]&lt;[.$B$9];[.C$8];IF([.$B66]&lt;[.$B$10];[.C$9];IF([.$B66]&lt;[.$B$11];[.C$10];[.C$11]))))" office:value-type="float" office:value="0.6" calcext:value-type="float">
            <text:p>0.6</text:p>
          </table:table-cell>
          <table:table-cell table:style-name="ce6" table:formula="of:=IF([.$B66]&lt;[.$B$8];[.D$7];IF([.$B66]&lt;[.$B$9];[.D$8];IF([.$B66]&lt;[.$B$10];[.D$9];IF([.$B66]&lt;[.$B$11];[.D$10];[.D$11]))))" office:value-type="float" office:value="0.692307692307692" calcext:value-type="float">
            <text:p>0.6923076923</text:p>
          </table:table-cell>
          <table:table-cell table:style-name="ce6" table:formula="of:=IF([.$B66]&lt;[.$B$7];[.B$7];IF([.$B66]&lt;[.$B$8];[.B$8];IF([.$B66]&lt;[.$B$9];[.B$9];IF([.$B66]&lt;[.$B$10];[.B$10];[.B$11]))))" office:value-type="float" office:value="0.5" calcext:value-type="float">
            <text:p>0.5</text:p>
          </table:table-cell>
          <table:table-cell table:style-name="ce6" table:formula="of:=IF([.$B66]&lt;[.$B$7];[.C$7];IF([.$B66]&lt;[.$B$8];[.C$8];IF([.$B66]&lt;[.$B$9];[.C$9];IF([.$B66]&lt;[.$B$10];[.C$10];[.C$11]))))" office:value-type="float" office:value="0.2" calcext:value-type="float">
            <text:p>0.2</text:p>
          </table:table-cell>
          <table:table-cell table:style-name="ce6" table:formula="of:=IF([.$B66]&lt;[.$B$7];[.D$7];IF([.$B66]&lt;[.$B$8];[.D$8];IF([.$B66]&lt;[.$B$9];[.D$9];IF([.$B66]&lt;[.$B$10];[.D$10];[.D$11]))))" office:value-type="float" office:value="0.538461538461538" calcext:value-type="float">
            <text:p>0.5384615385</text:p>
          </table:table-cell>
          <table:table-cell table:style-name="ce6" table:formula="of:=([.H66]-[.E66])/([.G66]-[.D66])" office:value-type="float" office:value="-1.6" calcext:value-type="float">
            <text:p>-1.6</text:p>
          </table:table-cell>
          <table:table-cell table:style-name="ce3" table:formula="of:=[.K65]-AVERAGE([.L65];[.L66])*([.B66]-[.B65])" office:value-type="float" office:value="0.545107692307692" calcext:value-type="float">
            <text:p>0.55</text:p>
          </table:table-cell>
          <table:table-cell table:style-name="ce12" table:formula="of:=[.C66]/[.C$12]" office:value-type="float" office:value="0.356923076923076" calcext:value-type="float">
            <text:p>0.36</text:p>
          </table:table-cell>
          <table:table-cell table:style-name="ce17" table:formula="of:=[.F66]-(([.B66]^2*[.J66]/(2*[.C$12]) + [.B66]*([.E66]-[.D66]*[.J66])/[.C$12])  -   ([.D66]/[.C$12]) * ([.E66] - [.D66]*[.J66]/2))" office:value-type="float" office:value="0.545107692307692" calcext:value-type="float">
            <text:p>0.55</text:p>
          </table:table-cell>
          <table:table-cell table:style-name="ce21" table:formula="of:=IF(OR([.Q66]&lt;[.S66];[.Q66]&gt;[.V66]);[.R66];[.Q66])" office:value-type="float" office:value="0.73" calcext:value-type="float">
            <text:p>0.73</text:p>
          </table:table-cell>
          <table:table-cell table:style-name="ce3" table:formula="of:=([.N66]-[.S66])*([.W66]-[.T66])/([.V66]-[.S66])+[.T66]" office:value-type="float" office:value="-0.168000000000001" calcext:value-type="float">
            <text:p>-0.17</text:p>
          </table:table-cell>
          <table:table-cell/>
          <table:table-cell table:style-name="ce3" table:formula="of:=(-[.AA66]+SQRT([.AA66]*[.AA66] - 4*[.Z66]*[.AB66]))/(2*[.Z66])+[.S66]" office:value-type="float" office:value="1.02" calcext:value-type="float">
            <text:p>1.02</text:p>
          </table:table-cell>
          <table:table-cell table:style-name="ce3" table:formula="of:=(-[.AA66]-SQRT([.AA66]*[.AA66] - 4*[.Z66]*[.AB66]))/(2*[.Z66])+[.S66]" office:value-type="float" office:value="0.73" calcext:value-type="float">
            <text:p>0.73</text:p>
          </table:table-cell>
          <table:table-cell table:style-name="ce6" table:formula="of:=IF([.$M66]&gt;[.$D$8];[.B$7];IF([.$M66]&gt;[.$D$9];[.B$8];IF([.$M66]&gt;[.$D$10];[.B$9];IF([.$M66]&gt;[.$D$11];[.B$10];[.B$11]))))" office:value-type="float" office:value="0.25" calcext:value-type="float">
            <text:p>0.25</text:p>
          </table:table-cell>
          <table:table-cell table:style-name="ce6" table:formula="of:=IF([.$M66]&gt;[.$D$8];[.C$7];IF([.$M66]&gt;[.$D$9];[.C$8];IF([.$M66]&gt;[.$D$10];[.C$9];IF([.$M66]&gt;[.$D$11];[.C$10];[.C$11]))))" office:value-type="float" office:value="0.6" calcext:value-type="float">
            <text:p>0.6</text:p>
          </table:table-cell>
          <table:table-cell table:style-name="ce6" table:formula="of:=IF([.$M66]&gt;[.$D$8];[.D$7];IF([.$M66]&gt;[.$D$9];[.D$8];IF([.$M66]&gt;[.$D$10];[.D$9];IF([.$M66]&gt;[.$D$11];[.D$10];[.D$11]))))" office:value-type="float" office:value="0.692307692307692" calcext:value-type="float">
            <text:p>0.6923076923</text:p>
          </table:table-cell>
          <table:table-cell table:style-name="ce6" table:formula="of:=IF([.$M66]&gt;[.$D$7];[.B$8];IF([.$M66]&gt;[.$D$8];[.B$8];IF([.$M66]&gt;[.$D$9];[.B$9];IF([.$M66]&gt;[.$D$10];[.B$10];[.B$11]))))" office:value-type="float" office:value="0.5" calcext:value-type="float">
            <text:p>0.5</text:p>
          </table:table-cell>
          <table:table-cell table:style-name="ce6" table:formula="of:=IF([.$M66]&gt;[.$D$7];[.C$8];IF([.$M66]&gt;[.$D$8];[.C$8];IF([.$M66]&gt;[.$D$9];[.C$9];IF([.$M66]&gt;[.$D$10];[.C$10];[.C$11]))))" office:value-type="float" office:value="0.2" calcext:value-type="float">
            <text:p>0.2</text:p>
          </table:table-cell>
          <table:table-cell table:style-name="ce6" table:formula="of:=IF([.$M66]&gt;[.$D$7];[.D$8];IF([.$M66]&gt;[.$D$8];[.D$8];IF([.$M66]&gt;[.$D$9];[.D$9];IF([.$M66]&gt;[.$D$10];[.D$10];[.D$11]))))" office:value-type="float" office:value="0.538461538461538" calcext:value-type="float">
            <text:p>0.5384615385</text:p>
          </table:table-cell>
          <table:table-cell table:style-name="ce6" table:formula="of:=([.W66]-[.T66])/([.V66]-[.S66])" office:value-type="float" office:value="-1.6" calcext:value-type="float">
            <text:p>-1.6</text:p>
          </table:table-cell>
          <table:table-cell table:style-name="ce27" table:formula="of:=-[.Y66]/2" office:value-type="float" office:value="0.8" calcext:value-type="float">
            <text:p>8.00E-01</text:p>
          </table:table-cell>
          <table:table-cell table:style-name="ce6" table:formula="of:=([.Y66]*[.S66]-[.T66])" office:value-type="float" office:value="-1" calcext:value-type="float">
            <text:p>-1</text:p>
          </table:table-cell>
          <table:table-cell table:style-name="ce6" table:formula="of:=[.$C$12] * ([.U66]-[.M66]) + [.S66]*([.T66] - 1/2*[.S66]*[.Y66])" office:value-type="float" office:value="0.29568" calcext:value-type="float">
            <text:p>0.29568</text:p>
          </table:table-cell>
          <table:table-cell/>
          <table:table-cell table:style-name="ce3"/>
          <table:table-cell table:style-name="ce29"/>
          <table:table-cell table:number-columns-repeated="992"/>
        </table:table-row>
        <table:table-row table:style-name="ro1">
          <table:table-cell/>
          <table:table-cell table:style-name="ce3" table:formula="of:=[.B66]+[.B$14]" office:value-type="float" office:value="0.49" calcext:value-type="float">
            <text:p>0.49</text:p>
          </table:table-cell>
          <table:table-cell table:style-name="ce3" table:formula="of:=([.B67]-[.D67])*([.H67]-[.E67])/([.G67]-[.D67])+[.E67]" office:value-type="float" office:value="0.216" calcext:value-type="float">
            <text:p>0.22</text:p>
          </table:table-cell>
          <table:table-cell table:style-name="ce6" table:formula="of:=IF([.$B67]&lt;[.$B$8];[.B$7];IF([.$B67]&lt;[.$B$9];[.B$8];IF([.$B67]&lt;[.$B$10];[.B$9];IF([.$B67]&lt;[.$B$11];[.B$10];[.B$11]))))" office:value-type="float" office:value="0.25" calcext:value-type="float">
            <text:p>0.25</text:p>
          </table:table-cell>
          <table:table-cell table:style-name="ce6" table:formula="of:=IF([.$B67]&lt;[.$B$8];[.C$7];IF([.$B67]&lt;[.$B$9];[.C$8];IF([.$B67]&lt;[.$B$10];[.C$9];IF([.$B67]&lt;[.$B$11];[.C$10];[.C$11]))))" office:value-type="float" office:value="0.6" calcext:value-type="float">
            <text:p>0.6</text:p>
          </table:table-cell>
          <table:table-cell table:style-name="ce6" table:formula="of:=IF([.$B67]&lt;[.$B$8];[.D$7];IF([.$B67]&lt;[.$B$9];[.D$8];IF([.$B67]&lt;[.$B$10];[.D$9];IF([.$B67]&lt;[.$B$11];[.D$10];[.D$11]))))" office:value-type="float" office:value="0.692307692307692" calcext:value-type="float">
            <text:p>0.6923076923</text:p>
          </table:table-cell>
          <table:table-cell table:style-name="ce6" table:formula="of:=IF([.$B67]&lt;[.$B$7];[.B$7];IF([.$B67]&lt;[.$B$8];[.B$8];IF([.$B67]&lt;[.$B$9];[.B$9];IF([.$B67]&lt;[.$B$10];[.B$10];[.B$11]))))" office:value-type="float" office:value="0.5" calcext:value-type="float">
            <text:p>0.5</text:p>
          </table:table-cell>
          <table:table-cell table:style-name="ce6" table:formula="of:=IF([.$B67]&lt;[.$B$7];[.C$7];IF([.$B67]&lt;[.$B$8];[.C$8];IF([.$B67]&lt;[.$B$9];[.C$9];IF([.$B67]&lt;[.$B$10];[.C$10];[.C$11]))))" office:value-type="float" office:value="0.2" calcext:value-type="float">
            <text:p>0.2</text:p>
          </table:table-cell>
          <table:table-cell table:style-name="ce6" table:formula="of:=IF([.$B67]&lt;[.$B$7];[.D$7];IF([.$B67]&lt;[.$B$8];[.D$8];IF([.$B67]&lt;[.$B$9];[.D$9];IF([.$B67]&lt;[.$B$10];[.D$10];[.D$11]))))" office:value-type="float" office:value="0.538461538461538" calcext:value-type="float">
            <text:p>0.5384615385</text:p>
          </table:table-cell>
          <table:table-cell table:style-name="ce6" table:formula="of:=([.H67]-[.E67])/([.G67]-[.D67])" office:value-type="float" office:value="-1.6" calcext:value-type="float">
            <text:p>-1.6</text:p>
          </table:table-cell>
          <table:table-cell table:style-name="ce3" table:formula="of:=[.K66]-AVERAGE([.L66];[.L67])*([.B67]-[.B66])" office:value-type="float" office:value="0.541661538461538" calcext:value-type="float">
            <text:p>0.54</text:p>
          </table:table-cell>
          <table:table-cell table:style-name="ce12" table:formula="of:=[.C67]/[.C$12]" office:value-type="float" office:value="0.332307692307692" calcext:value-type="float">
            <text:p>0.33</text:p>
          </table:table-cell>
          <table:table-cell table:style-name="ce17" table:formula="of:=[.F67]-(([.B67]^2*[.J67]/(2*[.C$12]) + [.B67]*([.E67]-[.D67]*[.J67])/[.C$12])  -   ([.D67]/[.C$12]) * ([.E67] - [.D67]*[.J67]/2))" office:value-type="float" office:value="0.541661538461538" calcext:value-type="float">
            <text:p>0.54</text:p>
          </table:table-cell>
          <table:table-cell table:style-name="ce21" table:formula="of:=IF(OR([.Q67]&lt;[.S67];[.Q67]&gt;[.V67]);[.R67];[.Q67])" office:value-type="float" office:value="0.74" calcext:value-type="float">
            <text:p>0.74</text:p>
          </table:table-cell>
          <table:table-cell table:style-name="ce3" table:formula="of:=([.N67]-[.S67])*([.W67]-[.T67])/([.V67]-[.S67])+[.T67]" office:value-type="float" office:value="-0.184000000000001" calcext:value-type="float">
            <text:p>-0.18</text:p>
          </table:table-cell>
          <table:table-cell/>
          <table:table-cell table:style-name="ce3" table:formula="of:=(-[.AA67]+SQRT([.AA67]*[.AA67] - 4*[.Z67]*[.AB67]))/(2*[.Z67])+[.S67]" office:value-type="float" office:value="1.01" calcext:value-type="float">
            <text:p>1.01</text:p>
          </table:table-cell>
          <table:table-cell table:style-name="ce3" table:formula="of:=(-[.AA67]-SQRT([.AA67]*[.AA67] - 4*[.Z67]*[.AB67]))/(2*[.Z67])+[.S67]" office:value-type="float" office:value="0.74" calcext:value-type="float">
            <text:p>0.74</text:p>
          </table:table-cell>
          <table:table-cell table:style-name="ce6" table:formula="of:=IF([.$M67]&gt;[.$D$8];[.B$7];IF([.$M67]&gt;[.$D$9];[.B$8];IF([.$M67]&gt;[.$D$10];[.B$9];IF([.$M67]&gt;[.$D$11];[.B$10];[.B$11]))))" office:value-type="float" office:value="0.25" calcext:value-type="float">
            <text:p>0.25</text:p>
          </table:table-cell>
          <table:table-cell table:style-name="ce6" table:formula="of:=IF([.$M67]&gt;[.$D$8];[.C$7];IF([.$M67]&gt;[.$D$9];[.C$8];IF([.$M67]&gt;[.$D$10];[.C$9];IF([.$M67]&gt;[.$D$11];[.C$10];[.C$11]))))" office:value-type="float" office:value="0.6" calcext:value-type="float">
            <text:p>0.6</text:p>
          </table:table-cell>
          <table:table-cell table:style-name="ce6" table:formula="of:=IF([.$M67]&gt;[.$D$8];[.D$7];IF([.$M67]&gt;[.$D$9];[.D$8];IF([.$M67]&gt;[.$D$10];[.D$9];IF([.$M67]&gt;[.$D$11];[.D$10];[.D$11]))))" office:value-type="float" office:value="0.692307692307692" calcext:value-type="float">
            <text:p>0.6923076923</text:p>
          </table:table-cell>
          <table:table-cell table:style-name="ce6" table:formula="of:=IF([.$M67]&gt;[.$D$7];[.B$8];IF([.$M67]&gt;[.$D$8];[.B$8];IF([.$M67]&gt;[.$D$9];[.B$9];IF([.$M67]&gt;[.$D$10];[.B$10];[.B$11]))))" office:value-type="float" office:value="0.5" calcext:value-type="float">
            <text:p>0.5</text:p>
          </table:table-cell>
          <table:table-cell table:style-name="ce6" table:formula="of:=IF([.$M67]&gt;[.$D$7];[.C$8];IF([.$M67]&gt;[.$D$8];[.C$8];IF([.$M67]&gt;[.$D$9];[.C$9];IF([.$M67]&gt;[.$D$10];[.C$10];[.C$11]))))" office:value-type="float" office:value="0.2" calcext:value-type="float">
            <text:p>0.2</text:p>
          </table:table-cell>
          <table:table-cell table:style-name="ce6" table:formula="of:=IF([.$M67]&gt;[.$D$7];[.D$8];IF([.$M67]&gt;[.$D$8];[.D$8];IF([.$M67]&gt;[.$D$9];[.D$9];IF([.$M67]&gt;[.$D$10];[.D$10];[.D$11]))))" office:value-type="float" office:value="0.538461538461538" calcext:value-type="float">
            <text:p>0.5384615385</text:p>
          </table:table-cell>
          <table:table-cell table:style-name="ce6" table:formula="of:=([.W67]-[.T67])/([.V67]-[.S67])" office:value-type="float" office:value="-1.6" calcext:value-type="float">
            <text:p>-1.6</text:p>
          </table:table-cell>
          <table:table-cell table:style-name="ce27" table:formula="of:=-[.Y67]/2" office:value-type="float" office:value="0.8" calcext:value-type="float">
            <text:p>8.00E-01</text:p>
          </table:table-cell>
          <table:table-cell table:style-name="ce6" table:formula="of:=([.Y67]*[.S67]-[.T67])" office:value-type="float" office:value="-1" calcext:value-type="float">
            <text:p>-1</text:p>
          </table:table-cell>
          <table:table-cell table:style-name="ce6" table:formula="of:=[.$C$12] * ([.U67]-[.M67]) + [.S67]*([.T67] - 1/2*[.S67]*[.Y67])" office:value-type="float" office:value="0.29792" calcext:value-type="float">
            <text:p>0.29792</text:p>
          </table:table-cell>
          <table:table-cell/>
          <table:table-cell table:style-name="ce3"/>
          <table:table-cell table:style-name="ce29"/>
          <table:table-cell table:number-columns-repeated="992"/>
        </table:table-row>
        <table:table-row table:style-name="ro1">
          <table:table-cell table:style-name="ce1"/>
          <table:table-cell table:style-name="ce4" table:formula="of:=[.B67]+[.B$14]" office:value-type="float" office:value="0.5" calcext:value-type="float">
            <text:p>0.50</text:p>
          </table:table-cell>
          <table:table-cell table:style-name="ce4" table:formula="of:=([.B68]-[.D68])*([.H68]-[.E68])/([.G68]-[.D68])+[.E68]" office:value-type="float" office:value="0.2" calcext:value-type="float">
            <text:p>0.20</text:p>
          </table:table-cell>
          <table:table-cell table:style-name="ce7" table:formula="of:=IF([.$B68]&lt;[.$B$8];[.B$7];IF([.$B68]&lt;[.$B$9];[.B$8];IF([.$B68]&lt;[.$B$10];[.B$9];IF([.$B68]&lt;[.$B$11];[.B$10];[.B$11]))))" office:value-type="float" office:value="0.5" calcext:value-type="float">
            <text:p>0.5</text:p>
          </table:table-cell>
          <table:table-cell table:style-name="ce7" table:formula="of:=IF([.$B68]&lt;[.$B$8];[.C$7];IF([.$B68]&lt;[.$B$9];[.C$8];IF([.$B68]&lt;[.$B$10];[.C$9];IF([.$B68]&lt;[.$B$11];[.C$10];[.C$11]))))" office:value-type="float" office:value="0.2" calcext:value-type="float">
            <text:p>0.2</text:p>
          </table:table-cell>
          <table:table-cell table:style-name="ce7" table:formula="of:=IF([.$B68]&lt;[.$B$8];[.D$7];IF([.$B68]&lt;[.$B$9];[.D$8];IF([.$B68]&lt;[.$B$10];[.D$9];IF([.$B68]&lt;[.$B$11];[.D$10];[.D$11]))))" office:value-type="float" office:value="0.538461538461538" calcext:value-type="float">
            <text:p>0.5384615385</text:p>
          </table:table-cell>
          <table:table-cell table:style-name="ce7" table:formula="of:=IF([.$B68]&lt;[.$B$7];[.B$7];IF([.$B68]&lt;[.$B$8];[.B$8];IF([.$B68]&lt;[.$B$9];[.B$9];IF([.$B68]&lt;[.$B$10];[.B$10];[.B$11]))))" office:value-type="float" office:value="0.75" calcext:value-type="float">
            <text:p>0.75</text:p>
          </table:table-cell>
          <table:table-cell table:style-name="ce7" table:formula="of:=IF([.$B68]&lt;[.$B$7];[.C$7];IF([.$B68]&lt;[.$B$8];[.C$8];IF([.$B68]&lt;[.$B$9];[.C$9];IF([.$B68]&lt;[.$B$10];[.C$10];[.C$11]))))" office:value-type="float" office:value="0.8" calcext:value-type="float">
            <text:p>0.8</text:p>
          </table:table-cell>
          <table:table-cell table:style-name="ce7" table:formula="of:=IF([.$B68]&lt;[.$B$7];[.D$7];IF([.$B68]&lt;[.$B$8];[.D$8];IF([.$B68]&lt;[.$B$9];[.D$9];IF([.$B68]&lt;[.$B$10];[.D$10];[.D$11]))))" office:value-type="float" office:value="0.346153846153846" calcext:value-type="float">
            <text:p>0.3461538462</text:p>
          </table:table-cell>
          <table:table-cell table:style-name="ce7" table:formula="of:=([.H68]-[.E68])/([.G68]-[.D68])" office:value-type="float" office:value="2.4" calcext:value-type="float">
            <text:p>2.4</text:p>
          </table:table-cell>
          <table:table-cell table:style-name="ce4" table:formula="of:=[.K67]-AVERAGE([.L67];[.L68])*([.B68]-[.B67])" office:value-type="float" office:value="0.538461538461538" calcext:value-type="float">
            <text:p>0.54</text:p>
          </table:table-cell>
          <table:table-cell table:style-name="ce13" table:formula="of:=[.C68]/[.C$12]" office:value-type="float" office:value="0.307692307692308" calcext:value-type="float">
            <text:p>0.31</text:p>
          </table:table-cell>
          <table:table-cell table:style-name="ce17" table:formula="of:=[.F68]-(([.B68]^2*[.J68]/(2*[.C$12]) + [.B68]*([.E68]-[.D68]*[.J68])/[.C$12])  -   ([.D68]/[.C$12]) * ([.E68] - [.D68]*[.J68]/2))" office:value-type="float" office:value="0.538461538461538" calcext:value-type="float">
            <text:p>0.54</text:p>
          </table:table-cell>
          <table:table-cell table:style-name="ce22" table:formula="of:=IF(OR([.Q68]&lt;[.S68];[.Q68]&gt;[.V68]);[.R68];[.Q68])" office:value-type="float" office:value="1" calcext:value-type="float">
            <text:p>1.00</text:p>
          </table:table-cell>
          <table:table-cell table:style-name="ce4" table:formula="of:=([.N68]-[.S68])*([.W68]-[.T68])/([.V68]-[.S68])+[.T68]" office:value-type="float" office:value="1.4" calcext:value-type="float">
            <text:p>1.40</text:p>
          </table:table-cell>
          <table:table-cell/>
          <table:table-cell table:style-name="ce3" table:formula="of:=(-[.AA68]+SQRT([.AA68]*[.AA68] - 4*[.Z68]*[.AB68]))/(2*[.Z68])+[.S68]" office:value-type="float" office:value="0.833333333333333" calcext:value-type="float">
            <text:p>0.83</text:p>
          </table:table-cell>
          <table:table-cell table:style-name="ce3" table:formula="of:=(-[.AA68]-SQRT([.AA68]*[.AA68] - 4*[.Z68]*[.AB68]))/(2*[.Z68])+[.S68]" office:value-type="float" office:value="1" calcext:value-type="float">
            <text:p>1.00</text:p>
          </table:table-cell>
          <table:table-cell table:style-name="ce7" table:formula="of:=IF([.$M68]&gt;[.$D$8];[.B$7];IF([.$M68]&gt;[.$D$9];[.B$8];IF([.$M68]&gt;[.$D$10];[.B$9];IF([.$M68]&gt;[.$D$11];[.B$10];[.B$11]))))" office:value-type="float" office:value="0.5" calcext:value-type="float">
            <text:p>0.5</text:p>
          </table:table-cell>
          <table:table-cell table:style-name="ce7" table:formula="of:=IF([.$M68]&gt;[.$D$8];[.C$7];IF([.$M68]&gt;[.$D$9];[.C$8];IF([.$M68]&gt;[.$D$10];[.C$9];IF([.$M68]&gt;[.$D$11];[.C$10];[.C$11]))))" office:value-type="float" office:value="0.2" calcext:value-type="float">
            <text:p>0.2</text:p>
          </table:table-cell>
          <table:table-cell table:style-name="ce7" table:formula="of:=IF([.$M68]&gt;[.$D$8];[.D$7];IF([.$M68]&gt;[.$D$9];[.D$8];IF([.$M68]&gt;[.$D$10];[.D$9];IF([.$M68]&gt;[.$D$11];[.D$10];[.D$11]))))" office:value-type="float" office:value="0.538461538461538" calcext:value-type="float">
            <text:p>0.5384615385</text:p>
          </table:table-cell>
          <table:table-cell table:style-name="ce7" table:formula="of:=IF([.$M68]&gt;[.$D$7];[.B$8];IF([.$M68]&gt;[.$D$8];[.B$8];IF([.$M68]&gt;[.$D$9];[.B$9];IF([.$M68]&gt;[.$D$10];[.B$10];[.B$11]))))" office:value-type="float" office:value="0.75" calcext:value-type="float">
            <text:p>0.75</text:p>
          </table:table-cell>
          <table:table-cell table:style-name="ce7" table:formula="of:=IF([.$M68]&gt;[.$D$7];[.C$8];IF([.$M68]&gt;[.$D$8];[.C$8];IF([.$M68]&gt;[.$D$9];[.C$9];IF([.$M68]&gt;[.$D$10];[.C$10];[.C$11]))))" office:value-type="float" office:value="0.8" calcext:value-type="float">
            <text:p>0.8</text:p>
          </table:table-cell>
          <table:table-cell table:style-name="ce7" table:formula="of:=IF([.$M68]&gt;[.$D$7];[.D$8];IF([.$M68]&gt;[.$D$8];[.D$8];IF([.$M68]&gt;[.$D$9];[.D$9];IF([.$M68]&gt;[.$D$10];[.D$10];[.D$11]))))" office:value-type="float" office:value="0.346153846153846" calcext:value-type="float">
            <text:p>0.3461538462</text:p>
          </table:table-cell>
          <table:table-cell table:style-name="ce7" table:formula="of:=([.W68]-[.T68])/([.V68]-[.S68])" office:value-type="float" office:value="2.4" calcext:value-type="float">
            <text:p>2.4</text:p>
          </table:table-cell>
          <table:table-cell table:style-name="ce28" table:formula="of:=-[.Y68]/2" office:value-type="float" office:value="-1.2" calcext:value-type="float">
            <text:p>-1.20E+00</text:p>
          </table:table-cell>
          <table:table-cell table:style-name="ce7" table:formula="of:=([.Y68]*[.S68]-[.T68])" office:value-type="float" office:value="1" calcext:value-type="float">
            <text:p>1</text:p>
          </table:table-cell>
          <table:table-cell table:style-name="ce6" table:formula="of:=[.$C$12] * ([.U68]-[.M68]) + [.S68]*([.T68] - 1/2*[.S68]*[.Y68])" office:value-type="float" office:value="-0.2" calcext:value-type="float">
            <text:p>-0.2</text:p>
          </table:table-cell>
          <table:table-cell table:style-name="ce1"/>
          <table:table-cell table:style-name="ce4"/>
          <table:table-cell table:style-name="ce30"/>
          <table:table-cell table:style-name="ce1" table:number-columns-repeated="992"/>
        </table:table-row>
        <table:table-row table:style-name="ro1">
          <table:table-cell/>
          <table:table-cell table:style-name="ce3" table:formula="of:=[.B68]+[.B$14]" office:value-type="float" office:value="0.51" calcext:value-type="float">
            <text:p>0.51</text:p>
          </table:table-cell>
          <table:table-cell table:style-name="ce3" table:formula="of:=([.B69]-[.D69])*([.H69]-[.E69])/([.G69]-[.D69])+[.E69]" office:value-type="float" office:value="0.224000000000001" calcext:value-type="float">
            <text:p>0.22</text:p>
          </table:table-cell>
          <table:table-cell table:style-name="ce6" table:formula="of:=IF([.$B69]&lt;[.$B$8];[.B$7];IF([.$B69]&lt;[.$B$9];[.B$8];IF([.$B69]&lt;[.$B$10];[.B$9];IF([.$B69]&lt;[.$B$11];[.B$10];[.B$11]))))" office:value-type="float" office:value="0.5" calcext:value-type="float">
            <text:p>0.5</text:p>
          </table:table-cell>
          <table:table-cell table:style-name="ce6" table:formula="of:=IF([.$B69]&lt;[.$B$8];[.C$7];IF([.$B69]&lt;[.$B$9];[.C$8];IF([.$B69]&lt;[.$B$10];[.C$9];IF([.$B69]&lt;[.$B$11];[.C$10];[.C$11]))))" office:value-type="float" office:value="0.2" calcext:value-type="float">
            <text:p>0.2</text:p>
          </table:table-cell>
          <table:table-cell table:style-name="ce6" table:formula="of:=IF([.$B69]&lt;[.$B$8];[.D$7];IF([.$B69]&lt;[.$B$9];[.D$8];IF([.$B69]&lt;[.$B$10];[.D$9];IF([.$B69]&lt;[.$B$11];[.D$10];[.D$11]))))" office:value-type="float" office:value="0.538461538461538" calcext:value-type="float">
            <text:p>0.5384615385</text:p>
          </table:table-cell>
          <table:table-cell table:style-name="ce6" table:formula="of:=IF([.$B69]&lt;[.$B$7];[.B$7];IF([.$B69]&lt;[.$B$8];[.B$8];IF([.$B69]&lt;[.$B$9];[.B$9];IF([.$B69]&lt;[.$B$10];[.B$10];[.B$11]))))" office:value-type="float" office:value="0.75" calcext:value-type="float">
            <text:p>0.75</text:p>
          </table:table-cell>
          <table:table-cell table:style-name="ce6" table:formula="of:=IF([.$B69]&lt;[.$B$7];[.C$7];IF([.$B69]&lt;[.$B$8];[.C$8];IF([.$B69]&lt;[.$B$9];[.C$9];IF([.$B69]&lt;[.$B$10];[.C$10];[.C$11]))))" office:value-type="float" office:value="0.8" calcext:value-type="float">
            <text:p>0.8</text:p>
          </table:table-cell>
          <table:table-cell table:style-name="ce6" table:formula="of:=IF([.$B69]&lt;[.$B$7];[.D$7];IF([.$B69]&lt;[.$B$8];[.D$8];IF([.$B69]&lt;[.$B$9];[.D$9];IF([.$B69]&lt;[.$B$10];[.D$10];[.D$11]))))" office:value-type="float" office:value="0.346153846153846" calcext:value-type="float">
            <text:p>0.3461538462</text:p>
          </table:table-cell>
          <table:table-cell table:style-name="ce6" table:formula="of:=([.H69]-[.E69])/([.G69]-[.D69])" office:value-type="float" office:value="2.4" calcext:value-type="float">
            <text:p>2.4</text:p>
          </table:table-cell>
          <table:table-cell table:style-name="ce3" table:formula="of:=[.K68]-AVERAGE([.L68];[.L69])*([.B69]-[.B68])" office:value-type="float" office:value="0.5352" calcext:value-type="float">
            <text:p>0.54</text:p>
          </table:table-cell>
          <table:table-cell table:style-name="ce12" table:formula="of:=[.C69]/[.C$12]" office:value-type="float" office:value="0.344615384615385" calcext:value-type="float">
            <text:p>0.34</text:p>
          </table:table-cell>
          <table:table-cell table:style-name="ce17" table:formula="of:=[.F69]-(([.B69]^2*[.J69]/(2*[.C$12]) + [.B69]*([.E69]-[.D69]*[.J69])/[.C$12])  -   ([.D69]/[.C$12]) * ([.E69] - [.D69]*[.J69]/2))" office:value-type="float" office:value="0.5352" calcext:value-type="float">
            <text:p>0.54</text:p>
          </table:table-cell>
          <table:table-cell table:style-name="ce21" table:formula="of:=IF(OR([.Q69]&lt;[.S69];[.Q69]&gt;[.V69]);[.R69];[.Q69])" office:value-type="float" office:value="1.01" calcext:value-type="float">
            <text:p>1.01</text:p>
          </table:table-cell>
          <table:table-cell table:style-name="ce3" table:formula="of:=([.N69]-[.S69])*([.W69]-[.T69])/([.V69]-[.S69])+[.T69]" office:value-type="float" office:value="1.424" calcext:value-type="float">
            <text:p>1.42</text:p>
          </table:table-cell>
          <table:table-cell/>
          <table:table-cell table:style-name="ce3" table:formula="of:=(-[.AA69]+SQRT([.AA69]*[.AA69] - 4*[.Z69]*[.AB69]))/(2*[.Z69])+[.S69]" office:value-type="float" office:value="0.823333333333334" calcext:value-type="float">
            <text:p>0.82</text:p>
          </table:table-cell>
          <table:table-cell table:style-name="ce3" table:formula="of:=(-[.AA69]-SQRT([.AA69]*[.AA69] - 4*[.Z69]*[.AB69]))/(2*[.Z69])+[.S69]" office:value-type="float" office:value="1.01" calcext:value-type="float">
            <text:p>1.01</text:p>
          </table:table-cell>
          <table:table-cell table:style-name="ce6" table:formula="of:=IF([.$M69]&gt;[.$D$8];[.B$7];IF([.$M69]&gt;[.$D$9];[.B$8];IF([.$M69]&gt;[.$D$10];[.B$9];IF([.$M69]&gt;[.$D$11];[.B$10];[.B$11]))))" office:value-type="float" office:value="0.5" calcext:value-type="float">
            <text:p>0.5</text:p>
          </table:table-cell>
          <table:table-cell table:style-name="ce6" table:formula="of:=IF([.$M69]&gt;[.$D$8];[.C$7];IF([.$M69]&gt;[.$D$9];[.C$8];IF([.$M69]&gt;[.$D$10];[.C$9];IF([.$M69]&gt;[.$D$11];[.C$10];[.C$11]))))" office:value-type="float" office:value="0.2" calcext:value-type="float">
            <text:p>0.2</text:p>
          </table:table-cell>
          <table:table-cell table:style-name="ce6" table:formula="of:=IF([.$M69]&gt;[.$D$8];[.D$7];IF([.$M69]&gt;[.$D$9];[.D$8];IF([.$M69]&gt;[.$D$10];[.D$9];IF([.$M69]&gt;[.$D$11];[.D$10];[.D$11]))))" office:value-type="float" office:value="0.538461538461538" calcext:value-type="float">
            <text:p>0.5384615385</text:p>
          </table:table-cell>
          <table:table-cell table:style-name="ce6" table:formula="of:=IF([.$M69]&gt;[.$D$7];[.B$8];IF([.$M69]&gt;[.$D$8];[.B$8];IF([.$M69]&gt;[.$D$9];[.B$9];IF([.$M69]&gt;[.$D$10];[.B$10];[.B$11]))))" office:value-type="float" office:value="0.75" calcext:value-type="float">
            <text:p>0.75</text:p>
          </table:table-cell>
          <table:table-cell table:style-name="ce6" table:formula="of:=IF([.$M69]&gt;[.$D$7];[.C$8];IF([.$M69]&gt;[.$D$8];[.C$8];IF([.$M69]&gt;[.$D$9];[.C$9];IF([.$M69]&gt;[.$D$10];[.C$10];[.C$11]))))" office:value-type="float" office:value="0.8" calcext:value-type="float">
            <text:p>0.8</text:p>
          </table:table-cell>
          <table:table-cell table:style-name="ce6" table:formula="of:=IF([.$M69]&gt;[.$D$7];[.D$8];IF([.$M69]&gt;[.$D$8];[.D$8];IF([.$M69]&gt;[.$D$9];[.D$9];IF([.$M69]&gt;[.$D$10];[.D$10];[.D$11]))))" office:value-type="float" office:value="0.346153846153846" calcext:value-type="float">
            <text:p>0.3461538462</text:p>
          </table:table-cell>
          <table:table-cell table:style-name="ce6" table:formula="of:=([.W69]-[.T69])/([.V69]-[.S69])" office:value-type="float" office:value="2.4" calcext:value-type="float">
            <text:p>2.4</text:p>
          </table:table-cell>
          <table:table-cell table:style-name="ce27" table:formula="of:=-[.Y69]/2" office:value-type="float" office:value="-1.2" calcext:value-type="float">
            <text:p>-1.20E+00</text:p>
          </table:table-cell>
          <table:table-cell table:style-name="ce6" table:formula="of:=([.Y69]*[.S69]-[.T69])" office:value-type="float" office:value="1" calcext:value-type="float">
            <text:p>1</text:p>
          </table:table-cell>
          <table:table-cell table:style-name="ce6" table:formula="of:=[.$C$12] * ([.U69]-[.M69]) + [.S69]*([.T69] - 1/2*[.S69]*[.Y69])" office:value-type="float" office:value="-0.19788" calcext:value-type="float">
            <text:p>-0.19788</text:p>
          </table:table-cell>
          <table:table-cell/>
          <table:table-cell table:style-name="ce3"/>
          <table:table-cell table:style-name="ce29"/>
          <table:table-cell table:number-columns-repeated="992"/>
        </table:table-row>
        <table:table-row table:style-name="ro1">
          <table:table-cell/>
          <table:table-cell table:style-name="ce3" table:formula="of:=[.B69]+[.B$14]" office:value-type="float" office:value="0.52" calcext:value-type="float">
            <text:p>0.52</text:p>
          </table:table-cell>
          <table:table-cell table:style-name="ce3" table:formula="of:=([.B70]-[.D70])*([.H70]-[.E70])/([.G70]-[.D70])+[.E70]" office:value-type="float" office:value="0.248000000000001" calcext:value-type="float">
            <text:p>0.25</text:p>
          </table:table-cell>
          <table:table-cell table:style-name="ce6" table:formula="of:=IF([.$B70]&lt;[.$B$8];[.B$7];IF([.$B70]&lt;[.$B$9];[.B$8];IF([.$B70]&lt;[.$B$10];[.B$9];IF([.$B70]&lt;[.$B$11];[.B$10];[.B$11]))))" office:value-type="float" office:value="0.5" calcext:value-type="float">
            <text:p>0.5</text:p>
          </table:table-cell>
          <table:table-cell table:style-name="ce6" table:formula="of:=IF([.$B70]&lt;[.$B$8];[.C$7];IF([.$B70]&lt;[.$B$9];[.C$8];IF([.$B70]&lt;[.$B$10];[.C$9];IF([.$B70]&lt;[.$B$11];[.C$10];[.C$11]))))" office:value-type="float" office:value="0.2" calcext:value-type="float">
            <text:p>0.2</text:p>
          </table:table-cell>
          <table:table-cell table:style-name="ce6" table:formula="of:=IF([.$B70]&lt;[.$B$8];[.D$7];IF([.$B70]&lt;[.$B$9];[.D$8];IF([.$B70]&lt;[.$B$10];[.D$9];IF([.$B70]&lt;[.$B$11];[.D$10];[.D$11]))))" office:value-type="float" office:value="0.538461538461538" calcext:value-type="float">
            <text:p>0.5384615385</text:p>
          </table:table-cell>
          <table:table-cell table:style-name="ce6" table:formula="of:=IF([.$B70]&lt;[.$B$7];[.B$7];IF([.$B70]&lt;[.$B$8];[.B$8];IF([.$B70]&lt;[.$B$9];[.B$9];IF([.$B70]&lt;[.$B$10];[.B$10];[.B$11]))))" office:value-type="float" office:value="0.75" calcext:value-type="float">
            <text:p>0.75</text:p>
          </table:table-cell>
          <table:table-cell table:style-name="ce6" table:formula="of:=IF([.$B70]&lt;[.$B$7];[.C$7];IF([.$B70]&lt;[.$B$8];[.C$8];IF([.$B70]&lt;[.$B$9];[.C$9];IF([.$B70]&lt;[.$B$10];[.C$10];[.C$11]))))" office:value-type="float" office:value="0.8" calcext:value-type="float">
            <text:p>0.8</text:p>
          </table:table-cell>
          <table:table-cell table:style-name="ce6" table:formula="of:=IF([.$B70]&lt;[.$B$7];[.D$7];IF([.$B70]&lt;[.$B$8];[.D$8];IF([.$B70]&lt;[.$B$9];[.D$9];IF([.$B70]&lt;[.$B$10];[.D$10];[.D$11]))))" office:value-type="float" office:value="0.346153846153846" calcext:value-type="float">
            <text:p>0.3461538462</text:p>
          </table:table-cell>
          <table:table-cell table:style-name="ce6" table:formula="of:=([.H70]-[.E70])/([.G70]-[.D70])" office:value-type="float" office:value="2.4" calcext:value-type="float">
            <text:p>2.4</text:p>
          </table:table-cell>
          <table:table-cell table:style-name="ce3" table:formula="of:=[.K69]-AVERAGE([.L69];[.L70])*([.B70]-[.B69])" office:value-type="float" office:value="0.531569230769231" calcext:value-type="float">
            <text:p>0.53</text:p>
          </table:table-cell>
          <table:table-cell table:style-name="ce12" table:formula="of:=[.C70]/[.C$12]" office:value-type="float" office:value="0.381538461538462" calcext:value-type="float">
            <text:p>0.38</text:p>
          </table:table-cell>
          <table:table-cell table:style-name="ce17" table:formula="of:=[.F70]-(([.B70]^2*[.J70]/(2*[.C$12]) + [.B70]*([.E70]-[.D70]*[.J70])/[.C$12])  -   ([.D70]/[.C$12]) * ([.E70] - [.D70]*[.J70]/2))" office:value-type="float" office:value="0.531569230769231" calcext:value-type="float">
            <text:p>0.53</text:p>
          </table:table-cell>
          <table:table-cell table:style-name="ce21" table:formula="of:=IF(OR([.Q70]&lt;[.S70];[.Q70]&gt;[.V70]);[.R70];[.Q70])" office:value-type="float" office:value="1.02" calcext:value-type="float">
            <text:p>1.02</text:p>
          </table:table-cell>
          <table:table-cell table:style-name="ce3" table:formula="of:=([.N70]-[.S70])*([.W70]-[.T70])/([.V70]-[.S70])+[.T70]" office:value-type="float" office:value="1.448" calcext:value-type="float">
            <text:p>1.45</text:p>
          </table:table-cell>
          <table:table-cell/>
          <table:table-cell table:style-name="ce3" table:formula="of:=(-[.AA70]+SQRT([.AA70]*[.AA70] - 4*[.Z70]*[.AB70]))/(2*[.Z70])+[.S70]" office:value-type="float" office:value="0.813333333333333" calcext:value-type="float">
            <text:p>0.81</text:p>
          </table:table-cell>
          <table:table-cell table:style-name="ce3" table:formula="of:=(-[.AA70]-SQRT([.AA70]*[.AA70] - 4*[.Z70]*[.AB70]))/(2*[.Z70])+[.S70]" office:value-type="float" office:value="1.02" calcext:value-type="float">
            <text:p>1.02</text:p>
          </table:table-cell>
          <table:table-cell table:style-name="ce6" table:formula="of:=IF([.$M70]&gt;[.$D$8];[.B$7];IF([.$M70]&gt;[.$D$9];[.B$8];IF([.$M70]&gt;[.$D$10];[.B$9];IF([.$M70]&gt;[.$D$11];[.B$10];[.B$11]))))" office:value-type="float" office:value="0.5" calcext:value-type="float">
            <text:p>0.5</text:p>
          </table:table-cell>
          <table:table-cell table:style-name="ce6" table:formula="of:=IF([.$M70]&gt;[.$D$8];[.C$7];IF([.$M70]&gt;[.$D$9];[.C$8];IF([.$M70]&gt;[.$D$10];[.C$9];IF([.$M70]&gt;[.$D$11];[.C$10];[.C$11]))))" office:value-type="float" office:value="0.2" calcext:value-type="float">
            <text:p>0.2</text:p>
          </table:table-cell>
          <table:table-cell table:style-name="ce6" table:formula="of:=IF([.$M70]&gt;[.$D$8];[.D$7];IF([.$M70]&gt;[.$D$9];[.D$8];IF([.$M70]&gt;[.$D$10];[.D$9];IF([.$M70]&gt;[.$D$11];[.D$10];[.D$11]))))" office:value-type="float" office:value="0.538461538461538" calcext:value-type="float">
            <text:p>0.5384615385</text:p>
          </table:table-cell>
          <table:table-cell table:style-name="ce6" table:formula="of:=IF([.$M70]&gt;[.$D$7];[.B$8];IF([.$M70]&gt;[.$D$8];[.B$8];IF([.$M70]&gt;[.$D$9];[.B$9];IF([.$M70]&gt;[.$D$10];[.B$10];[.B$11]))))" office:value-type="float" office:value="0.75" calcext:value-type="float">
            <text:p>0.75</text:p>
          </table:table-cell>
          <table:table-cell table:style-name="ce6" table:formula="of:=IF([.$M70]&gt;[.$D$7];[.C$8];IF([.$M70]&gt;[.$D$8];[.C$8];IF([.$M70]&gt;[.$D$9];[.C$9];IF([.$M70]&gt;[.$D$10];[.C$10];[.C$11]))))" office:value-type="float" office:value="0.8" calcext:value-type="float">
            <text:p>0.8</text:p>
          </table:table-cell>
          <table:table-cell table:style-name="ce6" table:formula="of:=IF([.$M70]&gt;[.$D$7];[.D$8];IF([.$M70]&gt;[.$D$8];[.D$8];IF([.$M70]&gt;[.$D$9];[.D$9];IF([.$M70]&gt;[.$D$10];[.D$10];[.D$11]))))" office:value-type="float" office:value="0.346153846153846" calcext:value-type="float">
            <text:p>0.3461538462</text:p>
          </table:table-cell>
          <table:table-cell table:style-name="ce6" table:formula="of:=([.W70]-[.T70])/([.V70]-[.S70])" office:value-type="float" office:value="2.4" calcext:value-type="float">
            <text:p>2.4</text:p>
          </table:table-cell>
          <table:table-cell table:style-name="ce27" table:formula="of:=-[.Y70]/2" office:value-type="float" office:value="-1.2" calcext:value-type="float">
            <text:p>-1.20E+00</text:p>
          </table:table-cell>
          <table:table-cell table:style-name="ce6" table:formula="of:=([.Y70]*[.S70]-[.T70])" office:value-type="float" office:value="1" calcext:value-type="float">
            <text:p>1</text:p>
          </table:table-cell>
          <table:table-cell table:style-name="ce6" table:formula="of:=[.$C$12] * ([.U70]-[.M70]) + [.S70]*([.T70] - 1/2*[.S70]*[.Y70])" office:value-type="float" office:value="-0.19552" calcext:value-type="float">
            <text:p>-0.19552</text:p>
          </table:table-cell>
          <table:table-cell/>
          <table:table-cell table:style-name="ce3"/>
          <table:table-cell table:style-name="ce29"/>
          <table:table-cell table:number-columns-repeated="992"/>
        </table:table-row>
        <table:table-row table:style-name="ro1">
          <table:table-cell/>
          <table:table-cell table:style-name="ce3" table:formula="of:=[.B70]+[.B$14]" office:value-type="float" office:value="0.53" calcext:value-type="float">
            <text:p>0.53</text:p>
          </table:table-cell>
          <table:table-cell table:style-name="ce3" table:formula="of:=([.B71]-[.D71])*([.H71]-[.E71])/([.G71]-[.D71])+[.E71]" office:value-type="float" office:value="0.272000000000001" calcext:value-type="float">
            <text:p>0.27</text:p>
          </table:table-cell>
          <table:table-cell table:style-name="ce6" table:formula="of:=IF([.$B71]&lt;[.$B$8];[.B$7];IF([.$B71]&lt;[.$B$9];[.B$8];IF([.$B71]&lt;[.$B$10];[.B$9];IF([.$B71]&lt;[.$B$11];[.B$10];[.B$11]))))" office:value-type="float" office:value="0.5" calcext:value-type="float">
            <text:p>0.5</text:p>
          </table:table-cell>
          <table:table-cell table:style-name="ce6" table:formula="of:=IF([.$B71]&lt;[.$B$8];[.C$7];IF([.$B71]&lt;[.$B$9];[.C$8];IF([.$B71]&lt;[.$B$10];[.C$9];IF([.$B71]&lt;[.$B$11];[.C$10];[.C$11]))))" office:value-type="float" office:value="0.2" calcext:value-type="float">
            <text:p>0.2</text:p>
          </table:table-cell>
          <table:table-cell table:style-name="ce6" table:formula="of:=IF([.$B71]&lt;[.$B$8];[.D$7];IF([.$B71]&lt;[.$B$9];[.D$8];IF([.$B71]&lt;[.$B$10];[.D$9];IF([.$B71]&lt;[.$B$11];[.D$10];[.D$11]))))" office:value-type="float" office:value="0.538461538461538" calcext:value-type="float">
            <text:p>0.5384615385</text:p>
          </table:table-cell>
          <table:table-cell table:style-name="ce6" table:formula="of:=IF([.$B71]&lt;[.$B$7];[.B$7];IF([.$B71]&lt;[.$B$8];[.B$8];IF([.$B71]&lt;[.$B$9];[.B$9];IF([.$B71]&lt;[.$B$10];[.B$10];[.B$11]))))" office:value-type="float" office:value="0.75" calcext:value-type="float">
            <text:p>0.75</text:p>
          </table:table-cell>
          <table:table-cell table:style-name="ce6" table:formula="of:=IF([.$B71]&lt;[.$B$7];[.C$7];IF([.$B71]&lt;[.$B$8];[.C$8];IF([.$B71]&lt;[.$B$9];[.C$9];IF([.$B71]&lt;[.$B$10];[.C$10];[.C$11]))))" office:value-type="float" office:value="0.8" calcext:value-type="float">
            <text:p>0.8</text:p>
          </table:table-cell>
          <table:table-cell table:style-name="ce6" table:formula="of:=IF([.$B71]&lt;[.$B$7];[.D$7];IF([.$B71]&lt;[.$B$8];[.D$8];IF([.$B71]&lt;[.$B$9];[.D$9];IF([.$B71]&lt;[.$B$10];[.D$10];[.D$11]))))" office:value-type="float" office:value="0.346153846153846" calcext:value-type="float">
            <text:p>0.3461538462</text:p>
          </table:table-cell>
          <table:table-cell table:style-name="ce6" table:formula="of:=([.H71]-[.E71])/([.G71]-[.D71])" office:value-type="float" office:value="2.4" calcext:value-type="float">
            <text:p>2.4</text:p>
          </table:table-cell>
          <table:table-cell table:style-name="ce3" table:formula="of:=[.K70]-AVERAGE([.L70];[.L71])*([.B71]-[.B70])" office:value-type="float" office:value="0.527569230769231" calcext:value-type="float">
            <text:p>0.53</text:p>
          </table:table-cell>
          <table:table-cell table:style-name="ce12" table:formula="of:=[.C71]/[.C$12]" office:value-type="float" office:value="0.418461538461539" calcext:value-type="float">
            <text:p>0.42</text:p>
          </table:table-cell>
          <table:table-cell table:style-name="ce17" table:formula="of:=[.F71]-(([.B71]^2*[.J71]/(2*[.C$12]) + [.B71]*([.E71]-[.D71]*[.J71])/[.C$12])  -   ([.D71]/[.C$12]) * ([.E71] - [.D71]*[.J71]/2))" office:value-type="float" office:value="0.527569230769231" calcext:value-type="float">
            <text:p>0.53</text:p>
          </table:table-cell>
          <table:table-cell table:style-name="ce21" table:formula="of:=IF(OR([.Q71]&lt;[.S71];[.Q71]&gt;[.V71]);[.R71];[.Q71])" office:value-type="float" office:value="1.03" calcext:value-type="float">
            <text:p>1.03</text:p>
          </table:table-cell>
          <table:table-cell table:style-name="ce3" table:formula="of:=([.N71]-[.S71])*([.W71]-[.T71])/([.V71]-[.S71])+[.T71]" office:value-type="float" office:value="1.472" calcext:value-type="float">
            <text:p>1.47</text:p>
          </table:table-cell>
          <table:table-cell/>
          <table:table-cell table:style-name="ce3" table:formula="of:=(-[.AA71]+SQRT([.AA71]*[.AA71] - 4*[.Z71]*[.AB71]))/(2*[.Z71])+[.S71]" office:value-type="float" office:value="0.803333333333333" calcext:value-type="float">
            <text:p>0.80</text:p>
          </table:table-cell>
          <table:table-cell table:style-name="ce3" table:formula="of:=(-[.AA71]-SQRT([.AA71]*[.AA71] - 4*[.Z71]*[.AB71]))/(2*[.Z71])+[.S71]" office:value-type="float" office:value="1.03" calcext:value-type="float">
            <text:p>1.03</text:p>
          </table:table-cell>
          <table:table-cell table:style-name="ce6" table:formula="of:=IF([.$M71]&gt;[.$D$8];[.B$7];IF([.$M71]&gt;[.$D$9];[.B$8];IF([.$M71]&gt;[.$D$10];[.B$9];IF([.$M71]&gt;[.$D$11];[.B$10];[.B$11]))))" office:value-type="float" office:value="0.5" calcext:value-type="float">
            <text:p>0.5</text:p>
          </table:table-cell>
          <table:table-cell table:style-name="ce6" table:formula="of:=IF([.$M71]&gt;[.$D$8];[.C$7];IF([.$M71]&gt;[.$D$9];[.C$8];IF([.$M71]&gt;[.$D$10];[.C$9];IF([.$M71]&gt;[.$D$11];[.C$10];[.C$11]))))" office:value-type="float" office:value="0.2" calcext:value-type="float">
            <text:p>0.2</text:p>
          </table:table-cell>
          <table:table-cell table:style-name="ce6" table:formula="of:=IF([.$M71]&gt;[.$D$8];[.D$7];IF([.$M71]&gt;[.$D$9];[.D$8];IF([.$M71]&gt;[.$D$10];[.D$9];IF([.$M71]&gt;[.$D$11];[.D$10];[.D$11]))))" office:value-type="float" office:value="0.538461538461538" calcext:value-type="float">
            <text:p>0.5384615385</text:p>
          </table:table-cell>
          <table:table-cell table:style-name="ce6" table:formula="of:=IF([.$M71]&gt;[.$D$7];[.B$8];IF([.$M71]&gt;[.$D$8];[.B$8];IF([.$M71]&gt;[.$D$9];[.B$9];IF([.$M71]&gt;[.$D$10];[.B$10];[.B$11]))))" office:value-type="float" office:value="0.75" calcext:value-type="float">
            <text:p>0.75</text:p>
          </table:table-cell>
          <table:table-cell table:style-name="ce6" table:formula="of:=IF([.$M71]&gt;[.$D$7];[.C$8];IF([.$M71]&gt;[.$D$8];[.C$8];IF([.$M71]&gt;[.$D$9];[.C$9];IF([.$M71]&gt;[.$D$10];[.C$10];[.C$11]))))" office:value-type="float" office:value="0.8" calcext:value-type="float">
            <text:p>0.8</text:p>
          </table:table-cell>
          <table:table-cell table:style-name="ce6" table:formula="of:=IF([.$M71]&gt;[.$D$7];[.D$8];IF([.$M71]&gt;[.$D$8];[.D$8];IF([.$M71]&gt;[.$D$9];[.D$9];IF([.$M71]&gt;[.$D$10];[.D$10];[.D$11]))))" office:value-type="float" office:value="0.346153846153846" calcext:value-type="float">
            <text:p>0.3461538462</text:p>
          </table:table-cell>
          <table:table-cell table:style-name="ce6" table:formula="of:=([.W71]-[.T71])/([.V71]-[.S71])" office:value-type="float" office:value="2.4" calcext:value-type="float">
            <text:p>2.4</text:p>
          </table:table-cell>
          <table:table-cell table:style-name="ce27" table:formula="of:=-[.Y71]/2" office:value-type="float" office:value="-1.2" calcext:value-type="float">
            <text:p>-1.20E+00</text:p>
          </table:table-cell>
          <table:table-cell table:style-name="ce6" table:formula="of:=([.Y71]*[.S71]-[.T71])" office:value-type="float" office:value="1" calcext:value-type="float">
            <text:p>1</text:p>
          </table:table-cell>
          <table:table-cell table:style-name="ce6" table:formula="of:=[.$C$12] * ([.U71]-[.M71]) + [.S71]*([.T71] - 1/2*[.S71]*[.Y71])" office:value-type="float" office:value="-0.19292" calcext:value-type="float">
            <text:p>-0.19292</text:p>
          </table:table-cell>
          <table:table-cell/>
          <table:table-cell table:style-name="ce3"/>
          <table:table-cell table:style-name="ce29"/>
          <table:table-cell table:number-columns-repeated="992"/>
        </table:table-row>
        <table:table-row table:style-name="ro1">
          <table:table-cell/>
          <table:table-cell table:style-name="ce3" table:formula="of:=[.B71]+[.B$14]" office:value-type="float" office:value="0.54" calcext:value-type="float">
            <text:p>0.54</text:p>
          </table:table-cell>
          <table:table-cell table:style-name="ce3" table:formula="of:=([.B72]-[.D72])*([.H72]-[.E72])/([.G72]-[.D72])+[.E72]" office:value-type="float" office:value="0.296000000000001" calcext:value-type="float">
            <text:p>0.30</text:p>
          </table:table-cell>
          <table:table-cell table:style-name="ce6" table:formula="of:=IF([.$B72]&lt;[.$B$8];[.B$7];IF([.$B72]&lt;[.$B$9];[.B$8];IF([.$B72]&lt;[.$B$10];[.B$9];IF([.$B72]&lt;[.$B$11];[.B$10];[.B$11]))))" office:value-type="float" office:value="0.5" calcext:value-type="float">
            <text:p>0.5</text:p>
          </table:table-cell>
          <table:table-cell table:style-name="ce6" table:formula="of:=IF([.$B72]&lt;[.$B$8];[.C$7];IF([.$B72]&lt;[.$B$9];[.C$8];IF([.$B72]&lt;[.$B$10];[.C$9];IF([.$B72]&lt;[.$B$11];[.C$10];[.C$11]))))" office:value-type="float" office:value="0.2" calcext:value-type="float">
            <text:p>0.2</text:p>
          </table:table-cell>
          <table:table-cell table:style-name="ce6" table:formula="of:=IF([.$B72]&lt;[.$B$8];[.D$7];IF([.$B72]&lt;[.$B$9];[.D$8];IF([.$B72]&lt;[.$B$10];[.D$9];IF([.$B72]&lt;[.$B$11];[.D$10];[.D$11]))))" office:value-type="float" office:value="0.538461538461538" calcext:value-type="float">
            <text:p>0.5384615385</text:p>
          </table:table-cell>
          <table:table-cell table:style-name="ce6" table:formula="of:=IF([.$B72]&lt;[.$B$7];[.B$7];IF([.$B72]&lt;[.$B$8];[.B$8];IF([.$B72]&lt;[.$B$9];[.B$9];IF([.$B72]&lt;[.$B$10];[.B$10];[.B$11]))))" office:value-type="float" office:value="0.75" calcext:value-type="float">
            <text:p>0.75</text:p>
          </table:table-cell>
          <table:table-cell table:style-name="ce6" table:formula="of:=IF([.$B72]&lt;[.$B$7];[.C$7];IF([.$B72]&lt;[.$B$8];[.C$8];IF([.$B72]&lt;[.$B$9];[.C$9];IF([.$B72]&lt;[.$B$10];[.C$10];[.C$11]))))" office:value-type="float" office:value="0.8" calcext:value-type="float">
            <text:p>0.8</text:p>
          </table:table-cell>
          <table:table-cell table:style-name="ce6" table:formula="of:=IF([.$B72]&lt;[.$B$7];[.D$7];IF([.$B72]&lt;[.$B$8];[.D$8];IF([.$B72]&lt;[.$B$9];[.D$9];IF([.$B72]&lt;[.$B$10];[.D$10];[.D$11]))))" office:value-type="float" office:value="0.346153846153846" calcext:value-type="float">
            <text:p>0.3461538462</text:p>
          </table:table-cell>
          <table:table-cell table:style-name="ce6" table:formula="of:=([.H72]-[.E72])/([.G72]-[.D72])" office:value-type="float" office:value="2.4" calcext:value-type="float">
            <text:p>2.4</text:p>
          </table:table-cell>
          <table:table-cell table:style-name="ce3" table:formula="of:=[.K71]-AVERAGE([.L71];[.L72])*([.B72]-[.B71])" office:value-type="float" office:value="0.5232" calcext:value-type="float">
            <text:p>0.52</text:p>
          </table:table-cell>
          <table:table-cell table:style-name="ce12" table:formula="of:=[.C72]/[.C$12]" office:value-type="float" office:value="0.455384615384616" calcext:value-type="float">
            <text:p>0.46</text:p>
          </table:table-cell>
          <table:table-cell table:style-name="ce17" table:formula="of:=[.F72]-(([.B72]^2*[.J72]/(2*[.C$12]) + [.B72]*([.E72]-[.D72]*[.J72])/[.C$12])  -   ([.D72]/[.C$12]) * ([.E72] - [.D72]*[.J72]/2))" office:value-type="float" office:value="0.5232" calcext:value-type="float">
            <text:p>0.52</text:p>
          </table:table-cell>
          <table:table-cell table:style-name="ce21" table:formula="of:=IF(OR([.Q72]&lt;[.S72];[.Q72]&gt;[.V72]);[.R72];[.Q72])" office:value-type="float" office:value="1.04" calcext:value-type="float">
            <text:p>1.04</text:p>
          </table:table-cell>
          <table:table-cell table:style-name="ce3" table:formula="of:=([.N72]-[.S72])*([.W72]-[.T72])/([.V72]-[.S72])+[.T72]" office:value-type="float" office:value="1.496" calcext:value-type="float">
            <text:p>1.50</text:p>
          </table:table-cell>
          <table:table-cell/>
          <table:table-cell table:style-name="ce3" table:formula="of:=(-[.AA72]+SQRT([.AA72]*[.AA72] - 4*[.Z72]*[.AB72]))/(2*[.Z72])+[.S72]" office:value-type="float" office:value="0.793333333333333" calcext:value-type="float">
            <text:p>0.79</text:p>
          </table:table-cell>
          <table:table-cell table:style-name="ce3" table:formula="of:=(-[.AA72]-SQRT([.AA72]*[.AA72] - 4*[.Z72]*[.AB72]))/(2*[.Z72])+[.S72]" office:value-type="float" office:value="1.04" calcext:value-type="float">
            <text:p>1.04</text:p>
          </table:table-cell>
          <table:table-cell table:style-name="ce6" table:formula="of:=IF([.$M72]&gt;[.$D$8];[.B$7];IF([.$M72]&gt;[.$D$9];[.B$8];IF([.$M72]&gt;[.$D$10];[.B$9];IF([.$M72]&gt;[.$D$11];[.B$10];[.B$11]))))" office:value-type="float" office:value="0.5" calcext:value-type="float">
            <text:p>0.5</text:p>
          </table:table-cell>
          <table:table-cell table:style-name="ce6" table:formula="of:=IF([.$M72]&gt;[.$D$8];[.C$7];IF([.$M72]&gt;[.$D$9];[.C$8];IF([.$M72]&gt;[.$D$10];[.C$9];IF([.$M72]&gt;[.$D$11];[.C$10];[.C$11]))))" office:value-type="float" office:value="0.2" calcext:value-type="float">
            <text:p>0.2</text:p>
          </table:table-cell>
          <table:table-cell table:style-name="ce6" table:formula="of:=IF([.$M72]&gt;[.$D$8];[.D$7];IF([.$M72]&gt;[.$D$9];[.D$8];IF([.$M72]&gt;[.$D$10];[.D$9];IF([.$M72]&gt;[.$D$11];[.D$10];[.D$11]))))" office:value-type="float" office:value="0.538461538461538" calcext:value-type="float">
            <text:p>0.5384615385</text:p>
          </table:table-cell>
          <table:table-cell table:style-name="ce6" table:formula="of:=IF([.$M72]&gt;[.$D$7];[.B$8];IF([.$M72]&gt;[.$D$8];[.B$8];IF([.$M72]&gt;[.$D$9];[.B$9];IF([.$M72]&gt;[.$D$10];[.B$10];[.B$11]))))" office:value-type="float" office:value="0.75" calcext:value-type="float">
            <text:p>0.75</text:p>
          </table:table-cell>
          <table:table-cell table:style-name="ce6" table:formula="of:=IF([.$M72]&gt;[.$D$7];[.C$8];IF([.$M72]&gt;[.$D$8];[.C$8];IF([.$M72]&gt;[.$D$9];[.C$9];IF([.$M72]&gt;[.$D$10];[.C$10];[.C$11]))))" office:value-type="float" office:value="0.8" calcext:value-type="float">
            <text:p>0.8</text:p>
          </table:table-cell>
          <table:table-cell table:style-name="ce6" table:formula="of:=IF([.$M72]&gt;[.$D$7];[.D$8];IF([.$M72]&gt;[.$D$8];[.D$8];IF([.$M72]&gt;[.$D$9];[.D$9];IF([.$M72]&gt;[.$D$10];[.D$10];[.D$11]))))" office:value-type="float" office:value="0.346153846153846" calcext:value-type="float">
            <text:p>0.3461538462</text:p>
          </table:table-cell>
          <table:table-cell table:style-name="ce6" table:formula="of:=([.W72]-[.T72])/([.V72]-[.S72])" office:value-type="float" office:value="2.4" calcext:value-type="float">
            <text:p>2.4</text:p>
          </table:table-cell>
          <table:table-cell table:style-name="ce27" table:formula="of:=-[.Y72]/2" office:value-type="float" office:value="-1.2" calcext:value-type="float">
            <text:p>-1.20E+00</text:p>
          </table:table-cell>
          <table:table-cell table:style-name="ce6" table:formula="of:=([.Y72]*[.S72]-[.T72])" office:value-type="float" office:value="1" calcext:value-type="float">
            <text:p>1</text:p>
          </table:table-cell>
          <table:table-cell table:style-name="ce6" table:formula="of:=[.$C$12] * ([.U72]-[.M72]) + [.S72]*([.T72] - 1/2*[.S72]*[.Y72])" office:value-type="float" office:value="-0.19008" calcext:value-type="float">
            <text:p>-0.19008</text:p>
          </table:table-cell>
          <table:table-cell/>
          <table:table-cell table:style-name="ce3"/>
          <table:table-cell table:style-name="ce29"/>
          <table:table-cell table:number-columns-repeated="992"/>
        </table:table-row>
        <table:table-row table:style-name="ro1">
          <table:table-cell/>
          <table:table-cell table:style-name="ce3" table:formula="of:=[.B72]+[.B$14]" office:value-type="float" office:value="0.55" calcext:value-type="float">
            <text:p>0.55</text:p>
          </table:table-cell>
          <table:table-cell table:style-name="ce3" table:formula="of:=([.B73]-[.D73])*([.H73]-[.E73])/([.G73]-[.D73])+[.E73]" office:value-type="float" office:value="0.320000000000001" calcext:value-type="float">
            <text:p>0.32</text:p>
          </table:table-cell>
          <table:table-cell table:style-name="ce6" table:formula="of:=IF([.$B73]&lt;[.$B$8];[.B$7];IF([.$B73]&lt;[.$B$9];[.B$8];IF([.$B73]&lt;[.$B$10];[.B$9];IF([.$B73]&lt;[.$B$11];[.B$10];[.B$11]))))" office:value-type="float" office:value="0.5" calcext:value-type="float">
            <text:p>0.5</text:p>
          </table:table-cell>
          <table:table-cell table:style-name="ce6" table:formula="of:=IF([.$B73]&lt;[.$B$8];[.C$7];IF([.$B73]&lt;[.$B$9];[.C$8];IF([.$B73]&lt;[.$B$10];[.C$9];IF([.$B73]&lt;[.$B$11];[.C$10];[.C$11]))))" office:value-type="float" office:value="0.2" calcext:value-type="float">
            <text:p>0.2</text:p>
          </table:table-cell>
          <table:table-cell table:style-name="ce6" table:formula="of:=IF([.$B73]&lt;[.$B$8];[.D$7];IF([.$B73]&lt;[.$B$9];[.D$8];IF([.$B73]&lt;[.$B$10];[.D$9];IF([.$B73]&lt;[.$B$11];[.D$10];[.D$11]))))" office:value-type="float" office:value="0.538461538461538" calcext:value-type="float">
            <text:p>0.5384615385</text:p>
          </table:table-cell>
          <table:table-cell table:style-name="ce6" table:formula="of:=IF([.$B73]&lt;[.$B$7];[.B$7];IF([.$B73]&lt;[.$B$8];[.B$8];IF([.$B73]&lt;[.$B$9];[.B$9];IF([.$B73]&lt;[.$B$10];[.B$10];[.B$11]))))" office:value-type="float" office:value="0.75" calcext:value-type="float">
            <text:p>0.75</text:p>
          </table:table-cell>
          <table:table-cell table:style-name="ce6" table:formula="of:=IF([.$B73]&lt;[.$B$7];[.C$7];IF([.$B73]&lt;[.$B$8];[.C$8];IF([.$B73]&lt;[.$B$9];[.C$9];IF([.$B73]&lt;[.$B$10];[.C$10];[.C$11]))))" office:value-type="float" office:value="0.8" calcext:value-type="float">
            <text:p>0.8</text:p>
          </table:table-cell>
          <table:table-cell table:style-name="ce6" table:formula="of:=IF([.$B73]&lt;[.$B$7];[.D$7];IF([.$B73]&lt;[.$B$8];[.D$8];IF([.$B73]&lt;[.$B$9];[.D$9];IF([.$B73]&lt;[.$B$10];[.D$10];[.D$11]))))" office:value-type="float" office:value="0.346153846153846" calcext:value-type="float">
            <text:p>0.3461538462</text:p>
          </table:table-cell>
          <table:table-cell table:style-name="ce6" table:formula="of:=([.H73]-[.E73])/([.G73]-[.D73])" office:value-type="float" office:value="2.4" calcext:value-type="float">
            <text:p>2.4</text:p>
          </table:table-cell>
          <table:table-cell table:style-name="ce3" table:formula="of:=[.K72]-AVERAGE([.L72];[.L73])*([.B73]-[.B72])" office:value-type="float" office:value="0.518461538461538" calcext:value-type="float">
            <text:p>0.52</text:p>
          </table:table-cell>
          <table:table-cell table:style-name="ce12" table:formula="of:=[.C73]/[.C$12]" office:value-type="float" office:value="0.492307692307693" calcext:value-type="float">
            <text:p>0.49</text:p>
          </table:table-cell>
          <table:table-cell table:style-name="ce17" table:formula="of:=[.F73]-(([.B73]^2*[.J73]/(2*[.C$12]) + [.B73]*([.E73]-[.D73]*[.J73])/[.C$12])  -   ([.D73]/[.C$12]) * ([.E73] - [.D73]*[.J73]/2))" office:value-type="float" office:value="0.518461538461538" calcext:value-type="float">
            <text:p>0.52</text:p>
          </table:table-cell>
          <table:table-cell table:style-name="ce21" table:formula="of:=IF(OR([.Q73]&lt;[.S73];[.Q73]&gt;[.V73]);[.R73];[.Q73])" office:value-type="float" office:value="1.05" calcext:value-type="float">
            <text:p>1.05</text:p>
          </table:table-cell>
          <table:table-cell table:style-name="ce3" table:formula="of:=([.N73]-[.S73])*([.W73]-[.T73])/([.V73]-[.S73])+[.T73]" office:value-type="float" office:value="1.52" calcext:value-type="float">
            <text:p>1.52</text:p>
          </table:table-cell>
          <table:table-cell/>
          <table:table-cell table:style-name="ce3" table:formula="of:=(-[.AA73]+SQRT([.AA73]*[.AA73] - 4*[.Z73]*[.AB73]))/(2*[.Z73])+[.S73]" office:value-type="float" office:value="0.783333333333333" calcext:value-type="float">
            <text:p>0.78</text:p>
          </table:table-cell>
          <table:table-cell table:style-name="ce3" table:formula="of:=(-[.AA73]-SQRT([.AA73]*[.AA73] - 4*[.Z73]*[.AB73]))/(2*[.Z73])+[.S73]" office:value-type="float" office:value="1.05" calcext:value-type="float">
            <text:p>1.05</text:p>
          </table:table-cell>
          <table:table-cell table:style-name="ce6" table:formula="of:=IF([.$M73]&gt;[.$D$8];[.B$7];IF([.$M73]&gt;[.$D$9];[.B$8];IF([.$M73]&gt;[.$D$10];[.B$9];IF([.$M73]&gt;[.$D$11];[.B$10];[.B$11]))))" office:value-type="float" office:value="0.5" calcext:value-type="float">
            <text:p>0.5</text:p>
          </table:table-cell>
          <table:table-cell table:style-name="ce6" table:formula="of:=IF([.$M73]&gt;[.$D$8];[.C$7];IF([.$M73]&gt;[.$D$9];[.C$8];IF([.$M73]&gt;[.$D$10];[.C$9];IF([.$M73]&gt;[.$D$11];[.C$10];[.C$11]))))" office:value-type="float" office:value="0.2" calcext:value-type="float">
            <text:p>0.2</text:p>
          </table:table-cell>
          <table:table-cell table:style-name="ce6" table:formula="of:=IF([.$M73]&gt;[.$D$8];[.D$7];IF([.$M73]&gt;[.$D$9];[.D$8];IF([.$M73]&gt;[.$D$10];[.D$9];IF([.$M73]&gt;[.$D$11];[.D$10];[.D$11]))))" office:value-type="float" office:value="0.538461538461538" calcext:value-type="float">
            <text:p>0.5384615385</text:p>
          </table:table-cell>
          <table:table-cell table:style-name="ce6" table:formula="of:=IF([.$M73]&gt;[.$D$7];[.B$8];IF([.$M73]&gt;[.$D$8];[.B$8];IF([.$M73]&gt;[.$D$9];[.B$9];IF([.$M73]&gt;[.$D$10];[.B$10];[.B$11]))))" office:value-type="float" office:value="0.75" calcext:value-type="float">
            <text:p>0.75</text:p>
          </table:table-cell>
          <table:table-cell table:style-name="ce6" table:formula="of:=IF([.$M73]&gt;[.$D$7];[.C$8];IF([.$M73]&gt;[.$D$8];[.C$8];IF([.$M73]&gt;[.$D$9];[.C$9];IF([.$M73]&gt;[.$D$10];[.C$10];[.C$11]))))" office:value-type="float" office:value="0.8" calcext:value-type="float">
            <text:p>0.8</text:p>
          </table:table-cell>
          <table:table-cell table:style-name="ce6" table:formula="of:=IF([.$M73]&gt;[.$D$7];[.D$8];IF([.$M73]&gt;[.$D$8];[.D$8];IF([.$M73]&gt;[.$D$9];[.D$9];IF([.$M73]&gt;[.$D$10];[.D$10];[.D$11]))))" office:value-type="float" office:value="0.346153846153846" calcext:value-type="float">
            <text:p>0.3461538462</text:p>
          </table:table-cell>
          <table:table-cell table:style-name="ce6" table:formula="of:=([.W73]-[.T73])/([.V73]-[.S73])" office:value-type="float" office:value="2.4" calcext:value-type="float">
            <text:p>2.4</text:p>
          </table:table-cell>
          <table:table-cell table:style-name="ce27" table:formula="of:=-[.Y73]/2" office:value-type="float" office:value="-1.2" calcext:value-type="float">
            <text:p>-1.20E+00</text:p>
          </table:table-cell>
          <table:table-cell table:style-name="ce6" table:formula="of:=([.Y73]*[.S73]-[.T73])" office:value-type="float" office:value="1" calcext:value-type="float">
            <text:p>1</text:p>
          </table:table-cell>
          <table:table-cell table:style-name="ce6" table:formula="of:=[.$C$12] * ([.U73]-[.M73]) + [.S73]*([.T73] - 1/2*[.S73]*[.Y73])" office:value-type="float" office:value="-0.187" calcext:value-type="float">
            <text:p>-0.187</text:p>
          </table:table-cell>
          <table:table-cell/>
          <table:table-cell table:style-name="ce3"/>
          <table:table-cell table:style-name="ce29"/>
          <table:table-cell table:number-columns-repeated="992"/>
        </table:table-row>
        <table:table-row table:style-name="ro1">
          <table:table-cell/>
          <table:table-cell table:style-name="ce3" table:formula="of:=[.B73]+[.B$14]" office:value-type="float" office:value="0.56" calcext:value-type="float">
            <text:p>0.56</text:p>
          </table:table-cell>
          <table:table-cell table:style-name="ce3" table:formula="of:=([.B74]-[.D74])*([.H74]-[.E74])/([.G74]-[.D74])+[.E74]" office:value-type="float" office:value="0.344000000000001" calcext:value-type="float">
            <text:p>0.34</text:p>
          </table:table-cell>
          <table:table-cell table:style-name="ce6" table:formula="of:=IF([.$B74]&lt;[.$B$8];[.B$7];IF([.$B74]&lt;[.$B$9];[.B$8];IF([.$B74]&lt;[.$B$10];[.B$9];IF([.$B74]&lt;[.$B$11];[.B$10];[.B$11]))))" office:value-type="float" office:value="0.5" calcext:value-type="float">
            <text:p>0.5</text:p>
          </table:table-cell>
          <table:table-cell table:style-name="ce6" table:formula="of:=IF([.$B74]&lt;[.$B$8];[.C$7];IF([.$B74]&lt;[.$B$9];[.C$8];IF([.$B74]&lt;[.$B$10];[.C$9];IF([.$B74]&lt;[.$B$11];[.C$10];[.C$11]))))" office:value-type="float" office:value="0.2" calcext:value-type="float">
            <text:p>0.2</text:p>
          </table:table-cell>
          <table:table-cell table:style-name="ce6" table:formula="of:=IF([.$B74]&lt;[.$B$8];[.D$7];IF([.$B74]&lt;[.$B$9];[.D$8];IF([.$B74]&lt;[.$B$10];[.D$9];IF([.$B74]&lt;[.$B$11];[.D$10];[.D$11]))))" office:value-type="float" office:value="0.538461538461538" calcext:value-type="float">
            <text:p>0.5384615385</text:p>
          </table:table-cell>
          <table:table-cell table:style-name="ce6" table:formula="of:=IF([.$B74]&lt;[.$B$7];[.B$7];IF([.$B74]&lt;[.$B$8];[.B$8];IF([.$B74]&lt;[.$B$9];[.B$9];IF([.$B74]&lt;[.$B$10];[.B$10];[.B$11]))))" office:value-type="float" office:value="0.75" calcext:value-type="float">
            <text:p>0.75</text:p>
          </table:table-cell>
          <table:table-cell table:style-name="ce6" table:formula="of:=IF([.$B74]&lt;[.$B$7];[.C$7];IF([.$B74]&lt;[.$B$8];[.C$8];IF([.$B74]&lt;[.$B$9];[.C$9];IF([.$B74]&lt;[.$B$10];[.C$10];[.C$11]))))" office:value-type="float" office:value="0.8" calcext:value-type="float">
            <text:p>0.8</text:p>
          </table:table-cell>
          <table:table-cell table:style-name="ce6" table:formula="of:=IF([.$B74]&lt;[.$B$7];[.D$7];IF([.$B74]&lt;[.$B$8];[.D$8];IF([.$B74]&lt;[.$B$9];[.D$9];IF([.$B74]&lt;[.$B$10];[.D$10];[.D$11]))))" office:value-type="float" office:value="0.346153846153846" calcext:value-type="float">
            <text:p>0.3461538462</text:p>
          </table:table-cell>
          <table:table-cell table:style-name="ce6" table:formula="of:=([.H74]-[.E74])/([.G74]-[.D74])" office:value-type="float" office:value="2.4" calcext:value-type="float">
            <text:p>2.4</text:p>
          </table:table-cell>
          <table:table-cell table:style-name="ce3" table:formula="of:=[.K73]-AVERAGE([.L73];[.L74])*([.B74]-[.B73])" office:value-type="float" office:value="0.513353846153846" calcext:value-type="float">
            <text:p>0.51</text:p>
          </table:table-cell>
          <table:table-cell table:style-name="ce12" table:formula="of:=[.C74]/[.C$12]" office:value-type="float" office:value="0.52923076923077" calcext:value-type="float">
            <text:p>0.53</text:p>
          </table:table-cell>
          <table:table-cell table:style-name="ce17" table:formula="of:=[.F74]-(([.B74]^2*[.J74]/(2*[.C$12]) + [.B74]*([.E74]-[.D74]*[.J74])/[.C$12])  -   ([.D74]/[.C$12]) * ([.E74] - [.D74]*[.J74]/2))" office:value-type="float" office:value="0.513353846153846" calcext:value-type="float">
            <text:p>0.51</text:p>
          </table:table-cell>
          <table:table-cell table:style-name="ce21" table:formula="of:=IF(OR([.Q74]&lt;[.S74];[.Q74]&gt;[.V74]);[.R74];[.Q74])" office:value-type="float" office:value="1.06" calcext:value-type="float">
            <text:p>1.06</text:p>
          </table:table-cell>
          <table:table-cell table:style-name="ce3" table:formula="of:=([.N74]-[.S74])*([.W74]-[.T74])/([.V74]-[.S74])+[.T74]" office:value-type="float" office:value="1.544" calcext:value-type="float">
            <text:p>1.54</text:p>
          </table:table-cell>
          <table:table-cell/>
          <table:table-cell table:style-name="ce3" table:formula="of:=(-[.AA74]+SQRT([.AA74]*[.AA74] - 4*[.Z74]*[.AB74]))/(2*[.Z74])+[.S74]" office:value-type="float" office:value="0.773333333333333" calcext:value-type="float">
            <text:p>0.77</text:p>
          </table:table-cell>
          <table:table-cell table:style-name="ce3" table:formula="of:=(-[.AA74]-SQRT([.AA74]*[.AA74] - 4*[.Z74]*[.AB74]))/(2*[.Z74])+[.S74]" office:value-type="float" office:value="1.06" calcext:value-type="float">
            <text:p>1.06</text:p>
          </table:table-cell>
          <table:table-cell table:style-name="ce6" table:formula="of:=IF([.$M74]&gt;[.$D$8];[.B$7];IF([.$M74]&gt;[.$D$9];[.B$8];IF([.$M74]&gt;[.$D$10];[.B$9];IF([.$M74]&gt;[.$D$11];[.B$10];[.B$11]))))" office:value-type="float" office:value="0.5" calcext:value-type="float">
            <text:p>0.5</text:p>
          </table:table-cell>
          <table:table-cell table:style-name="ce6" table:formula="of:=IF([.$M74]&gt;[.$D$8];[.C$7];IF([.$M74]&gt;[.$D$9];[.C$8];IF([.$M74]&gt;[.$D$10];[.C$9];IF([.$M74]&gt;[.$D$11];[.C$10];[.C$11]))))" office:value-type="float" office:value="0.2" calcext:value-type="float">
            <text:p>0.2</text:p>
          </table:table-cell>
          <table:table-cell table:style-name="ce6" table:formula="of:=IF([.$M74]&gt;[.$D$8];[.D$7];IF([.$M74]&gt;[.$D$9];[.D$8];IF([.$M74]&gt;[.$D$10];[.D$9];IF([.$M74]&gt;[.$D$11];[.D$10];[.D$11]))))" office:value-type="float" office:value="0.538461538461538" calcext:value-type="float">
            <text:p>0.5384615385</text:p>
          </table:table-cell>
          <table:table-cell table:style-name="ce6" table:formula="of:=IF([.$M74]&gt;[.$D$7];[.B$8];IF([.$M74]&gt;[.$D$8];[.B$8];IF([.$M74]&gt;[.$D$9];[.B$9];IF([.$M74]&gt;[.$D$10];[.B$10];[.B$11]))))" office:value-type="float" office:value="0.75" calcext:value-type="float">
            <text:p>0.75</text:p>
          </table:table-cell>
          <table:table-cell table:style-name="ce6" table:formula="of:=IF([.$M74]&gt;[.$D$7];[.C$8];IF([.$M74]&gt;[.$D$8];[.C$8];IF([.$M74]&gt;[.$D$9];[.C$9];IF([.$M74]&gt;[.$D$10];[.C$10];[.C$11]))))" office:value-type="float" office:value="0.8" calcext:value-type="float">
            <text:p>0.8</text:p>
          </table:table-cell>
          <table:table-cell table:style-name="ce6" table:formula="of:=IF([.$M74]&gt;[.$D$7];[.D$8];IF([.$M74]&gt;[.$D$8];[.D$8];IF([.$M74]&gt;[.$D$9];[.D$9];IF([.$M74]&gt;[.$D$10];[.D$10];[.D$11]))))" office:value-type="float" office:value="0.346153846153846" calcext:value-type="float">
            <text:p>0.3461538462</text:p>
          </table:table-cell>
          <table:table-cell table:style-name="ce6" table:formula="of:=([.W74]-[.T74])/([.V74]-[.S74])" office:value-type="float" office:value="2.4" calcext:value-type="float">
            <text:p>2.4</text:p>
          </table:table-cell>
          <table:table-cell table:style-name="ce27" table:formula="of:=-[.Y74]/2" office:value-type="float" office:value="-1.2" calcext:value-type="float">
            <text:p>-1.20E+00</text:p>
          </table:table-cell>
          <table:table-cell table:style-name="ce6" table:formula="of:=([.Y74]*[.S74]-[.T74])" office:value-type="float" office:value="1" calcext:value-type="float">
            <text:p>1</text:p>
          </table:table-cell>
          <table:table-cell table:style-name="ce6" table:formula="of:=[.$C$12] * ([.U74]-[.M74]) + [.S74]*([.T74] - 1/2*[.S74]*[.Y74])" office:value-type="float" office:value="-0.18368" calcext:value-type="float">
            <text:p>-0.18368</text:p>
          </table:table-cell>
          <table:table-cell/>
          <table:table-cell table:style-name="ce3"/>
          <table:table-cell table:style-name="ce29"/>
          <table:table-cell table:number-columns-repeated="992"/>
        </table:table-row>
        <table:table-row table:style-name="ro1">
          <table:table-cell/>
          <table:table-cell table:style-name="ce3" table:formula="of:=[.B74]+[.B$14]" office:value-type="float" office:value="0.57" calcext:value-type="float">
            <text:p>0.57</text:p>
          </table:table-cell>
          <table:table-cell table:style-name="ce3" table:formula="of:=([.B75]-[.D75])*([.H75]-[.E75])/([.G75]-[.D75])+[.E75]" office:value-type="float" office:value="0.368000000000001" calcext:value-type="float">
            <text:p>0.37</text:p>
          </table:table-cell>
          <table:table-cell table:style-name="ce6" table:formula="of:=IF([.$B75]&lt;[.$B$8];[.B$7];IF([.$B75]&lt;[.$B$9];[.B$8];IF([.$B75]&lt;[.$B$10];[.B$9];IF([.$B75]&lt;[.$B$11];[.B$10];[.B$11]))))" office:value-type="float" office:value="0.5" calcext:value-type="float">
            <text:p>0.5</text:p>
          </table:table-cell>
          <table:table-cell table:style-name="ce6" table:formula="of:=IF([.$B75]&lt;[.$B$8];[.C$7];IF([.$B75]&lt;[.$B$9];[.C$8];IF([.$B75]&lt;[.$B$10];[.C$9];IF([.$B75]&lt;[.$B$11];[.C$10];[.C$11]))))" office:value-type="float" office:value="0.2" calcext:value-type="float">
            <text:p>0.2</text:p>
          </table:table-cell>
          <table:table-cell table:style-name="ce6" table:formula="of:=IF([.$B75]&lt;[.$B$8];[.D$7];IF([.$B75]&lt;[.$B$9];[.D$8];IF([.$B75]&lt;[.$B$10];[.D$9];IF([.$B75]&lt;[.$B$11];[.D$10];[.D$11]))))" office:value-type="float" office:value="0.538461538461538" calcext:value-type="float">
            <text:p>0.5384615385</text:p>
          </table:table-cell>
          <table:table-cell table:style-name="ce6" table:formula="of:=IF([.$B75]&lt;[.$B$7];[.B$7];IF([.$B75]&lt;[.$B$8];[.B$8];IF([.$B75]&lt;[.$B$9];[.B$9];IF([.$B75]&lt;[.$B$10];[.B$10];[.B$11]))))" office:value-type="float" office:value="0.75" calcext:value-type="float">
            <text:p>0.75</text:p>
          </table:table-cell>
          <table:table-cell table:style-name="ce6" table:formula="of:=IF([.$B75]&lt;[.$B$7];[.C$7];IF([.$B75]&lt;[.$B$8];[.C$8];IF([.$B75]&lt;[.$B$9];[.C$9];IF([.$B75]&lt;[.$B$10];[.C$10];[.C$11]))))" office:value-type="float" office:value="0.8" calcext:value-type="float">
            <text:p>0.8</text:p>
          </table:table-cell>
          <table:table-cell table:style-name="ce6" table:formula="of:=IF([.$B75]&lt;[.$B$7];[.D$7];IF([.$B75]&lt;[.$B$8];[.D$8];IF([.$B75]&lt;[.$B$9];[.D$9];IF([.$B75]&lt;[.$B$10];[.D$10];[.D$11]))))" office:value-type="float" office:value="0.346153846153846" calcext:value-type="float">
            <text:p>0.3461538462</text:p>
          </table:table-cell>
          <table:table-cell table:style-name="ce6" table:formula="of:=([.H75]-[.E75])/([.G75]-[.D75])" office:value-type="float" office:value="2.4" calcext:value-type="float">
            <text:p>2.4</text:p>
          </table:table-cell>
          <table:table-cell table:style-name="ce3" table:formula="of:=[.K74]-AVERAGE([.L74];[.L75])*([.B75]-[.B74])" office:value-type="float" office:value="0.507876923076923" calcext:value-type="float">
            <text:p>0.51</text:p>
          </table:table-cell>
          <table:table-cell table:style-name="ce12" table:formula="of:=[.C75]/[.C$12]" office:value-type="float" office:value="0.566153846153847" calcext:value-type="float">
            <text:p>0.57</text:p>
          </table:table-cell>
          <table:table-cell table:style-name="ce17" table:formula="of:=[.F75]-(([.B75]^2*[.J75]/(2*[.C$12]) + [.B75]*([.E75]-[.D75]*[.J75])/[.C$12])  -   ([.D75]/[.C$12]) * ([.E75] - [.D75]*[.J75]/2))" office:value-type="float" office:value="0.507876923076923" calcext:value-type="float">
            <text:p>0.51</text:p>
          </table:table-cell>
          <table:table-cell table:style-name="ce21" table:formula="of:=IF(OR([.Q75]&lt;[.S75];[.Q75]&gt;[.V75]);[.R75];[.Q75])" office:value-type="float" office:value="1.07" calcext:value-type="float">
            <text:p>1.07</text:p>
          </table:table-cell>
          <table:table-cell table:style-name="ce3" table:formula="of:=([.N75]-[.S75])*([.W75]-[.T75])/([.V75]-[.S75])+[.T75]" office:value-type="float" office:value="1.568" calcext:value-type="float">
            <text:p>1.57</text:p>
          </table:table-cell>
          <table:table-cell/>
          <table:table-cell table:style-name="ce3" table:formula="of:=(-[.AA75]+SQRT([.AA75]*[.AA75] - 4*[.Z75]*[.AB75]))/(2*[.Z75])+[.S75]" office:value-type="float" office:value="0.763333333333333" calcext:value-type="float">
            <text:p>0.76</text:p>
          </table:table-cell>
          <table:table-cell table:style-name="ce3" table:formula="of:=(-[.AA75]-SQRT([.AA75]*[.AA75] - 4*[.Z75]*[.AB75]))/(2*[.Z75])+[.S75]" office:value-type="float" office:value="1.07" calcext:value-type="float">
            <text:p>1.07</text:p>
          </table:table-cell>
          <table:table-cell table:style-name="ce6" table:formula="of:=IF([.$M75]&gt;[.$D$8];[.B$7];IF([.$M75]&gt;[.$D$9];[.B$8];IF([.$M75]&gt;[.$D$10];[.B$9];IF([.$M75]&gt;[.$D$11];[.B$10];[.B$11]))))" office:value-type="float" office:value="0.5" calcext:value-type="float">
            <text:p>0.5</text:p>
          </table:table-cell>
          <table:table-cell table:style-name="ce6" table:formula="of:=IF([.$M75]&gt;[.$D$8];[.C$7];IF([.$M75]&gt;[.$D$9];[.C$8];IF([.$M75]&gt;[.$D$10];[.C$9];IF([.$M75]&gt;[.$D$11];[.C$10];[.C$11]))))" office:value-type="float" office:value="0.2" calcext:value-type="float">
            <text:p>0.2</text:p>
          </table:table-cell>
          <table:table-cell table:style-name="ce6" table:formula="of:=IF([.$M75]&gt;[.$D$8];[.D$7];IF([.$M75]&gt;[.$D$9];[.D$8];IF([.$M75]&gt;[.$D$10];[.D$9];IF([.$M75]&gt;[.$D$11];[.D$10];[.D$11]))))" office:value-type="float" office:value="0.538461538461538" calcext:value-type="float">
            <text:p>0.5384615385</text:p>
          </table:table-cell>
          <table:table-cell table:style-name="ce6" table:formula="of:=IF([.$M75]&gt;[.$D$7];[.B$8];IF([.$M75]&gt;[.$D$8];[.B$8];IF([.$M75]&gt;[.$D$9];[.B$9];IF([.$M75]&gt;[.$D$10];[.B$10];[.B$11]))))" office:value-type="float" office:value="0.75" calcext:value-type="float">
            <text:p>0.75</text:p>
          </table:table-cell>
          <table:table-cell table:style-name="ce6" table:formula="of:=IF([.$M75]&gt;[.$D$7];[.C$8];IF([.$M75]&gt;[.$D$8];[.C$8];IF([.$M75]&gt;[.$D$9];[.C$9];IF([.$M75]&gt;[.$D$10];[.C$10];[.C$11]))))" office:value-type="float" office:value="0.8" calcext:value-type="float">
            <text:p>0.8</text:p>
          </table:table-cell>
          <table:table-cell table:style-name="ce6" table:formula="of:=IF([.$M75]&gt;[.$D$7];[.D$8];IF([.$M75]&gt;[.$D$8];[.D$8];IF([.$M75]&gt;[.$D$9];[.D$9];IF([.$M75]&gt;[.$D$10];[.D$10];[.D$11]))))" office:value-type="float" office:value="0.346153846153846" calcext:value-type="float">
            <text:p>0.3461538462</text:p>
          </table:table-cell>
          <table:table-cell table:style-name="ce6" table:formula="of:=([.W75]-[.T75])/([.V75]-[.S75])" office:value-type="float" office:value="2.4" calcext:value-type="float">
            <text:p>2.4</text:p>
          </table:table-cell>
          <table:table-cell table:style-name="ce27" table:formula="of:=-[.Y75]/2" office:value-type="float" office:value="-1.2" calcext:value-type="float">
            <text:p>-1.20E+00</text:p>
          </table:table-cell>
          <table:table-cell table:style-name="ce6" table:formula="of:=([.Y75]*[.S75]-[.T75])" office:value-type="float" office:value="1" calcext:value-type="float">
            <text:p>1</text:p>
          </table:table-cell>
          <table:table-cell table:style-name="ce6" table:formula="of:=[.$C$12] * ([.U75]-[.M75]) + [.S75]*([.T75] - 1/2*[.S75]*[.Y75])" office:value-type="float" office:value="-0.18012" calcext:value-type="float">
            <text:p>-0.18012</text:p>
          </table:table-cell>
          <table:table-cell/>
          <table:table-cell table:style-name="ce3"/>
          <table:table-cell table:style-name="ce29"/>
          <table:table-cell table:number-columns-repeated="992"/>
        </table:table-row>
        <table:table-row table:style-name="ro1">
          <table:table-cell/>
          <table:table-cell table:style-name="ce3" table:formula="of:=[.B75]+[.B$14]" office:value-type="float" office:value="0.58" calcext:value-type="float">
            <text:p>0.58</text:p>
          </table:table-cell>
          <table:table-cell table:style-name="ce3" table:formula="of:=([.B76]-[.D76])*([.H76]-[.E76])/([.G76]-[.D76])+[.E76]" office:value-type="float" office:value="0.392000000000001" calcext:value-type="float">
            <text:p>0.39</text:p>
          </table:table-cell>
          <table:table-cell table:style-name="ce6" table:formula="of:=IF([.$B76]&lt;[.$B$8];[.B$7];IF([.$B76]&lt;[.$B$9];[.B$8];IF([.$B76]&lt;[.$B$10];[.B$9];IF([.$B76]&lt;[.$B$11];[.B$10];[.B$11]))))" office:value-type="float" office:value="0.5" calcext:value-type="float">
            <text:p>0.5</text:p>
          </table:table-cell>
          <table:table-cell table:style-name="ce6" table:formula="of:=IF([.$B76]&lt;[.$B$8];[.C$7];IF([.$B76]&lt;[.$B$9];[.C$8];IF([.$B76]&lt;[.$B$10];[.C$9];IF([.$B76]&lt;[.$B$11];[.C$10];[.C$11]))))" office:value-type="float" office:value="0.2" calcext:value-type="float">
            <text:p>0.2</text:p>
          </table:table-cell>
          <table:table-cell table:style-name="ce6" table:formula="of:=IF([.$B76]&lt;[.$B$8];[.D$7];IF([.$B76]&lt;[.$B$9];[.D$8];IF([.$B76]&lt;[.$B$10];[.D$9];IF([.$B76]&lt;[.$B$11];[.D$10];[.D$11]))))" office:value-type="float" office:value="0.538461538461538" calcext:value-type="float">
            <text:p>0.5384615385</text:p>
          </table:table-cell>
          <table:table-cell table:style-name="ce6" table:formula="of:=IF([.$B76]&lt;[.$B$7];[.B$7];IF([.$B76]&lt;[.$B$8];[.B$8];IF([.$B76]&lt;[.$B$9];[.B$9];IF([.$B76]&lt;[.$B$10];[.B$10];[.B$11]))))" office:value-type="float" office:value="0.75" calcext:value-type="float">
            <text:p>0.75</text:p>
          </table:table-cell>
          <table:table-cell table:style-name="ce6" table:formula="of:=IF([.$B76]&lt;[.$B$7];[.C$7];IF([.$B76]&lt;[.$B$8];[.C$8];IF([.$B76]&lt;[.$B$9];[.C$9];IF([.$B76]&lt;[.$B$10];[.C$10];[.C$11]))))" office:value-type="float" office:value="0.8" calcext:value-type="float">
            <text:p>0.8</text:p>
          </table:table-cell>
          <table:table-cell table:style-name="ce6" table:formula="of:=IF([.$B76]&lt;[.$B$7];[.D$7];IF([.$B76]&lt;[.$B$8];[.D$8];IF([.$B76]&lt;[.$B$9];[.D$9];IF([.$B76]&lt;[.$B$10];[.D$10];[.D$11]))))" office:value-type="float" office:value="0.346153846153846" calcext:value-type="float">
            <text:p>0.3461538462</text:p>
          </table:table-cell>
          <table:table-cell table:style-name="ce6" table:formula="of:=([.H76]-[.E76])/([.G76]-[.D76])" office:value-type="float" office:value="2.4" calcext:value-type="float">
            <text:p>2.4</text:p>
          </table:table-cell>
          <table:table-cell table:style-name="ce3" table:formula="of:=[.K75]-AVERAGE([.L75];[.L76])*([.B76]-[.B75])" office:value-type="float" office:value="0.502030769230769" calcext:value-type="float">
            <text:p>0.50</text:p>
          </table:table-cell>
          <table:table-cell table:style-name="ce12" table:formula="of:=[.C76]/[.C$12]" office:value-type="float" office:value="0.603076923076924" calcext:value-type="float">
            <text:p>0.60</text:p>
          </table:table-cell>
          <table:table-cell table:style-name="ce17" table:formula="of:=[.F76]-(([.B76]^2*[.J76]/(2*[.C$12]) + [.B76]*([.E76]-[.D76]*[.J76])/[.C$12])  -   ([.D76]/[.C$12]) * ([.E76] - [.D76]*[.J76]/2))" office:value-type="float" office:value="0.502030769230769" calcext:value-type="float">
            <text:p>0.50</text:p>
          </table:table-cell>
          <table:table-cell table:style-name="ce21" table:formula="of:=IF(OR([.Q76]&lt;[.S76];[.Q76]&gt;[.V76]);[.R76];[.Q76])" office:value-type="float" office:value="1.08" calcext:value-type="float">
            <text:p>1.08</text:p>
          </table:table-cell>
          <table:table-cell table:style-name="ce3" table:formula="of:=([.N76]-[.S76])*([.W76]-[.T76])/([.V76]-[.S76])+[.T76]" office:value-type="float" office:value="1.592" calcext:value-type="float">
            <text:p>1.59</text:p>
          </table:table-cell>
          <table:table-cell/>
          <table:table-cell table:style-name="ce3" table:formula="of:=(-[.AA76]+SQRT([.AA76]*[.AA76] - 4*[.Z76]*[.AB76]))/(2*[.Z76])+[.S76]" office:value-type="float" office:value="0.753333333333333" calcext:value-type="float">
            <text:p>0.75</text:p>
          </table:table-cell>
          <table:table-cell table:style-name="ce3" table:formula="of:=(-[.AA76]-SQRT([.AA76]*[.AA76] - 4*[.Z76]*[.AB76]))/(2*[.Z76])+[.S76]" office:value-type="float" office:value="1.08" calcext:value-type="float">
            <text:p>1.08</text:p>
          </table:table-cell>
          <table:table-cell table:style-name="ce6" table:formula="of:=IF([.$M76]&gt;[.$D$8];[.B$7];IF([.$M76]&gt;[.$D$9];[.B$8];IF([.$M76]&gt;[.$D$10];[.B$9];IF([.$M76]&gt;[.$D$11];[.B$10];[.B$11]))))" office:value-type="float" office:value="0.5" calcext:value-type="float">
            <text:p>0.5</text:p>
          </table:table-cell>
          <table:table-cell table:style-name="ce6" table:formula="of:=IF([.$M76]&gt;[.$D$8];[.C$7];IF([.$M76]&gt;[.$D$9];[.C$8];IF([.$M76]&gt;[.$D$10];[.C$9];IF([.$M76]&gt;[.$D$11];[.C$10];[.C$11]))))" office:value-type="float" office:value="0.2" calcext:value-type="float">
            <text:p>0.2</text:p>
          </table:table-cell>
          <table:table-cell table:style-name="ce6" table:formula="of:=IF([.$M76]&gt;[.$D$8];[.D$7];IF([.$M76]&gt;[.$D$9];[.D$8];IF([.$M76]&gt;[.$D$10];[.D$9];IF([.$M76]&gt;[.$D$11];[.D$10];[.D$11]))))" office:value-type="float" office:value="0.538461538461538" calcext:value-type="float">
            <text:p>0.5384615385</text:p>
          </table:table-cell>
          <table:table-cell table:style-name="ce6" table:formula="of:=IF([.$M76]&gt;[.$D$7];[.B$8];IF([.$M76]&gt;[.$D$8];[.B$8];IF([.$M76]&gt;[.$D$9];[.B$9];IF([.$M76]&gt;[.$D$10];[.B$10];[.B$11]))))" office:value-type="float" office:value="0.75" calcext:value-type="float">
            <text:p>0.75</text:p>
          </table:table-cell>
          <table:table-cell table:style-name="ce6" table:formula="of:=IF([.$M76]&gt;[.$D$7];[.C$8];IF([.$M76]&gt;[.$D$8];[.C$8];IF([.$M76]&gt;[.$D$9];[.C$9];IF([.$M76]&gt;[.$D$10];[.C$10];[.C$11]))))" office:value-type="float" office:value="0.8" calcext:value-type="float">
            <text:p>0.8</text:p>
          </table:table-cell>
          <table:table-cell table:style-name="ce6" table:formula="of:=IF([.$M76]&gt;[.$D$7];[.D$8];IF([.$M76]&gt;[.$D$8];[.D$8];IF([.$M76]&gt;[.$D$9];[.D$9];IF([.$M76]&gt;[.$D$10];[.D$10];[.D$11]))))" office:value-type="float" office:value="0.346153846153846" calcext:value-type="float">
            <text:p>0.3461538462</text:p>
          </table:table-cell>
          <table:table-cell table:style-name="ce6" table:formula="of:=([.W76]-[.T76])/([.V76]-[.S76])" office:value-type="float" office:value="2.4" calcext:value-type="float">
            <text:p>2.4</text:p>
          </table:table-cell>
          <table:table-cell table:style-name="ce27" table:formula="of:=-[.Y76]/2" office:value-type="float" office:value="-1.2" calcext:value-type="float">
            <text:p>-1.20E+00</text:p>
          </table:table-cell>
          <table:table-cell table:style-name="ce6" table:formula="of:=([.Y76]*[.S76]-[.T76])" office:value-type="float" office:value="1" calcext:value-type="float">
            <text:p>1</text:p>
          </table:table-cell>
          <table:table-cell table:style-name="ce6" table:formula="of:=[.$C$12] * ([.U76]-[.M76]) + [.S76]*([.T76] - 1/2*[.S76]*[.Y76])" office:value-type="float" office:value="-0.17632" calcext:value-type="float">
            <text:p>-0.17632</text:p>
          </table:table-cell>
          <table:table-cell/>
          <table:table-cell table:style-name="ce3"/>
          <table:table-cell table:style-name="ce29"/>
          <table:table-cell table:number-columns-repeated="992"/>
        </table:table-row>
        <table:table-row table:style-name="ro1">
          <table:table-cell/>
          <table:table-cell table:style-name="ce3" table:formula="of:=[.B76]+[.B$14]" office:value-type="float" office:value="0.59" calcext:value-type="float">
            <text:p>0.59</text:p>
          </table:table-cell>
          <table:table-cell table:style-name="ce3" table:formula="of:=([.B77]-[.D77])*([.H77]-[.E77])/([.G77]-[.D77])+[.E77]" office:value-type="float" office:value="0.416000000000001" calcext:value-type="float">
            <text:p>0.42</text:p>
          </table:table-cell>
          <table:table-cell table:style-name="ce6" table:formula="of:=IF([.$B77]&lt;[.$B$8];[.B$7];IF([.$B77]&lt;[.$B$9];[.B$8];IF([.$B77]&lt;[.$B$10];[.B$9];IF([.$B77]&lt;[.$B$11];[.B$10];[.B$11]))))" office:value-type="float" office:value="0.5" calcext:value-type="float">
            <text:p>0.5</text:p>
          </table:table-cell>
          <table:table-cell table:style-name="ce6" table:formula="of:=IF([.$B77]&lt;[.$B$8];[.C$7];IF([.$B77]&lt;[.$B$9];[.C$8];IF([.$B77]&lt;[.$B$10];[.C$9];IF([.$B77]&lt;[.$B$11];[.C$10];[.C$11]))))" office:value-type="float" office:value="0.2" calcext:value-type="float">
            <text:p>0.2</text:p>
          </table:table-cell>
          <table:table-cell table:style-name="ce6" table:formula="of:=IF([.$B77]&lt;[.$B$8];[.D$7];IF([.$B77]&lt;[.$B$9];[.D$8];IF([.$B77]&lt;[.$B$10];[.D$9];IF([.$B77]&lt;[.$B$11];[.D$10];[.D$11]))))" office:value-type="float" office:value="0.538461538461538" calcext:value-type="float">
            <text:p>0.5384615385</text:p>
          </table:table-cell>
          <table:table-cell table:style-name="ce6" table:formula="of:=IF([.$B77]&lt;[.$B$7];[.B$7];IF([.$B77]&lt;[.$B$8];[.B$8];IF([.$B77]&lt;[.$B$9];[.B$9];IF([.$B77]&lt;[.$B$10];[.B$10];[.B$11]))))" office:value-type="float" office:value="0.75" calcext:value-type="float">
            <text:p>0.75</text:p>
          </table:table-cell>
          <table:table-cell table:style-name="ce6" table:formula="of:=IF([.$B77]&lt;[.$B$7];[.C$7];IF([.$B77]&lt;[.$B$8];[.C$8];IF([.$B77]&lt;[.$B$9];[.C$9];IF([.$B77]&lt;[.$B$10];[.C$10];[.C$11]))))" office:value-type="float" office:value="0.8" calcext:value-type="float">
            <text:p>0.8</text:p>
          </table:table-cell>
          <table:table-cell table:style-name="ce6" table:formula="of:=IF([.$B77]&lt;[.$B$7];[.D$7];IF([.$B77]&lt;[.$B$8];[.D$8];IF([.$B77]&lt;[.$B$9];[.D$9];IF([.$B77]&lt;[.$B$10];[.D$10];[.D$11]))))" office:value-type="float" office:value="0.346153846153846" calcext:value-type="float">
            <text:p>0.3461538462</text:p>
          </table:table-cell>
          <table:table-cell table:style-name="ce6" table:formula="of:=([.H77]-[.E77])/([.G77]-[.D77])" office:value-type="float" office:value="2.4" calcext:value-type="float">
            <text:p>2.4</text:p>
          </table:table-cell>
          <table:table-cell table:style-name="ce3" table:formula="of:=[.K76]-AVERAGE([.L76];[.L77])*([.B77]-[.B76])" office:value-type="float" office:value="0.495815384615384" calcext:value-type="float">
            <text:p>0.50</text:p>
          </table:table-cell>
          <table:table-cell table:style-name="ce12" table:formula="of:=[.C77]/[.C$12]" office:value-type="float" office:value="0.640000000000001" calcext:value-type="float">
            <text:p>0.64</text:p>
          </table:table-cell>
          <table:table-cell table:style-name="ce17" table:formula="of:=[.F77]-(([.B77]^2*[.J77]/(2*[.C$12]) + [.B77]*([.E77]-[.D77]*[.J77])/[.C$12])  -   ([.D77]/[.C$12]) * ([.E77] - [.D77]*[.J77]/2))" office:value-type="float" office:value="0.495815384615384" calcext:value-type="float">
            <text:p>0.50</text:p>
          </table:table-cell>
          <table:table-cell table:style-name="ce21" table:formula="of:=IF(OR([.Q77]&lt;[.S77];[.Q77]&gt;[.V77]);[.R77];[.Q77])" office:value-type="float" office:value="0.743333333333333" calcext:value-type="float">
            <text:p>0.74</text:p>
          </table:table-cell>
          <table:table-cell table:style-name="ce3" table:formula="of:=([.N77]-[.S77])*([.W77]-[.T77])/([.V77]-[.S77])+[.T77]" office:value-type="float" office:value="0.783999999999999" calcext:value-type="float">
            <text:p>0.78</text:p>
          </table:table-cell>
          <table:table-cell/>
          <table:table-cell table:style-name="ce3" table:formula="of:=(-[.AA77]+SQRT([.AA77]*[.AA77] - 4*[.Z77]*[.AB77]))/(2*[.Z77])+[.S77]" office:value-type="float" office:value="0.743333333333333" calcext:value-type="float">
            <text:p>0.74</text:p>
          </table:table-cell>
          <table:table-cell table:style-name="ce3" table:formula="of:=(-[.AA77]-SQRT([.AA77]*[.AA77] - 4*[.Z77]*[.AB77]))/(2*[.Z77])+[.S77]" office:value-type="float" office:value="1.09" calcext:value-type="float">
            <text:p>1.09</text:p>
          </table:table-cell>
          <table:table-cell table:style-name="ce6" table:formula="of:=IF([.$M77]&gt;[.$D$8];[.B$7];IF([.$M77]&gt;[.$D$9];[.B$8];IF([.$M77]&gt;[.$D$10];[.B$9];IF([.$M77]&gt;[.$D$11];[.B$10];[.B$11]))))" office:value-type="float" office:value="0.5" calcext:value-type="float">
            <text:p>0.5</text:p>
          </table:table-cell>
          <table:table-cell table:style-name="ce6" table:formula="of:=IF([.$M77]&gt;[.$D$8];[.C$7];IF([.$M77]&gt;[.$D$9];[.C$8];IF([.$M77]&gt;[.$D$10];[.C$9];IF([.$M77]&gt;[.$D$11];[.C$10];[.C$11]))))" office:value-type="float" office:value="0.2" calcext:value-type="float">
            <text:p>0.2</text:p>
          </table:table-cell>
          <table:table-cell table:style-name="ce6" table:formula="of:=IF([.$M77]&gt;[.$D$8];[.D$7];IF([.$M77]&gt;[.$D$9];[.D$8];IF([.$M77]&gt;[.$D$10];[.D$9];IF([.$M77]&gt;[.$D$11];[.D$10];[.D$11]))))" office:value-type="float" office:value="0.538461538461538" calcext:value-type="float">
            <text:p>0.5384615385</text:p>
          </table:table-cell>
          <table:table-cell table:style-name="ce6" table:formula="of:=IF([.$M77]&gt;[.$D$7];[.B$8];IF([.$M77]&gt;[.$D$8];[.B$8];IF([.$M77]&gt;[.$D$9];[.B$9];IF([.$M77]&gt;[.$D$10];[.B$10];[.B$11]))))" office:value-type="float" office:value="0.75" calcext:value-type="float">
            <text:p>0.75</text:p>
          </table:table-cell>
          <table:table-cell table:style-name="ce6" table:formula="of:=IF([.$M77]&gt;[.$D$7];[.C$8];IF([.$M77]&gt;[.$D$8];[.C$8];IF([.$M77]&gt;[.$D$9];[.C$9];IF([.$M77]&gt;[.$D$10];[.C$10];[.C$11]))))" office:value-type="float" office:value="0.8" calcext:value-type="float">
            <text:p>0.8</text:p>
          </table:table-cell>
          <table:table-cell table:style-name="ce6" table:formula="of:=IF([.$M77]&gt;[.$D$7];[.D$8];IF([.$M77]&gt;[.$D$8];[.D$8];IF([.$M77]&gt;[.$D$9];[.D$9];IF([.$M77]&gt;[.$D$10];[.D$10];[.D$11]))))" office:value-type="float" office:value="0.346153846153846" calcext:value-type="float">
            <text:p>0.3461538462</text:p>
          </table:table-cell>
          <table:table-cell table:style-name="ce6" table:formula="of:=([.W77]-[.T77])/([.V77]-[.S77])" office:value-type="float" office:value="2.4" calcext:value-type="float">
            <text:p>2.4</text:p>
          </table:table-cell>
          <table:table-cell table:style-name="ce27" table:formula="of:=-[.Y77]/2" office:value-type="float" office:value="-1.2" calcext:value-type="float">
            <text:p>-1.20E+00</text:p>
          </table:table-cell>
          <table:table-cell table:style-name="ce6" table:formula="of:=([.Y77]*[.S77]-[.T77])" office:value-type="float" office:value="1" calcext:value-type="float">
            <text:p>1</text:p>
          </table:table-cell>
          <table:table-cell table:style-name="ce6" table:formula="of:=[.$C$12] * ([.U77]-[.M77]) + [.S77]*([.T77] - 1/2*[.S77]*[.Y77])" office:value-type="float" office:value="-0.17228" calcext:value-type="float">
            <text:p>-0.17228</text:p>
          </table:table-cell>
          <table:table-cell/>
          <table:table-cell table:style-name="ce3"/>
          <table:table-cell table:style-name="ce29"/>
          <table:table-cell table:number-columns-repeated="992"/>
        </table:table-row>
        <table:table-row table:style-name="ro1">
          <table:table-cell/>
          <table:table-cell table:style-name="ce3" table:formula="of:=[.B77]+[.B$14]" office:value-type="float" office:value="0.6" calcext:value-type="float">
            <text:p>0.60</text:p>
          </table:table-cell>
          <table:table-cell table:style-name="ce3" table:formula="of:=([.B78]-[.D78])*([.H78]-[.E78])/([.G78]-[.D78])+[.E78]" office:value-type="float" office:value="0.440000000000001" calcext:value-type="float">
            <text:p>0.44</text:p>
          </table:table-cell>
          <table:table-cell table:style-name="ce6" table:formula="of:=IF([.$B78]&lt;[.$B$8];[.B$7];IF([.$B78]&lt;[.$B$9];[.B$8];IF([.$B78]&lt;[.$B$10];[.B$9];IF([.$B78]&lt;[.$B$11];[.B$10];[.B$11]))))" office:value-type="float" office:value="0.5" calcext:value-type="float">
            <text:p>0.5</text:p>
          </table:table-cell>
          <table:table-cell table:style-name="ce6" table:formula="of:=IF([.$B78]&lt;[.$B$8];[.C$7];IF([.$B78]&lt;[.$B$9];[.C$8];IF([.$B78]&lt;[.$B$10];[.C$9];IF([.$B78]&lt;[.$B$11];[.C$10];[.C$11]))))" office:value-type="float" office:value="0.2" calcext:value-type="float">
            <text:p>0.2</text:p>
          </table:table-cell>
          <table:table-cell table:style-name="ce6" table:formula="of:=IF([.$B78]&lt;[.$B$8];[.D$7];IF([.$B78]&lt;[.$B$9];[.D$8];IF([.$B78]&lt;[.$B$10];[.D$9];IF([.$B78]&lt;[.$B$11];[.D$10];[.D$11]))))" office:value-type="float" office:value="0.538461538461538" calcext:value-type="float">
            <text:p>0.5384615385</text:p>
          </table:table-cell>
          <table:table-cell table:style-name="ce6" table:formula="of:=IF([.$B78]&lt;[.$B$7];[.B$7];IF([.$B78]&lt;[.$B$8];[.B$8];IF([.$B78]&lt;[.$B$9];[.B$9];IF([.$B78]&lt;[.$B$10];[.B$10];[.B$11]))))" office:value-type="float" office:value="0.75" calcext:value-type="float">
            <text:p>0.75</text:p>
          </table:table-cell>
          <table:table-cell table:style-name="ce6" table:formula="of:=IF([.$B78]&lt;[.$B$7];[.C$7];IF([.$B78]&lt;[.$B$8];[.C$8];IF([.$B78]&lt;[.$B$9];[.C$9];IF([.$B78]&lt;[.$B$10];[.C$10];[.C$11]))))" office:value-type="float" office:value="0.8" calcext:value-type="float">
            <text:p>0.8</text:p>
          </table:table-cell>
          <table:table-cell table:style-name="ce6" table:formula="of:=IF([.$B78]&lt;[.$B$7];[.D$7];IF([.$B78]&lt;[.$B$8];[.D$8];IF([.$B78]&lt;[.$B$9];[.D$9];IF([.$B78]&lt;[.$B$10];[.D$10];[.D$11]))))" office:value-type="float" office:value="0.346153846153846" calcext:value-type="float">
            <text:p>0.3461538462</text:p>
          </table:table-cell>
          <table:table-cell table:style-name="ce6" table:formula="of:=([.H78]-[.E78])/([.G78]-[.D78])" office:value-type="float" office:value="2.4" calcext:value-type="float">
            <text:p>2.4</text:p>
          </table:table-cell>
          <table:table-cell table:style-name="ce3" table:formula="of:=[.K77]-AVERAGE([.L77];[.L78])*([.B78]-[.B77])" office:value-type="float" office:value="0.489230769230769" calcext:value-type="float">
            <text:p>0.49</text:p>
          </table:table-cell>
          <table:table-cell table:style-name="ce12" table:formula="of:=[.C78]/[.C$12]" office:value-type="float" office:value="0.676923076923078" calcext:value-type="float">
            <text:p>0.68</text:p>
          </table:table-cell>
          <table:table-cell table:style-name="ce17" table:formula="of:=[.F78]-(([.B78]^2*[.J78]/(2*[.C$12]) + [.B78]*([.E78]-[.D78]*[.J78])/[.C$12])  -   ([.D78]/[.C$12]) * ([.E78] - [.D78]*[.J78]/2))" office:value-type="float" office:value="0.489230769230769" calcext:value-type="float">
            <text:p>0.49</text:p>
          </table:table-cell>
          <table:table-cell table:style-name="ce21" table:formula="of:=IF(OR([.Q78]&lt;[.S78];[.Q78]&gt;[.V78]);[.R78];[.Q78])" office:value-type="float" office:value="0.733333333333333" calcext:value-type="float">
            <text:p>0.73</text:p>
          </table:table-cell>
          <table:table-cell table:style-name="ce3" table:formula="of:=([.N78]-[.S78])*([.W78]-[.T78])/([.V78]-[.S78])+[.T78]" office:value-type="float" office:value="0.759999999999999" calcext:value-type="float">
            <text:p>0.76</text:p>
          </table:table-cell>
          <table:table-cell/>
          <table:table-cell table:style-name="ce3" table:formula="of:=(-[.AA78]+SQRT([.AA78]*[.AA78] - 4*[.Z78]*[.AB78]))/(2*[.Z78])+[.S78]" office:value-type="float" office:value="0.733333333333333" calcext:value-type="float">
            <text:p>0.73</text:p>
          </table:table-cell>
          <table:table-cell table:style-name="ce3" table:formula="of:=(-[.AA78]-SQRT([.AA78]*[.AA78] - 4*[.Z78]*[.AB78]))/(2*[.Z78])+[.S78]" office:value-type="float" office:value="1.1" calcext:value-type="float">
            <text:p>1.10</text:p>
          </table:table-cell>
          <table:table-cell table:style-name="ce6" table:formula="of:=IF([.$M78]&gt;[.$D$8];[.B$7];IF([.$M78]&gt;[.$D$9];[.B$8];IF([.$M78]&gt;[.$D$10];[.B$9];IF([.$M78]&gt;[.$D$11];[.B$10];[.B$11]))))" office:value-type="float" office:value="0.5" calcext:value-type="float">
            <text:p>0.5</text:p>
          </table:table-cell>
          <table:table-cell table:style-name="ce6" table:formula="of:=IF([.$M78]&gt;[.$D$8];[.C$7];IF([.$M78]&gt;[.$D$9];[.C$8];IF([.$M78]&gt;[.$D$10];[.C$9];IF([.$M78]&gt;[.$D$11];[.C$10];[.C$11]))))" office:value-type="float" office:value="0.2" calcext:value-type="float">
            <text:p>0.2</text:p>
          </table:table-cell>
          <table:table-cell table:style-name="ce6" table:formula="of:=IF([.$M78]&gt;[.$D$8];[.D$7];IF([.$M78]&gt;[.$D$9];[.D$8];IF([.$M78]&gt;[.$D$10];[.D$9];IF([.$M78]&gt;[.$D$11];[.D$10];[.D$11]))))" office:value-type="float" office:value="0.538461538461538" calcext:value-type="float">
            <text:p>0.5384615385</text:p>
          </table:table-cell>
          <table:table-cell table:style-name="ce6" table:formula="of:=IF([.$M78]&gt;[.$D$7];[.B$8];IF([.$M78]&gt;[.$D$8];[.B$8];IF([.$M78]&gt;[.$D$9];[.B$9];IF([.$M78]&gt;[.$D$10];[.B$10];[.B$11]))))" office:value-type="float" office:value="0.75" calcext:value-type="float">
            <text:p>0.75</text:p>
          </table:table-cell>
          <table:table-cell table:style-name="ce6" table:formula="of:=IF([.$M78]&gt;[.$D$7];[.C$8];IF([.$M78]&gt;[.$D$8];[.C$8];IF([.$M78]&gt;[.$D$9];[.C$9];IF([.$M78]&gt;[.$D$10];[.C$10];[.C$11]))))" office:value-type="float" office:value="0.8" calcext:value-type="float">
            <text:p>0.8</text:p>
          </table:table-cell>
          <table:table-cell table:style-name="ce6" table:formula="of:=IF([.$M78]&gt;[.$D$7];[.D$8];IF([.$M78]&gt;[.$D$8];[.D$8];IF([.$M78]&gt;[.$D$9];[.D$9];IF([.$M78]&gt;[.$D$10];[.D$10];[.D$11]))))" office:value-type="float" office:value="0.346153846153846" calcext:value-type="float">
            <text:p>0.3461538462</text:p>
          </table:table-cell>
          <table:table-cell table:style-name="ce6" table:formula="of:=([.W78]-[.T78])/([.V78]-[.S78])" office:value-type="float" office:value="2.4" calcext:value-type="float">
            <text:p>2.4</text:p>
          </table:table-cell>
          <table:table-cell table:style-name="ce27" table:formula="of:=-[.Y78]/2" office:value-type="float" office:value="-1.2" calcext:value-type="float">
            <text:p>-1.20E+00</text:p>
          </table:table-cell>
          <table:table-cell table:style-name="ce6" table:formula="of:=([.Y78]*[.S78]-[.T78])" office:value-type="float" office:value="1" calcext:value-type="float">
            <text:p>1</text:p>
          </table:table-cell>
          <table:table-cell table:style-name="ce6" table:formula="of:=[.$C$12] * ([.U78]-[.M78]) + [.S78]*([.T78] - 1/2*[.S78]*[.Y78])" office:value-type="float" office:value="-0.168" calcext:value-type="float">
            <text:p>-0.168</text:p>
          </table:table-cell>
          <table:table-cell/>
          <table:table-cell table:style-name="ce3"/>
          <table:table-cell table:style-name="ce29"/>
          <table:table-cell table:number-columns-repeated="992"/>
        </table:table-row>
        <table:table-row table:style-name="ro1">
          <table:table-cell/>
          <table:table-cell table:style-name="ce3" table:formula="of:=[.B78]+[.B$14]" office:value-type="float" office:value="0.61" calcext:value-type="float">
            <text:p>0.61</text:p>
          </table:table-cell>
          <table:table-cell table:style-name="ce3" table:formula="of:=([.B79]-[.D79])*([.H79]-[.E79])/([.G79]-[.D79])+[.E79]" office:value-type="float" office:value="0.464000000000001" calcext:value-type="float">
            <text:p>0.46</text:p>
          </table:table-cell>
          <table:table-cell table:style-name="ce6" table:formula="of:=IF([.$B79]&lt;[.$B$8];[.B$7];IF([.$B79]&lt;[.$B$9];[.B$8];IF([.$B79]&lt;[.$B$10];[.B$9];IF([.$B79]&lt;[.$B$11];[.B$10];[.B$11]))))" office:value-type="float" office:value="0.5" calcext:value-type="float">
            <text:p>0.5</text:p>
          </table:table-cell>
          <table:table-cell table:style-name="ce6" table:formula="of:=IF([.$B79]&lt;[.$B$8];[.C$7];IF([.$B79]&lt;[.$B$9];[.C$8];IF([.$B79]&lt;[.$B$10];[.C$9];IF([.$B79]&lt;[.$B$11];[.C$10];[.C$11]))))" office:value-type="float" office:value="0.2" calcext:value-type="float">
            <text:p>0.2</text:p>
          </table:table-cell>
          <table:table-cell table:style-name="ce6" table:formula="of:=IF([.$B79]&lt;[.$B$8];[.D$7];IF([.$B79]&lt;[.$B$9];[.D$8];IF([.$B79]&lt;[.$B$10];[.D$9];IF([.$B79]&lt;[.$B$11];[.D$10];[.D$11]))))" office:value-type="float" office:value="0.538461538461538" calcext:value-type="float">
            <text:p>0.5384615385</text:p>
          </table:table-cell>
          <table:table-cell table:style-name="ce6" table:formula="of:=IF([.$B79]&lt;[.$B$7];[.B$7];IF([.$B79]&lt;[.$B$8];[.B$8];IF([.$B79]&lt;[.$B$9];[.B$9];IF([.$B79]&lt;[.$B$10];[.B$10];[.B$11]))))" office:value-type="float" office:value="0.75" calcext:value-type="float">
            <text:p>0.75</text:p>
          </table:table-cell>
          <table:table-cell table:style-name="ce6" table:formula="of:=IF([.$B79]&lt;[.$B$7];[.C$7];IF([.$B79]&lt;[.$B$8];[.C$8];IF([.$B79]&lt;[.$B$9];[.C$9];IF([.$B79]&lt;[.$B$10];[.C$10];[.C$11]))))" office:value-type="float" office:value="0.8" calcext:value-type="float">
            <text:p>0.8</text:p>
          </table:table-cell>
          <table:table-cell table:style-name="ce6" table:formula="of:=IF([.$B79]&lt;[.$B$7];[.D$7];IF([.$B79]&lt;[.$B$8];[.D$8];IF([.$B79]&lt;[.$B$9];[.D$9];IF([.$B79]&lt;[.$B$10];[.D$10];[.D$11]))))" office:value-type="float" office:value="0.346153846153846" calcext:value-type="float">
            <text:p>0.3461538462</text:p>
          </table:table-cell>
          <table:table-cell table:style-name="ce6" table:formula="of:=([.H79]-[.E79])/([.G79]-[.D79])" office:value-type="float" office:value="2.4" calcext:value-type="float">
            <text:p>2.4</text:p>
          </table:table-cell>
          <table:table-cell table:style-name="ce3" table:formula="of:=[.K78]-AVERAGE([.L78];[.L79])*([.B79]-[.B78])" office:value-type="float" office:value="0.482276923076923" calcext:value-type="float">
            <text:p>0.48</text:p>
          </table:table-cell>
          <table:table-cell table:style-name="ce12" table:formula="of:=[.C79]/[.C$12]" office:value-type="float" office:value="0.713846153846155" calcext:value-type="float">
            <text:p>0.71</text:p>
          </table:table-cell>
          <table:table-cell table:style-name="ce17" table:formula="of:=[.F79]-(([.B79]^2*[.J79]/(2*[.C$12]) + [.B79]*([.E79]-[.D79]*[.J79])/[.C$12])  -   ([.D79]/[.C$12]) * ([.E79] - [.D79]*[.J79]/2))" office:value-type="float" office:value="0.482276923076923" calcext:value-type="float">
            <text:p>0.48</text:p>
          </table:table-cell>
          <table:table-cell table:style-name="ce21" table:formula="of:=IF(OR([.Q79]&lt;[.S79];[.Q79]&gt;[.V79]);[.R79];[.Q79])" office:value-type="float" office:value="0.723333333333333" calcext:value-type="float">
            <text:p>0.72</text:p>
          </table:table-cell>
          <table:table-cell table:style-name="ce3" table:formula="of:=([.N79]-[.S79])*([.W79]-[.T79])/([.V79]-[.S79])+[.T79]" office:value-type="float" office:value="0.736" calcext:value-type="float">
            <text:p>0.74</text:p>
          </table:table-cell>
          <table:table-cell/>
          <table:table-cell table:style-name="ce3" table:formula="of:=(-[.AA79]+SQRT([.AA79]*[.AA79] - 4*[.Z79]*[.AB79]))/(2*[.Z79])+[.S79]" office:value-type="float" office:value="0.723333333333333" calcext:value-type="float">
            <text:p>0.72</text:p>
          </table:table-cell>
          <table:table-cell table:style-name="ce3" table:formula="of:=(-[.AA79]-SQRT([.AA79]*[.AA79] - 4*[.Z79]*[.AB79]))/(2*[.Z79])+[.S79]" office:value-type="float" office:value="1.11" calcext:value-type="float">
            <text:p>1.11</text:p>
          </table:table-cell>
          <table:table-cell table:style-name="ce6" table:formula="of:=IF([.$M79]&gt;[.$D$8];[.B$7];IF([.$M79]&gt;[.$D$9];[.B$8];IF([.$M79]&gt;[.$D$10];[.B$9];IF([.$M79]&gt;[.$D$11];[.B$10];[.B$11]))))" office:value-type="float" office:value="0.5" calcext:value-type="float">
            <text:p>0.5</text:p>
          </table:table-cell>
          <table:table-cell table:style-name="ce6" table:formula="of:=IF([.$M79]&gt;[.$D$8];[.C$7];IF([.$M79]&gt;[.$D$9];[.C$8];IF([.$M79]&gt;[.$D$10];[.C$9];IF([.$M79]&gt;[.$D$11];[.C$10];[.C$11]))))" office:value-type="float" office:value="0.2" calcext:value-type="float">
            <text:p>0.2</text:p>
          </table:table-cell>
          <table:table-cell table:style-name="ce6" table:formula="of:=IF([.$M79]&gt;[.$D$8];[.D$7];IF([.$M79]&gt;[.$D$9];[.D$8];IF([.$M79]&gt;[.$D$10];[.D$9];IF([.$M79]&gt;[.$D$11];[.D$10];[.D$11]))))" office:value-type="float" office:value="0.538461538461538" calcext:value-type="float">
            <text:p>0.5384615385</text:p>
          </table:table-cell>
          <table:table-cell table:style-name="ce6" table:formula="of:=IF([.$M79]&gt;[.$D$7];[.B$8];IF([.$M79]&gt;[.$D$8];[.B$8];IF([.$M79]&gt;[.$D$9];[.B$9];IF([.$M79]&gt;[.$D$10];[.B$10];[.B$11]))))" office:value-type="float" office:value="0.75" calcext:value-type="float">
            <text:p>0.75</text:p>
          </table:table-cell>
          <table:table-cell table:style-name="ce6" table:formula="of:=IF([.$M79]&gt;[.$D$7];[.C$8];IF([.$M79]&gt;[.$D$8];[.C$8];IF([.$M79]&gt;[.$D$9];[.C$9];IF([.$M79]&gt;[.$D$10];[.C$10];[.C$11]))))" office:value-type="float" office:value="0.8" calcext:value-type="float">
            <text:p>0.8</text:p>
          </table:table-cell>
          <table:table-cell table:style-name="ce6" table:formula="of:=IF([.$M79]&gt;[.$D$7];[.D$8];IF([.$M79]&gt;[.$D$8];[.D$8];IF([.$M79]&gt;[.$D$9];[.D$9];IF([.$M79]&gt;[.$D$10];[.D$10];[.D$11]))))" office:value-type="float" office:value="0.346153846153846" calcext:value-type="float">
            <text:p>0.3461538462</text:p>
          </table:table-cell>
          <table:table-cell table:style-name="ce6" table:formula="of:=([.W79]-[.T79])/([.V79]-[.S79])" office:value-type="float" office:value="2.4" calcext:value-type="float">
            <text:p>2.4</text:p>
          </table:table-cell>
          <table:table-cell table:style-name="ce27" table:formula="of:=-[.Y79]/2" office:value-type="float" office:value="-1.2" calcext:value-type="float">
            <text:p>-1.20E+00</text:p>
          </table:table-cell>
          <table:table-cell table:style-name="ce6" table:formula="of:=([.Y79]*[.S79]-[.T79])" office:value-type="float" office:value="1" calcext:value-type="float">
            <text:p>1</text:p>
          </table:table-cell>
          <table:table-cell table:style-name="ce6" table:formula="of:=[.$C$12] * ([.U79]-[.M79]) + [.S79]*([.T79] - 1/2*[.S79]*[.Y79])" office:value-type="float" office:value="-0.16348" calcext:value-type="float">
            <text:p>-0.16348</text:p>
          </table:table-cell>
          <table:table-cell/>
          <table:table-cell table:style-name="ce3"/>
          <table:table-cell table:style-name="ce29"/>
          <table:table-cell table:number-columns-repeated="992"/>
        </table:table-row>
        <table:table-row table:style-name="ro1">
          <table:table-cell/>
          <table:table-cell table:style-name="ce3" table:formula="of:=[.B79]+[.B$14]" office:value-type="float" office:value="0.62" calcext:value-type="float">
            <text:p>0.62</text:p>
          </table:table-cell>
          <table:table-cell table:style-name="ce3" table:formula="of:=([.B80]-[.D80])*([.H80]-[.E80])/([.G80]-[.D80])+[.E80]" office:value-type="float" office:value="0.488000000000001" calcext:value-type="float">
            <text:p>0.49</text:p>
          </table:table-cell>
          <table:table-cell table:style-name="ce6" table:formula="of:=IF([.$B80]&lt;[.$B$8];[.B$7];IF([.$B80]&lt;[.$B$9];[.B$8];IF([.$B80]&lt;[.$B$10];[.B$9];IF([.$B80]&lt;[.$B$11];[.B$10];[.B$11]))))" office:value-type="float" office:value="0.5" calcext:value-type="float">
            <text:p>0.5</text:p>
          </table:table-cell>
          <table:table-cell table:style-name="ce6" table:formula="of:=IF([.$B80]&lt;[.$B$8];[.C$7];IF([.$B80]&lt;[.$B$9];[.C$8];IF([.$B80]&lt;[.$B$10];[.C$9];IF([.$B80]&lt;[.$B$11];[.C$10];[.C$11]))))" office:value-type="float" office:value="0.2" calcext:value-type="float">
            <text:p>0.2</text:p>
          </table:table-cell>
          <table:table-cell table:style-name="ce6" table:formula="of:=IF([.$B80]&lt;[.$B$8];[.D$7];IF([.$B80]&lt;[.$B$9];[.D$8];IF([.$B80]&lt;[.$B$10];[.D$9];IF([.$B80]&lt;[.$B$11];[.D$10];[.D$11]))))" office:value-type="float" office:value="0.538461538461538" calcext:value-type="float">
            <text:p>0.5384615385</text:p>
          </table:table-cell>
          <table:table-cell table:style-name="ce6" table:formula="of:=IF([.$B80]&lt;[.$B$7];[.B$7];IF([.$B80]&lt;[.$B$8];[.B$8];IF([.$B80]&lt;[.$B$9];[.B$9];IF([.$B80]&lt;[.$B$10];[.B$10];[.B$11]))))" office:value-type="float" office:value="0.75" calcext:value-type="float">
            <text:p>0.75</text:p>
          </table:table-cell>
          <table:table-cell table:style-name="ce6" table:formula="of:=IF([.$B80]&lt;[.$B$7];[.C$7];IF([.$B80]&lt;[.$B$8];[.C$8];IF([.$B80]&lt;[.$B$9];[.C$9];IF([.$B80]&lt;[.$B$10];[.C$10];[.C$11]))))" office:value-type="float" office:value="0.8" calcext:value-type="float">
            <text:p>0.8</text:p>
          </table:table-cell>
          <table:table-cell table:style-name="ce6" table:formula="of:=IF([.$B80]&lt;[.$B$7];[.D$7];IF([.$B80]&lt;[.$B$8];[.D$8];IF([.$B80]&lt;[.$B$9];[.D$9];IF([.$B80]&lt;[.$B$10];[.D$10];[.D$11]))))" office:value-type="float" office:value="0.346153846153846" calcext:value-type="float">
            <text:p>0.3461538462</text:p>
          </table:table-cell>
          <table:table-cell table:style-name="ce6" table:formula="of:=([.H80]-[.E80])/([.G80]-[.D80])" office:value-type="float" office:value="2.4" calcext:value-type="float">
            <text:p>2.4</text:p>
          </table:table-cell>
          <table:table-cell table:style-name="ce3" table:formula="of:=[.K79]-AVERAGE([.L79];[.L80])*([.B80]-[.B79])" office:value-type="float" office:value="0.474953846153846" calcext:value-type="float">
            <text:p>0.47</text:p>
          </table:table-cell>
          <table:table-cell table:style-name="ce12" table:formula="of:=[.C80]/[.C$12]" office:value-type="float" office:value="0.750769230769232" calcext:value-type="float">
            <text:p>0.75</text:p>
          </table:table-cell>
          <table:table-cell table:style-name="ce17" table:formula="of:=[.F80]-(([.B80]^2*[.J80]/(2*[.C$12]) + [.B80]*([.E80]-[.D80]*[.J80])/[.C$12])  -   ([.D80]/[.C$12]) * ([.E80] - [.D80]*[.J80]/2))" office:value-type="float" office:value="0.474953846153846" calcext:value-type="float">
            <text:p>0.47</text:p>
          </table:table-cell>
          <table:table-cell table:style-name="ce21" table:formula="of:=IF(OR([.Q80]&lt;[.S80];[.Q80]&gt;[.V80]);[.R80];[.Q80])" office:value-type="float" office:value="0.713333333333333" calcext:value-type="float">
            <text:p>0.71</text:p>
          </table:table-cell>
          <table:table-cell table:style-name="ce3" table:formula="of:=([.N80]-[.S80])*([.W80]-[.T80])/([.V80]-[.S80])+[.T80]" office:value-type="float" office:value="0.711999999999999" calcext:value-type="float">
            <text:p>0.71</text:p>
          </table:table-cell>
          <table:table-cell/>
          <table:table-cell table:style-name="ce3" table:formula="of:=(-[.AA80]+SQRT([.AA80]*[.AA80] - 4*[.Z80]*[.AB80]))/(2*[.Z80])+[.S80]" office:value-type="float" office:value="0.713333333333333" calcext:value-type="float">
            <text:p>0.71</text:p>
          </table:table-cell>
          <table:table-cell table:style-name="ce3" table:formula="of:=(-[.AA80]-SQRT([.AA80]*[.AA80] - 4*[.Z80]*[.AB80]))/(2*[.Z80])+[.S80]" office:value-type="float" office:value="1.12" calcext:value-type="float">
            <text:p>1.12</text:p>
          </table:table-cell>
          <table:table-cell table:style-name="ce6" table:formula="of:=IF([.$M80]&gt;[.$D$8];[.B$7];IF([.$M80]&gt;[.$D$9];[.B$8];IF([.$M80]&gt;[.$D$10];[.B$9];IF([.$M80]&gt;[.$D$11];[.B$10];[.B$11]))))" office:value-type="float" office:value="0.5" calcext:value-type="float">
            <text:p>0.5</text:p>
          </table:table-cell>
          <table:table-cell table:style-name="ce6" table:formula="of:=IF([.$M80]&gt;[.$D$8];[.C$7];IF([.$M80]&gt;[.$D$9];[.C$8];IF([.$M80]&gt;[.$D$10];[.C$9];IF([.$M80]&gt;[.$D$11];[.C$10];[.C$11]))))" office:value-type="float" office:value="0.2" calcext:value-type="float">
            <text:p>0.2</text:p>
          </table:table-cell>
          <table:table-cell table:style-name="ce6" table:formula="of:=IF([.$M80]&gt;[.$D$8];[.D$7];IF([.$M80]&gt;[.$D$9];[.D$8];IF([.$M80]&gt;[.$D$10];[.D$9];IF([.$M80]&gt;[.$D$11];[.D$10];[.D$11]))))" office:value-type="float" office:value="0.538461538461538" calcext:value-type="float">
            <text:p>0.5384615385</text:p>
          </table:table-cell>
          <table:table-cell table:style-name="ce6" table:formula="of:=IF([.$M80]&gt;[.$D$7];[.B$8];IF([.$M80]&gt;[.$D$8];[.B$8];IF([.$M80]&gt;[.$D$9];[.B$9];IF([.$M80]&gt;[.$D$10];[.B$10];[.B$11]))))" office:value-type="float" office:value="0.75" calcext:value-type="float">
            <text:p>0.75</text:p>
          </table:table-cell>
          <table:table-cell table:style-name="ce6" table:formula="of:=IF([.$M80]&gt;[.$D$7];[.C$8];IF([.$M80]&gt;[.$D$8];[.C$8];IF([.$M80]&gt;[.$D$9];[.C$9];IF([.$M80]&gt;[.$D$10];[.C$10];[.C$11]))))" office:value-type="float" office:value="0.8" calcext:value-type="float">
            <text:p>0.8</text:p>
          </table:table-cell>
          <table:table-cell table:style-name="ce6" table:formula="of:=IF([.$M80]&gt;[.$D$7];[.D$8];IF([.$M80]&gt;[.$D$8];[.D$8];IF([.$M80]&gt;[.$D$9];[.D$9];IF([.$M80]&gt;[.$D$10];[.D$10];[.D$11]))))" office:value-type="float" office:value="0.346153846153846" calcext:value-type="float">
            <text:p>0.3461538462</text:p>
          </table:table-cell>
          <table:table-cell table:style-name="ce6" table:formula="of:=([.W80]-[.T80])/([.V80]-[.S80])" office:value-type="float" office:value="2.4" calcext:value-type="float">
            <text:p>2.4</text:p>
          </table:table-cell>
          <table:table-cell table:style-name="ce27" table:formula="of:=-[.Y80]/2" office:value-type="float" office:value="-1.2" calcext:value-type="float">
            <text:p>-1.20E+00</text:p>
          </table:table-cell>
          <table:table-cell table:style-name="ce6" table:formula="of:=([.Y80]*[.S80]-[.T80])" office:value-type="float" office:value="1" calcext:value-type="float">
            <text:p>1</text:p>
          </table:table-cell>
          <table:table-cell table:style-name="ce6" table:formula="of:=[.$C$12] * ([.U80]-[.M80]) + [.S80]*([.T80] - 1/2*[.S80]*[.Y80])" office:value-type="float" office:value="-0.15872" calcext:value-type="float">
            <text:p>-0.15872</text:p>
          </table:table-cell>
          <table:table-cell/>
          <table:table-cell table:style-name="ce3"/>
          <table:table-cell table:style-name="ce29"/>
          <table:table-cell table:number-columns-repeated="992"/>
        </table:table-row>
        <table:table-row table:style-name="ro1">
          <table:table-cell/>
          <table:table-cell table:style-name="ce3" table:formula="of:=[.B80]+[.B$14]" office:value-type="float" office:value="0.63" calcext:value-type="float">
            <text:p>0.63</text:p>
          </table:table-cell>
          <table:table-cell table:style-name="ce3" table:formula="of:=([.B81]-[.D81])*([.H81]-[.E81])/([.G81]-[.D81])+[.E81]" office:value-type="float" office:value="0.512000000000001" calcext:value-type="float">
            <text:p>0.51</text:p>
          </table:table-cell>
          <table:table-cell table:style-name="ce6" table:formula="of:=IF([.$B81]&lt;[.$B$8];[.B$7];IF([.$B81]&lt;[.$B$9];[.B$8];IF([.$B81]&lt;[.$B$10];[.B$9];IF([.$B81]&lt;[.$B$11];[.B$10];[.B$11]))))" office:value-type="float" office:value="0.5" calcext:value-type="float">
            <text:p>0.5</text:p>
          </table:table-cell>
          <table:table-cell table:style-name="ce6" table:formula="of:=IF([.$B81]&lt;[.$B$8];[.C$7];IF([.$B81]&lt;[.$B$9];[.C$8];IF([.$B81]&lt;[.$B$10];[.C$9];IF([.$B81]&lt;[.$B$11];[.C$10];[.C$11]))))" office:value-type="float" office:value="0.2" calcext:value-type="float">
            <text:p>0.2</text:p>
          </table:table-cell>
          <table:table-cell table:style-name="ce6" table:formula="of:=IF([.$B81]&lt;[.$B$8];[.D$7];IF([.$B81]&lt;[.$B$9];[.D$8];IF([.$B81]&lt;[.$B$10];[.D$9];IF([.$B81]&lt;[.$B$11];[.D$10];[.D$11]))))" office:value-type="float" office:value="0.538461538461538" calcext:value-type="float">
            <text:p>0.5384615385</text:p>
          </table:table-cell>
          <table:table-cell table:style-name="ce6" table:formula="of:=IF([.$B81]&lt;[.$B$7];[.B$7];IF([.$B81]&lt;[.$B$8];[.B$8];IF([.$B81]&lt;[.$B$9];[.B$9];IF([.$B81]&lt;[.$B$10];[.B$10];[.B$11]))))" office:value-type="float" office:value="0.75" calcext:value-type="float">
            <text:p>0.75</text:p>
          </table:table-cell>
          <table:table-cell table:style-name="ce6" table:formula="of:=IF([.$B81]&lt;[.$B$7];[.C$7];IF([.$B81]&lt;[.$B$8];[.C$8];IF([.$B81]&lt;[.$B$9];[.C$9];IF([.$B81]&lt;[.$B$10];[.C$10];[.C$11]))))" office:value-type="float" office:value="0.8" calcext:value-type="float">
            <text:p>0.8</text:p>
          </table:table-cell>
          <table:table-cell table:style-name="ce6" table:formula="of:=IF([.$B81]&lt;[.$B$7];[.D$7];IF([.$B81]&lt;[.$B$8];[.D$8];IF([.$B81]&lt;[.$B$9];[.D$9];IF([.$B81]&lt;[.$B$10];[.D$10];[.D$11]))))" office:value-type="float" office:value="0.346153846153846" calcext:value-type="float">
            <text:p>0.3461538462</text:p>
          </table:table-cell>
          <table:table-cell table:style-name="ce6" table:formula="of:=([.H81]-[.E81])/([.G81]-[.D81])" office:value-type="float" office:value="2.4" calcext:value-type="float">
            <text:p>2.4</text:p>
          </table:table-cell>
          <table:table-cell table:style-name="ce3" table:formula="of:=[.K80]-AVERAGE([.L80];[.L81])*([.B81]-[.B80])" office:value-type="float" office:value="0.467261538461538" calcext:value-type="float">
            <text:p>0.47</text:p>
          </table:table-cell>
          <table:table-cell table:style-name="ce12" table:formula="of:=[.C81]/[.C$12]" office:value-type="float" office:value="0.787692307692309" calcext:value-type="float">
            <text:p>0.79</text:p>
          </table:table-cell>
          <table:table-cell table:style-name="ce17" table:formula="of:=[.F81]-(([.B81]^2*[.J81]/(2*[.C$12]) + [.B81]*([.E81]-[.D81]*[.J81])/[.C$12])  -   ([.D81]/[.C$12]) * ([.E81] - [.D81]*[.J81]/2))" office:value-type="float" office:value="0.467261538461538" calcext:value-type="float">
            <text:p>0.47</text:p>
          </table:table-cell>
          <table:table-cell table:style-name="ce21" table:formula="of:=IF(OR([.Q81]&lt;[.S81];[.Q81]&gt;[.V81]);[.R81];[.Q81])" office:value-type="float" office:value="0.703333333333333" calcext:value-type="float">
            <text:p>0.70</text:p>
          </table:table-cell>
          <table:table-cell table:style-name="ce3" table:formula="of:=([.N81]-[.S81])*([.W81]-[.T81])/([.V81]-[.S81])+[.T81]" office:value-type="float" office:value="0.687999999999999" calcext:value-type="float">
            <text:p>0.69</text:p>
          </table:table-cell>
          <table:table-cell/>
          <table:table-cell table:style-name="ce3" table:formula="of:=(-[.AA81]+SQRT([.AA81]*[.AA81] - 4*[.Z81]*[.AB81]))/(2*[.Z81])+[.S81]" office:value-type="float" office:value="0.703333333333333" calcext:value-type="float">
            <text:p>0.70</text:p>
          </table:table-cell>
          <table:table-cell table:style-name="ce3" table:formula="of:=(-[.AA81]-SQRT([.AA81]*[.AA81] - 4*[.Z81]*[.AB81]))/(2*[.Z81])+[.S81]" office:value-type="float" office:value="1.13" calcext:value-type="float">
            <text:p>1.13</text:p>
          </table:table-cell>
          <table:table-cell table:style-name="ce6" table:formula="of:=IF([.$M81]&gt;[.$D$8];[.B$7];IF([.$M81]&gt;[.$D$9];[.B$8];IF([.$M81]&gt;[.$D$10];[.B$9];IF([.$M81]&gt;[.$D$11];[.B$10];[.B$11]))))" office:value-type="float" office:value="0.5" calcext:value-type="float">
            <text:p>0.5</text:p>
          </table:table-cell>
          <table:table-cell table:style-name="ce6" table:formula="of:=IF([.$M81]&gt;[.$D$8];[.C$7];IF([.$M81]&gt;[.$D$9];[.C$8];IF([.$M81]&gt;[.$D$10];[.C$9];IF([.$M81]&gt;[.$D$11];[.C$10];[.C$11]))))" office:value-type="float" office:value="0.2" calcext:value-type="float">
            <text:p>0.2</text:p>
          </table:table-cell>
          <table:table-cell table:style-name="ce6" table:formula="of:=IF([.$M81]&gt;[.$D$8];[.D$7];IF([.$M81]&gt;[.$D$9];[.D$8];IF([.$M81]&gt;[.$D$10];[.D$9];IF([.$M81]&gt;[.$D$11];[.D$10];[.D$11]))))" office:value-type="float" office:value="0.538461538461538" calcext:value-type="float">
            <text:p>0.5384615385</text:p>
          </table:table-cell>
          <table:table-cell table:style-name="ce6" table:formula="of:=IF([.$M81]&gt;[.$D$7];[.B$8];IF([.$M81]&gt;[.$D$8];[.B$8];IF([.$M81]&gt;[.$D$9];[.B$9];IF([.$M81]&gt;[.$D$10];[.B$10];[.B$11]))))" office:value-type="float" office:value="0.75" calcext:value-type="float">
            <text:p>0.75</text:p>
          </table:table-cell>
          <table:table-cell table:style-name="ce6" table:formula="of:=IF([.$M81]&gt;[.$D$7];[.C$8];IF([.$M81]&gt;[.$D$8];[.C$8];IF([.$M81]&gt;[.$D$9];[.C$9];IF([.$M81]&gt;[.$D$10];[.C$10];[.C$11]))))" office:value-type="float" office:value="0.8" calcext:value-type="float">
            <text:p>0.8</text:p>
          </table:table-cell>
          <table:table-cell table:style-name="ce6" table:formula="of:=IF([.$M81]&gt;[.$D$7];[.D$8];IF([.$M81]&gt;[.$D$8];[.D$8];IF([.$M81]&gt;[.$D$9];[.D$9];IF([.$M81]&gt;[.$D$10];[.D$10];[.D$11]))))" office:value-type="float" office:value="0.346153846153846" calcext:value-type="float">
            <text:p>0.3461538462</text:p>
          </table:table-cell>
          <table:table-cell table:style-name="ce6" table:formula="of:=([.W81]-[.T81])/([.V81]-[.S81])" office:value-type="float" office:value="2.4" calcext:value-type="float">
            <text:p>2.4</text:p>
          </table:table-cell>
          <table:table-cell table:style-name="ce27" table:formula="of:=-[.Y81]/2" office:value-type="float" office:value="-1.2" calcext:value-type="float">
            <text:p>-1.20E+00</text:p>
          </table:table-cell>
          <table:table-cell table:style-name="ce6" table:formula="of:=([.Y81]*[.S81]-[.T81])" office:value-type="float" office:value="1" calcext:value-type="float">
            <text:p>1</text:p>
          </table:table-cell>
          <table:table-cell table:style-name="ce6" table:formula="of:=[.$C$12] * ([.U81]-[.M81]) + [.S81]*([.T81] - 1/2*[.S81]*[.Y81])" office:value-type="float" office:value="-0.15372" calcext:value-type="float">
            <text:p>-0.15372</text:p>
          </table:table-cell>
          <table:table-cell/>
          <table:table-cell table:style-name="ce3"/>
          <table:table-cell table:style-name="ce29"/>
          <table:table-cell table:number-columns-repeated="992"/>
        </table:table-row>
        <table:table-row table:style-name="ro1">
          <table:table-cell/>
          <table:table-cell table:style-name="ce3" table:formula="of:=[.B81]+[.B$14]" office:value-type="float" office:value="0.64" calcext:value-type="float">
            <text:p>0.64</text:p>
          </table:table-cell>
          <table:table-cell table:style-name="ce3" table:formula="of:=([.B82]-[.D82])*([.H82]-[.E82])/([.G82]-[.D82])+[.E82]" office:value-type="float" office:value="0.536000000000001" calcext:value-type="float">
            <text:p>0.54</text:p>
          </table:table-cell>
          <table:table-cell table:style-name="ce6" table:formula="of:=IF([.$B82]&lt;[.$B$8];[.B$7];IF([.$B82]&lt;[.$B$9];[.B$8];IF([.$B82]&lt;[.$B$10];[.B$9];IF([.$B82]&lt;[.$B$11];[.B$10];[.B$11]))))" office:value-type="float" office:value="0.5" calcext:value-type="float">
            <text:p>0.5</text:p>
          </table:table-cell>
          <table:table-cell table:style-name="ce6" table:formula="of:=IF([.$B82]&lt;[.$B$8];[.C$7];IF([.$B82]&lt;[.$B$9];[.C$8];IF([.$B82]&lt;[.$B$10];[.C$9];IF([.$B82]&lt;[.$B$11];[.C$10];[.C$11]))))" office:value-type="float" office:value="0.2" calcext:value-type="float">
            <text:p>0.2</text:p>
          </table:table-cell>
          <table:table-cell table:style-name="ce6" table:formula="of:=IF([.$B82]&lt;[.$B$8];[.D$7];IF([.$B82]&lt;[.$B$9];[.D$8];IF([.$B82]&lt;[.$B$10];[.D$9];IF([.$B82]&lt;[.$B$11];[.D$10];[.D$11]))))" office:value-type="float" office:value="0.538461538461538" calcext:value-type="float">
            <text:p>0.5384615385</text:p>
          </table:table-cell>
          <table:table-cell table:style-name="ce6" table:formula="of:=IF([.$B82]&lt;[.$B$7];[.B$7];IF([.$B82]&lt;[.$B$8];[.B$8];IF([.$B82]&lt;[.$B$9];[.B$9];IF([.$B82]&lt;[.$B$10];[.B$10];[.B$11]))))" office:value-type="float" office:value="0.75" calcext:value-type="float">
            <text:p>0.75</text:p>
          </table:table-cell>
          <table:table-cell table:style-name="ce6" table:formula="of:=IF([.$B82]&lt;[.$B$7];[.C$7];IF([.$B82]&lt;[.$B$8];[.C$8];IF([.$B82]&lt;[.$B$9];[.C$9];IF([.$B82]&lt;[.$B$10];[.C$10];[.C$11]))))" office:value-type="float" office:value="0.8" calcext:value-type="float">
            <text:p>0.8</text:p>
          </table:table-cell>
          <table:table-cell table:style-name="ce6" table:formula="of:=IF([.$B82]&lt;[.$B$7];[.D$7];IF([.$B82]&lt;[.$B$8];[.D$8];IF([.$B82]&lt;[.$B$9];[.D$9];IF([.$B82]&lt;[.$B$10];[.D$10];[.D$11]))))" office:value-type="float" office:value="0.346153846153846" calcext:value-type="float">
            <text:p>0.3461538462</text:p>
          </table:table-cell>
          <table:table-cell table:style-name="ce6" table:formula="of:=([.H82]-[.E82])/([.G82]-[.D82])" office:value-type="float" office:value="2.4" calcext:value-type="float">
            <text:p>2.4</text:p>
          </table:table-cell>
          <table:table-cell table:style-name="ce3" table:formula="of:=[.K81]-AVERAGE([.L81];[.L82])*([.B82]-[.B81])" office:value-type="float" office:value="0.4592" calcext:value-type="float">
            <text:p>0.46</text:p>
          </table:table-cell>
          <table:table-cell table:style-name="ce12" table:formula="of:=[.C82]/[.C$12]" office:value-type="float" office:value="0.824615384615386" calcext:value-type="float">
            <text:p>0.82</text:p>
          </table:table-cell>
          <table:table-cell table:style-name="ce17" table:formula="of:=[.F82]-(([.B82]^2*[.J82]/(2*[.C$12]) + [.B82]*([.E82]-[.D82]*[.J82])/[.C$12])  -   ([.D82]/[.C$12]) * ([.E82] - [.D82]*[.J82]/2))" office:value-type="float" office:value="0.4592" calcext:value-type="float">
            <text:p>0.46</text:p>
          </table:table-cell>
          <table:table-cell table:style-name="ce21" table:formula="of:=IF(OR([.Q82]&lt;[.S82];[.Q82]&gt;[.V82]);[.R82];[.Q82])" office:value-type="float" office:value="0.693333333333333" calcext:value-type="float">
            <text:p>0.69</text:p>
          </table:table-cell>
          <table:table-cell table:style-name="ce3" table:formula="of:=([.N82]-[.S82])*([.W82]-[.T82])/([.V82]-[.S82])+[.T82]" office:value-type="float" office:value="0.663999999999999" calcext:value-type="float">
            <text:p>0.66</text:p>
          </table:table-cell>
          <table:table-cell/>
          <table:table-cell table:style-name="ce3" table:formula="of:=(-[.AA82]+SQRT([.AA82]*[.AA82] - 4*[.Z82]*[.AB82]))/(2*[.Z82])+[.S82]" office:value-type="float" office:value="0.693333333333333" calcext:value-type="float">
            <text:p>0.69</text:p>
          </table:table-cell>
          <table:table-cell table:style-name="ce3" table:formula="of:=(-[.AA82]-SQRT([.AA82]*[.AA82] - 4*[.Z82]*[.AB82]))/(2*[.Z82])+[.S82]" office:value-type="float" office:value="1.14" calcext:value-type="float">
            <text:p>1.14</text:p>
          </table:table-cell>
          <table:table-cell table:style-name="ce6" table:formula="of:=IF([.$M82]&gt;[.$D$8];[.B$7];IF([.$M82]&gt;[.$D$9];[.B$8];IF([.$M82]&gt;[.$D$10];[.B$9];IF([.$M82]&gt;[.$D$11];[.B$10];[.B$11]))))" office:value-type="float" office:value="0.5" calcext:value-type="float">
            <text:p>0.5</text:p>
          </table:table-cell>
          <table:table-cell table:style-name="ce6" table:formula="of:=IF([.$M82]&gt;[.$D$8];[.C$7];IF([.$M82]&gt;[.$D$9];[.C$8];IF([.$M82]&gt;[.$D$10];[.C$9];IF([.$M82]&gt;[.$D$11];[.C$10];[.C$11]))))" office:value-type="float" office:value="0.2" calcext:value-type="float">
            <text:p>0.2</text:p>
          </table:table-cell>
          <table:table-cell table:style-name="ce6" table:formula="of:=IF([.$M82]&gt;[.$D$8];[.D$7];IF([.$M82]&gt;[.$D$9];[.D$8];IF([.$M82]&gt;[.$D$10];[.D$9];IF([.$M82]&gt;[.$D$11];[.D$10];[.D$11]))))" office:value-type="float" office:value="0.538461538461538" calcext:value-type="float">
            <text:p>0.5384615385</text:p>
          </table:table-cell>
          <table:table-cell table:style-name="ce6" table:formula="of:=IF([.$M82]&gt;[.$D$7];[.B$8];IF([.$M82]&gt;[.$D$8];[.B$8];IF([.$M82]&gt;[.$D$9];[.B$9];IF([.$M82]&gt;[.$D$10];[.B$10];[.B$11]))))" office:value-type="float" office:value="0.75" calcext:value-type="float">
            <text:p>0.75</text:p>
          </table:table-cell>
          <table:table-cell table:style-name="ce6" table:formula="of:=IF([.$M82]&gt;[.$D$7];[.C$8];IF([.$M82]&gt;[.$D$8];[.C$8];IF([.$M82]&gt;[.$D$9];[.C$9];IF([.$M82]&gt;[.$D$10];[.C$10];[.C$11]))))" office:value-type="float" office:value="0.8" calcext:value-type="float">
            <text:p>0.8</text:p>
          </table:table-cell>
          <table:table-cell table:style-name="ce6" table:formula="of:=IF([.$M82]&gt;[.$D$7];[.D$8];IF([.$M82]&gt;[.$D$8];[.D$8];IF([.$M82]&gt;[.$D$9];[.D$9];IF([.$M82]&gt;[.$D$10];[.D$10];[.D$11]))))" office:value-type="float" office:value="0.346153846153846" calcext:value-type="float">
            <text:p>0.3461538462</text:p>
          </table:table-cell>
          <table:table-cell table:style-name="ce6" table:formula="of:=([.W82]-[.T82])/([.V82]-[.S82])" office:value-type="float" office:value="2.4" calcext:value-type="float">
            <text:p>2.4</text:p>
          </table:table-cell>
          <table:table-cell table:style-name="ce27" table:formula="of:=-[.Y82]/2" office:value-type="float" office:value="-1.2" calcext:value-type="float">
            <text:p>-1.20E+00</text:p>
          </table:table-cell>
          <table:table-cell table:style-name="ce6" table:formula="of:=([.Y82]*[.S82]-[.T82])" office:value-type="float" office:value="1" calcext:value-type="float">
            <text:p>1</text:p>
          </table:table-cell>
          <table:table-cell table:style-name="ce6" table:formula="of:=[.$C$12] * ([.U82]-[.M82]) + [.S82]*([.T82] - 1/2*[.S82]*[.Y82])" office:value-type="float" office:value="-0.14848" calcext:value-type="float">
            <text:p>-0.14848</text:p>
          </table:table-cell>
          <table:table-cell/>
          <table:table-cell table:style-name="ce3"/>
          <table:table-cell table:style-name="ce29"/>
          <table:table-cell table:number-columns-repeated="992"/>
        </table:table-row>
        <table:table-row table:style-name="ro1">
          <table:table-cell/>
          <table:table-cell table:style-name="ce3" table:formula="of:=[.B82]+[.B$14]" office:value-type="float" office:value="0.65" calcext:value-type="float">
            <text:p>0.65</text:p>
          </table:table-cell>
          <table:table-cell table:style-name="ce3" table:formula="of:=([.B83]-[.D83])*([.H83]-[.E83])/([.G83]-[.D83])+[.E83]" office:value-type="float" office:value="0.560000000000001" calcext:value-type="float">
            <text:p>0.56</text:p>
          </table:table-cell>
          <table:table-cell table:style-name="ce6" table:formula="of:=IF([.$B83]&lt;[.$B$8];[.B$7];IF([.$B83]&lt;[.$B$9];[.B$8];IF([.$B83]&lt;[.$B$10];[.B$9];IF([.$B83]&lt;[.$B$11];[.B$10];[.B$11]))))" office:value-type="float" office:value="0.5" calcext:value-type="float">
            <text:p>0.5</text:p>
          </table:table-cell>
          <table:table-cell table:style-name="ce6" table:formula="of:=IF([.$B83]&lt;[.$B$8];[.C$7];IF([.$B83]&lt;[.$B$9];[.C$8];IF([.$B83]&lt;[.$B$10];[.C$9];IF([.$B83]&lt;[.$B$11];[.C$10];[.C$11]))))" office:value-type="float" office:value="0.2" calcext:value-type="float">
            <text:p>0.2</text:p>
          </table:table-cell>
          <table:table-cell table:style-name="ce6" table:formula="of:=IF([.$B83]&lt;[.$B$8];[.D$7];IF([.$B83]&lt;[.$B$9];[.D$8];IF([.$B83]&lt;[.$B$10];[.D$9];IF([.$B83]&lt;[.$B$11];[.D$10];[.D$11]))))" office:value-type="float" office:value="0.538461538461538" calcext:value-type="float">
            <text:p>0.5384615385</text:p>
          </table:table-cell>
          <table:table-cell table:style-name="ce6" table:formula="of:=IF([.$B83]&lt;[.$B$7];[.B$7];IF([.$B83]&lt;[.$B$8];[.B$8];IF([.$B83]&lt;[.$B$9];[.B$9];IF([.$B83]&lt;[.$B$10];[.B$10];[.B$11]))))" office:value-type="float" office:value="0.75" calcext:value-type="float">
            <text:p>0.75</text:p>
          </table:table-cell>
          <table:table-cell table:style-name="ce6" table:formula="of:=IF([.$B83]&lt;[.$B$7];[.C$7];IF([.$B83]&lt;[.$B$8];[.C$8];IF([.$B83]&lt;[.$B$9];[.C$9];IF([.$B83]&lt;[.$B$10];[.C$10];[.C$11]))))" office:value-type="float" office:value="0.8" calcext:value-type="float">
            <text:p>0.8</text:p>
          </table:table-cell>
          <table:table-cell table:style-name="ce6" table:formula="of:=IF([.$B83]&lt;[.$B$7];[.D$7];IF([.$B83]&lt;[.$B$8];[.D$8];IF([.$B83]&lt;[.$B$9];[.D$9];IF([.$B83]&lt;[.$B$10];[.D$10];[.D$11]))))" office:value-type="float" office:value="0.346153846153846" calcext:value-type="float">
            <text:p>0.3461538462</text:p>
          </table:table-cell>
          <table:table-cell table:style-name="ce6" table:formula="of:=([.H83]-[.E83])/([.G83]-[.D83])" office:value-type="float" office:value="2.4" calcext:value-type="float">
            <text:p>2.4</text:p>
          </table:table-cell>
          <table:table-cell table:style-name="ce3" table:formula="of:=[.K82]-AVERAGE([.L82];[.L83])*([.B83]-[.B82])" office:value-type="float" office:value="0.45076923076923" calcext:value-type="float">
            <text:p>0.45</text:p>
          </table:table-cell>
          <table:table-cell table:style-name="ce12" table:formula="of:=[.C83]/[.C$12]" office:value-type="float" office:value="0.861538461538463" calcext:value-type="float">
            <text:p>0.86</text:p>
          </table:table-cell>
          <table:table-cell table:style-name="ce17" table:formula="of:=[.F83]-(([.B83]^2*[.J83]/(2*[.C$12]) + [.B83]*([.E83]-[.D83]*[.J83])/[.C$12])  -   ([.D83]/[.C$12]) * ([.E83] - [.D83]*[.J83]/2))" office:value-type="float" office:value="0.45076923076923" calcext:value-type="float">
            <text:p>0.45</text:p>
          </table:table-cell>
          <table:table-cell table:style-name="ce21" table:formula="of:=IF(OR([.Q83]&lt;[.S83];[.Q83]&gt;[.V83]);[.R83];[.Q83])" office:value-type="float" office:value="0.683333333333333" calcext:value-type="float">
            <text:p>0.68</text:p>
          </table:table-cell>
          <table:table-cell table:style-name="ce3" table:formula="of:=([.N83]-[.S83])*([.W83]-[.T83])/([.V83]-[.S83])+[.T83]" office:value-type="float" office:value="0.639999999999999" calcext:value-type="float">
            <text:p>0.64</text:p>
          </table:table-cell>
          <table:table-cell/>
          <table:table-cell table:style-name="ce3" table:formula="of:=(-[.AA83]+SQRT([.AA83]*[.AA83] - 4*[.Z83]*[.AB83]))/(2*[.Z83])+[.S83]" office:value-type="float" office:value="0.683333333333333" calcext:value-type="float">
            <text:p>0.68</text:p>
          </table:table-cell>
          <table:table-cell table:style-name="ce3" table:formula="of:=(-[.AA83]-SQRT([.AA83]*[.AA83] - 4*[.Z83]*[.AB83]))/(2*[.Z83])+[.S83]" office:value-type="float" office:value="1.15" calcext:value-type="float">
            <text:p>1.15</text:p>
          </table:table-cell>
          <table:table-cell table:style-name="ce6" table:formula="of:=IF([.$M83]&gt;[.$D$8];[.B$7];IF([.$M83]&gt;[.$D$9];[.B$8];IF([.$M83]&gt;[.$D$10];[.B$9];IF([.$M83]&gt;[.$D$11];[.B$10];[.B$11]))))" office:value-type="float" office:value="0.5" calcext:value-type="float">
            <text:p>0.5</text:p>
          </table:table-cell>
          <table:table-cell table:style-name="ce6" table:formula="of:=IF([.$M83]&gt;[.$D$8];[.C$7];IF([.$M83]&gt;[.$D$9];[.C$8];IF([.$M83]&gt;[.$D$10];[.C$9];IF([.$M83]&gt;[.$D$11];[.C$10];[.C$11]))))" office:value-type="float" office:value="0.2" calcext:value-type="float">
            <text:p>0.2</text:p>
          </table:table-cell>
          <table:table-cell table:style-name="ce6" table:formula="of:=IF([.$M83]&gt;[.$D$8];[.D$7];IF([.$M83]&gt;[.$D$9];[.D$8];IF([.$M83]&gt;[.$D$10];[.D$9];IF([.$M83]&gt;[.$D$11];[.D$10];[.D$11]))))" office:value-type="float" office:value="0.538461538461538" calcext:value-type="float">
            <text:p>0.5384615385</text:p>
          </table:table-cell>
          <table:table-cell table:style-name="ce6" table:formula="of:=IF([.$M83]&gt;[.$D$7];[.B$8];IF([.$M83]&gt;[.$D$8];[.B$8];IF([.$M83]&gt;[.$D$9];[.B$9];IF([.$M83]&gt;[.$D$10];[.B$10];[.B$11]))))" office:value-type="float" office:value="0.75" calcext:value-type="float">
            <text:p>0.75</text:p>
          </table:table-cell>
          <table:table-cell table:style-name="ce6" table:formula="of:=IF([.$M83]&gt;[.$D$7];[.C$8];IF([.$M83]&gt;[.$D$8];[.C$8];IF([.$M83]&gt;[.$D$9];[.C$9];IF([.$M83]&gt;[.$D$10];[.C$10];[.C$11]))))" office:value-type="float" office:value="0.8" calcext:value-type="float">
            <text:p>0.8</text:p>
          </table:table-cell>
          <table:table-cell table:style-name="ce6" table:formula="of:=IF([.$M83]&gt;[.$D$7];[.D$8];IF([.$M83]&gt;[.$D$8];[.D$8];IF([.$M83]&gt;[.$D$9];[.D$9];IF([.$M83]&gt;[.$D$10];[.D$10];[.D$11]))))" office:value-type="float" office:value="0.346153846153846" calcext:value-type="float">
            <text:p>0.3461538462</text:p>
          </table:table-cell>
          <table:table-cell table:style-name="ce6" table:formula="of:=([.W83]-[.T83])/([.V83]-[.S83])" office:value-type="float" office:value="2.4" calcext:value-type="float">
            <text:p>2.4</text:p>
          </table:table-cell>
          <table:table-cell table:style-name="ce27" table:formula="of:=-[.Y83]/2" office:value-type="float" office:value="-1.2" calcext:value-type="float">
            <text:p>-1.20E+00</text:p>
          </table:table-cell>
          <table:table-cell table:style-name="ce6" table:formula="of:=([.Y83]*[.S83]-[.T83])" office:value-type="float" office:value="1" calcext:value-type="float">
            <text:p>1</text:p>
          </table:table-cell>
          <table:table-cell table:style-name="ce6" table:formula="of:=[.$C$12] * ([.U83]-[.M83]) + [.S83]*([.T83] - 1/2*[.S83]*[.Y83])" office:value-type="float" office:value="-0.143" calcext:value-type="float">
            <text:p>-0.143</text:p>
          </table:table-cell>
          <table:table-cell/>
          <table:table-cell table:style-name="ce3"/>
          <table:table-cell table:style-name="ce29"/>
          <table:table-cell table:number-columns-repeated="992"/>
        </table:table-row>
        <table:table-row table:style-name="ro1">
          <table:table-cell/>
          <table:table-cell table:style-name="ce3" table:formula="of:=[.B83]+[.B$14]" office:value-type="float" office:value="0.66" calcext:value-type="float">
            <text:p>0.66</text:p>
          </table:table-cell>
          <table:table-cell table:style-name="ce3" table:formula="of:=([.B84]-[.D84])*([.H84]-[.E84])/([.G84]-[.D84])+[.E84]" office:value-type="float" office:value="0.584000000000001" calcext:value-type="float">
            <text:p>0.58</text:p>
          </table:table-cell>
          <table:table-cell table:style-name="ce6" table:formula="of:=IF([.$B84]&lt;[.$B$8];[.B$7];IF([.$B84]&lt;[.$B$9];[.B$8];IF([.$B84]&lt;[.$B$10];[.B$9];IF([.$B84]&lt;[.$B$11];[.B$10];[.B$11]))))" office:value-type="float" office:value="0.5" calcext:value-type="float">
            <text:p>0.5</text:p>
          </table:table-cell>
          <table:table-cell table:style-name="ce6" table:formula="of:=IF([.$B84]&lt;[.$B$8];[.C$7];IF([.$B84]&lt;[.$B$9];[.C$8];IF([.$B84]&lt;[.$B$10];[.C$9];IF([.$B84]&lt;[.$B$11];[.C$10];[.C$11]))))" office:value-type="float" office:value="0.2" calcext:value-type="float">
            <text:p>0.2</text:p>
          </table:table-cell>
          <table:table-cell table:style-name="ce6" table:formula="of:=IF([.$B84]&lt;[.$B$8];[.D$7];IF([.$B84]&lt;[.$B$9];[.D$8];IF([.$B84]&lt;[.$B$10];[.D$9];IF([.$B84]&lt;[.$B$11];[.D$10];[.D$11]))))" office:value-type="float" office:value="0.538461538461538" calcext:value-type="float">
            <text:p>0.5384615385</text:p>
          </table:table-cell>
          <table:table-cell table:style-name="ce6" table:formula="of:=IF([.$B84]&lt;[.$B$7];[.B$7];IF([.$B84]&lt;[.$B$8];[.B$8];IF([.$B84]&lt;[.$B$9];[.B$9];IF([.$B84]&lt;[.$B$10];[.B$10];[.B$11]))))" office:value-type="float" office:value="0.75" calcext:value-type="float">
            <text:p>0.75</text:p>
          </table:table-cell>
          <table:table-cell table:style-name="ce6" table:formula="of:=IF([.$B84]&lt;[.$B$7];[.C$7];IF([.$B84]&lt;[.$B$8];[.C$8];IF([.$B84]&lt;[.$B$9];[.C$9];IF([.$B84]&lt;[.$B$10];[.C$10];[.C$11]))))" office:value-type="float" office:value="0.8" calcext:value-type="float">
            <text:p>0.8</text:p>
          </table:table-cell>
          <table:table-cell table:style-name="ce6" table:formula="of:=IF([.$B84]&lt;[.$B$7];[.D$7];IF([.$B84]&lt;[.$B$8];[.D$8];IF([.$B84]&lt;[.$B$9];[.D$9];IF([.$B84]&lt;[.$B$10];[.D$10];[.D$11]))))" office:value-type="float" office:value="0.346153846153846" calcext:value-type="float">
            <text:p>0.3461538462</text:p>
          </table:table-cell>
          <table:table-cell table:style-name="ce6" table:formula="of:=([.H84]-[.E84])/([.G84]-[.D84])" office:value-type="float" office:value="2.4" calcext:value-type="float">
            <text:p>2.4</text:p>
          </table:table-cell>
          <table:table-cell table:style-name="ce3" table:formula="of:=[.K83]-AVERAGE([.L83];[.L84])*([.B84]-[.B83])" office:value-type="float" office:value="0.44196923076923" calcext:value-type="float">
            <text:p>0.44</text:p>
          </table:table-cell>
          <table:table-cell table:style-name="ce12" table:formula="of:=[.C84]/[.C$12]" office:value-type="float" office:value="0.89846153846154" calcext:value-type="float">
            <text:p>0.90</text:p>
          </table:table-cell>
          <table:table-cell table:style-name="ce17" table:formula="of:=[.F84]-(([.B84]^2*[.J84]/(2*[.C$12]) + [.B84]*([.E84]-[.D84]*[.J84])/[.C$12])  -   ([.D84]/[.C$12]) * ([.E84] - [.D84]*[.J84]/2))" office:value-type="float" office:value="0.44196923076923" calcext:value-type="float">
            <text:p>0.44</text:p>
          </table:table-cell>
          <table:table-cell table:style-name="ce21" table:formula="of:=IF(OR([.Q84]&lt;[.S84];[.Q84]&gt;[.V84]);[.R84];[.Q84])" office:value-type="float" office:value="0.673333333333333" calcext:value-type="float">
            <text:p>0.67</text:p>
          </table:table-cell>
          <table:table-cell table:style-name="ce3" table:formula="of:=([.N84]-[.S84])*([.W84]-[.T84])/([.V84]-[.S84])+[.T84]" office:value-type="float" office:value="0.615999999999999" calcext:value-type="float">
            <text:p>0.62</text:p>
          </table:table-cell>
          <table:table-cell/>
          <table:table-cell table:style-name="ce3" table:formula="of:=(-[.AA84]+SQRT([.AA84]*[.AA84] - 4*[.Z84]*[.AB84]))/(2*[.Z84])+[.S84]" office:value-type="float" office:value="0.673333333333333" calcext:value-type="float">
            <text:p>0.67</text:p>
          </table:table-cell>
          <table:table-cell table:style-name="ce3" table:formula="of:=(-[.AA84]-SQRT([.AA84]*[.AA84] - 4*[.Z84]*[.AB84]))/(2*[.Z84])+[.S84]" office:value-type="float" office:value="1.16" calcext:value-type="float">
            <text:p>1.16</text:p>
          </table:table-cell>
          <table:table-cell table:style-name="ce6" table:formula="of:=IF([.$M84]&gt;[.$D$8];[.B$7];IF([.$M84]&gt;[.$D$9];[.B$8];IF([.$M84]&gt;[.$D$10];[.B$9];IF([.$M84]&gt;[.$D$11];[.B$10];[.B$11]))))" office:value-type="float" office:value="0.5" calcext:value-type="float">
            <text:p>0.5</text:p>
          </table:table-cell>
          <table:table-cell table:style-name="ce6" table:formula="of:=IF([.$M84]&gt;[.$D$8];[.C$7];IF([.$M84]&gt;[.$D$9];[.C$8];IF([.$M84]&gt;[.$D$10];[.C$9];IF([.$M84]&gt;[.$D$11];[.C$10];[.C$11]))))" office:value-type="float" office:value="0.2" calcext:value-type="float">
            <text:p>0.2</text:p>
          </table:table-cell>
          <table:table-cell table:style-name="ce6" table:formula="of:=IF([.$M84]&gt;[.$D$8];[.D$7];IF([.$M84]&gt;[.$D$9];[.D$8];IF([.$M84]&gt;[.$D$10];[.D$9];IF([.$M84]&gt;[.$D$11];[.D$10];[.D$11]))))" office:value-type="float" office:value="0.538461538461538" calcext:value-type="float">
            <text:p>0.5384615385</text:p>
          </table:table-cell>
          <table:table-cell table:style-name="ce6" table:formula="of:=IF([.$M84]&gt;[.$D$7];[.B$8];IF([.$M84]&gt;[.$D$8];[.B$8];IF([.$M84]&gt;[.$D$9];[.B$9];IF([.$M84]&gt;[.$D$10];[.B$10];[.B$11]))))" office:value-type="float" office:value="0.75" calcext:value-type="float">
            <text:p>0.75</text:p>
          </table:table-cell>
          <table:table-cell table:style-name="ce6" table:formula="of:=IF([.$M84]&gt;[.$D$7];[.C$8];IF([.$M84]&gt;[.$D$8];[.C$8];IF([.$M84]&gt;[.$D$9];[.C$9];IF([.$M84]&gt;[.$D$10];[.C$10];[.C$11]))))" office:value-type="float" office:value="0.8" calcext:value-type="float">
            <text:p>0.8</text:p>
          </table:table-cell>
          <table:table-cell table:style-name="ce6" table:formula="of:=IF([.$M84]&gt;[.$D$7];[.D$8];IF([.$M84]&gt;[.$D$8];[.D$8];IF([.$M84]&gt;[.$D$9];[.D$9];IF([.$M84]&gt;[.$D$10];[.D$10];[.D$11]))))" office:value-type="float" office:value="0.346153846153846" calcext:value-type="float">
            <text:p>0.3461538462</text:p>
          </table:table-cell>
          <table:table-cell table:style-name="ce6" table:formula="of:=([.W84]-[.T84])/([.V84]-[.S84])" office:value-type="float" office:value="2.4" calcext:value-type="float">
            <text:p>2.4</text:p>
          </table:table-cell>
          <table:table-cell table:style-name="ce27" table:formula="of:=-[.Y84]/2" office:value-type="float" office:value="-1.2" calcext:value-type="float">
            <text:p>-1.20E+00</text:p>
          </table:table-cell>
          <table:table-cell table:style-name="ce6" table:formula="of:=([.Y84]*[.S84]-[.T84])" office:value-type="float" office:value="1" calcext:value-type="float">
            <text:p>1</text:p>
          </table:table-cell>
          <table:table-cell table:style-name="ce6" table:formula="of:=[.$C$12] * ([.U84]-[.M84]) + [.S84]*([.T84] - 1/2*[.S84]*[.Y84])" office:value-type="float" office:value="-0.13728" calcext:value-type="float">
            <text:p>-0.13728</text:p>
          </table:table-cell>
          <table:table-cell/>
          <table:table-cell table:style-name="ce3"/>
          <table:table-cell table:style-name="ce29"/>
          <table:table-cell table:number-columns-repeated="992"/>
        </table:table-row>
        <table:table-row table:style-name="ro1">
          <table:table-cell/>
          <table:table-cell table:style-name="ce3" table:formula="of:=[.B84]+[.B$14]" office:value-type="float" office:value="0.67" calcext:value-type="float">
            <text:p>0.67</text:p>
          </table:table-cell>
          <table:table-cell table:style-name="ce3" table:formula="of:=([.B85]-[.D85])*([.H85]-[.E85])/([.G85]-[.D85])+[.E85]" office:value-type="float" office:value="0.608000000000001" calcext:value-type="float">
            <text:p>0.61</text:p>
          </table:table-cell>
          <table:table-cell table:style-name="ce6" table:formula="of:=IF([.$B85]&lt;[.$B$8];[.B$7];IF([.$B85]&lt;[.$B$9];[.B$8];IF([.$B85]&lt;[.$B$10];[.B$9];IF([.$B85]&lt;[.$B$11];[.B$10];[.B$11]))))" office:value-type="float" office:value="0.5" calcext:value-type="float">
            <text:p>0.5</text:p>
          </table:table-cell>
          <table:table-cell table:style-name="ce6" table:formula="of:=IF([.$B85]&lt;[.$B$8];[.C$7];IF([.$B85]&lt;[.$B$9];[.C$8];IF([.$B85]&lt;[.$B$10];[.C$9];IF([.$B85]&lt;[.$B$11];[.C$10];[.C$11]))))" office:value-type="float" office:value="0.2" calcext:value-type="float">
            <text:p>0.2</text:p>
          </table:table-cell>
          <table:table-cell table:style-name="ce6" table:formula="of:=IF([.$B85]&lt;[.$B$8];[.D$7];IF([.$B85]&lt;[.$B$9];[.D$8];IF([.$B85]&lt;[.$B$10];[.D$9];IF([.$B85]&lt;[.$B$11];[.D$10];[.D$11]))))" office:value-type="float" office:value="0.538461538461538" calcext:value-type="float">
            <text:p>0.5384615385</text:p>
          </table:table-cell>
          <table:table-cell table:style-name="ce6" table:formula="of:=IF([.$B85]&lt;[.$B$7];[.B$7];IF([.$B85]&lt;[.$B$8];[.B$8];IF([.$B85]&lt;[.$B$9];[.B$9];IF([.$B85]&lt;[.$B$10];[.B$10];[.B$11]))))" office:value-type="float" office:value="0.75" calcext:value-type="float">
            <text:p>0.75</text:p>
          </table:table-cell>
          <table:table-cell table:style-name="ce6" table:formula="of:=IF([.$B85]&lt;[.$B$7];[.C$7];IF([.$B85]&lt;[.$B$8];[.C$8];IF([.$B85]&lt;[.$B$9];[.C$9];IF([.$B85]&lt;[.$B$10];[.C$10];[.C$11]))))" office:value-type="float" office:value="0.8" calcext:value-type="float">
            <text:p>0.8</text:p>
          </table:table-cell>
          <table:table-cell table:style-name="ce6" table:formula="of:=IF([.$B85]&lt;[.$B$7];[.D$7];IF([.$B85]&lt;[.$B$8];[.D$8];IF([.$B85]&lt;[.$B$9];[.D$9];IF([.$B85]&lt;[.$B$10];[.D$10];[.D$11]))))" office:value-type="float" office:value="0.346153846153846" calcext:value-type="float">
            <text:p>0.3461538462</text:p>
          </table:table-cell>
          <table:table-cell table:style-name="ce6" table:formula="of:=([.H85]-[.E85])/([.G85]-[.D85])" office:value-type="float" office:value="2.4" calcext:value-type="float">
            <text:p>2.4</text:p>
          </table:table-cell>
          <table:table-cell table:style-name="ce3" table:formula="of:=[.K84]-AVERAGE([.L84];[.L85])*([.B85]-[.B84])" office:value-type="float" office:value="0.4328" calcext:value-type="float">
            <text:p>0.43</text:p>
          </table:table-cell>
          <table:table-cell table:style-name="ce12" table:formula="of:=[.C85]/[.C$12]" office:value-type="float" office:value="0.935384615384617" calcext:value-type="float">
            <text:p>0.94</text:p>
          </table:table-cell>
          <table:table-cell table:style-name="ce17" table:formula="of:=[.F85]-(([.B85]^2*[.J85]/(2*[.C$12]) + [.B85]*([.E85]-[.D85]*[.J85])/[.C$12])  -   ([.D85]/[.C$12]) * ([.E85] - [.D85]*[.J85]/2))" office:value-type="float" office:value="0.4328" calcext:value-type="float">
            <text:p>0.43</text:p>
          </table:table-cell>
          <table:table-cell table:style-name="ce21" table:formula="of:=IF(OR([.Q85]&lt;[.S85];[.Q85]&gt;[.V85]);[.R85];[.Q85])" office:value-type="float" office:value="0.663333333333333" calcext:value-type="float">
            <text:p>0.66</text:p>
          </table:table-cell>
          <table:table-cell table:style-name="ce3" table:formula="of:=([.N85]-[.S85])*([.W85]-[.T85])/([.V85]-[.S85])+[.T85]" office:value-type="float" office:value="0.591999999999999" calcext:value-type="float">
            <text:p>0.59</text:p>
          </table:table-cell>
          <table:table-cell/>
          <table:table-cell table:style-name="ce3" table:formula="of:=(-[.AA85]+SQRT([.AA85]*[.AA85] - 4*[.Z85]*[.AB85]))/(2*[.Z85])+[.S85]" office:value-type="float" office:value="0.663333333333333" calcext:value-type="float">
            <text:p>0.66</text:p>
          </table:table-cell>
          <table:table-cell table:style-name="ce3" table:formula="of:=(-[.AA85]-SQRT([.AA85]*[.AA85] - 4*[.Z85]*[.AB85]))/(2*[.Z85])+[.S85]" office:value-type="float" office:value="1.17" calcext:value-type="float">
            <text:p>1.17</text:p>
          </table:table-cell>
          <table:table-cell table:style-name="ce6" table:formula="of:=IF([.$M85]&gt;[.$D$8];[.B$7];IF([.$M85]&gt;[.$D$9];[.B$8];IF([.$M85]&gt;[.$D$10];[.B$9];IF([.$M85]&gt;[.$D$11];[.B$10];[.B$11]))))" office:value-type="float" office:value="0.5" calcext:value-type="float">
            <text:p>0.5</text:p>
          </table:table-cell>
          <table:table-cell table:style-name="ce6" table:formula="of:=IF([.$M85]&gt;[.$D$8];[.C$7];IF([.$M85]&gt;[.$D$9];[.C$8];IF([.$M85]&gt;[.$D$10];[.C$9];IF([.$M85]&gt;[.$D$11];[.C$10];[.C$11]))))" office:value-type="float" office:value="0.2" calcext:value-type="float">
            <text:p>0.2</text:p>
          </table:table-cell>
          <table:table-cell table:style-name="ce6" table:formula="of:=IF([.$M85]&gt;[.$D$8];[.D$7];IF([.$M85]&gt;[.$D$9];[.D$8];IF([.$M85]&gt;[.$D$10];[.D$9];IF([.$M85]&gt;[.$D$11];[.D$10];[.D$11]))))" office:value-type="float" office:value="0.538461538461538" calcext:value-type="float">
            <text:p>0.5384615385</text:p>
          </table:table-cell>
          <table:table-cell table:style-name="ce6" table:formula="of:=IF([.$M85]&gt;[.$D$7];[.B$8];IF([.$M85]&gt;[.$D$8];[.B$8];IF([.$M85]&gt;[.$D$9];[.B$9];IF([.$M85]&gt;[.$D$10];[.B$10];[.B$11]))))" office:value-type="float" office:value="0.75" calcext:value-type="float">
            <text:p>0.75</text:p>
          </table:table-cell>
          <table:table-cell table:style-name="ce6" table:formula="of:=IF([.$M85]&gt;[.$D$7];[.C$8];IF([.$M85]&gt;[.$D$8];[.C$8];IF([.$M85]&gt;[.$D$9];[.C$9];IF([.$M85]&gt;[.$D$10];[.C$10];[.C$11]))))" office:value-type="float" office:value="0.8" calcext:value-type="float">
            <text:p>0.8</text:p>
          </table:table-cell>
          <table:table-cell table:style-name="ce6" table:formula="of:=IF([.$M85]&gt;[.$D$7];[.D$8];IF([.$M85]&gt;[.$D$8];[.D$8];IF([.$M85]&gt;[.$D$9];[.D$9];IF([.$M85]&gt;[.$D$10];[.D$10];[.D$11]))))" office:value-type="float" office:value="0.346153846153846" calcext:value-type="float">
            <text:p>0.3461538462</text:p>
          </table:table-cell>
          <table:table-cell table:style-name="ce6" table:formula="of:=([.W85]-[.T85])/([.V85]-[.S85])" office:value-type="float" office:value="2.4" calcext:value-type="float">
            <text:p>2.4</text:p>
          </table:table-cell>
          <table:table-cell table:style-name="ce27" table:formula="of:=-[.Y85]/2" office:value-type="float" office:value="-1.2" calcext:value-type="float">
            <text:p>-1.20E+00</text:p>
          </table:table-cell>
          <table:table-cell table:style-name="ce6" table:formula="of:=([.Y85]*[.S85]-[.T85])" office:value-type="float" office:value="1" calcext:value-type="float">
            <text:p>1</text:p>
          </table:table-cell>
          <table:table-cell table:style-name="ce6" table:formula="of:=[.$C$12] * ([.U85]-[.M85]) + [.S85]*([.T85] - 1/2*[.S85]*[.Y85])" office:value-type="float" office:value="-0.13132" calcext:value-type="float">
            <text:p>-0.13132</text:p>
          </table:table-cell>
          <table:table-cell/>
          <table:table-cell table:style-name="ce3"/>
          <table:table-cell table:style-name="ce29"/>
          <table:table-cell table:number-columns-repeated="992"/>
        </table:table-row>
        <table:table-row table:style-name="ro1">
          <table:table-cell/>
          <table:table-cell table:style-name="ce3" table:formula="of:=[.B85]+[.B$14]" office:value-type="float" office:value="0.68" calcext:value-type="float">
            <text:p>0.68</text:p>
          </table:table-cell>
          <table:table-cell table:style-name="ce3" table:formula="of:=([.B86]-[.D86])*([.H86]-[.E86])/([.G86]-[.D86])+[.E86]" office:value-type="float" office:value="0.632000000000001" calcext:value-type="float">
            <text:p>0.63</text:p>
          </table:table-cell>
          <table:table-cell table:style-name="ce6" table:formula="of:=IF([.$B86]&lt;[.$B$8];[.B$7];IF([.$B86]&lt;[.$B$9];[.B$8];IF([.$B86]&lt;[.$B$10];[.B$9];IF([.$B86]&lt;[.$B$11];[.B$10];[.B$11]))))" office:value-type="float" office:value="0.5" calcext:value-type="float">
            <text:p>0.5</text:p>
          </table:table-cell>
          <table:table-cell table:style-name="ce6" table:formula="of:=IF([.$B86]&lt;[.$B$8];[.C$7];IF([.$B86]&lt;[.$B$9];[.C$8];IF([.$B86]&lt;[.$B$10];[.C$9];IF([.$B86]&lt;[.$B$11];[.C$10];[.C$11]))))" office:value-type="float" office:value="0.2" calcext:value-type="float">
            <text:p>0.2</text:p>
          </table:table-cell>
          <table:table-cell table:style-name="ce6" table:formula="of:=IF([.$B86]&lt;[.$B$8];[.D$7];IF([.$B86]&lt;[.$B$9];[.D$8];IF([.$B86]&lt;[.$B$10];[.D$9];IF([.$B86]&lt;[.$B$11];[.D$10];[.D$11]))))" office:value-type="float" office:value="0.538461538461538" calcext:value-type="float">
            <text:p>0.5384615385</text:p>
          </table:table-cell>
          <table:table-cell table:style-name="ce6" table:formula="of:=IF([.$B86]&lt;[.$B$7];[.B$7];IF([.$B86]&lt;[.$B$8];[.B$8];IF([.$B86]&lt;[.$B$9];[.B$9];IF([.$B86]&lt;[.$B$10];[.B$10];[.B$11]))))" office:value-type="float" office:value="0.75" calcext:value-type="float">
            <text:p>0.75</text:p>
          </table:table-cell>
          <table:table-cell table:style-name="ce6" table:formula="of:=IF([.$B86]&lt;[.$B$7];[.C$7];IF([.$B86]&lt;[.$B$8];[.C$8];IF([.$B86]&lt;[.$B$9];[.C$9];IF([.$B86]&lt;[.$B$10];[.C$10];[.C$11]))))" office:value-type="float" office:value="0.8" calcext:value-type="float">
            <text:p>0.8</text:p>
          </table:table-cell>
          <table:table-cell table:style-name="ce6" table:formula="of:=IF([.$B86]&lt;[.$B$7];[.D$7];IF([.$B86]&lt;[.$B$8];[.D$8];IF([.$B86]&lt;[.$B$9];[.D$9];IF([.$B86]&lt;[.$B$10];[.D$10];[.D$11]))))" office:value-type="float" office:value="0.346153846153846" calcext:value-type="float">
            <text:p>0.3461538462</text:p>
          </table:table-cell>
          <table:table-cell table:style-name="ce6" table:formula="of:=([.H86]-[.E86])/([.G86]-[.D86])" office:value-type="float" office:value="2.4" calcext:value-type="float">
            <text:p>2.4</text:p>
          </table:table-cell>
          <table:table-cell table:style-name="ce3" table:formula="of:=[.K85]-AVERAGE([.L85];[.L86])*([.B86]-[.B85])" office:value-type="float" office:value="0.423261538461538" calcext:value-type="float">
            <text:p>0.42</text:p>
          </table:table-cell>
          <table:table-cell table:style-name="ce12" table:formula="of:=[.C86]/[.C$12]" office:value-type="float" office:value="0.972307692307694" calcext:value-type="float">
            <text:p>0.97</text:p>
          </table:table-cell>
          <table:table-cell table:style-name="ce17" table:formula="of:=[.F86]-(([.B86]^2*[.J86]/(2*[.C$12]) + [.B86]*([.E86]-[.D86]*[.J86])/[.C$12])  -   ([.D86]/[.C$12]) * ([.E86] - [.D86]*[.J86]/2))" office:value-type="float" office:value="0.423261538461538" calcext:value-type="float">
            <text:p>0.42</text:p>
          </table:table-cell>
          <table:table-cell table:style-name="ce21" table:formula="of:=IF(OR([.Q86]&lt;[.S86];[.Q86]&gt;[.V86]);[.R86];[.Q86])" office:value-type="float" office:value="0.653333333333333" calcext:value-type="float">
            <text:p>0.65</text:p>
          </table:table-cell>
          <table:table-cell table:style-name="ce3" table:formula="of:=([.N86]-[.S86])*([.W86]-[.T86])/([.V86]-[.S86])+[.T86]" office:value-type="float" office:value="0.567999999999999" calcext:value-type="float">
            <text:p>0.57</text:p>
          </table:table-cell>
          <table:table-cell/>
          <table:table-cell table:style-name="ce3" table:formula="of:=(-[.AA86]+SQRT([.AA86]*[.AA86] - 4*[.Z86]*[.AB86]))/(2*[.Z86])+[.S86]" office:value-type="float" office:value="0.653333333333333" calcext:value-type="float">
            <text:p>0.65</text:p>
          </table:table-cell>
          <table:table-cell table:style-name="ce3" table:formula="of:=(-[.AA86]-SQRT([.AA86]*[.AA86] - 4*[.Z86]*[.AB86]))/(2*[.Z86])+[.S86]" office:value-type="float" office:value="1.18" calcext:value-type="float">
            <text:p>1.18</text:p>
          </table:table-cell>
          <table:table-cell table:style-name="ce6" table:formula="of:=IF([.$M86]&gt;[.$D$8];[.B$7];IF([.$M86]&gt;[.$D$9];[.B$8];IF([.$M86]&gt;[.$D$10];[.B$9];IF([.$M86]&gt;[.$D$11];[.B$10];[.B$11]))))" office:value-type="float" office:value="0.5" calcext:value-type="float">
            <text:p>0.5</text:p>
          </table:table-cell>
          <table:table-cell table:style-name="ce6" table:formula="of:=IF([.$M86]&gt;[.$D$8];[.C$7];IF([.$M86]&gt;[.$D$9];[.C$8];IF([.$M86]&gt;[.$D$10];[.C$9];IF([.$M86]&gt;[.$D$11];[.C$10];[.C$11]))))" office:value-type="float" office:value="0.2" calcext:value-type="float">
            <text:p>0.2</text:p>
          </table:table-cell>
          <table:table-cell table:style-name="ce6" table:formula="of:=IF([.$M86]&gt;[.$D$8];[.D$7];IF([.$M86]&gt;[.$D$9];[.D$8];IF([.$M86]&gt;[.$D$10];[.D$9];IF([.$M86]&gt;[.$D$11];[.D$10];[.D$11]))))" office:value-type="float" office:value="0.538461538461538" calcext:value-type="float">
            <text:p>0.5384615385</text:p>
          </table:table-cell>
          <table:table-cell table:style-name="ce6" table:formula="of:=IF([.$M86]&gt;[.$D$7];[.B$8];IF([.$M86]&gt;[.$D$8];[.B$8];IF([.$M86]&gt;[.$D$9];[.B$9];IF([.$M86]&gt;[.$D$10];[.B$10];[.B$11]))))" office:value-type="float" office:value="0.75" calcext:value-type="float">
            <text:p>0.75</text:p>
          </table:table-cell>
          <table:table-cell table:style-name="ce6" table:formula="of:=IF([.$M86]&gt;[.$D$7];[.C$8];IF([.$M86]&gt;[.$D$8];[.C$8];IF([.$M86]&gt;[.$D$9];[.C$9];IF([.$M86]&gt;[.$D$10];[.C$10];[.C$11]))))" office:value-type="float" office:value="0.8" calcext:value-type="float">
            <text:p>0.8</text:p>
          </table:table-cell>
          <table:table-cell table:style-name="ce6" table:formula="of:=IF([.$M86]&gt;[.$D$7];[.D$8];IF([.$M86]&gt;[.$D$8];[.D$8];IF([.$M86]&gt;[.$D$9];[.D$9];IF([.$M86]&gt;[.$D$10];[.D$10];[.D$11]))))" office:value-type="float" office:value="0.346153846153846" calcext:value-type="float">
            <text:p>0.3461538462</text:p>
          </table:table-cell>
          <table:table-cell table:style-name="ce6" table:formula="of:=([.W86]-[.T86])/([.V86]-[.S86])" office:value-type="float" office:value="2.4" calcext:value-type="float">
            <text:p>2.4</text:p>
          </table:table-cell>
          <table:table-cell table:style-name="ce27" table:formula="of:=-[.Y86]/2" office:value-type="float" office:value="-1.2" calcext:value-type="float">
            <text:p>-1.20E+00</text:p>
          </table:table-cell>
          <table:table-cell table:style-name="ce6" table:formula="of:=([.Y86]*[.S86]-[.T86])" office:value-type="float" office:value="1" calcext:value-type="float">
            <text:p>1</text:p>
          </table:table-cell>
          <table:table-cell table:style-name="ce6" table:formula="of:=[.$C$12] * ([.U86]-[.M86]) + [.S86]*([.T86] - 1/2*[.S86]*[.Y86])" office:value-type="float" office:value="-0.12512" calcext:value-type="float">
            <text:p>-0.12512</text:p>
          </table:table-cell>
          <table:table-cell/>
          <table:table-cell table:style-name="ce3"/>
          <table:table-cell table:style-name="ce29"/>
          <table:table-cell table:number-columns-repeated="992"/>
        </table:table-row>
        <table:table-row table:style-name="ro1">
          <table:table-cell/>
          <table:table-cell table:style-name="ce3" table:formula="of:=[.B86]+[.B$14]" office:value-type="float" office:value="0.69" calcext:value-type="float">
            <text:p>0.69</text:p>
          </table:table-cell>
          <table:table-cell table:style-name="ce3" table:formula="of:=([.B87]-[.D87])*([.H87]-[.E87])/([.G87]-[.D87])+[.E87]" office:value-type="float" office:value="0.656000000000001" calcext:value-type="float">
            <text:p>0.66</text:p>
          </table:table-cell>
          <table:table-cell table:style-name="ce6" table:formula="of:=IF([.$B87]&lt;[.$B$8];[.B$7];IF([.$B87]&lt;[.$B$9];[.B$8];IF([.$B87]&lt;[.$B$10];[.B$9];IF([.$B87]&lt;[.$B$11];[.B$10];[.B$11]))))" office:value-type="float" office:value="0.5" calcext:value-type="float">
            <text:p>0.5</text:p>
          </table:table-cell>
          <table:table-cell table:style-name="ce6" table:formula="of:=IF([.$B87]&lt;[.$B$8];[.C$7];IF([.$B87]&lt;[.$B$9];[.C$8];IF([.$B87]&lt;[.$B$10];[.C$9];IF([.$B87]&lt;[.$B$11];[.C$10];[.C$11]))))" office:value-type="float" office:value="0.2" calcext:value-type="float">
            <text:p>0.2</text:p>
          </table:table-cell>
          <table:table-cell table:style-name="ce6" table:formula="of:=IF([.$B87]&lt;[.$B$8];[.D$7];IF([.$B87]&lt;[.$B$9];[.D$8];IF([.$B87]&lt;[.$B$10];[.D$9];IF([.$B87]&lt;[.$B$11];[.D$10];[.D$11]))))" office:value-type="float" office:value="0.538461538461538" calcext:value-type="float">
            <text:p>0.5384615385</text:p>
          </table:table-cell>
          <table:table-cell table:style-name="ce6" table:formula="of:=IF([.$B87]&lt;[.$B$7];[.B$7];IF([.$B87]&lt;[.$B$8];[.B$8];IF([.$B87]&lt;[.$B$9];[.B$9];IF([.$B87]&lt;[.$B$10];[.B$10];[.B$11]))))" office:value-type="float" office:value="0.75" calcext:value-type="float">
            <text:p>0.75</text:p>
          </table:table-cell>
          <table:table-cell table:style-name="ce6" table:formula="of:=IF([.$B87]&lt;[.$B$7];[.C$7];IF([.$B87]&lt;[.$B$8];[.C$8];IF([.$B87]&lt;[.$B$9];[.C$9];IF([.$B87]&lt;[.$B$10];[.C$10];[.C$11]))))" office:value-type="float" office:value="0.8" calcext:value-type="float">
            <text:p>0.8</text:p>
          </table:table-cell>
          <table:table-cell table:style-name="ce6" table:formula="of:=IF([.$B87]&lt;[.$B$7];[.D$7];IF([.$B87]&lt;[.$B$8];[.D$8];IF([.$B87]&lt;[.$B$9];[.D$9];IF([.$B87]&lt;[.$B$10];[.D$10];[.D$11]))))" office:value-type="float" office:value="0.346153846153846" calcext:value-type="float">
            <text:p>0.3461538462</text:p>
          </table:table-cell>
          <table:table-cell table:style-name="ce6" table:formula="of:=([.H87]-[.E87])/([.G87]-[.D87])" office:value-type="float" office:value="2.4" calcext:value-type="float">
            <text:p>2.4</text:p>
          </table:table-cell>
          <table:table-cell table:style-name="ce3" table:formula="of:=[.K86]-AVERAGE([.L86];[.L87])*([.B87]-[.B86])" office:value-type="float" office:value="0.413353846153846" calcext:value-type="float">
            <text:p>0.41</text:p>
          </table:table-cell>
          <table:table-cell table:style-name="ce12" table:formula="of:=[.C87]/[.C$12]" office:value-type="float" office:value="1.00923076923077" calcext:value-type="float">
            <text:p>1.01</text:p>
          </table:table-cell>
          <table:table-cell table:style-name="ce17" table:formula="of:=[.F87]-(([.B87]^2*[.J87]/(2*[.C$12]) + [.B87]*([.E87]-[.D87]*[.J87])/[.C$12])  -   ([.D87]/[.C$12]) * ([.E87] - [.D87]*[.J87]/2))" office:value-type="float" office:value="0.413353846153846" calcext:value-type="float">
            <text:p>0.41</text:p>
          </table:table-cell>
          <table:table-cell table:style-name="ce21" table:formula="of:=IF(OR([.Q87]&lt;[.S87];[.Q87]&gt;[.V87]);[.R87];[.Q87])" office:value-type="float" office:value="0.643333333333333" calcext:value-type="float">
            <text:p>0.64</text:p>
          </table:table-cell>
          <table:table-cell table:style-name="ce3" table:formula="of:=([.N87]-[.S87])*([.W87]-[.T87])/([.V87]-[.S87])+[.T87]" office:value-type="float" office:value="0.543999999999999" calcext:value-type="float">
            <text:p>0.54</text:p>
          </table:table-cell>
          <table:table-cell/>
          <table:table-cell table:style-name="ce3" table:formula="of:=(-[.AA87]+SQRT([.AA87]*[.AA87] - 4*[.Z87]*[.AB87]))/(2*[.Z87])+[.S87]" office:value-type="float" office:value="0.643333333333333" calcext:value-type="float">
            <text:p>0.64</text:p>
          </table:table-cell>
          <table:table-cell table:style-name="ce3" table:formula="of:=(-[.AA87]-SQRT([.AA87]*[.AA87] - 4*[.Z87]*[.AB87]))/(2*[.Z87])+[.S87]" office:value-type="float" office:value="1.19" calcext:value-type="float">
            <text:p>1.19</text:p>
          </table:table-cell>
          <table:table-cell table:style-name="ce6" table:formula="of:=IF([.$M87]&gt;[.$D$8];[.B$7];IF([.$M87]&gt;[.$D$9];[.B$8];IF([.$M87]&gt;[.$D$10];[.B$9];IF([.$M87]&gt;[.$D$11];[.B$10];[.B$11]))))" office:value-type="float" office:value="0.5" calcext:value-type="float">
            <text:p>0.5</text:p>
          </table:table-cell>
          <table:table-cell table:style-name="ce6" table:formula="of:=IF([.$M87]&gt;[.$D$8];[.C$7];IF([.$M87]&gt;[.$D$9];[.C$8];IF([.$M87]&gt;[.$D$10];[.C$9];IF([.$M87]&gt;[.$D$11];[.C$10];[.C$11]))))" office:value-type="float" office:value="0.2" calcext:value-type="float">
            <text:p>0.2</text:p>
          </table:table-cell>
          <table:table-cell table:style-name="ce6" table:formula="of:=IF([.$M87]&gt;[.$D$8];[.D$7];IF([.$M87]&gt;[.$D$9];[.D$8];IF([.$M87]&gt;[.$D$10];[.D$9];IF([.$M87]&gt;[.$D$11];[.D$10];[.D$11]))))" office:value-type="float" office:value="0.538461538461538" calcext:value-type="float">
            <text:p>0.5384615385</text:p>
          </table:table-cell>
          <table:table-cell table:style-name="ce6" table:formula="of:=IF([.$M87]&gt;[.$D$7];[.B$8];IF([.$M87]&gt;[.$D$8];[.B$8];IF([.$M87]&gt;[.$D$9];[.B$9];IF([.$M87]&gt;[.$D$10];[.B$10];[.B$11]))))" office:value-type="float" office:value="0.75" calcext:value-type="float">
            <text:p>0.75</text:p>
          </table:table-cell>
          <table:table-cell table:style-name="ce6" table:formula="of:=IF([.$M87]&gt;[.$D$7];[.C$8];IF([.$M87]&gt;[.$D$8];[.C$8];IF([.$M87]&gt;[.$D$9];[.C$9];IF([.$M87]&gt;[.$D$10];[.C$10];[.C$11]))))" office:value-type="float" office:value="0.8" calcext:value-type="float">
            <text:p>0.8</text:p>
          </table:table-cell>
          <table:table-cell table:style-name="ce6" table:formula="of:=IF([.$M87]&gt;[.$D$7];[.D$8];IF([.$M87]&gt;[.$D$8];[.D$8];IF([.$M87]&gt;[.$D$9];[.D$9];IF([.$M87]&gt;[.$D$10];[.D$10];[.D$11]))))" office:value-type="float" office:value="0.346153846153846" calcext:value-type="float">
            <text:p>0.3461538462</text:p>
          </table:table-cell>
          <table:table-cell table:style-name="ce6" table:formula="of:=([.W87]-[.T87])/([.V87]-[.S87])" office:value-type="float" office:value="2.4" calcext:value-type="float">
            <text:p>2.4</text:p>
          </table:table-cell>
          <table:table-cell table:style-name="ce27" table:formula="of:=-[.Y87]/2" office:value-type="float" office:value="-1.2" calcext:value-type="float">
            <text:p>-1.20E+00</text:p>
          </table:table-cell>
          <table:table-cell table:style-name="ce6" table:formula="of:=([.Y87]*[.S87]-[.T87])" office:value-type="float" office:value="1" calcext:value-type="float">
            <text:p>1</text:p>
          </table:table-cell>
          <table:table-cell table:style-name="ce6" table:formula="of:=[.$C$12] * ([.U87]-[.M87]) + [.S87]*([.T87] - 1/2*[.S87]*[.Y87])" office:value-type="float" office:value="-0.11868" calcext:value-type="float">
            <text:p>-0.11868</text:p>
          </table:table-cell>
          <table:table-cell/>
          <table:table-cell table:style-name="ce3"/>
          <table:table-cell table:style-name="ce29"/>
          <table:table-cell table:number-columns-repeated="992"/>
        </table:table-row>
        <table:table-row table:style-name="ro1">
          <table:table-cell/>
          <table:table-cell table:style-name="ce3" table:formula="of:=[.B87]+[.B$14]" office:value-type="float" office:value="0.7" calcext:value-type="float">
            <text:p>0.70</text:p>
          </table:table-cell>
          <table:table-cell table:style-name="ce3" table:formula="of:=([.B88]-[.D88])*([.H88]-[.E88])/([.G88]-[.D88])+[.E88]" office:value-type="float" office:value="0.680000000000001" calcext:value-type="float">
            <text:p>0.68</text:p>
          </table:table-cell>
          <table:table-cell table:style-name="ce6" table:formula="of:=IF([.$B88]&lt;[.$B$8];[.B$7];IF([.$B88]&lt;[.$B$9];[.B$8];IF([.$B88]&lt;[.$B$10];[.B$9];IF([.$B88]&lt;[.$B$11];[.B$10];[.B$11]))))" office:value-type="float" office:value="0.5" calcext:value-type="float">
            <text:p>0.5</text:p>
          </table:table-cell>
          <table:table-cell table:style-name="ce6" table:formula="of:=IF([.$B88]&lt;[.$B$8];[.C$7];IF([.$B88]&lt;[.$B$9];[.C$8];IF([.$B88]&lt;[.$B$10];[.C$9];IF([.$B88]&lt;[.$B$11];[.C$10];[.C$11]))))" office:value-type="float" office:value="0.2" calcext:value-type="float">
            <text:p>0.2</text:p>
          </table:table-cell>
          <table:table-cell table:style-name="ce6" table:formula="of:=IF([.$B88]&lt;[.$B$8];[.D$7];IF([.$B88]&lt;[.$B$9];[.D$8];IF([.$B88]&lt;[.$B$10];[.D$9];IF([.$B88]&lt;[.$B$11];[.D$10];[.D$11]))))" office:value-type="float" office:value="0.538461538461538" calcext:value-type="float">
            <text:p>0.5384615385</text:p>
          </table:table-cell>
          <table:table-cell table:style-name="ce6" table:formula="of:=IF([.$B88]&lt;[.$B$7];[.B$7];IF([.$B88]&lt;[.$B$8];[.B$8];IF([.$B88]&lt;[.$B$9];[.B$9];IF([.$B88]&lt;[.$B$10];[.B$10];[.B$11]))))" office:value-type="float" office:value="0.75" calcext:value-type="float">
            <text:p>0.75</text:p>
          </table:table-cell>
          <table:table-cell table:style-name="ce6" table:formula="of:=IF([.$B88]&lt;[.$B$7];[.C$7];IF([.$B88]&lt;[.$B$8];[.C$8];IF([.$B88]&lt;[.$B$9];[.C$9];IF([.$B88]&lt;[.$B$10];[.C$10];[.C$11]))))" office:value-type="float" office:value="0.8" calcext:value-type="float">
            <text:p>0.8</text:p>
          </table:table-cell>
          <table:table-cell table:style-name="ce6" table:formula="of:=IF([.$B88]&lt;[.$B$7];[.D$7];IF([.$B88]&lt;[.$B$8];[.D$8];IF([.$B88]&lt;[.$B$9];[.D$9];IF([.$B88]&lt;[.$B$10];[.D$10];[.D$11]))))" office:value-type="float" office:value="0.346153846153846" calcext:value-type="float">
            <text:p>0.3461538462</text:p>
          </table:table-cell>
          <table:table-cell table:style-name="ce6" table:formula="of:=([.H88]-[.E88])/([.G88]-[.D88])" office:value-type="float" office:value="2.4" calcext:value-type="float">
            <text:p>2.4</text:p>
          </table:table-cell>
          <table:table-cell table:style-name="ce3" table:formula="of:=[.K87]-AVERAGE([.L87];[.L88])*([.B88]-[.B87])" office:value-type="float" office:value="0.403076923076923" calcext:value-type="float">
            <text:p>0.40</text:p>
          </table:table-cell>
          <table:table-cell table:style-name="ce12" table:formula="of:=[.C88]/[.C$12]" office:value-type="float" office:value="1.04615384615385" calcext:value-type="float">
            <text:p>1.05</text:p>
          </table:table-cell>
          <table:table-cell table:style-name="ce17" table:formula="of:=[.F88]-(([.B88]^2*[.J88]/(2*[.C$12]) + [.B88]*([.E88]-[.D88]*[.J88])/[.C$12])  -   ([.D88]/[.C$12]) * ([.E88] - [.D88]*[.J88]/2))" office:value-type="float" office:value="0.403076923076923" calcext:value-type="float">
            <text:p>0.40</text:p>
          </table:table-cell>
          <table:table-cell table:style-name="ce21" table:formula="of:=IF(OR([.Q88]&lt;[.S88];[.Q88]&gt;[.V88]);[.R88];[.Q88])" office:value-type="float" office:value="0.633333333333333" calcext:value-type="float">
            <text:p>0.63</text:p>
          </table:table-cell>
          <table:table-cell table:style-name="ce3" table:formula="of:=([.N88]-[.S88])*([.W88]-[.T88])/([.V88]-[.S88])+[.T88]" office:value-type="float" office:value="0.519999999999999" calcext:value-type="float">
            <text:p>0.52</text:p>
          </table:table-cell>
          <table:table-cell/>
          <table:table-cell table:style-name="ce3" table:formula="of:=(-[.AA88]+SQRT([.AA88]*[.AA88] - 4*[.Z88]*[.AB88]))/(2*[.Z88])+[.S88]" office:value-type="float" office:value="0.633333333333333" calcext:value-type="float">
            <text:p>0.63</text:p>
          </table:table-cell>
          <table:table-cell table:style-name="ce3" table:formula="of:=(-[.AA88]-SQRT([.AA88]*[.AA88] - 4*[.Z88]*[.AB88]))/(2*[.Z88])+[.S88]" office:value-type="float" office:value="1.2" calcext:value-type="float">
            <text:p>1.20</text:p>
          </table:table-cell>
          <table:table-cell table:style-name="ce6" table:formula="of:=IF([.$M88]&gt;[.$D$8];[.B$7];IF([.$M88]&gt;[.$D$9];[.B$8];IF([.$M88]&gt;[.$D$10];[.B$9];IF([.$M88]&gt;[.$D$11];[.B$10];[.B$11]))))" office:value-type="float" office:value="0.5" calcext:value-type="float">
            <text:p>0.5</text:p>
          </table:table-cell>
          <table:table-cell table:style-name="ce6" table:formula="of:=IF([.$M88]&gt;[.$D$8];[.C$7];IF([.$M88]&gt;[.$D$9];[.C$8];IF([.$M88]&gt;[.$D$10];[.C$9];IF([.$M88]&gt;[.$D$11];[.C$10];[.C$11]))))" office:value-type="float" office:value="0.2" calcext:value-type="float">
            <text:p>0.2</text:p>
          </table:table-cell>
          <table:table-cell table:style-name="ce6" table:formula="of:=IF([.$M88]&gt;[.$D$8];[.D$7];IF([.$M88]&gt;[.$D$9];[.D$8];IF([.$M88]&gt;[.$D$10];[.D$9];IF([.$M88]&gt;[.$D$11];[.D$10];[.D$11]))))" office:value-type="float" office:value="0.538461538461538" calcext:value-type="float">
            <text:p>0.5384615385</text:p>
          </table:table-cell>
          <table:table-cell table:style-name="ce6" table:formula="of:=IF([.$M88]&gt;[.$D$7];[.B$8];IF([.$M88]&gt;[.$D$8];[.B$8];IF([.$M88]&gt;[.$D$9];[.B$9];IF([.$M88]&gt;[.$D$10];[.B$10];[.B$11]))))" office:value-type="float" office:value="0.75" calcext:value-type="float">
            <text:p>0.75</text:p>
          </table:table-cell>
          <table:table-cell table:style-name="ce6" table:formula="of:=IF([.$M88]&gt;[.$D$7];[.C$8];IF([.$M88]&gt;[.$D$8];[.C$8];IF([.$M88]&gt;[.$D$9];[.C$9];IF([.$M88]&gt;[.$D$10];[.C$10];[.C$11]))))" office:value-type="float" office:value="0.8" calcext:value-type="float">
            <text:p>0.8</text:p>
          </table:table-cell>
          <table:table-cell table:style-name="ce6" table:formula="of:=IF([.$M88]&gt;[.$D$7];[.D$8];IF([.$M88]&gt;[.$D$8];[.D$8];IF([.$M88]&gt;[.$D$9];[.D$9];IF([.$M88]&gt;[.$D$10];[.D$10];[.D$11]))))" office:value-type="float" office:value="0.346153846153846" calcext:value-type="float">
            <text:p>0.3461538462</text:p>
          </table:table-cell>
          <table:table-cell table:style-name="ce6" table:formula="of:=([.W88]-[.T88])/([.V88]-[.S88])" office:value-type="float" office:value="2.4" calcext:value-type="float">
            <text:p>2.4</text:p>
          </table:table-cell>
          <table:table-cell table:style-name="ce27" table:formula="of:=-[.Y88]/2" office:value-type="float" office:value="-1.2" calcext:value-type="float">
            <text:p>-1.20E+00</text:p>
          </table:table-cell>
          <table:table-cell table:style-name="ce6" table:formula="of:=([.Y88]*[.S88]-[.T88])" office:value-type="float" office:value="1" calcext:value-type="float">
            <text:p>1</text:p>
          </table:table-cell>
          <table:table-cell table:style-name="ce6" table:formula="of:=[.$C$12] * ([.U88]-[.M88]) + [.S88]*([.T88] - 1/2*[.S88]*[.Y88])" office:value-type="float" office:value="-0.112" calcext:value-type="float">
            <text:p>-0.112</text:p>
          </table:table-cell>
          <table:table-cell/>
          <table:table-cell table:style-name="ce3"/>
          <table:table-cell table:style-name="ce29"/>
          <table:table-cell table:number-columns-repeated="992"/>
        </table:table-row>
        <table:table-row table:style-name="ro1">
          <table:table-cell table:number-columns-repeated="2"/>
          <table:table-cell table:style-name="ce3" table:number-columns-repeated="9"/>
          <table:table-cell table:style-name="ce12"/>
          <table:table-cell table:style-name="ce17"/>
          <table:table-cell table:number-columns-repeated="5"/>
          <table:table-cell table:style-name="ce3"/>
          <table:table-cell table:number-columns-repeated="14"/>
          <table:table-cell table:style-name="ce3"/>
          <table:table-cell table:style-name="ce29"/>
          <table:table-cell table:number-columns-repeated="988"/>
        </table:table-row>
        <table:table-row table:style-name="ro1" table:number-rows-repeated="47">
          <table:table-cell table:number-columns-repeated="2"/>
          <table:table-cell table:style-name="ce3" table:number-columns-repeated="9"/>
          <table:table-cell table:style-name="ce12"/>
          <table:table-cell table:style-name="ce17"/>
          <table:table-cell table:number-columns-repeated="20"/>
          <table:table-cell table:style-name="ce3"/>
          <table:table-cell table:style-name="ce29"/>
          <table:table-cell table:number-columns-repeated="988"/>
        </table:table-row>
        <table:table-row table:style-name="ro1" table:number-rows-repeated="1048439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8">0000-00-00</text:date>, <text:time style:data-style-name="N2" text:time-value="0000-00-00T16:19:24.94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1T21:48:21.084000000</meta:creation-date>
    <dc:date>2014-03-18T20:33:03.785000000</dc:date>
    <meta:editing-duration>PT5H51M34S</meta:editing-duration>
    <meta:editing-cycles>9</meta:editing-cycles>
    <meta:generator>LibreOffice/4.1.4.2$Windows_x86 LibreOffice_project/0a0440ccc0227ad9829de5f46be37cfb6edcf72</meta:generator>
    <meta:document-statistic meta:table-count="1" meta:cell-count="1950" meta:object-count="0"/>
  </office:meta>
</office:document-meta>
</file>